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000000190A2D0BE29.png" manifest:media-type="image/png"/>
  <manifest:file-entry manifest:full-path="Pictures/10000000000001F4000001E129C5BB32.png" manifest:media-type="image/png"/>
  <manifest:file-entry manifest:full-path="Pictures/100000010000018F000001908127FABF.png" manifest:media-type="image/png"/>
  <manifest:file-entry manifest:full-path="Pictures/1000000100000500000003B934EE96BA.png" manifest:media-type="image/png"/>
  <manifest:file-entry manifest:full-path="Pictures/100000010000027100000270C07497FA.png" manifest:media-type="image/png"/>
  <manifest:file-entry manifest:full-path="Pictures/10000001000002C0000002FAE88DD00E.png" manifest:media-type="image/png"/>
  <manifest:file-entry manifest:full-path="Pictures/10000001000001F4000001D3964AA8E9.png" manifest:media-type="image/png"/>
  <manifest:file-entry manifest:full-path="Pictures/100000010000005F0000006C6237B15D.png" manifest:media-type="image/png"/>
  <manifest:file-entry manifest:full-path="Pictures/100000010000017C00000191990929FA.png" manifest:media-type="image/png"/>
  <manifest:file-entry manifest:full-path="Pictures/10000001000002F800000363496707B0.png" manifest:media-type="image/png"/>
  <manifest:file-entry manifest:full-path="Pictures/100000010000018F00000190077BF934.png" manifest:media-type="image/png"/>
  <manifest:file-entry manifest:full-path="Pictures/10000001000007800000043825A487C1.png" manifest:media-type="image/png"/>
  <manifest:file-entry manifest:full-path="Pictures/100000010000019000000190F08F5A8F.png" manifest:media-type="image/png"/>
  <manifest:file-entry manifest:full-path="Pictures/100000010000019000000136282CD7D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pitch="variable"/>
    <style:font-face style:name="Noto Sans CJK JP3" svg:font-family="'Noto Sans CJK JP'" style:font-family-generic="roman"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Old Mincho Medium" svg:font-family="'Zen Old Mincho Medium'" style:font-pitch="variable"/>
  </office:font-face-decls>
  <office:automatic-styles>
    <style:style style:name="dp1" style:family="drawing-page"/>
    <style:style style:name="dp2" style:family="drawing-page">
      <style:drawing-page-properties draw:fill="gradient" draw:fill-gradient-name="gradient"/>
    </style:style>
    <style:style style:name="gr1" style:family="graphic">
      <style:graphic-properties style:writing-mode="lr-tb" loext:decorative="false"/>
    </style:style>
    <style:style style:name="gr2" style:family="graphic" style:parent-style-name="standard">
      <style:graphic-properties draw:fill-color="#b4c7dc" draw:textarea-horizontal-align="justify" draw:textarea-vertical-align="middle" draw:auto-grow-height="false" fo:min-height="16.81cm" fo:min-width="25.531cm" loext:decorative="false"/>
    </style:style>
    <style:style style:name="gr3" style:family="graphic" style:parent-style-name="standard">
      <style:graphic-properties draw:stroke="none" svg:stroke-color="#000000" draw:fill="none" draw:fill-color="#ffffff" draw:textarea-vertical-align="top" draw:auto-grow-height="true" draw:auto-grow-width="false" fo:min-height="11.379cm" loext:decorative="false"/>
      <style:paragraph-properties style:writing-mode="lr-tb"/>
    </style:style>
    <style:style style:name="gr4" style:family="graphic" style:parent-style-name="standard" style:list-style-name="L1">
      <style:graphic-properties draw:fill-color="#ffffff" draw:textarea-horizontal-align="justify" draw:textarea-vertical-align="middle" draw:auto-grow-height="false" fo:min-height="2.133cm" fo:min-width="5.299cm" fo:wrap-option="wrap" style:writing-mode="lr-tb" loext:decorative="false"/>
      <style:paragraph-properties style:writing-mode="lr-tb"/>
    </style:style>
    <style:style style:name="gr5" style:family="graphic" style:parent-style-name="standard">
      <style:graphic-properties draw:stroke="none" svg:stroke-color="#000000" draw:fill="none" draw:fill-color="#ffffff" draw:textarea-vertical-align="top" draw:auto-grow-height="true" draw:auto-grow-width="false" fo:min-height="9.296cm" loext:decorative="false"/>
      <style:paragraph-properties style:writing-mode="lr-tb"/>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color="#ffdbb6" draw:textarea-horizontal-align="justify" draw:textarea-vertical-align="middle" draw:auto-grow-height="false" fo:min-height="16.81cm" fo:min-width="25.531cm" draw:shadow="hidden" loext:decorative="false"/>
    </style:style>
    <style:style style:name="gr8" style:family="graphic">
      <style:graphic-properties loext:decorative="false"/>
    </style:style>
    <style:style style:name="gr9" style:family="graphic" style:parent-style-name="standard">
      <style:graphic-properties draw:stroke="none" svg:stroke-color="#000000" draw:fill="solid" draw:fill-color="#000000" draw:textarea-horizontal-align="center" draw:textarea-vertical-align="top" draw:auto-grow-height="true" draw:auto-grow-width="false" fo:min-height="7.69cm" draw:shadow="hidden" loext:decorative="false"/>
    </style:style>
    <style:style style:name="gr10" style:family="graphic" style:parent-style-name="standard" style:list-style-name="L1">
      <style:graphic-properties draw:stroke="none" draw:fill-color="#ffffff" draw:textarea-horizontal-align="justify" draw:textarea-vertical-align="middle" draw:auto-grow-height="false" fo:min-height="2.133cm" fo:min-width="5.299cm" fo:wrap-option="wrap" draw:shadow="hidden" loext:decorative="false"/>
    </style:style>
    <style:style style:name="gr11"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2"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3" style:family="graphic" style:parent-style-name="standard">
      <style:graphic-properties draw:stroke="none" svg:stroke-color="#000000" draw:fill="solid" draw:fill-color="#000000" draw:textarea-horizontal-align="center" draw:textarea-vertical-align="top" draw:auto-grow-height="true" draw:auto-grow-width="false" fo:min-height="4.901cm" draw:shadow="hidden" loext:decorative="false"/>
    </style:style>
    <style:style style:name="gr14" style:family="graphic" style:parent-style-name="standard" style:list-style-name="L1">
      <style:graphic-properties draw:stroke="none" draw:fill="none" draw:fill-color="#ffffff" loext:fill-use-slide-background="false" draw:textarea-horizontal-align="justify" draw:textarea-vertical-align="middle" draw:auto-grow-height="false" fo:min-height="2.133cm" fo:min-width="5.299cm" fo:wrap-option="wrap" draw:shadow="hidden" loext:decorative="false"/>
    </style:style>
    <style:style style:name="gr15"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6"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7"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8" style:family="graphic" style:parent-style-name="standard" style:list-style-name="L1">
      <style:graphic-properties draw:stroke="none" draw:fill-color="#ff0000" draw:textarea-vertical-align="middle" draw:auto-grow-height="false" fo:min-height="4.475cm" fo:min-width="13.707cm" fo:wrap-option="wrap" style:writing-mode="lr-tb" loext:decorative="false"/>
      <style:paragraph-properties style:writing-mode="lr-tb"/>
    </style:style>
    <style:style style:name="gr19" style:family="graphic" style:parent-style-name="standard">
      <style:graphic-properties draw:fill-color="#ffffd7" draw:textarea-horizontal-align="justify" draw:textarea-vertical-align="middle" draw:auto-grow-height="false" fo:min-height="0.776cm" fo:min-width="2.126cm" loext:decorative="false"/>
    </style:style>
    <style:style style:name="gr20" style:family="graphic" style:parent-style-name="objectwithoutfill">
      <style:graphic-properties svg:stroke-width="0.212cm" svg:stroke-color="#333333" draw:marker-start-width="0.533cm" draw:marker-end="線の終点_20_4" draw:marker-end-width="0.543cm" draw:fill="none" fo:padding-top="0.181cm" fo:padding-bottom="0.181cm" fo:padding-left="0.181cm" fo:padding-right="0.181cm" loext:decorative="false"/>
    </style:style>
    <style:style style:name="gr21" style:family="graphic" style:parent-style-name="standard">
      <style:graphic-properties draw:stroke="none" svg:stroke-color="#000000" draw:fill="none" draw:fill-color="#ffffff" draw:auto-grow-height="true" draw:auto-grow-width="false" fo:min-height="1.512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3.26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1.914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25" style:family="graphic" style:parent-style-name="standard">
      <style:graphic-properties draw:fill-color="#ffffd7" draw:textarea-horizontal-align="justify" draw:textarea-vertical-align="middle" draw:auto-grow-height="false" fo:min-height="1.022cm" fo:min-width="1.783cm" style:writing-mode="lr-tb" loext:decorative="false"/>
      <style:paragraph-properties style:writing-mode="lr-tb"/>
    </style:style>
    <style:style style:name="gr26" style:family="graphic" style:parent-style-name="standard">
      <style:graphic-properties draw:fill-color="#ffffd7" draw:textarea-horizontal-align="justify" draw:textarea-vertical-align="middle" draw:auto-grow-height="false" fo:min-height="1.336cm" fo:min-width="1.51cm" style:writing-mode="lr-tb" loext:decorative="false"/>
      <style:paragraph-properties style:writing-mode="lr-tb"/>
    </style:style>
    <style:style style:name="gr27" style:family="graphic" style:parent-style-name="standard">
      <style:graphic-properties draw:fill-color="#ffffd7" draw:textarea-horizontal-align="justify" draw:textarea-vertical-align="middle" draw:auto-grow-height="false" fo:min-height="0.81cm" fo:min-width="1.24cm" style:writing-mode="lr-tb" loext:decorative="false"/>
      <style:paragraph-properties style:writing-mode="lr-tb"/>
    </style:style>
    <style:style style:name="gr28" style:family="graphic" style:parent-style-name="standard">
      <style:graphic-properties draw:fill-color="#ffffd7" draw:textarea-horizontal-align="justify" draw:textarea-vertical-align="middle" draw:auto-grow-height="false" fo:min-height="1.022cm" fo:min-width="1.319cm" style:writing-mode="lr-tb" loext:decorative="false"/>
      <style:paragraph-properties style:writing-mode="lr-tb"/>
    </style:style>
    <style:style style:name="gr29" style:family="graphic" style:parent-style-name="standard">
      <style:graphic-properties draw:fill-color="#ffffd7" draw:textarea-horizontal-align="justify" draw:textarea-vertical-align="middle" draw:auto-grow-height="false" fo:min-height="1.128cm" fo:min-width="1.675cm" style:writing-mode="lr-tb" loext:decorative="false"/>
      <style:paragraph-properties style:writing-mode="lr-tb"/>
    </style:style>
    <style:style style:name="gr30" style:family="graphic" style:parent-style-name="standard">
      <style:graphic-properties draw:fill-color="#ffffd7" draw:textarea-horizontal-align="justify" draw:textarea-vertical-align="middle" draw:auto-grow-height="false" fo:min-height="1.128cm" fo:min-width="1.24cm" style:writing-mode="lr-tb" loext:decorative="false"/>
      <style:paragraph-properties style:writing-mode="lr-tb"/>
    </style:style>
    <style:style style:name="gr3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786cm, 0cm, 0cm)" draw:image-opacity="100%" style:mirror="none" loext:decorative="false"/>
    </style:style>
    <style:style style:name="gr32"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33" style:family="graphic" style:parent-style-name="standard">
      <style:graphic-properties draw:stroke="none" svg:stroke-color="#000000" draw:fill="solid" draw:fill-color="#ffffff" draw:opacity="85%" draw:textarea-vertical-align="middle" draw:auto-grow-height="true" draw:auto-grow-width="false" fo:min-height="6.166cm" loext:decorative="false"/>
      <style:paragraph-properties style:writing-mode="lr-tb"/>
    </style:style>
    <style:style style:name="gr34"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35" style:family="graphic" style:parent-style-name="objectwithoutfill">
      <style:graphic-properties svg:stroke-width="0.018cm" draw:marker-start-width="0.242cm" draw:marker-end-width="0.242cm" draw:fill="none" fo:padding-top="0.084cm" fo:padding-bottom="0.084cm" fo:padding-left="0.084cm" fo:padding-right="0.084cm" loext:decorative="false"/>
    </style:style>
    <style:style style:name="gr36"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37" style:family="graphic" style:parent-style-name="standard">
      <style:graphic-properties svg:stroke-width="0.018cm" draw:marker-start-width="0.232cm" draw:marker-end-width="0.232cm" draw:textarea-horizontal-align="justify" draw:textarea-vertical-align="middle" draw:auto-grow-height="false" fo:min-height="1.932cm" fo:min-width="1.977cm" fo:padding-top="0.084cm" fo:padding-bottom="0.084cm" fo:padding-left="0.084cm" fo:padding-right="0.084cm" loext:decorative="false"/>
    </style:style>
    <style:style style:name="gr38" style:family="graphic" style:parent-style-name="standard">
      <style:graphic-properties svg:stroke-width="0.018cm" draw:marker-start-width="0.232cm" draw:marker-end-width="0.232cm" draw:textarea-horizontal-align="justify" draw:textarea-vertical-align="middle" draw:auto-grow-height="false" fo:min-height="1.932cm" fo:min-width="1.976cm" fo:padding-top="0.084cm" fo:padding-bottom="0.084cm" fo:padding-left="0.084cm" fo:padding-right="0.084cm" loext:decorative="false"/>
    </style:style>
    <style:style style:name="gr39"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6cm" fo:padding-top="0.084cm" fo:padding-bottom="0.084cm" fo:padding-left="0.084cm" fo:padding-right="0.084cm" loext:decorative="false"/>
    </style:style>
    <style:style style:name="gr40" style:family="graphic" style:parent-style-name="standard">
      <style:graphic-properties draw:stroke="none" draw:fill="none" loext:fill-use-slide-background="false" draw:textarea-horizontal-align="justify" draw:textarea-vertical-align="middle" draw:auto-grow-height="false" fo:min-height="10.557cm" fo:min-width="21.75cm" loext:decorative="false"/>
    </style:style>
    <style:style style:name="gr41" style:family="graphic" style:parent-style-name="standard">
      <style:graphic-properties draw:opacity="62%" draw:textarea-horizontal-align="justify" draw:textarea-vertical-align="middle" draw:auto-grow-height="false" fo:min-height="10.513cm" fo:min-width="17.908cm" loext:decorative="false"/>
    </style:style>
    <style:style style:name="gr42" style:family="graphic" style:parent-style-name="standard">
      <style:graphic-properties draw:stroke="solid" svg:stroke-color="#3465a4" draw:fill-color="#ffffff" draw:textarea-horizontal-align="justify" draw:textarea-vertical-align="middle" draw:auto-grow-height="false" fo:min-height="2.2cm" fo:min-width="1.377cm" loext:decorative="false"/>
    </style:style>
    <style:style style:name="gr43" style:family="graphic" style:parent-style-name="standard">
      <style:graphic-properties draw:stroke="none" draw:fill-color="#ffffff" draw:textarea-horizontal-align="justify" draw:textarea-vertical-align="middle" draw:auto-grow-height="false" fo:min-height="0.538cm" fo:min-width="2.315cm" loext:decorative="false"/>
    </style:style>
    <style:style style:name="gr44" style:family="graphic" style:parent-style-name="objectwithoutfill">
      <style:graphic-properties draw:fill="solid" draw:fill-color="#ffffff" loext:decorative="false"/>
    </style:style>
    <style:style style:name="gr45"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3.354cm" fo:min-width="4.482cm" loext:decorative="false"/>
    </style:style>
    <style:style style:name="gr4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90%" style:mirror="none" loext:decorative="false"/>
    </style:style>
    <style:style style:name="gr4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75%" style:mirror="none" loext:decorative="false"/>
    </style:style>
    <style:style style:name="gr48" style:family="graphic" style:parent-style-name="塗りつぶしなし線なしオブジェクト">
      <style:graphic-properties draw:stroke="none" draw:fill="none" draw:opacity="100%" draw:textarea-horizontal-align="center" draw:textarea-vertical-align="middle" draw:color-mode="standard" draw:luminance="0%" draw:contrast="0%" draw:gamma="100%" draw:red="0%" draw:green="0%" draw:blue="0%" fo:clip="rect(0cm, 0cm, 0cm, 0cm)" draw:image-opacity="50%" style:mirror="none" loext:decorative="false"/>
    </style:style>
    <style:style style:name="gr49"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4.034cm, 2.207cm, 4.335cm, 1.996cm)" draw:image-opacity="100%" style:mirror="none" loext:decorative="false"/>
    </style:style>
    <style:style style:name="gr50"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1.908cm" fo:min-width="1.845cm" fo:padding-top="0.178cm" fo:padding-bottom="0.178cm" fo:padding-left="0.303cm" fo:padding-right="0.303cm" loext:decorative="false"/>
    </style:style>
    <style:style style:name="gr51"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2.728cm" fo:min-width="3.147cm" fo:padding-top="0.178cm" fo:padding-bottom="0.178cm" fo:padding-left="0.303cm" fo:padding-right="0.303cm" loext:decorative="false"/>
    </style:style>
    <style:style style:name="gr52"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88cm" fo:min-width="1.274cm" loext:decorative="false"/>
    </style:style>
    <style:style style:name="gr53"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346cm" fo:min-width="1.475cm" loext:decorative="false"/>
    </style:style>
    <style:style style:name="gr54" style:family="graphic" style:parent-style-name="standard">
      <style:graphic-properties draw:stroke="none" draw:fill-color="#ffd8ce" draw:textarea-horizontal-align="justify" draw:textarea-vertical-align="middle" draw:auto-grow-height="false" fo:min-height="2.572cm" fo:min-width="6.304cm" style:writing-mode="lr-tb" loext:decorative="false"/>
      <style:paragraph-properties style:writing-mode="lr-tb"/>
    </style:style>
    <style:style style:name="gr5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6"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6cm" fo:padding-top="0.084cm" fo:padding-bottom="0.084cm" fo:padding-left="0.084cm" fo:padding-right="0.084cm" loext:decorative="false"/>
    </style:style>
    <style:style style:name="gr57" style:family="graphic" style:parent-style-name="objectwithoutfill">
      <style:graphic-properties svg:stroke-width="0.018cm" svg:stroke-color="#611729" draw:marker-start-width="0.242cm" draw:marker-end-width="0.242cm" draw:fill="solid" draw:fill-color="#ff5429" fo:padding-top="0.084cm" fo:padding-bottom="0.084cm" fo:padding-left="0.084cm" fo:padding-right="0.084cm" loext:decorative="false"/>
    </style:style>
    <style:style style:name="gr58"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7cm" fo:padding-top="0.084cm" fo:padding-bottom="0.084cm" fo:padding-left="0.084cm" fo:padding-right="0.084cm" loext:decorative="false"/>
    </style:style>
    <style:style style:name="gr59"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60" style:family="graphic" style:parent-style-name="standard">
      <style:graphic-properties svg:stroke-width="0.018cm" draw:marker-start-width="0.232cm" draw:marker-end-width="0.232cm" draw:textarea-horizontal-align="justify" draw:textarea-vertical-align="middle" draw:auto-grow-height="false" fo:min-height="0.532cm" fo:min-width="0.547cm" fo:padding-top="0.084cm" fo:padding-bottom="0.084cm" fo:padding-left="0.084cm" fo:padding-right="0.084cm" loext:decorative="false"/>
    </style:style>
    <style:style style:name="gr61" style:family="graphic" style:parent-style-name="standard">
      <style:graphic-properties svg:stroke-width="0.018cm" draw:marker-start-width="0.232cm" draw:marker-end-width="0.232cm" draw:textarea-horizontal-align="justify" draw:textarea-vertical-align="middle" draw:auto-grow-height="false" fo:min-height="0.532cm" fo:min-width="0.546cm" fo:padding-top="0.084cm" fo:padding-bottom="0.084cm" fo:padding-left="0.084cm" fo:padding-right="0.084cm" loext:decorative="false"/>
    </style:style>
    <style:style style:name="gr62"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63"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64" style:family="graphic" style:parent-style-name="standard">
      <style:graphic-properties draw:fill-color="#ffffff" draw:opacity="82%" draw:textarea-vertical-align="middle" fo:min-height="3.633cm" loext:decorative="false"/>
      <style:paragraph-properties style:writing-mode="lr-tb"/>
    </style:style>
    <style:style style:name="gr65"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66" style:family="graphic" style:parent-style-name="standard">
      <style:graphic-properties draw:fill-color="#ffffd7" draw:opacity="86%" draw:textarea-horizontal-align="justify" draw:textarea-vertical-align="middle" draw:auto-grow-height="false" fo:min-height="1.06cm" fo:min-width="17.336cm" style:writing-mode="lr-tb" loext:decorative="false"/>
      <style:paragraph-properties style:writing-mode="lr-tb"/>
    </style:style>
    <style:style style:name="gr67"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68"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69" style:family="graphic" style:parent-style-name="standard">
      <style:graphic-properties draw:fill-color="#ffffff" draw:opacity="82%" fo:min-height="13.197cm" loext:decorative="false"/>
      <style:paragraph-properties style:writing-mode="lr-tb"/>
    </style:style>
    <style:style style:name="gr7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989cm, 6.803cm, 9.069cm)" draw:image-opacity="100%" style:mirror="none" loext:decorative="false"/>
    </style:style>
    <style:style style:name="gr71" style:family="graphic" style:parent-style-name="objectwithoutfill">
      <style:graphic-properties svg:stroke-width="0.159cm" draw:marker-start-width="0.453cm" draw:marker-end="線の終点_20_5" draw:marker-end-width="0.463cm" draw:fill="none" fo:padding-top="0.154cm" fo:padding-bottom="0.154cm" fo:padding-left="0.154cm" fo:padding-right="0.154cm" loext:decorative="false"/>
    </style:style>
    <style:style style:name="gr72" style:family="graphic" style:parent-style-name="standard">
      <style:graphic-properties draw:stroke="none" svg:stroke-color="#000000" draw:fill="none" draw:fill-color="#ffffff" draw:auto-grow-height="true" draw:auto-grow-width="false" fo:min-height="1.619cm" loext:decorative="false"/>
      <style:paragraph-properties style:writing-mode="lr-tb"/>
    </style:style>
    <style:style style:name="gr73" style:family="graphic" style:parent-style-name="objectwithoutfill">
      <style:graphic-properties svg:stroke-color="#ffffff" draw:marker-end="線の終点_20_6" draw:marker-end-width="0.3cm" draw:fill="none" loext:decorative="false"/>
    </style:style>
    <style:style style:name="gr74" style:family="graphic" style:parent-style-name="objectwithoutfill">
      <style:graphic-properties svg:stroke-width="0.053cm" svg:stroke-color="#ffffff" draw:marker-start-width="0.28cm" draw:marker-end-width="0.28cm" draw:fill="none" fo:padding-top="0.152cm" fo:padding-bottom="0.152cm" fo:padding-left="0.277cm" fo:padding-right="0.277cm" loext:decorative="false"/>
    </style:style>
    <style:style style:name="gr75" style:family="graphic" style:parent-style-name="objectwithoutfill">
      <style:graphic-properties svg:stroke-width="0.053cm" svg:stroke-color="#ffffff" draw:marker-start-width="0.28cm" draw:marker-end-width="0.28cm" draw:fill="none" draw:textarea-vertical-align="middle" fo:padding-top="0.152cm" fo:padding-bottom="0.152cm" fo:padding-left="0.277cm" fo:padding-right="0.277cm" loext:decorative="false"/>
    </style:style>
    <style:style style:name="gr76" style:family="graphic" style:parent-style-name="objectwithoutfill">
      <style:graphic-properties draw:stroke="none" svg:stroke-width="0.106cm" draw:marker-start-width="0.359cm" draw:marker-end-width="0.359cm" draw:fill="gradient" draw:fill-gradient-name="Gradient_20_41" draw:opacity="82%" draw:textarea-vertical-align="middle" fo:padding-top="0.178cm" fo:padding-bottom="0.178cm" fo:padding-left="0.303cm" fo:padding-right="0.303cm" loext:decorative="false"/>
    </style:style>
    <style:style style:name="gr77" style:family="graphic" style:parent-style-name="objectwithoutfill">
      <style:graphic-properties svg:stroke-width="0.035cm" svg:stroke-color="#5983b0" draw:marker-start-width="0.252cm" draw:marker-end="線の終点_20_7" draw:marker-end-width="0.352cm" draw:fill="none" draw:textarea-vertical-align="middle" fo:padding-top="0.142cm" fo:padding-bottom="0.142cm" fo:padding-left="0.267cm" fo:padding-right="0.267cm" loext:decorative="false"/>
    </style:style>
    <style:style style:name="gr78" style:family="graphic" style:parent-style-name="standard">
      <style:graphic-properties draw:stroke="none" svg:stroke-color="#000000" draw:fill="none" draw:fill-color="#ffffff" draw:textarea-vertical-align="middle" draw:auto-grow-height="true" draw:auto-grow-width="false" fo:min-height="1.907cm" loext:decorative="false"/>
      <style:paragraph-properties style:writing-mode="lr-tb"/>
    </style:style>
    <style:style style:name="gr79" style:family="graphic" style:parent-style-name="standard">
      <style:graphic-properties draw:stroke="none" svg:stroke-color="#000000" draw:fill="none" draw:fill-color="#ffffff" draw:textarea-vertical-align="middle" draw:auto-grow-height="true" draw:auto-grow-width="false" fo:min-height="1.588cm" loext:decorative="false"/>
      <style:paragraph-properties style:writing-mode="lr-tb"/>
    </style:style>
    <style:style style:name="gr80" style:family="graphic" style:parent-style-name="objectwithoutfill">
      <style:graphic-properties svg:stroke-width="0.106cm" svg:stroke-color="#800080" draw:marker-start-width="0.359cm" draw:marker-end-width="0.359cm" svg:stroke-opacity="70%" draw:fill="none" draw:textarea-vertical-align="middle" fo:padding-top="0.178cm" fo:padding-bottom="0.178cm" fo:padding-left="0.303cm" fo:padding-right="0.303cm" loext:decorative="false"/>
    </style:style>
    <style:style style:name="gr81" style:family="graphic" style:parent-style-name="standard">
      <style:graphic-properties draw:textarea-horizontal-align="justify" draw:textarea-vertical-align="middle" draw:auto-grow-height="false" fo:min-height="0.838cm" fo:min-width="0cm" loext:decorative="false"/>
    </style:style>
    <style:style style:name="P1" style:family="paragraph">
      <loext:graphic-properties draw:fill-color="#b4c7dc"/>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Zen Maru Gothic" fo:font-size="36pt" style:font-name-asian="Zen Maru Gothic" style:font-size-asian="36pt" style:font-size-complex="36pt"/>
    </style:style>
    <style:style style:name="P4" style:family="paragraph">
      <style:paragraph-properties fo:margin-left="0cm" fo:margin-right="0cm" fo:margin-top="0cm" fo:margin-bottom="0cm" fo:line-height="100%" fo:text-align="center" fo:text-indent="0cm"/>
      <style:text-properties fo:font-size="24pt" style:font-size-asian="24pt" style:font-size-complex="24pt"/>
    </style:style>
    <style:style style:name="P5" style:family="paragraph">
      <loext:graphic-properties draw:fill-color="#ffffff"/>
      <style:paragraph-properties fo:margin-left="0cm" fo:margin-right="0cm" fo:margin-top="0cm" fo:margin-bottom="0cm" fo:line-height="100%" fo:text-align="center" fo:text-indent="0cm" style:writing-mode="lr-tb"/>
      <style:text-properties fo:font-size="24pt" style:font-size-asian="24pt" style:font-size-complex="24pt"/>
    </style:style>
    <style:style style:name="P6" style:family="paragraph">
      <loext:graphic-properties draw:fill="none"/>
      <style:paragraph-properties fo:text-align="center"/>
    </style:style>
    <style:style style:name="P7" style:family="paragraph">
      <loext:graphic-properties draw:fill-color="#ffdbb6"/>
      <style:paragraph-properties fo:text-align="center"/>
    </style:style>
    <style:style style:name="P8" style:family="paragraph">
      <loext:graphic-properties draw:fill="solid" draw:fill-color="#000000"/>
      <style:paragraph-properties fo:text-align="center"/>
      <style:text-properties style:font-name="Rounded Mplus 1c Medium" fo:font-size="156pt" style:font-name-asian="Rounded Mplus 1c Medium" style:font-size-asian="156pt" style:font-size-complex="156pt"/>
    </style:style>
    <style:style style:name="P9" style:family="paragraph">
      <loext:graphic-properties draw:fill-color="#ffffff"/>
      <style:paragraph-properties fo:margin-left="0cm" fo:margin-right="0cm" fo:margin-top="0cm" fo:margin-bottom="0cm" fo:line-height="100%" fo:text-align="center" fo:text-indent="0cm"/>
      <style:text-properties fo:font-size="24pt" style:font-size-asian="24pt" style:font-size-complex="24pt"/>
    </style:style>
    <style:style style:name="P10" style:family="paragraph">
      <loext:graphic-properties draw:fill="solid" draw:fill-color="#000000"/>
      <style:paragraph-properties fo:margin-left="0cm" fo:margin-right="0cm" fo:margin-top="0cm" fo:margin-bottom="0cm" fo:line-height="100%" fo:text-align="center" fo:text-indent="0cm"/>
      <style:text-properties fo:font-size="24pt" style:font-size-asian="24pt" style:font-size-complex="24pt"/>
    </style:style>
    <style:style style:name="P11" style:family="paragraph">
      <loext:graphic-properties draw:fill="solid" draw:fill-color="#000000"/>
      <style:paragraph-properties fo:text-align="center"/>
      <style:text-properties style:font-name="Zen Maru Gothic" fo:font-size="96pt" style:font-name-asian="Zen Maru Gothic" style:font-size-asian="96pt" style:font-size-complex="96pt"/>
    </style:style>
    <style:style style:name="P1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3" style:family="paragraph">
      <loext:graphic-properties draw:fill="solid"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4" style:family="paragraph">
      <style:paragraph-properties fo:margin-left="0cm" fo:margin-right="0cm" fo:margin-top="0cm" fo:margin-bottom="0cm" fo:line-height="100%" fo:text-align="center" fo:text-indent="0cm"/>
      <style:text-properties fo:color="#ffff00" loext:opacity="100%" fo:font-size="8.39999961853027pt" style:font-size-asian="8pt" style:font-size-complex="8pt"/>
    </style:style>
    <style:style style:name="P15" style:family="paragraph">
      <loext:graphic-properties draw:fill-color="#ff0000"/>
      <style:paragraph-properties fo:margin-left="0cm" fo:margin-right="0cm" fo:margin-top="0cm" fo:margin-bottom="0cm" fo:line-height="100%" fo:text-align="center" fo:text-indent="0cm" style:writing-mode="lr-tb"/>
      <style:text-properties fo:color="#ffff00" loext:opacity="100%" fo:font-size="8.39999961853027pt" style:font-size-asian="8pt" style:font-size-complex="8pt"/>
    </style:style>
    <style:style style:name="P16" style:family="paragraph">
      <loext:graphic-properties draw:fill-color="#ffffd7"/>
      <style:paragraph-properties fo:text-align="center"/>
    </style:style>
    <style:style style:name="P17" style:family="paragraph">
      <loext:graphic-properties draw:fill="none" draw:fill-color="#ffffff"/>
      <style:text-properties style:font-size-asian="18.8999996185303pt"/>
    </style:style>
    <style:style style:name="P18" style:family="paragraph">
      <loext:graphic-properties draw:fill="none" draw:fill-color="#ffffff"/>
      <style:text-properties fo:color="#808080" loext:opacity="100%" style:font-name="Noto Sans Osmanya" fo:font-size="32pt" style:font-name-asian="Noto Sans Osmanya" style:font-size-asian="32pt" style:font-size-complex="32pt"/>
    </style:style>
    <style:style style:name="P19" style:family="paragraph">
      <loext:graphic-properties draw:fill="none" draw:fill-color="#ffffff"/>
      <style:text-properties fo:color="#808080" loext:opacity="100%" style:font-name="Noto Sans Osmanya" fo:font-size="18pt" style:font-name-asian="Noto Sans Osmanya" style:font-size-asian="18pt" style:font-size-complex="18pt"/>
    </style:style>
    <style:style style:name="P20" style:family="paragraph">
      <loext:graphic-properties draw:fill="none" draw:fill-color="#ffffff"/>
      <style:text-properties fo:color="#666666" loext:opacity="100%" style:font-name="Noto Sans CJK JP" fo:font-size="9pt" style:font-name-asian="Noto Sans CJK JP" style:font-size-asian="9.39999961853027pt" style:font-size-complex="9pt"/>
    </style:style>
    <style:style style:name="P21" style:family="paragraph">
      <style:paragraph-properties fo:text-align="center"/>
      <style:text-properties fo:color="#000000" loext:opacity="100%" style:font-name="Noto Sans CJK JP" fo:font-size="14pt" style:font-name-asian="Noto Sans CJK JP" style:font-size-asian="14.6999998092651pt" style:font-size-complex="14pt"/>
    </style:style>
    <style:style style:name="P22" style:family="paragraph">
      <loext:graphic-properties draw:fill-color="#ffffd7"/>
      <style:paragraph-properties fo:text-align="center" style:writing-mode="lr-tb"/>
      <style:text-properties fo:color="#000000" loext:opacity="100%" style:font-name="Noto Sans CJK JP" fo:font-size="14pt" style:font-name-asian="Noto Sans CJK JP" style:font-size-asian="14.6999998092651pt" style:font-size-complex="14pt"/>
    </style:style>
    <style:style style:name="P23" style:family="paragraph">
      <style:paragraph-properties fo:text-align="center"/>
      <style:text-properties fo:color="#000000" loext:opacity="100%" style:font-name="Noto Sans CJK JP" fo:font-size="18pt" style:font-name-asian="Noto Sans CJK JP" style:font-size-asian="18.8999996185303pt" style:font-size-complex="18pt"/>
    </style:style>
    <style:style style:name="P24" style:family="paragraph">
      <loext:graphic-properties draw:fill-color="#ffffd7"/>
      <style:paragraph-properties fo:text-align="center" style:writing-mode="lr-tb"/>
      <style:text-properties fo:color="#000000" loext:opacity="100%" style:font-name="Noto Sans CJK JP" fo:font-size="18pt" style:font-name-asian="Noto Sans CJK JP" style:font-size-asian="18.8999996185303pt" style:font-size-complex="18pt"/>
    </style:style>
    <style:style style:name="P25" style:family="paragraph">
      <style:paragraph-properties fo:text-align="end"/>
    </style:style>
    <style:style style:name="P26" style:family="paragraph">
      <loext:graphic-properties draw:fill="none" draw:fill-color="#ffffff"/>
      <style:text-properties fo:color="#808080" loext:opacity="100%" fo:font-size="12pt" style:font-size-asian="12pt" style:font-size-complex="12pt"/>
    </style:style>
    <style:style style:name="P27" style:family="paragraph">
      <loext:graphic-properties draw:fill="solid" draw:fill-color="#ffffff" draw:opacity="85%"/>
      <style:text-properties fo:color="#333333" loext:opacity="100%" style:font-name="Zen Old Mincho Medium" fo:font-size="28pt" style:font-name-asian="Zen Old Mincho Medium" style:font-size-asian="28pt" style:font-size-complex="28pt"/>
    </style:style>
    <style:style style:name="P28" style:family="paragraph">
      <loext:graphic-properties draw:fill-color="#009eda"/>
      <style:paragraph-properties fo:text-align="center"/>
    </style:style>
    <style:style style:name="P29" style:family="paragraph">
      <loext:graphic-properties draw:fill="solid" draw:fill-color="#009eda"/>
      <style:paragraph-properties fo:text-align="center"/>
    </style:style>
    <style:style style:name="P30" style:family="paragraph">
      <loext:graphic-properties draw:opacity="62%"/>
      <style:paragraph-properties fo:text-align="center"/>
    </style:style>
    <style:style style:name="P31" style:family="paragraph">
      <loext:graphic-properties draw:fill-color="#ffffff"/>
      <style:paragraph-properties fo:text-align="center"/>
    </style:style>
    <style:style style:name="P32" style:family="paragraph">
      <loext:graphic-properties draw:fill="solid" draw:fill-color="#ffffff"/>
      <style:paragraph-properties fo:text-align="center"/>
    </style:style>
    <style:style style:name="P33" style:family="paragraph">
      <loext:graphic-properties draw:fill="gradient" draw:fill-gradient-name="Gradient_20_21" draw:opacity="100%" draw:opacity-name="Transparency_20_14"/>
      <style:paragraph-properties fo:text-align="center"/>
    </style:style>
    <style:style style:name="P34" style:family="paragraph">
      <loext:graphic-properties draw:fill="none" draw:opacity="100%"/>
      <style:paragraph-properties fo:text-align="center"/>
    </style:style>
    <style:style style:name="P35" style:family="paragraph">
      <loext:graphic-properties draw:fill="none" draw:opacity="100%" draw:opacity-name="Transparency_20_14"/>
      <style:paragraph-properties fo:text-align="center"/>
    </style:style>
    <style:style style:name="P36" style:family="paragraph">
      <style:paragraph-properties fo:text-align="center"/>
      <style:text-properties style:font-name="Zen Maru Gothic" fo:font-size="29.3999996185303pt" style:font-size-asian="28pt" style:font-size-complex="28pt"/>
    </style:style>
    <style:style style:name="P37" style:family="paragraph">
      <loext:graphic-properties draw:fill-color="#ffd8ce"/>
      <style:paragraph-properties fo:text-align="center" style:writing-mode="lr-tb"/>
      <style:text-properties style:font-name="Zen Maru Gothic" fo:font-size="29.3999996185303pt" style:font-size-asian="28pt" style:font-size-complex="28pt"/>
    </style:style>
    <style:style style:name="P38" style:family="paragraph">
      <loext:graphic-properties draw:fill="solid" draw:fill-color="#ff5429"/>
      <style:paragraph-properties fo:text-align="center"/>
    </style:style>
    <style:style style:name="P39" style:family="paragraph">
      <style:paragraph-properties fo:margin-left="0.3cm" fo:margin-right="0.3cm" fo:text-align="center" fo:text-indent="0cm"/>
    </style:style>
    <style:style style:name="P40" style:family="paragraph">
      <loext:graphic-properties draw:fill-color="#ffffff" draw:opacity="82%"/>
      <style:paragraph-properties fo:margin-left="0.3cm" fo:margin-right="0.3cm" fo:text-align="center" fo:text-indent="0cm"/>
      <style:text-properties fo:font-size="36pt" style:font-size-asian="37.7999992370606pt" style:font-size-complex="36pt"/>
    </style:style>
    <style:style style:name="P41" style:family="paragraph">
      <style:paragraph-properties fo:text-align="center"/>
      <style:text-properties style:font-name="Noto Serif Bold" style:font-name-asian="Noto Serif Bold" style:font-size-asian="18.8999996185303pt"/>
    </style:style>
    <style:style style:name="P42" style:family="paragraph">
      <loext:graphic-properties draw:fill-color="#ffffd7" draw:opacity="86%"/>
      <style:paragraph-properties fo:text-align="center" style:writing-mode="lr-tb"/>
      <style:text-properties style:font-name="Noto Serif Bold" style:font-name-asian="Noto Serif Bold" style:font-size-asian="18.8999996185303pt"/>
    </style:style>
    <style:style style:name="P43" style:family="paragraph">
      <style:paragraph-properties fo:margin-left="0cm" fo:margin-right="0cm" fo:margin-top="0cm" fo:margin-bottom="0cm" fo:line-height="100%" fo:text-align="center" fo:text-indent="0cm"/>
      <style:text-properties style:font-name="Noto Serif Bold" fo:font-size="18pt" style:font-name-asian="Noto Serif Bold" style:font-size-asian="18.8999996185303pt" style:font-size-complex="18pt"/>
    </style:style>
    <style:style style:name="P44" style:family="paragraph">
      <loext:graphic-properties draw:fill-color="#ffffff"/>
      <style:paragraph-properties fo:margin-left="0cm" fo:margin-right="0cm" fo:margin-top="0cm" fo:margin-bottom="0cm" fo:line-height="100%" fo:text-align="center" fo:text-indent="0cm" style:writing-mode="lr-tb"/>
      <style:text-properties style:font-name="Noto Serif Bold" fo:font-size="18pt" style:font-name-asian="Noto Serif Bold" style:font-size-asian="18.8999996185303pt" style:font-size-complex="18pt"/>
    </style:style>
    <style:style style:name="P45" style:family="paragraph">
      <style:paragraph-properties fo:margin-left="0.3cm" fo:margin-right="0.3cm" fo:text-align="start" fo:text-indent="0cm"/>
    </style:style>
    <style:style style:name="P46" style:family="paragraph">
      <style:paragraph-properties fo:margin-left="0.3cm" fo:margin-right="0.3cm" fo:text-indent="0cm"/>
    </style:style>
    <style:style style:name="P47" style:family="paragraph">
      <style:paragraph-properties fo:margin-left="0.3cm" fo:margin-right="0.3cm" fo:text-align="end" fo:text-indent="0cm"/>
    </style:style>
    <style:style style:name="P48" style:family="paragraph">
      <loext:graphic-properties draw:fill-color="#ffffff" draw:opacity="82%"/>
      <style:paragraph-properties fo:margin-left="0.3cm" fo:margin-right="0.3cm" fo:text-align="start" fo:text-indent="0cm"/>
      <style:text-properties fo:font-size="20pt" style:font-size-asian="21pt" style:font-size-complex="20pt"/>
    </style:style>
    <style:style style:name="P49" style:family="paragraph">
      <loext:graphic-properties draw:fill="none" draw:fill-color="#ffffff"/>
      <style:text-properties style:font-name="DejaVu Serif" fo:font-size="18.8999996185303pt"/>
    </style:style>
    <style:style style:name="P50" style:family="paragraph">
      <loext:graphic-properties draw:fill="gradient" draw:fill-gradient-name="Gradient_20_41" draw:opacity="82%"/>
      <style:paragraph-properties fo:text-align="center"/>
    </style:style>
    <style:style style:name="P51" style:family="paragraph">
      <style:paragraph-properties fo:text-align="start"/>
    </style:style>
    <style:style style:name="P52" style:family="paragraph">
      <loext:graphic-properties draw:fill="none" draw:fill-color="#ffffff"/>
      <style:paragraph-properties fo:text-align="start"/>
      <style:text-properties fo:color="#333333" loext:opacity="100%" style:font-name="Zen Kaku Gothic Antique" fo:font-size="24pt" style:font-name-asian="Zen Kaku Gothic Antique" style:font-size-asian="25.2000007629395pt" style:font-size-complex="24pt"/>
    </style:style>
    <style:style style:name="P53" style:family="paragraph">
      <loext:graphic-properties draw:fill="none" draw:fill-color="#ffffff"/>
      <style:paragraph-properties fo:text-align="center"/>
      <style:text-properties fo:color="#333333" loext:opacity="100%" style:font-name="Zen Kaku Gothic Antique" fo:font-size="16pt" style:font-name-asian="Zen Kaku Gothic Antique" style:font-size-asian="18pt" style:font-size-complex="16pt"/>
    </style:style>
    <style:style style:name="P54" style:family="paragraph">
      <loext:graphic-properties draw:fill="none" draw:fill-color="#ffffff"/>
      <style:paragraph-properties fo:text-align="center"/>
      <style:text-properties fo:color="#333333" loext:opacity="100%" style:font-name="Zen Maru Gothic" fo:font-size="24pt" style:font-name-asian="Zen Maru Gothic" style:font-size-asian="25.1000003814697pt" style:font-size-complex="24pt"/>
    </style:style>
    <style:style style:name="T1" style:family="text">
      <style:text-properties style:font-name="Rounded Mplus 1c Medium" fo:font-size="201.899993896484pt" style:font-name-asian="Rounded Mplus 1c Medium" style:font-size-asian="201.899993896484pt" style:font-size-complex="201.899993896484pt"/>
    </style:style>
    <style:style style:name="T2" style:family="text">
      <style:text-properties style:font-name="Zen Maru Gothic" fo:font-size="48pt" style:font-name-asian="Zen Maru Gothic" style:font-size-asian="48pt" style:font-size-complex="48pt"/>
    </style:style>
    <style:style style:name="T3" style:family="text">
      <style:text-properties style:font-name="URW Gothic" fo:font-size="125.300003051758pt" style:font-name-asian="URW Gothic" style:font-size-asian="125.300003051758pt" style:font-size-complex="125.300003051758pt"/>
    </style:style>
    <style:style style:name="T4" style:family="text">
      <style:text-properties fo:color="#ffff00" loext:opacity="100%" fo:font-size="32pt" style:font-size-asian="32pt" style:font-size-complex="32pt"/>
    </style:style>
    <style:style style:name="T5" style:family="text">
      <style:text-properties fo:font-size="28pt" style:font-size-asian="28pt" style:font-size-complex="28pt"/>
    </style:style>
    <style:style style:name="T6" style:family="text">
      <style:text-properties fo:color="#808080" loext:opacity="100%" style:font-name="Noto Sans Osmanya" fo:font-size="32pt" style:font-name-asian="Noto Sans Osmanya" style:font-size-asian="32pt" style:font-size-complex="32pt"/>
    </style:style>
    <style:style style:name="T7" style:family="text">
      <style:text-properties fo:color="#808080" loext:opacity="100%" style:font-name="Noto Sans Osmanya" fo:font-size="18pt" style:font-name-asian="Noto Sans Osmanya" style:font-size-asian="18pt" style:font-size-complex="18pt"/>
    </style:style>
    <style:style style:name="T8" style:family="text">
      <style:text-properties fo:color="#666666" loext:opacity="100%" style:font-name="Noto Sans CJK JP" fo:font-size="9pt" style:font-name-asian="Noto Sans CJK JP" style:font-size-asian="9pt" style:font-size-complex="9pt"/>
    </style:style>
    <style:style style:name="T9" style:family="text">
      <style:text-properties fo:color="#000000" loext:opacity="100%" style:font-name="Noto Sans CJK JP" fo:font-size="11pt" style:font-name-asian="Noto Sans CJK JP" style:font-size-asian="11pt" style:font-size-complex="11pt"/>
    </style:style>
    <style:style style:name="T10" style:family="text">
      <style:text-properties fo:color="#000000" loext:opacity="100%" style:font-name="Noto Sans CJK JP" fo:font-size="14pt" style:font-name-asian="Noto Sans CJK JP" style:font-size-asian="14pt" style:font-size-complex="14pt"/>
    </style:style>
    <style:style style:name="T11" style:family="text">
      <style:text-properties fo:color="#808080" loext:opacity="100%" fo:font-size="12pt" style:font-size-asian="12pt" style:font-size-complex="12pt"/>
    </style:style>
    <style:style style:name="T12" style:family="text">
      <style:text-properties fo:color="#333333" loext:opacity="100%" style:font-name="Zen Old Mincho Medium" fo:font-size="28pt" style:font-name-asian="Zen Old Mincho Medium" style:font-size-asian="28pt" style:font-size-complex="28pt"/>
    </style:style>
    <style:style style:name="T13" style:family="text">
      <style:text-properties fo:color="#333333" loext:opacity="100%" style:font-name="Zen Old Mincho Medium" fo:font-size="16pt" style:font-name-asian="Zen Old Mincho Medium" style:font-size-asian="16pt" style:font-size-complex="16pt"/>
    </style:style>
    <style:style style:name="T14" style:family="text">
      <style:text-properties fo:color="#333333" loext:opacity="100%" style:font-name="Zen Old Mincho Medium" fo:font-size="21pt" style:font-name-asian="Zen Old Mincho Medium" style:font-size-asian="21pt" style:font-size-complex="21pt"/>
    </style:style>
    <style:style style:name="T15" style:family="text">
      <style:text-properties style:font-name="Zen Maru Gothic" fo:font-size="28pt" style:font-size-asian="28pt" style:font-size-complex="28pt"/>
    </style:style>
    <style:style style:name="T16" style:family="text">
      <style:text-properties fo:color="#1c1c1c" loext:opacity="100%" fo:font-size="36pt" style:font-size-asian="36pt" style:font-size-complex="36pt"/>
    </style:style>
    <style:style style:name="T17" style:family="text">
      <style:text-properties style:font-name="Noto Serif Bold" style:font-name-asian="Noto Serif Bold" style:font-size-asian="18.8999996185303pt"/>
    </style:style>
    <style:style style:name="T18" style:family="text">
      <style:text-properties style:font-name="Noto Serif Bold" fo:font-size="18pt" style:font-name-asian="Noto Serif Bold" style:font-size-asian="18pt" style:font-size-complex="18pt"/>
    </style:style>
    <style:style style:name="T19" style:family="text">
      <style:text-properties fo:font-size="22pt" style:font-size-asian="22pt" style:font-size-complex="22pt"/>
    </style:style>
    <style:style style:name="T20" style:family="text">
      <style:text-properties fo:color="#f10d0c" loext:opacity="100%" fo:font-size="22pt" style:font-size-asian="22pt" style:font-size-complex="22pt"/>
    </style:style>
    <style:style style:name="T21" style:family="text">
      <style:text-properties fo:font-size="24pt" style:font-size-asian="24pt" style:font-size-complex="24pt"/>
    </style:style>
    <style:style style:name="T22" style:family="text">
      <style:text-properties fo:color="#009eda"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23" style:family="text">
      <style:text-properties fo:color="#1c1c1c"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24" style:family="text">
      <style:text-properties fo:color="#1c1c1c" loext:opacity="100%" fo:font-size="20pt" style:font-size-asian="20pt" style:font-size-complex="20pt"/>
    </style:style>
    <style:style style:name="T25" style:family="text">
      <style:text-properties style:font-name="DejaVu Serif" fo:font-size="18.8999996185303pt"/>
    </style:style>
    <style:style style:name="T26" style:family="text">
      <style:text-properties fo:color="#333333" loext:opacity="100%" style:font-name="Zen Kaku Gothic Antique" fo:font-size="16pt" style:font-name-asian="Zen Kaku Gothic Antique" style:font-size-asian="16pt" style:font-size-complex="16pt"/>
    </style:style>
    <style:style style:name="T27" style:family="text">
      <style:text-properties fo:color="#333333" loext:opacity="100%" style:font-name="Zen Maru Gothic" fo:font-size="24pt" style:font-name-asian="Zen Maru Gothic"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g draw:style-name="gr1">
          <draw:custom-shape draw:style-name="gr2" draw:text-style-name="P1" draw:layer="layout" svg:width="27.819cm" svg:height="18.848cm" svg:x="1.13cm" svg:y="3.201cm">
            <text:p/>
            <draw:enhanced-geometry svg:viewBox="0 0 21600 21600" draw:path-stretchpoint-x="10800" draw:path-stretchpoint-y="10800" draw:text-areas="?f3 ?f4 ?f5 ?f6" draw:type="round-rectangle" draw:modifiers="3497.922121330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9.913cm" svg:height="11.629cm" svg:x="5.284cm" svg:y="10.311cm">
            <draw:text-box>
              <text:p text:style-name="P2"><text:span text:style-name="T1">社会</text:span></text:p>
            </draw:text-box>
          </draw:frame>
          <draw:custom-shape draw:style-name="gr4" draw:text-style-name="P5" draw:layer="layout" svg:width="6.055cm" svg:height="2.639cm" svg:x="3.262cm" svg:y="2.186cm">
            <text:p text:style-name="P4"><text:span text:style-name="T2">定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17.425cm" svg:height="9.546cm" svg:x="6.347cm" svg:y="7.349cm">
            <draw:text-box>
              <text:p text:style-name="P2"><text:span text:style-name="T3">新しい</text:span></text:p>
            </draw:text-box>
          </draw:frame>
        </draw:g>
        <draw:frame draw:style-name="gr6" draw:text-style-name="P6" draw:layer="layout" svg:width="14.183cm" svg:height="13.361cm" svg:x="16.588cm" svg:y="29.925cm">
          <draw:image xlink:href="Pictures/10000000000001F4000001E129C5BB32.png" xlink:type="simple" xlink:show="embed" xlink:actuate="onLoad" draw:mime-type="image/png">
            <text:p/>
          </draw:image>
        </draw:frame>
      </draw:page>
      <draw:page draw:name="page2" draw:style-name="dp2" draw:master-page-name="標準">
        <draw:path draw:style-name="gr7" draw:text-style-name="P7" draw:layer="layout" svg:width="27.819cm" svg:height="18.848cm" svg:x="1.129cm" svg:y="3.201cm" svg:viewBox="0 0 27820 18849" svg:d="M3052 0c-535 0-1062 141-1526 409s-849 653-1117 1117-409 991-409 1526c0 4248 0 8496 0 12744v1c0 535 141 1062 409 1526s653 849 1117 1117 991 409 1526 409c7239 0 14477 0 21715 0h1c535 0 1062-141 1526-409s849-653 1117-1117 409-991 409-1526c0-4249 0-8497 0-12745 0-535-141-1062-409-1526s-653-849-1117-1117-991-409-1526-409c-7239 0-14477 0-21716 0z">
          <text:p/>
        </draw:path>
        <draw:g draw:style-name="gr8">
          <draw:path draw:style-name="gr9" draw:text-style-name="P8" draw:layer="layout" svg:width="5.126cm" svg:height="4.952cm" svg:x="9.948cm" svg:y="12.896cm" svg:viewBox="0 0 5127 4953" svg:d="M4869 4248c69 0 130 26 181 77 52 52 77 114 77 187 0 74-25 136-77 188-51 51-112 77-181 77h-2510c-69 0-130-26-181-77-52-52-77-114-77-188 0-73 25-135 77-187 51-51 112-77 181-77h1068c33 0 49-14 49-44v-2531c0-33-16-50-49-50h-853c-70 0-129-24-179-74-50-49-74-109-74-179 0-73 24-135 74-184 50-50 109-74 179-74h853c33 0 49-15 49-44v-732c0-85 29-155 86-212s127-85 212-85c80 0 149 28 206 85s85 127 85 212v732c0 29 17 44 50 44h677c69 0 129 24 178 74 50 49 75 111 75 184 0 70-24 130-72 179-48 50-108 74-181 74h-677c-33 0-50 17-50 50v2531c0 30 17 44 50 44zM2051 1585c-99 209-218 420-358 633-18 25-14 51 11 77 268 260 494 488 677 682 48 55 71 119 69 193-2 73-28 135-80 187-51 48-112 70-184 69-72-2-133-29-184-80-235-250-424-444-567-583-8-8-16-10-25-6s-14 9-14 17v1887c0 81-27 150-82 206-55 57-123 86-204 86s-149-29-206-86c-57-56-86-125-86-206v-1486c0-7-3-14-11-19-7-6-14-5-22 3-139 117-286 225-440 324-66 41-135 46-206 17-72-29-115-83-130-160v-5c-18-92-10-181 25-267s91-153 168-201c587-389 1020-880 1299-1475 14-29 5-44-28-44h-1117c-73 0-136-25-187-77-51-51-77-112-77-181 0-74 26-136 77-187 51-52 114-78 187-78h429c33 0 50-16 50-49v-490c0-81 28-148 85-203s126-83 207-83c80 0 148 28 203 83s83 122 83 203v490c0 33 16 49 49 49h435c70 0 130 26 182 78 51 51 77 113 77 187 0 179-35 344-105 495z">
            <text:p/>
          </draw:path>
          <draw:path draw:style-name="gr9" draw:text-style-name="P8" draw:layer="layout" svg:width="5.018cm" svg:height="4.915cm" svg:x="15.515cm" svg:y="12.884cm" svg:viewBox="0 0 5019 4916" svg:d="M2262 3115c-117 297-282 660-495 1089-8 8-8 17 0 28 7 11 16 16 27 16 609-44 1284-111 2025-203 33 0 43-15 28-44-15-26-44-81-88-165-44-85-79-149-105-193-36-62-43-128-19-198s69-119 135-149c73-33 146-36 217-11 72 26 128 74 168 144 257 451 462 821 616 1111 37 66 43 134 17 204-26 69-73 119-143 148-70 30-143 31-220 6-77-26-134-74-171-143-51-96-90-169-115-220-15-30-37-41-66-33-1244 165-2405 269-3484 313-70 4-131-17-184-63s-82-104-86-173c-3-70 18-130 64-179 46-50 103-76 173-80 213-7 372-15 479-22 29 0 53-17 71-50 199-377 376-759 534-1144 4-11 2-20-5-27-8-8-17-11-28-11h-1188c-70 0-129-24-177-72-47-48-71-106-71-176s24-129 71-176c48-48 107-72 177-72h4182c70 0 128 24 176 72 48 47 71 106 71 176s-23 128-71 176-106 72-176 72h-2278c-26 0-46 16-61 49zM397 1926c-66 37-135 44-207 22-71-22-124-66-157-132-36-70-43-140-19-212 24-71 69-127 135-168 638-363 1225-774 1761-1232 158-136 339-204 545-204h110c205 0 387 68 545 204 524 451 1111 862 1760 1232 67 41 111 97 135 168 24 72 18 142-19 212-33 66-86 110-160 132-73 22-143 15-209-22-227-132-396-233-506-303-22-14-33-7-33 22v61c0 84-31 158-94 220-62 62-135 94-220 94h-2509c-84 0-158-32-220-94s-94-136-94-220v-61c0-29-14-34-44-16-80 51-247 150-500 297zM1079 1513c-4 4-6 10-6 17s4 11 11 11h2851c7 0 12-4 14-11s1-13-3-17c-514-337-981-704-1403-1100-22-22-44-22-66 0-430 403-895 770-1398 1100z">
            <text:p/>
          </draw:path>
        </draw:g>
        <draw:g draw:style-name="gr8">
          <draw:path draw:style-name="gr10" draw:text-style-name="P9" draw:layer="layout" svg:width="6.055cm" svg:height="2.639cm" svg:x="3.261cm" svg:y="2.185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1" draw:text-style-name="P10" draw:layer="layout" svg:width="1.555cm" svg:height="1.503cm" svg:x="4.659cm" svg:y="2.829cm" svg:viewBox="0 0 1556 1504" svg:d="M1129 1502c-128 0-239-14-331-40-93-27-171-66-235-119-64-52-118-117-163-195-87 126-187 239-300 338-11 12-25 18-41 18-17 1-31-5-44-16-11-11-16-24-15-40 1-15 7-27 19-36 90-77 173-164 248-261 75-98 130-198 167-301 5-16 15-27 29-34s29-7 43-1c16 4 27 13 33 27 7 13 7 27 1 42-11 28-23 57-37 85-14 29-29 58-46 86 70 129 163 219 278 272v-660h-418c-15 0-27-5-37-14-9-10-14-22-14-37 0-14 5-26 14-36 10-10 22-14 37-14h929c16 0 28 4 37 14s14 22 14 36c0 15-5 27-14 37-9 9-21 14-37 14h-401v264h413c16 0 29 5 38 15 10 9 15 21 15 36s-5 27-15 37c-9 11-22 16-38 16h-413v331c82 22 177 32 284 32 59 0 120-1 184-4s124-6 180-9c17-2 32 1 44 11 13 9 19 24 19 43 0 36-20 55-61 58-46 1-103 2-170 3s-132 2-196 2zM125 630c-14 0-27-5-38-14-10-10-16-23-16-39v-103c0-77 19-131 57-164s103-49 196-49h399v-205c0-17 6-31 17-41s24-15 39-15c16 0 29 5 41 15 11 10 16 24 16 41v205h407c92 0 157 16 194 49 38 33 56 87 56 164v103c0 16-5 29-15 39-10 9-23 14-39 14-14 0-27-5-38-14-11-10-16-22-16-37v-103c0-43-11-73-32-91-22-17-61-26-119-26h-902c-59 0-99 9-120 26-22 18-32 48-32 91v103c0 15-5 27-16 37-10 9-23 14-39 14z">
            <text:p/>
          </draw:path>
          <draw:path draw:style-name="gr12" draw:text-style-name="P10" draw:layer="layout" svg:width="1.593cm" svg:height="1.56cm" svg:x="6.34cm" svg:y="2.821cm" svg:viewBox="0 0 1594 1561" svg:d="M794 1561c-15 0-28-5-38-15-11-10-16-23-16-39v-295h-302c-13 0-25-5-35-14-11-10-16-22-16-37 0-14 5-26 16-36 10-10 22-14 35-14h302v-552c-48 76-106 155-175 235s-143 157-223 231-162 141-246 201c-13 9-29 13-46 12-16 0-30-7-40-21-9-13-12-28-9-43 4-15 13-27 27-36 91-59 178-127 263-205s162-159 231-242c69-84 126-162 170-236h-591c-14 0-27-4-36-14-10-10-15-22-15-36s5-26 15-36c9-10 22-15 36-15h639v-300c0-16 5-29 16-39 10-10 23-15 38-15 14 0 27 5 37 15s15 23 15 39v300h640c14 0 26 5 36 15s15 22 15 36-5 26-15 36-22 14-36 14h-591c51 83 113 166 186 248 72 83 151 162 237 236 85 74 170 139 254 195 13 8 20 20 22 34 1 15-2 28-11 41-11 12-23 20-38 24-16 3-31 0-45-11-83-58-164-124-245-195-81-72-156-148-226-228s-131-162-183-245v557h312c14 0 27 4 36 14 10 10 15 22 15 36 0 15-5 27-15 37-9 9-22 14-36 14h-312v295c0 16-5 29-15 39s-23 15-37 15z">
            <text:p/>
          </draw:path>
        </draw:g>
        <draw:g draw:style-name="gr8">
          <draw:path draw:style-name="gr13" draw:text-style-name="P11" draw:layer="layout" svg:width="3.117cm" svg:height="3.128cm" svg:x="10.109cm" svg:y="8.074cm" svg:viewBox="0 0 3118 3129" svg:d="M836 3129c-29 0-53-10-72-29-20-19-29-43-29-73v-955c-50 75-107 152-173 232-65 81-131 158-198 232-67 75-129 139-188 193-23 21-48 32-76 34s-53-7-73-27c-18-18-27-41-27-68s10-48 30-64c70-59 146-132 227-220 82-88 158-178 231-269 72-92 129-170 172-236h-460c-27 0-50-9-68-28-18-20-27-42-27-66 0-27 9-50 27-68s41-27 68-27h535v-356h-593c-27 0-49-9-66-28-17-20-25-42-25-66 0-25 8-47 25-65s39-27 66-27h383c-11-34-28-76-49-125-22-50-43-99-65-147-21-49-39-86-52-111-11-24-12-48-2-71 10-22 27-38 49-47 57-23 100-7 129 47 14 27 31 66 52 115 22 50 43 101 65 153 21 52 38 95 49 129 9 18 11 37 7 57h243c-2-18 2-35 11-51 15-34 35-76 57-128 23-52 45-105 68-160 22-54 39-98 51-132 9-27 25-45 47-54 23-9 48-10 75-3 24 9 42 25 54 47 11 23 12 47 3 71-11 32-27 74-49 126-21 52-44 103-68 155-23 52-44 95-62 129h403c27 0 49 9 66 27s25 40 25 65c0 24-8 46-25 66-17 19-39 28-66 28h-603v356h538c30 0 53 9 71 27s27 41 27 68c0 24-9 46-27 66-18 19-41 28-71 28h-538v92c36 38 85 85 146 139 60 54 124 107 189 159 66 52 124 96 176 132 23 16 36 37 41 64 4 27-2 51-20 71-19 23-41 35-67 38-25 2-51-6-76-24-54-43-117-97-189-161-73-64-139-127-200-188v826c0 30-10 54-31 73-20 19-44 29-71 29zM2522 3129c-29 0-54-10-74-29s-31-44-31-76v-1669h-450c-2 248-19 472-52 672s-85 383-158 548c-72 166-168 322-287 466-21 23-47 37-78 42-32 6-60 0-85-18-23-18-36-41-39-70-3-28 4-52 22-72 178-188 301-420 367-698 67-278 100-600 100-968v-468c0-149 31-258 93-328 63-70 165-122 307-156 61-16 130-34 208-56 78-21 156-44 235-67 79-24 152-46 217-66 36-12 67-12 93-2s44 29 53 56c11 29 12 58 3 86s-29 47-61 56c-97 29-206 60-327 91-120 32-237 60-350 85-102 23-170 56-207 102-36 45-54 115-54 209v353h1050c29 0 53 9 73 28 19 20 28 44 28 73 0 30-9 54-28 73-20 19-44 29-73 29h-390v1669c0 32-10 57-30 76s-45 29-75 29zM207 579c-28 0-50-9-66-27-17-18-26-40-26-64 0-25 9-47 26-65 16-18 38-27 66-27h521v-294c0-30 11-54 32-73 22-19 47-29 76-29 30 0 55 10 75 29s30 43 30 73v294h542c27 0 49 9 66 27s25 40 25 65c0 24-8 46-25 64s-39 27-66 27z">
            <text:p/>
          </draw:path>
          <draw:path draw:style-name="gr13" draw:text-style-name="P11" draw:layer="layout" svg:width="1.785cm" svg:height="2.711cm" svg:x="14.386cm" svg:y="8.291cm" svg:viewBox="0 0 1786 2712" svg:d="M779 2712c-242 0-432-62-571-186s-208-317-208-579v-1842c0-29 10-54 30-75 21-20 46-30 75-30 32 0 58 10 78 30 20 21 30 46 30 75v1842c0 140 23 251 70 332 46 81 112 138 198 171s185 49 298 49c167 0 322-46 465-139 144-92 255-223 334-393 11-27 31-45 61-56 29-10 57-8 84 5 28 14 46 35 56 63 11 28 9 56-5 83-97 208-234 368-413 481-178 113-372 169-582 169z">
            <text:p/>
          </draw:path>
          <draw:path draw:style-name="gr13" draw:text-style-name="P11" draw:layer="layout" svg:width="2.641cm" svg:height="1.778cm" svg:x="17.16cm" svg:y="8.795cm" svg:viewBox="0 0 2642 1779" svg:d="M731 1778c-93 4-181-16-264-63-84-46-155-118-214-215-56-92-105-215-145-369-41-153-71-320-90-501-19-180-23-357-12-528 3-29 14-54 36-75 21-20 47-29 76-27 32 3 57 15 76 38 19 22 28 48 26 77-9 165-7 329 6 493 14 164 39 313 75 449 36 135 80 246 132 332 36 56 78 99 125 130 48 30 98 45 153 42 140-2 251-130 335-382 9-30 26-51 52-65 26-13 54-15 83-6 30 9 51 27 65 54 13 27 14 54 3 81-63 185-141 319-232 401-91 83-187 127-286 134zM2566 1182c-29 9-57 7-83-5s-44-32-56-59c-56-145-138-285-245-420-107-136-224-245-351-329-22-15-36-39-40-69-5-30 2-57 20-80 20-24 45-37 73-39 28-1 56 8 83 26 86 54 172 127 260 218 89 92 169 191 243 298 73 107 128 214 164 320 11 30 10 57-4 83-13 26-35 45-64 56z">
            <text:p/>
          </draw:path>
        </draw:g>
        <draw:g draw:style-name="gr8">
          <draw:path draw:style-name="gr14" draw:text-style-name="P12" draw:layer="layout" svg:width="6.055cm" svg:height="2.639cm" svg:x="12.694cm" svg:y="34.36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5" draw:text-style-name="P13" draw:layer="layout" svg:width="1.541cm" svg:height="1.55cm" svg:x="13.258cm" svg:y="34.987cm" svg:viewBox="0 0 1542 1551" svg:d="M93 1090c-13 0-25-4-34-13s-13-21-13-34c0-14 4-25 13-35s21-14 34-14h225v-286h-269c-13 0-25-5-35-15-9-9-14-21-14-34 0-14 5-25 14-34 10-9 22-14 35-14h269v-289h-23c-53 65-108 123-165 172-11 12-24 18-40 19s-30-4-43-15c-10-9-14-21-13-37 1-15 7-28 18-38 41-34 81-74 122-120 40-46 77-94 111-142 35-49 63-93 84-132 8-15 19-24 33-27 14-4 28-2 42 5 12 7 20 17 24 30 4 14 3 27-4 39-14 25-28 50-44 74s-33 49-51 75h1023c12 0 23 5 33 14 9 9 14 20 14 34 0 13-5 25-14 34-10 10-21 15-33 15h-170v289h273c13 0 25 5 34 14s13 20 13 34c0 13-4 25-13 34-9 10-21 15-34 15h-273v286h226c12 0 23 4 33 14 9 10 14 21 14 35 0 13-5 25-14 34-10 9-21 13-33 13zM951 611h171v-289h-171zM951 994h171v-286h-171zM684 611h168v-289h-168zM418 611h166v-289h-166zM684 994h168v-286h-168zM418 994h166v-286h-166zM1471 1534c-12 8-26 10-40 6-15-4-26-12-34-25-14-26-33-57-57-94-24-36-50-73-76-109-27-36-50-66-70-90-8-10-12-22-11-35 2-14 8-24 19-32 12-9 26-13 40-12s25 7 33 18c22 25 48 56 75 93 28 36 54 73 80 110 25 36 45 68 60 94 8 13 10 27 7 41-4 14-12 26-26 35zM49 1537c-11-10-17-23-19-38-1-15 4-28 14-38 21-20 45-47 72-80 26-34 52-68 77-104 25-35 45-66 59-92 7-12 17-20 32-24 14-4 27-3 39 4 14 7 23 17 27 31s2 28-6 40c-17 30-38 63-62 98s-49 69-75 103c-26 33-51 62-75 88-11 13-25 20-41 23-15 3-29-1-42-11zM997 1542c-14 4-28 2-41-5s-21-17-23-32c-5-26-11-57-19-92-8-36-16-72-25-108s-18-66-26-89c-4-14-3-27 4-38 7-12 17-20 30-23 32-9 53 1 65 32 9 26 18 57 27 93s18 72 27 107c9 36 16 67 20 94 4 15 2 28-6 39-7 12-18 19-33 22zM623 1549c-15 4-28 2-40-6-12-7-19-18-21-33-2-24-6-53-11-88s-11-70-17-105-11-63-16-84c-3-15-1-28 7-39 8-10 18-17 32-19 15-3 28-2 39 3 11 6 19 17 22 33 7 24 13 54 19 89 7 35 12 70 17 104 5 35 9 64 11 89 4 32-10 50-42 56z">
            <text:p/>
          </draw:path>
          <draw:path draw:style-name="gr16" draw:text-style-name="P13" draw:layer="layout" svg:width="1.52cm" svg:height="1.589cm" svg:x="14.965cm" svg:y="34.977cm" svg:viewBox="0 0 1521 1590" svg:d="M581 1590c-17 0-30-4-41-14-10-10-15-22-16-36 0-15 5-28 15-38 10-11 23-17 40-18 69-2 121-10 155-23 35-13 57-37 69-72 11-35 17-85 17-151 0-9 0-18 0-27s-1-17-4-25c-60 42-131 86-214 132s-169 89-259 129-176 74-260 101c-14 5-28 4-41-2-13-7-22-17-27-32-4-13-2-26 6-37 7-11 19-19 35-24 57-17 118-39 185-66 66-27 133-57 201-90 68-34 132-68 193-104 61-35 115-69 163-100-5-16-11-32-17-48-7-15-14-31-22-45-85 55-185 108-300 158s-232 91-350 123c-15 4-29 4-42 0-13-5-22-15-28-31-4-14-2-27 6-39 9-11 21-19 37-23 72-16 146-38 223-66 77-27 151-58 222-93 71-34 133-68 186-102-10-15-21-29-32-43s-23-28-36-42c-79 40-165 77-259 111-93 34-188 63-284 86-15 3-28 2-41-3-12-5-21-16-25-31-9-33 6-54 46-63 110-23 214-51 311-86s185-74 264-115h-233c-83 0-139-14-170-41s-47-75-47-142c0-69 16-117 47-144s87-41 170-41h384c8-10 16-20 24-31 7-11 15-21 23-31 33-48 19-72-42-72h-357c-57 56-117 108-180 158-64 50-127 94-189 132-13 8-27 11-43 10-15-1-28-9-37-24-7-10-9-22-6-37 3-14 11-25 23-32 59-33 119-74 182-123s121-100 175-153 98-102 131-146c9-13 21-21 35-23 15-3 28 0 39 8 13 9 20 21 22 34 2 14 0 25-8 36-9 11-19 22-29 34s-20 24-31 37h322c69 0 113 18 134 53 20 36 13 77-22 123-13 17-25 33-37 47h208c82 0 139 14 170 41s47 75 47 144c0 67-16 115-47 142s-88 41-170 41h-324c-14 10-30 20-46 29-17 10-33 20-50 30 29 31 57 66 84 102 26 37 49 76 67 118 5 4 11 9 17 14 5 5 10 11 15 16 36-20 77-44 122-73s89-58 132-88 78-56 105-77c13-12 28-17 43-16 15 2 27 7 35 17 9 12 13 24 11 38-1 13-7 24-20 33-31 24-68 49-109 76-41 26-83 53-126 79s-84 49-124 69c50 38 104 77 164 115 59 38 119 73 179 105s117 58 170 80c13 4 22 13 27 27 6 13 5 27-3 42s-19 23-34 26-29 1-44-6c-56-24-116-54-178-89s-122-73-180-114c-58-40-111-82-158-123 1 10 2 20 2 31 1 11 1 21 1 31 0 89-10 160-30 212-19 52-54 89-103 112-49 22-119 33-209 33zM838 649h305c43 0 72-6 87-18 16-13 23-37 23-73 0-37-7-62-23-75-15-12-44-18-87-18h-305zM425 649h303v-184h-303c-42 0-72 6-87 18-15 13-23 38-23 75 0 36 8 60 23 73 15 12 45 18 87 18z">
            <text:p/>
          </draw:path>
          <draw:path draw:style-name="gr17" draw:text-style-name="P13" draw:layer="layout" svg:width="1.633cm" svg:height="1.513cm" svg:x="16.597cm" svg:y="35.014cm" svg:viewBox="0 0 1634 1514" svg:d="M631 1514c-67 0-121-8-161-22-40-15-69-40-87-76-17-35-26-84-26-146 0-63 9-112 26-147 18-35 47-60 87-75s94-22 161-22h371c68 0 122 7 162 22s69 40 86 75c18 35 26 84 26 147 0 62-8 111-26 146-17 36-46 61-86 76-40 14-94 22-162 22zM122 892c-15 0-27-5-36-14-9-10-13-21-13-35 0-12 4-23 13-33 9-9 21-14 36-14h643v-193h-374c-15 0-27-5-36-15-9-9-13-21-13-34s4-24 13-33c9-10 21-15 36-15h374v-150c0-16 5-29 15-39 10-9 23-14 38-14 14 0 26 5 36 14 10 10 14 23 14 39v150h375c14 0 26 5 34 15 9 9 13 20 13 33s-4 25-13 34c-8 10-20 15-34 15h-375v193h650c15 0 27 5 35 14 9 10 13 21 13 33 0 14-4 25-13 35-8 9-20 14-35 14zM631 1417h371c67 0 111-10 134-30 22-21 34-60 34-117 0-58-12-97-34-117-23-20-67-30-134-30h-371c-66 0-111 10-133 30-23 20-34 59-34 117 0 57 11 96 34 117 22 20 67 30 133 30zM88 606c-38 17-66 10-81-20-8-14-9-27-3-41 6-13 18-24 35-30 56-23 115-51 177-86 61-34 122-72 182-113s116-84 168-128c53-44 98-87 136-129 17-19 35-34 53-44s37-15 58-15c19 0 38 6 56 17 19 11 37 26 55 46 53 55 117 110 192 165 75 54 154 105 237 150 83 46 163 84 240 113 18 7 30 17 36 32 7 15 6 29-2 44-7 15-19 24-35 29-16 4-32 3-48-3-79-34-162-75-247-124-86-49-167-102-244-160s-142-117-196-177c-29-32-57-32-87-2-53 59-118 118-195 177-76 60-157 115-242 166-84 52-166 96-245 133z">
            <text:p/>
          </draw:path>
        </draw:g>
      </draw:page>
      <draw:page draw:name="page3" draw:style-name="dp1" draw:master-page-name="標準">
        <draw:custom-shape draw:style-name="gr18" draw:text-style-name="P15" draw:layer="layout" svg:width="14.207cm" svg:height="4.725cm" svg:x="12.133cm" svg:y="9.588cm">
          <text:p text:style-name="P14"><text:span text:style-name="T4">CATASTROPH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9" draw:text-style-name="P16" draw:layer="layout" svg:width="3.06cm" svg:height="2.668cm" draw:transform="skewX (-0.0179768912955417) rotate (1.06185831691335) translate (14.588cm 16.585cm)">
          <text:p/>
          <draw:enhanced-geometry svg:viewBox="0 0 21600 21600" draw:text-areas="0 ?f0 ?f5 ?f2" draw:type="right-arrow" draw:modifiers="13625.6463288521 6650.139944022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204cm" svg:height="5.109cm" svg:x="17.8cm" svg:y="13.259cm">
          <draw:image xlink:href="Pictures/100000010000018F00000190077BF934.png" xlink:type="simple" xlink:show="embed" xlink:actuate="onLoad" draw:mime-type="image/png">
            <text:p/>
          </draw:image>
        </draw:frame>
        <draw:frame draw:style-name="gr6" draw:text-style-name="P6" draw:layer="layout" svg:width="4.387cm" svg:height="4.307cm" svg:x="20.056cm" svg:y="14.849cm">
          <draw:image xlink:href="Pictures/100000010000018F000001908127FABF.png" xlink:type="simple" xlink:show="embed" xlink:actuate="onLoad" draw:mime-type="image/png">
            <text:p/>
          </draw:image>
        </draw:frame>
        <draw:line draw:style-name="gr20" draw:text-style-name="P6" draw:layer="layout" svg:x1="3.329cm" svg:y1="28.377cm" svg:x2="23.701cm" svg:y2="28.377cm">
          <text:p/>
        </draw:line>
        <draw:frame draw:style-name="gr21" draw:text-style-name="P17" draw:layer="layout" svg:width="2.681cm" svg:height="1.762cm" svg:x="21.825cm" svg:y="28.711cm">
          <draw:text-box>
            <text:p><text:span text:style-name="T5">未</text:span><text:span text:style-name="T5">来</text:span></text:p>
          </draw:text-box>
        </draw:frame>
        <draw:g draw:style-name="gr8">
          <draw:frame draw:style-name="gr6" draw:text-style-name="P6" draw:layer="layout" svg:width="5.889cm" svg:height="5.956cm" draw:transform="skewX (-0.0174532925199433) rotate (1.06220738276375) translate (10.013cm 21.366cm)">
            <draw:image xlink:href="Pictures/100000010000019000000190F08F5A8F.png" xlink:type="simple" xlink:show="embed" xlink:actuate="onLoad" draw:mime-type="image/png">
              <text:p/>
            </draw:image>
          </draw:frame>
          <draw:frame draw:style-name="gr22" draw:text-style-name="P18" draw:layer="layout" svg:width="1.065cm" svg:height="3.515cm" draw:transform="rotate (0.59707713710726) translate (11.662cm 18.377cm)">
            <draw:text-box>
              <text:p><text:span text:style-name="T6">人</text:span></text:p>
              <text:p><text:span text:style-name="T6">類</text:span></text:p>
            </draw:text-box>
          </draw:frame>
        </draw:g>
        <draw:frame draw:style-name="gr6" draw:text-style-name="P6" draw:layer="layout" svg:width="3.724cm" svg:height="3.706cm" draw:transform="skewX (-0.0204203522483337) rotate (0.663399648683045) translate (7.527cm 24.352cm)">
          <draw:image xlink:href="Pictures/100000010000019000000190F08F5A8F.png" xlink:type="simple" xlink:show="embed" xlink:actuate="onLoad" draw:mime-type="image/png">
            <text:p/>
          </draw:image>
        </draw:frame>
        <draw:frame draw:style-name="gr23" draw:text-style-name="P19" draw:layer="layout" svg:width="0.445cm" svg:height="2.164cm" draw:transform="rotate (0.289026524130261) translate (9.167cm 23.191cm)">
          <draw:text-box>
            <text:p><text:span text:style-name="T7">人</text:span></text:p>
            <text:p><text:span text:style-name="T7">類</text:span></text:p>
          </draw:text-box>
        </draw:frame>
        <draw:g draw:style-name="gr8">
          <draw:frame draw:style-name="gr6" draw:text-style-name="P6" draw:layer="layout" svg:width="1.824cm" svg:height="1.793cm" draw:transform="skewX (-0.0127409035395587) rotate (0.316777259236971) translate (4.536cm 26.863cm)">
            <draw:image xlink:href="Pictures/100000010000019000000190F08F5A8F.png" xlink:type="simple" xlink:show="embed" xlink:actuate="onLoad" draw:mime-type="image/png">
              <text:p/>
            </draw:image>
          </draw:frame>
        </draw:g>
        <draw:frame draw:style-name="gr24" draw:text-style-name="P20" draw:layer="layout" svg:width="0.938cm" svg:height="1.524cm" svg:x="5.294cm" svg:y="26.5cm">
          <draw:text-box>
            <text:p><text:span text:style-name="T8">人</text:span></text:p>
            <text:p><text:span text:style-name="T8">類</text:span></text:p>
          </draw:text-box>
        </draw:frame>
        <draw:custom-shape draw:style-name="gr25" draw:text-style-name="P22" draw:layer="layout" svg:width="5.629cm" svg:height="3.15cm" svg:x="2.526cm" svg:y="22.411cm">
          <text:p text:style-name="P21"><text:span text:style-name="T9">合理主義</text:span></text:p>
          <text:p text:style-name="P21"><text:span text:style-name="T9">批判</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24" draw:layer="layout" svg:width="4.954cm" svg:height="3.927cm" svg:x="6.346cm" svg:y="26.123cm">
          <text:p text:style-name="P23"><text:span text:style-name="T10">環境</text:span></text:p>
          <text:p text:style-name="P23"><text:span text:style-name="T10">破壊</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24" draw:layer="layout" svg:width="4.289cm" svg:height="2.625cm" svg:x="8.5cm" svg:y="15.493cm">
          <text:p text:style-name="P23"><text:span text:style-name="T10">格差</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4" draw:layer="layout" svg:width="4.485cm" svg:height="3.15cm" svg:x="7.35cm" svg:y="19.786cm">
          <text:p text:style-name="P23"><text:span text:style-name="T10">人口爆発</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9" draw:text-style-name="P24" draw:layer="layout" svg:width="5.361cm" svg:height="3.413cm" svg:x="11.907cm" svg:y="23.776cm">
          <text:p text:style-name="P23"><text:span text:style-name="T10">少子</text:span></text:p>
          <text:p text:style-name="P23"><text:span text:style-name="T10">高齢化</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8" draw:text-style-name="P24" draw:layer="layout" svg:width="4.485cm" svg:height="3.15cm" svg:x="4.015cm" svg:y="18.118cm">
          <text:p text:style-name="P23"><text:span text:style-name="T10">消費社会</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24" draw:layer="layout" svg:width="4.289cm" svg:height="3.413cm" svg:x="2.764cm" svg:y="14.938cm">
          <text:p text:style-name="P23"><text:span text:style-name="T10">戦争</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1" draw:text-style-name="P17" draw:layer="layout" svg:width="2.681cm" svg:height="1.762cm" svg:x="2.258cm" svg:y="28.711cm">
          <draw:text-box>
            <text:p><text:span text:style-name="T5">過去</text:span></text:p>
          </draw:text-box>
        </draw:frame>
      </draw:page>
      <draw:page draw:name="page4" draw:style-name="dp1" draw:master-page-name="標準">
        <draw:frame draw:style-name="gr31" draw:text-style-name="P6" draw:layer="layout" svg:width="22.468cm" svg:height="19.077cm" svg:x="1.531cm" svg:y="11.373cm">
          <draw:image xlink:href="Pictures/1000000100000500000003B934EE96BA.png" xlink:type="simple" xlink:show="embed" xlink:actuate="onLoad" draw:mime-type="image/png">
            <text:p/>
          </draw:image>
        </draw:frame>
        <draw:frame draw:style-name="gr32" draw:text-style-name="P26" draw:layer="layout" svg:width="7cm" svg:height="0.725cm" svg:x="17.2cm" svg:y="30.35cm">
          <draw:text-box>
            <text:p text:style-name="P25"><text:span text:style-name="T11">Wikipedia Commons</text:span></text:p>
          </draw:text-box>
        </draw:frame>
        <draw:frame draw:style-name="gr33" draw:text-style-name="P27" draw:layer="layout" svg:width="12.25cm" svg:height="6.416cm" svg:x="2.3cm" svg:y="23.584cm">
          <draw:text-box>
            <text:p><text:span text:style-name="T12">私の人生哲学では</text:span></text:p>
            <text:p><text:span text:style-name="T12">目的と手段は</text:span></text:p>
            <text:p><text:span text:style-name="T12">交換可能な用語である</text:span></text:p>
            <text:p><text:span text:style-name="T13"/></text:p>
            <text:p text:style-name="P25"><text:span text:style-name="T14">マハトマ・ガンディー</text:span></text:p>
          </draw:text-box>
        </draw:frame>
      </draw:page>
      <draw:page draw:name="page5" draw:style-name="dp1" draw:master-page-name="標準">
        <draw:g draw:style-name="gr1">
          <draw:custom-shape draw:style-name="gr34" draw:text-style-name="P28" draw:layer="layout" svg:width="2.145cm" svg:height="2.1cm" svg:x="13.91cm" svg:y="15.0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6.055cm" svg:y="15.594cm" svg:viewBox="0 0 2681 1050" draw:points="0,525 447,525 596,0 893,1050 1191,0 1489,1050 1787,0 2084,1050 2233,525 2681,525">
            <text:p/>
          </draw:polyline>
          <draw:polyline draw:style-name="gr35" draw:text-style-name="P6" draw:layer="layout" svg:width="2.099cm" svg:height="0.803cm" draw:transform="rotate (1.5707963267949) translate (14.6071227436823cm 15.06895cm)" svg:viewBox="0 0 2100 804" draw:points="0,402 350,402 466,0 700,804 933,0 1167,804 1400,0 1634,804 1750,402 2100,402">
            <text:p/>
          </draw:polyline>
          <draw:custom-shape draw:style-name="gr36" draw:text-style-name="P29" draw:layer="layout" svg:width="2.145cm" svg:height="2.1cm" svg:x="18.735cm" svg:y="15.0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0.88cm" svg:y="15.594cm" svg:viewBox="0 0 2681 1050" draw:points="0,525 447,525 596,0 893,1050 1191,0 1489,1050 1787,0 2084,1050 2233,525 2681,525">
            <text:p/>
          </draw:polyline>
          <draw:polyline draw:style-name="gr35" draw:text-style-name="P6" draw:layer="layout" svg:width="2.099cm" svg:height="0.803cm" draw:transform="rotate (1.5707963267949) translate (19.4320324909747cm 15.06895cm)" svg:viewBox="0 0 2100 804" draw:points="0,402 350,402 466,0 700,804 933,0 1167,804 1400,0 1634,804 1750,402 2100,402">
            <text:p/>
          </draw:polyline>
          <draw:custom-shape draw:style-name="gr37" draw:text-style-name="P2" draw:layer="layout" svg:width="2.145cm" svg:height="2.1cm" svg:x="4.261cm" svg:y="15.0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6.406cm" svg:y="15.594cm" svg:viewBox="0 0 2681 1050" draw:points="0,525 447,525 596,0 893,1050 1191,0 1489,1050 1787,0 2084,1050 2233,525 2681,525">
            <text:p/>
          </draw:polyline>
          <draw:polyline draw:style-name="gr35" draw:text-style-name="P6" draw:layer="layout" svg:width="2.099cm" svg:height="0.803cm" draw:transform="rotate (1.5707963267949) translate (4.95837545126354cm 15.06895cm)" svg:viewBox="0 0 2100 804" draw:points="0,402 350,402 466,0 700,804 933,0 1167,804 1400,0 1634,804 1750,402 2100,402">
            <text:p/>
          </draw:polyline>
          <draw:custom-shape draw:style-name="gr36" draw:text-style-name="P29" draw:layer="layout" svg:width="2.145cm" svg:height="2.1cm" svg:x="9.086cm" svg:y="15.0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1.231cm" svg:y="15.594cm" svg:viewBox="0 0 2681 1050" draw:points="0,525 447,525 596,0 893,1050 1191,0 1489,1050 1787,0 2084,1050 2233,525 2681,525">
            <text:p/>
          </draw:polyline>
          <draw:polyline draw:style-name="gr35" draw:text-style-name="P6" draw:layer="layout" svg:width="2.099cm" svg:height="0.803cm" draw:transform="rotate (1.5707963267949) translate (9.78328519855595cm 15.06895cm)" svg:viewBox="0 0 2100 804" draw:points="0,402 350,402 466,0 700,804 933,0 1167,804 1400,0 1634,804 1750,402 2100,402">
            <text:p/>
          </draw:polyline>
          <draw:polyline draw:style-name="gr35" draw:text-style-name="P6" draw:layer="layout" svg:width="2.68cm" svg:height="1.049cm" svg:x="1.58cm" svg:y="15.594cm" svg:viewBox="0 0 2681 1050" draw:points="0,525 447,525 596,0 893,1050 1191,0 1489,1050 1787,0 2084,1050 2233,525 2681,525">
            <text:p/>
          </draw:polyline>
          <draw:custom-shape draw:style-name="gr38" draw:text-style-name="P2" draw:layer="layout" svg:width="2.144cm" svg:height="2.1cm" svg:x="23.56cm" svg:y="15.0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5.704cm" svg:y="15.594cm" svg:viewBox="0 0 2681 1050" draw:points="0,525 447,525 596,0 893,1050 1191,0 1489,1050 1787,0 2084,1050 2233,525 2681,525">
            <text:p/>
          </draw:polyline>
          <draw:polyline draw:style-name="gr35" draw:text-style-name="P6" draw:layer="layout" svg:width="2.099cm" svg:height="0.803cm" draw:transform="rotate (1.5707963267949) translate (24.2569422382671cm 15.06895cm)" svg:viewBox="0 0 2100 804" draw:points="0,402 350,402 466,0 700,804 933,0 1167,804 1400,0 1634,804 1750,402 2100,402">
            <text:p/>
          </draw:polyline>
          <draw:custom-shape draw:style-name="gr36" draw:text-style-name="P29" draw:layer="layout" svg:width="2.145cm" svg:height="2.1cm" svg:x="13.91cm" svg:y="19.2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6.055cm" svg:y="19.794cm" svg:viewBox="0 0 2681 1050" draw:points="0,525 447,525 596,0 893,1050 1191,0 1489,1050 1787,0 2084,1050 2233,525 2681,525">
            <text:p/>
          </draw:polyline>
          <draw:polyline draw:style-name="gr35" draw:text-style-name="P6" draw:layer="layout" svg:width="2.099cm" svg:height="0.803cm" draw:transform="rotate (1.5707963267949) translate (14.6071227436823cm 19.26895cm)" svg:viewBox="0 0 2100 804" draw:points="0,402 350,402 466,0 700,804 933,0 1167,804 1400,0 1634,804 1750,402 2100,402">
            <text:p/>
          </draw:polyline>
          <draw:custom-shape draw:style-name="gr37" draw:text-style-name="P2" draw:layer="layout" svg:width="2.145cm" svg:height="2.1cm" svg:x="18.735cm" svg:y="19.2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0.88cm" svg:y="19.794cm" svg:viewBox="0 0 2681 1050" draw:points="0,525 447,525 596,0 893,1050 1191,0 1489,1050 1787,0 2084,1050 2233,525 2681,525">
            <text:p/>
          </draw:polyline>
          <draw:polyline draw:style-name="gr35" draw:text-style-name="P6" draw:layer="layout" svg:width="2.099cm" svg:height="0.803cm" draw:transform="rotate (1.5707963267949) translate (19.4320324909747cm 19.26895cm)" svg:viewBox="0 0 2100 804" draw:points="0,402 350,402 466,0 700,804 933,0 1167,804 1400,0 1634,804 1750,402 2100,402">
            <text:p/>
          </draw:polyline>
          <draw:custom-shape draw:style-name="gr37" draw:text-style-name="P2" draw:layer="layout" svg:width="2.145cm" svg:height="2.1cm" svg:x="4.261cm" svg:y="19.2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6.406cm" svg:y="19.794cm" svg:viewBox="0 0 2681 1050" draw:points="0,525 447,525 596,0 893,1050 1191,0 1489,1050 1787,0 2084,1050 2233,525 2681,525">
            <text:p/>
          </draw:polyline>
          <draw:polyline draw:style-name="gr35" draw:text-style-name="P6" draw:layer="layout" svg:width="2.099cm" svg:height="0.803cm" draw:transform="rotate (1.5707963267949) translate (4.95837545126354cm 19.26895cm)" svg:viewBox="0 0 2100 804" draw:points="0,402 350,402 466,0 700,804 933,0 1167,804 1400,0 1634,804 1750,402 2100,402">
            <text:p/>
          </draw:polyline>
          <draw:custom-shape draw:style-name="gr37" draw:text-style-name="P2" draw:layer="layout" svg:width="2.145cm" svg:height="2.1cm" svg:x="9.086cm" svg:y="19.2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1.231cm" svg:y="19.794cm" svg:viewBox="0 0 2681 1050" draw:points="0,525 447,525 596,0 893,1050 1191,0 1489,1050 1787,0 2084,1050 2233,525 2681,525">
            <text:p/>
          </draw:polyline>
          <draw:polyline draw:style-name="gr35" draw:text-style-name="P6" draw:layer="layout" svg:width="2.099cm" svg:height="0.803cm" draw:transform="rotate (1.5707963267949) translate (9.78328519855595cm 19.26895cm)" svg:viewBox="0 0 2100 804" draw:points="0,402 350,402 466,0 700,804 933,0 1167,804 1400,0 1634,804 1750,402 2100,402">
            <text:p/>
          </draw:polyline>
          <draw:polyline draw:style-name="gr35" draw:text-style-name="P6" draw:layer="layout" svg:width="2.68cm" svg:height="1.049cm" svg:x="1.58cm" svg:y="19.794cm" svg:viewBox="0 0 2681 1050" draw:points="0,525 447,525 596,0 893,1050 1191,0 1489,1050 1787,0 2084,1050 2233,525 2681,525">
            <text:p/>
          </draw:polyline>
          <draw:custom-shape draw:style-name="gr38" draw:text-style-name="P2" draw:layer="layout" svg:width="2.144cm" svg:height="2.1cm" svg:x="23.56cm" svg:y="19.2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5.704cm" svg:y="19.794cm" svg:viewBox="0 0 2681 1050" draw:points="0,525 447,525 596,0 893,1050 1191,0 1489,1050 1787,0 2084,1050 2233,525 2681,525">
            <text:p/>
          </draw:polyline>
          <draw:polyline draw:style-name="gr35" draw:text-style-name="P6" draw:layer="layout" svg:width="2.099cm" svg:height="0.803cm" draw:transform="rotate (1.5707963267949) translate (24.2569422382671cm 19.26895cm)" svg:viewBox="0 0 2100 804" draw:points="0,402 350,402 466,0 700,804 933,0 1167,804 1400,0 1634,804 1750,402 2100,402">
            <text:p/>
          </draw:polyline>
          <draw:custom-shape draw:style-name="gr37" draw:text-style-name="P2" draw:layer="layout" svg:width="2.145cm" svg:height="2.1cm" svg:x="13.91cm" svg:y="23.4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6.055cm" svg:y="23.994cm" svg:viewBox="0 0 2681 1050" draw:points="0,525 447,525 596,0 893,1050 1191,0 1489,1050 1787,0 2084,1050 2233,525 2681,525">
            <text:p/>
          </draw:polyline>
          <draw:polyline draw:style-name="gr35" draw:text-style-name="P6" draw:layer="layout" svg:width="2.099cm" svg:height="0.803cm" draw:transform="rotate (1.5707963267949) translate (14.6071227436823cm 23.46895cm)" svg:viewBox="0 0 2100 804" draw:points="0,402 350,402 466,0 700,804 933,0 1167,804 1400,0 1634,804 1750,402 2100,402">
            <text:p/>
          </draw:polyline>
          <draw:custom-shape draw:style-name="gr37" draw:text-style-name="P2" draw:layer="layout" svg:width="2.145cm" svg:height="2.1cm" svg:x="18.735cm" svg:y="23.4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0.88cm" svg:y="23.994cm" svg:viewBox="0 0 2681 1050" draw:points="0,525 447,525 596,0 893,1050 1191,0 1489,1050 1787,0 2084,1050 2233,525 2681,525">
            <text:p/>
          </draw:polyline>
          <draw:polyline draw:style-name="gr35" draw:text-style-name="P6" draw:layer="layout" svg:width="2.099cm" svg:height="0.803cm" draw:transform="rotate (1.5707963267949) translate (19.4320324909747cm 23.46895cm)" svg:viewBox="0 0 2100 804" draw:points="0,402 350,402 466,0 700,804 933,0 1167,804 1400,0 1634,804 1750,402 2100,402">
            <text:p/>
          </draw:polyline>
          <draw:custom-shape draw:style-name="gr37" draw:text-style-name="P2" draw:layer="layout" svg:width="2.145cm" svg:height="2.1cm" svg:x="4.261cm" svg:y="23.4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6.406cm" svg:y="23.994cm" svg:viewBox="0 0 2681 1050" draw:points="0,525 447,525 596,0 893,1050 1191,0 1489,1050 1787,0 2084,1050 2233,525 2681,525">
            <text:p/>
          </draw:polyline>
          <draw:polyline draw:style-name="gr35" draw:text-style-name="P6" draw:layer="layout" svg:width="2.099cm" svg:height="0.803cm" draw:transform="rotate (1.5707963267949) translate (4.95837545126354cm 23.46895cm)" svg:viewBox="0 0 2100 804" draw:points="0,402 350,402 466,0 700,804 933,0 1167,804 1400,0 1634,804 1750,402 2100,402">
            <text:p/>
          </draw:polyline>
          <draw:custom-shape draw:style-name="gr37" draw:text-style-name="P2" draw:layer="layout" svg:width="2.145cm" svg:height="2.1cm" svg:x="9.086cm" svg:y="23.4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1.231cm" svg:y="23.994cm" svg:viewBox="0 0 2681 1050" draw:points="0,525 447,525 596,0 893,1050 1191,0 1489,1050 1787,0 2084,1050 2233,525 2681,525">
            <text:p/>
          </draw:polyline>
          <draw:polyline draw:style-name="gr35" draw:text-style-name="P6" draw:layer="layout" svg:width="2.099cm" svg:height="0.803cm" draw:transform="rotate (1.5707963267949) translate (9.78328519855595cm 23.46895cm)" svg:viewBox="0 0 2100 804" draw:points="0,402 350,402 466,0 700,804 933,0 1167,804 1400,0 1634,804 1750,402 2100,402">
            <text:p/>
          </draw:polyline>
          <draw:polyline draw:style-name="gr35" draw:text-style-name="P6" draw:layer="layout" svg:width="2.68cm" svg:height="1.049cm" svg:x="1.58cm" svg:y="23.994cm" svg:viewBox="0 0 2681 1050" draw:points="0,525 447,525 596,0 893,1050 1191,0 1489,1050 1787,0 2084,1050 2233,525 2681,525">
            <text:p/>
          </draw:polyline>
          <draw:custom-shape draw:style-name="gr38" draw:text-style-name="P2" draw:layer="layout" svg:width="2.144cm" svg:height="2.1cm" svg:x="23.56cm" svg:y="23.4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5.704cm" svg:y="23.994cm" svg:viewBox="0 0 2681 1050" draw:points="0,525 447,525 596,0 893,1050 1191,0 1489,1050 1787,0 2084,1050 2233,525 2681,525">
            <text:p/>
          </draw:polyline>
          <draw:polyline draw:style-name="gr35" draw:text-style-name="P6" draw:layer="layout" svg:width="2.099cm" svg:height="0.803cm" draw:transform="rotate (1.5707963267949) translate (24.2569422382671cm 23.46895cm)" svg:viewBox="0 0 2100 804" draw:points="0,402 350,402 466,0 700,804 933,0 1167,804 1400,0 1634,804 1750,402 2100,402">
            <text:p/>
          </draw:polyline>
          <draw:custom-shape draw:style-name="gr36" draw:text-style-name="P29" draw:layer="layout" svg:width="2.145cm" svg:height="2.1cm" svg:x="13.91cm" svg:y="10.8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6.055cm" svg:y="11.394cm" svg:viewBox="0 0 2681 1050" draw:points="0,525 447,525 596,0 893,1050 1191,0 1489,1050 1787,0 2084,1050 2233,525 2681,525">
            <text:p/>
          </draw:polyline>
          <draw:polyline draw:style-name="gr35" draw:text-style-name="P6" draw:layer="layout" svg:width="2.099cm" svg:height="0.803cm" draw:transform="rotate (1.5707963267949) translate (14.6071227436823cm 10.86895cm)" svg:viewBox="0 0 2100 804" draw:points="0,402 350,402 466,0 700,804 933,0 1167,804 1400,0 1634,804 1750,402 2100,402">
            <text:p/>
          </draw:polyline>
          <draw:custom-shape draw:style-name="gr37" draw:text-style-name="P2" draw:layer="layout" svg:width="2.145cm" svg:height="2.1cm" svg:x="18.735cm" svg:y="10.8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0.88cm" svg:y="11.394cm" svg:viewBox="0 0 2681 1050" draw:points="0,525 447,525 596,0 893,1050 1191,0 1489,1050 1787,0 2084,1050 2233,525 2681,525">
            <text:p/>
          </draw:polyline>
          <draw:polyline draw:style-name="gr35" draw:text-style-name="P6" draw:layer="layout" svg:width="2.099cm" svg:height="0.803cm" draw:transform="rotate (1.5707963267949) translate (19.4320324909747cm 10.86895cm)" svg:viewBox="0 0 2100 804" draw:points="0,402 350,402 466,0 700,804 933,0 1167,804 1400,0 1634,804 1750,402 2100,402">
            <text:p/>
          </draw:polyline>
          <draw:custom-shape draw:style-name="gr37" draw:text-style-name="P2" draw:layer="layout" svg:width="2.145cm" svg:height="2.1cm" svg:x="4.261cm" svg:y="10.8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6.406cm" svg:y="11.394cm" svg:viewBox="0 0 2681 1050" draw:points="0,525 447,525 596,0 893,1050 1191,0 1489,1050 1787,0 2084,1050 2233,525 2681,525">
            <text:p/>
          </draw:polyline>
          <draw:polyline draw:style-name="gr35" draw:text-style-name="P6" draw:layer="layout" svg:width="2.099cm" svg:height="0.803cm" draw:transform="rotate (1.5707963267949) translate (4.95837545126354cm 10.86895cm)" svg:viewBox="0 0 2100 804" draw:points="0,402 350,402 466,0 700,804 933,0 1167,804 1400,0 1634,804 1750,402 2100,402">
            <text:p/>
          </draw:polyline>
          <draw:custom-shape draw:style-name="gr37" draw:text-style-name="P2" draw:layer="layout" svg:width="2.145cm" svg:height="2.1cm" svg:x="9.086cm" svg:y="10.8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1.231cm" svg:y="11.394cm" svg:viewBox="0 0 2681 1050" draw:points="0,525 447,525 596,0 893,1050 1191,0 1489,1050 1787,0 2084,1050 2233,525 2681,525">
            <text:p/>
          </draw:polyline>
          <draw:polyline draw:style-name="gr35" draw:text-style-name="P6" draw:layer="layout" svg:width="2.099cm" svg:height="0.803cm" draw:transform="rotate (1.5707963267949) translate (9.78328519855595cm 10.86895cm)" svg:viewBox="0 0 2100 804" draw:points="0,402 350,402 466,0 700,804 933,0 1167,804 1400,0 1634,804 1750,402 2100,402">
            <text:p/>
          </draw:polyline>
          <draw:polyline draw:style-name="gr35" draw:text-style-name="P6" draw:layer="layout" svg:width="2.68cm" svg:height="1.049cm" svg:x="1.58cm" svg:y="11.394cm" svg:viewBox="0 0 2681 1050" draw:points="0,525 447,525 596,0 893,1050 1191,0 1489,1050 1787,0 2084,1050 2233,525 2681,525">
            <text:p/>
          </draw:polyline>
          <draw:custom-shape draw:style-name="gr39" draw:text-style-name="P28" draw:layer="layout" svg:width="2.144cm" svg:height="2.1cm" svg:x="23.56cm" svg:y="10.869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5.704cm" svg:y="11.394cm" svg:viewBox="0 0 2681 1050" draw:points="0,525 447,525 596,0 893,1050 1191,0 1489,1050 1787,0 2084,1050 2233,525 2681,525">
            <text:p/>
          </draw:polyline>
          <draw:polyline draw:style-name="gr35" draw:text-style-name="P6" draw:layer="layout" svg:width="2.099cm" svg:height="0.803cm" draw:transform="rotate (1.5707963267949) translate (24.2569422382671cm 10.86895cm)" svg:viewBox="0 0 2100 804" draw:points="0,402 350,402 466,0 700,804 933,0 1167,804 1400,0 1634,804 1750,402 2100,402">
            <text:p/>
          </draw:polyline>
          <draw:custom-shape draw:style-name="gr38" draw:text-style-name="P2" draw:layer="layout" svg:width="2.144cm" svg:height="2.1cm" svg:x="13.907cm" svg:y="6.64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6.051cm" svg:y="7.164cm" svg:viewBox="0 0 2681 1050" draw:points="0,525 447,525 596,0 893,1050 1191,0 1489,1050 1787,0 2084,1050 2233,525 2681,525">
            <text:p/>
          </draw:polyline>
          <draw:polyline draw:style-name="gr35" draw:text-style-name="P6" draw:layer="layout" svg:width="2.099cm" svg:height="0.803cm" draw:transform="rotate (1.5707963267949) translate (14.7111263537906cm 6.6385cm)" svg:viewBox="0 0 2100 804" draw:points="0,402 350,402 466,0 700,804 933,0 1167,804 1400,0 1634,804 1750,402 2100,402">
            <text:p/>
          </draw:polyline>
          <draw:custom-shape draw:style-name="gr38" draw:text-style-name="P2" draw:layer="layout" svg:width="2.144cm" svg:height="2.1cm" svg:x="18.732cm" svg:y="6.64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0.876cm" svg:y="7.164cm" svg:viewBox="0 0 2681 1050" draw:points="0,525 447,525 596,0 893,1050 1191,0 1489,1050 1787,0 2084,1050 2233,525 2681,525">
            <text:p/>
          </draw:polyline>
          <draw:polyline draw:style-name="gr35" draw:text-style-name="P6" draw:layer="layout" svg:width="2.099cm" svg:height="0.803cm" draw:transform="rotate (1.5707963267949) translate (19.536036101083cm 6.6385cm)" svg:viewBox="0 0 2100 804" draw:points="0,402 350,402 466,0 700,804 933,0 1167,804 1400,0 1634,804 1750,402 2100,402">
            <text:p/>
          </draw:polyline>
          <draw:custom-shape draw:style-name="gr37" draw:text-style-name="P2" draw:layer="layout" svg:width="2.145cm" svg:height="2.1cm" svg:x="4.258cm" svg:y="6.64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6.403cm" svg:y="7.164cm" svg:viewBox="0 0 2681 1050" draw:points="0,525 447,525 596,0 893,1050 1191,0 1489,1050 1787,0 2084,1050 2233,525 2681,525">
            <text:p/>
          </draw:polyline>
          <draw:polyline draw:style-name="gr35" draw:text-style-name="P6" draw:layer="layout" svg:width="2.099cm" svg:height="0.803cm" draw:transform="rotate (1.5707963267949) translate (5.06237906137184cm 6.6385cm)" svg:viewBox="0 0 2100 804" draw:points="0,402 350,402 466,0 700,804 933,0 1167,804 1400,0 1634,804 1750,402 2100,402">
            <text:p/>
          </draw:polyline>
          <draw:custom-shape draw:style-name="gr37" draw:text-style-name="P2" draw:layer="layout" svg:width="2.145cm" svg:height="2.1cm" svg:x="9.083cm" svg:y="6.64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1.228cm" svg:y="7.164cm" svg:viewBox="0 0 2681 1050" draw:points="0,525 447,525 596,0 893,1050 1191,0 1489,1050 1787,0 2084,1050 2233,525 2681,525">
            <text:p/>
          </draw:polyline>
          <draw:polyline draw:style-name="gr35" draw:text-style-name="P6" draw:layer="layout" svg:width="2.099cm" svg:height="0.803cm" draw:transform="rotate (1.5707963267949) translate (9.88728880866426cm 6.6385cm)" svg:viewBox="0 0 2100 804" draw:points="0,402 350,402 466,0 700,804 933,0 1167,804 1400,0 1634,804 1750,402 2100,402">
            <text:p/>
          </draw:polyline>
          <draw:polyline draw:style-name="gr35" draw:text-style-name="P6" draw:layer="layout" svg:width="2.68cm" svg:height="1.049cm" svg:x="1.577cm" svg:y="7.164cm" svg:viewBox="0 0 2681 1050" draw:points="0,525 447,525 596,0 893,1050 1191,0 1489,1050 1787,0 2084,1050 2233,525 2681,525">
            <text:p/>
          </draw:polyline>
          <draw:custom-shape draw:style-name="gr38" draw:text-style-name="P2" draw:layer="layout" svg:width="2.144cm" svg:height="2.1cm" svg:x="23.557cm" svg:y="6.64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5.701cm" svg:y="7.164cm" svg:viewBox="0 0 2681 1050" draw:points="0,525 447,525 596,0 893,1050 1191,0 1489,1050 1787,0 2084,1050 2233,525 2681,525">
            <text:p/>
          </draw:polyline>
          <draw:polyline draw:style-name="gr35" draw:text-style-name="P6" draw:layer="layout" svg:width="2.099cm" svg:height="0.803cm" draw:transform="rotate (1.5707963267949) translate (24.3609458483754cm 6.6385cm)" svg:viewBox="0 0 2100 804" draw:points="0,402 350,402 466,0 700,804 933,0 1167,804 1400,0 1634,804 1750,402 2100,402">
            <text:p/>
          </draw:polyline>
          <draw:custom-shape draw:style-name="gr34" draw:text-style-name="P28" draw:layer="layout" svg:width="2.145cm" svg:height="2.1cm" svg:x="13.91cm" svg:y="27.6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6.055cm" svg:y="28.156cm" svg:viewBox="0 0 2681 1050" draw:points="0,525 447,525 596,0 893,1050 1191,0 1489,1050 1787,0 2084,1050 2233,525 2681,525">
            <text:p/>
          </draw:polyline>
          <draw:polyline draw:style-name="gr35" draw:text-style-name="P6" draw:layer="layout" svg:width="2.099cm" svg:height="0.803cm" draw:transform="rotate (1.5707963267949) translate (14.6071227436823cm 27.63115cm)" svg:viewBox="0 0 2100 804" draw:points="0,402 350,402 466,0 700,804 933,0 1167,804 1400,0 1634,804 1750,402 2100,402">
            <text:p/>
          </draw:polyline>
          <draw:custom-shape draw:style-name="gr36" draw:text-style-name="P29" draw:layer="layout" svg:width="2.145cm" svg:height="2.1cm" svg:x="18.735cm" svg:y="27.6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0.88cm" svg:y="28.156cm" svg:viewBox="0 0 2681 1050" draw:points="0,525 447,525 596,0 893,1050 1191,0 1489,1050 1787,0 2084,1050 2233,525 2681,525">
            <text:p/>
          </draw:polyline>
          <draw:polyline draw:style-name="gr35" draw:text-style-name="P6" draw:layer="layout" svg:width="2.099cm" svg:height="0.803cm" draw:transform="rotate (1.5707963267949) translate (19.4320324909747cm 27.63115cm)" svg:viewBox="0 0 2100 804" draw:points="0,402 350,402 466,0 700,804 933,0 1167,804 1400,0 1634,804 1750,402 2100,402">
            <text:p/>
          </draw:polyline>
          <draw:custom-shape draw:style-name="gr37" draw:text-style-name="P2" draw:layer="layout" svg:width="2.145cm" svg:height="2.1cm" svg:x="4.261cm" svg:y="27.6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6.406cm" svg:y="28.156cm" svg:viewBox="0 0 2681 1050" draw:points="0,525 447,525 596,0 893,1050 1191,0 1489,1050 1787,0 2084,1050 2233,525 2681,525">
            <text:p/>
          </draw:polyline>
          <draw:polyline draw:style-name="gr35" draw:text-style-name="P6" draw:layer="layout" svg:width="2.099cm" svg:height="0.803cm" draw:transform="rotate (1.5707963267949) translate (4.95837545126354cm 27.63115cm)" svg:viewBox="0 0 2100 804" draw:points="0,402 350,402 466,0 700,804 933,0 1167,804 1400,0 1634,804 1750,402 2100,402">
            <text:p/>
          </draw:polyline>
          <draw:custom-shape draw:style-name="gr36" draw:text-style-name="P29" draw:layer="layout" svg:width="2.145cm" svg:height="2.1cm" svg:x="9.086cm" svg:y="27.6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1.231cm" svg:y="28.156cm" svg:viewBox="0 0 2681 1050" draw:points="0,525 447,525 596,0 893,1050 1191,0 1489,1050 1787,0 2084,1050 2233,525 2681,525">
            <text:p/>
          </draw:polyline>
          <draw:polyline draw:style-name="gr35" draw:text-style-name="P6" draw:layer="layout" svg:width="2.099cm" svg:height="0.803cm" draw:transform="rotate (1.5707963267949) translate (9.78328519855595cm 27.63115cm)" svg:viewBox="0 0 2100 804" draw:points="0,402 350,402 466,0 700,804 933,0 1167,804 1400,0 1634,804 1750,402 2100,402">
            <text:p/>
          </draw:polyline>
          <draw:polyline draw:style-name="gr35" draw:text-style-name="P6" draw:layer="layout" svg:width="2.68cm" svg:height="1.049cm" svg:x="1.58cm" svg:y="28.156cm" svg:viewBox="0 0 2681 1050" draw:points="0,525 447,525 596,0 893,1050 1191,0 1489,1050 1787,0 2084,1050 2233,525 2681,525">
            <text:p/>
          </draw:polyline>
          <draw:custom-shape draw:style-name="gr38" draw:text-style-name="P2" draw:layer="layout" svg:width="2.144cm" svg:height="2.1cm" svg:x="23.56cm" svg:y="27.6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5.704cm" svg:y="28.156cm" svg:viewBox="0 0 2681 1050" draw:points="0,525 447,525 596,0 893,1050 1191,0 1489,1050 1787,0 2084,1050 2233,525 2681,525">
            <text:p/>
          </draw:polyline>
          <draw:polyline draw:style-name="gr35" draw:text-style-name="P6" draw:layer="layout" svg:width="2.099cm" svg:height="0.803cm" draw:transform="rotate (1.5707963267949) translate (24.2569422382671cm 27.63115cm)" svg:viewBox="0 0 2100 804" draw:points="0,402 350,402 466,0 700,804 933,0 1167,804 1400,0 1634,804 1750,402 2100,402">
            <text:p/>
          </draw:polyline>
          <draw:custom-shape draw:style-name="gr36" draw:text-style-name="P29" draw:layer="layout" svg:width="2.145cm" svg:height="2.1cm" svg:x="13.91cm" svg:y="31.8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6.055cm" svg:y="32.356cm" svg:viewBox="0 0 2681 1050" draw:points="0,525 447,525 596,0 893,1050 1191,0 1489,1050 1787,0 2084,1050 2233,525 2681,525">
            <text:p/>
          </draw:polyline>
          <draw:polyline draw:style-name="gr35" draw:text-style-name="P6" draw:layer="layout" svg:width="2.099cm" svg:height="0.803cm" draw:transform="rotate (1.5707963267949) translate (14.6071227436823cm 31.83115cm)" svg:viewBox="0 0 2100 804" draw:points="0,402 350,402 466,0 700,804 933,0 1167,804 1400,0 1634,804 1750,402 2100,402">
            <text:p/>
          </draw:polyline>
          <draw:custom-shape draw:style-name="gr37" draw:text-style-name="P2" draw:layer="layout" svg:width="2.145cm" svg:height="2.1cm" svg:x="18.735cm" svg:y="31.8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0.88cm" svg:y="32.356cm" svg:viewBox="0 0 2681 1050" draw:points="0,525 447,525 596,0 893,1050 1191,0 1489,1050 1787,0 2084,1050 2233,525 2681,525">
            <text:p/>
          </draw:polyline>
          <draw:polyline draw:style-name="gr35" draw:text-style-name="P6" draw:layer="layout" svg:width="2.099cm" svg:height="0.803cm" draw:transform="rotate (1.5707963267949) translate (19.4320324909747cm 31.83115cm)" svg:viewBox="0 0 2100 804" draw:points="0,402 350,402 466,0 700,804 933,0 1167,804 1400,0 1634,804 1750,402 2100,402">
            <text:p/>
          </draw:polyline>
          <draw:custom-shape draw:style-name="gr37" draw:text-style-name="P2" draw:layer="layout" svg:width="2.145cm" svg:height="2.1cm" svg:x="4.261cm" svg:y="31.8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6.406cm" svg:y="32.356cm" svg:viewBox="0 0 2681 1050" draw:points="0,525 447,525 596,0 893,1050 1191,0 1489,1050 1787,0 2084,1050 2233,525 2681,525">
            <text:p/>
          </draw:polyline>
          <draw:polyline draw:style-name="gr35" draw:text-style-name="P6" draw:layer="layout" svg:width="2.099cm" svg:height="0.803cm" draw:transform="rotate (1.5707963267949) translate (4.95837545126354cm 31.83115cm)" svg:viewBox="0 0 2100 804" draw:points="0,402 350,402 466,0 700,804 933,0 1167,804 1400,0 1634,804 1750,402 2100,402">
            <text:p/>
          </draw:polyline>
          <draw:custom-shape draw:style-name="gr37" draw:text-style-name="P2" draw:layer="layout" svg:width="2.145cm" svg:height="2.1cm" svg:x="9.086cm" svg:y="31.8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1.231cm" svg:y="32.356cm" svg:viewBox="0 0 2681 1050" draw:points="0,525 447,525 596,0 893,1050 1191,0 1489,1050 1787,0 2084,1050 2233,525 2681,525">
            <text:p/>
          </draw:polyline>
          <draw:polyline draw:style-name="gr35" draw:text-style-name="P6" draw:layer="layout" svg:width="2.099cm" svg:height="0.803cm" draw:transform="rotate (1.5707963267949) translate (9.78328519855595cm 31.83115cm)" svg:viewBox="0 0 2100 804" draw:points="0,402 350,402 466,0 700,804 933,0 1167,804 1400,0 1634,804 1750,402 2100,402">
            <text:p/>
          </draw:polyline>
          <draw:polyline draw:style-name="gr35" draw:text-style-name="P6" draw:layer="layout" svg:width="2.68cm" svg:height="1.049cm" svg:x="1.58cm" svg:y="32.356cm" svg:viewBox="0 0 2681 1050" draw:points="0,525 447,525 596,0 893,1050 1191,0 1489,1050 1787,0 2084,1050 2233,525 2681,525">
            <text:p/>
          </draw:polyline>
          <draw:custom-shape draw:style-name="gr38" draw:text-style-name="P2" draw:layer="layout" svg:width="2.144cm" svg:height="2.1cm" svg:x="23.56cm" svg:y="31.8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5.704cm" svg:y="32.356cm" svg:viewBox="0 0 2681 1050" draw:points="0,525 447,525 596,0 893,1050 1191,0 1489,1050 1787,0 2084,1050 2233,525 2681,525">
            <text:p/>
          </draw:polyline>
          <draw:polyline draw:style-name="gr35" draw:text-style-name="P6" draw:layer="layout" svg:width="2.099cm" svg:height="0.803cm" draw:transform="rotate (1.5707963267949) translate (24.2569422382671cm 31.83115cm)" svg:viewBox="0 0 2100 804" draw:points="0,402 350,402 466,0 700,804 933,0 1167,804 1400,0 1634,804 1750,402 2100,402">
            <text:p/>
          </draw:polyline>
          <draw:custom-shape draw:style-name="gr37" draw:text-style-name="P2" draw:layer="layout" svg:width="2.145cm" svg:height="2.1cm" svg:x="13.91cm" svg:y="36.0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6.055cm" svg:y="36.556cm" svg:viewBox="0 0 2681 1050" draw:points="0,525 447,525 596,0 893,1050 1191,0 1489,1050 1787,0 2084,1050 2233,525 2681,525">
            <text:p/>
          </draw:polyline>
          <draw:polyline draw:style-name="gr35" draw:text-style-name="P6" draw:layer="layout" svg:width="2.099cm" svg:height="0.803cm" draw:transform="rotate (1.5707963267949) translate (14.6071227436823cm 36.03115cm)" svg:viewBox="0 0 2100 804" draw:points="0,402 350,402 466,0 700,804 933,0 1167,804 1400,0 1634,804 1750,402 2100,402">
            <text:p/>
          </draw:polyline>
          <draw:custom-shape draw:style-name="gr37" draw:text-style-name="P2" draw:layer="layout" svg:width="2.145cm" svg:height="2.1cm" svg:x="18.735cm" svg:y="36.0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0.88cm" svg:y="36.556cm" svg:viewBox="0 0 2681 1050" draw:points="0,525 447,525 596,0 893,1050 1191,0 1489,1050 1787,0 2084,1050 2233,525 2681,525">
            <text:p/>
          </draw:polyline>
          <draw:polyline draw:style-name="gr35" draw:text-style-name="P6" draw:layer="layout" svg:width="2.099cm" svg:height="0.803cm" draw:transform="rotate (1.5707963267949) translate (19.4320324909747cm 36.03115cm)" svg:viewBox="0 0 2100 804" draw:points="0,402 350,402 466,0 700,804 933,0 1167,804 1400,0 1634,804 1750,402 2100,402">
            <text:p/>
          </draw:polyline>
          <draw:custom-shape draw:style-name="gr37" draw:text-style-name="P2" draw:layer="layout" svg:width="2.145cm" svg:height="2.1cm" svg:x="4.261cm" svg:y="36.0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6.406cm" svg:y="36.556cm" svg:viewBox="0 0 2681 1050" draw:points="0,525 447,525 596,0 893,1050 1191,0 1489,1050 1787,0 2084,1050 2233,525 2681,525">
            <text:p/>
          </draw:polyline>
          <draw:polyline draw:style-name="gr35" draw:text-style-name="P6" draw:layer="layout" svg:width="2.099cm" svg:height="0.803cm" draw:transform="rotate (1.5707963267949) translate (4.95837545126354cm 36.03115cm)" svg:viewBox="0 0 2100 804" draw:points="0,402 350,402 466,0 700,804 933,0 1167,804 1400,0 1634,804 1750,402 2100,402">
            <text:p/>
          </draw:polyline>
          <draw:custom-shape draw:style-name="gr37" draw:text-style-name="P2" draw:layer="layout" svg:width="2.145cm" svg:height="2.1cm" svg:x="9.086cm" svg:y="36.0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11.231cm" svg:y="36.556cm" svg:viewBox="0 0 2681 1050" draw:points="0,525 447,525 596,0 893,1050 1191,0 1489,1050 1787,0 2084,1050 2233,525 2681,525">
            <text:p/>
          </draw:polyline>
          <draw:polyline draw:style-name="gr35" draw:text-style-name="P6" draw:layer="layout" svg:width="2.099cm" svg:height="0.803cm" draw:transform="rotate (1.5707963267949) translate (9.78328519855595cm 36.03115cm)" svg:viewBox="0 0 2100 804" draw:points="0,402 350,402 466,0 700,804 933,0 1167,804 1400,0 1634,804 1750,402 2100,402">
            <text:p/>
          </draw:polyline>
          <draw:polyline draw:style-name="gr35" draw:text-style-name="P6" draw:layer="layout" svg:width="2.68cm" svg:height="1.049cm" svg:x="1.58cm" svg:y="36.556cm" svg:viewBox="0 0 2681 1050" draw:points="0,525 447,525 596,0 893,1050 1191,0 1489,1050 1787,0 2084,1050 2233,525 2681,525">
            <text:p/>
          </draw:polyline>
          <draw:custom-shape draw:style-name="gr38" draw:text-style-name="P2" draw:layer="layout" svg:width="2.144cm" svg:height="2.1cm" svg:x="23.56cm" svg:y="36.031cm">
            <text:p/>
            <draw:enhanced-geometry svg:viewBox="0 0 21600 21600" draw:mirror-horizontal="false" draw:mirror-vertical="false" draw:type="rectangle" draw:enhanced-path="M 0 0 L 21600 0 21600 21600 0 21600 0 0 Z N"/>
          </draw:custom-shape>
          <draw:polyline draw:style-name="gr35" draw:text-style-name="P6" draw:layer="layout" svg:width="2.68cm" svg:height="1.049cm" svg:x="25.704cm" svg:y="36.556cm" svg:viewBox="0 0 2681 1050" draw:points="0,525 447,525 596,0 893,1050 1191,0 1489,1050 1787,0 2084,1050 2233,525 2681,525">
            <text:p/>
          </draw:polyline>
          <draw:polyline draw:style-name="gr35" draw:text-style-name="P6" draw:layer="layout" svg:width="2.099cm" svg:height="0.803cm" draw:transform="rotate (1.5707963267949) translate (24.2569422382671cm 36.03115cm)" svg:viewBox="0 0 2100 804" draw:points="0,402 350,402 466,0 700,804 933,0 1167,804 1400,0 1634,804 1750,402 2100,402">
            <text:p/>
          </draw:polyline>
        </draw:g>
      </draw:page>
      <draw:page draw:name="page6" draw:style-name="dp1" draw:master-page-name="標準">
        <draw:custom-shape draw:style-name="gr40" draw:text-style-name="P6" draw:layer="layout" svg:width="22.25cm" svg:height="10.807cm" svg:x="4.5cm" svg:y="25.193cm">
          <text:p/>
          <draw:enhanced-geometry svg:viewBox="0 0 21600 21600" draw:type="rectangle" draw:enhanced-path="M 0 0 L 21600 0 21600 21600 0 21600 0 0 Z N"/>
        </draw:custom-shape>
        <draw:custom-shape draw:style-name="gr41" draw:text-style-name="P30" draw:layer="layout" svg:width="18.408cm" svg:height="10.763cm" svg:x="6.309cm" svg:y="25.193cm">
          <text:p/>
          <draw:enhanced-geometry svg:viewBox="0 0 21600 21600" draw:type="rectangle" draw:enhanced-path="M 0 0 L 21600 0 21600 21600 0 21600 0 0 Z N"/>
        </draw:custom-shape>
        <draw:custom-shape draw:style-name="gr42" draw:text-style-name="P31" draw:layer="layout" svg:width="3.753cm" svg:height="7.35cm" svg:x="18.972cm" svg:y="26.243cm">
          <text:p/>
          <draw:enhanced-geometry svg:viewBox="0 0 21600 21600" draw:mirror-horizontal="false" draw:mirror-vertical="false" draw:glue-points="?f0 0 ?f1 10800 0 21600 10800 21600 21600 21600 ?f7 10800" draw:text-areas="?f1 10800 ?f2 18000 ?f3 7200 ?f4 21600" draw:type="isosceles-triangle" draw:modifiers="10784.88302339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31" draw:layer="layout" svg:width="3.217cm" svg:height="1.575cm" svg:x="14.147cm" svg:y="29.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4" draw:text-style-name="P32" draw:layer="layout" svg:width="7.507cm" svg:height="5.347cm" draw:transform="skewX (0.00872664625997167) rotate (1.25332093585713) translate (7.71407220216606cm 33.55255cm)" svg:viewBox="0 0 7508 5348" svg:d="M0 0c722 712 505 784 1083 1070 577 284 1660-785 2454-571 794 213 1516 213 2166-1 650-215 1805-357 1805-357 0 0-939 1496-2888 2139-1950 643-2094 928-2383 1499-289 570-865 285-434 1569l-431-1284z">
          <text:p/>
        </draw:path>
        <draw:g draw:style-name="gr1">
          <draw:g draw:style-name="gr1">
            <draw:custom-shape draw:style-name="gr45" draw:text-style-name="P33" draw:layer="layout" svg:width="9.963cm" svg:height="10.81cm" svg:x="10.516cm" svg:y="6.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3.729cm" svg:height="3.905cm" svg:x="13.532cm" svg:y="6.827cm">
              <draw:image xlink:href="Pictures/10000001000002C0000002FAE88DD00E.png" xlink:type="simple" xlink:show="embed" xlink:actuate="onLoad" draw:mime-type="image/png">
                <text:p/>
              </draw:image>
            </draw:frame>
            <draw:frame draw:style-name="gr6" draw:text-style-name="P6" draw:layer="layout" svg:width="1.866cm" svg:height="1.952cm" svg:x="12.923cm" svg:y="10.479cm">
              <draw:image xlink:href="Pictures/10000001000002C0000002FAE88DD00E.png" xlink:type="simple" xlink:show="embed" xlink:actuate="onLoad" draw:mime-type="image/png">
                <text:p/>
              </draw:image>
            </draw:frame>
            <draw:frame draw:style-name="gr6" draw:text-style-name="P6" draw:layer="layout" svg:width="1.865cm" svg:height="1.952cm" svg:x="14.52cm" svg:y="10.479cm">
              <draw:image xlink:href="Pictures/10000001000002C0000002FAE88DD00E.png" xlink:type="simple" xlink:show="embed" xlink:actuate="onLoad" draw:mime-type="image/png">
                <text:p/>
              </draw:image>
            </draw:frame>
            <draw:frame draw:style-name="gr6" draw:text-style-name="P6" draw:layer="layout" svg:width="1.865cm" svg:height="1.952cm" svg:x="16.124cm" svg:y="10.479cm">
              <draw:image xlink:href="Pictures/10000001000002C0000002FAE88DD00E.png" xlink:type="simple" xlink:show="embed" xlink:actuate="onLoad" draw:mime-type="image/png">
                <text:p/>
              </draw:image>
            </draw:frame>
            <draw:frame draw:style-name="gr46" draw:text-style-name="P6" draw:layer="layout" svg:width="0.933cm" svg:height="0.977cm" svg:x="12.614cm" svg:y="12.33cm">
              <draw:image xlink:href="Pictures/10000001000002C0000002FAE88DD00E.png" xlink:type="simple" xlink:show="embed" xlink:actuate="onLoad" draw:mime-type="image/png">
                <text:p/>
              </draw:image>
            </draw:frame>
            <draw:frame draw:style-name="gr46" draw:text-style-name="P6" draw:layer="layout" svg:width="0.931cm" svg:height="0.977cm" svg:x="13.428cm" svg:y="12.33cm">
              <draw:image xlink:href="Pictures/10000001000002C0000002FAE88DD00E.png" xlink:type="simple" xlink:show="embed" xlink:actuate="onLoad" draw:mime-type="image/png">
                <text:p/>
              </draw:image>
            </draw:frame>
            <draw:frame draw:style-name="gr46" draw:text-style-name="P6" draw:layer="layout" svg:width="0.933cm" svg:height="0.977cm" svg:x="14.218cm" svg:y="12.33cm">
              <draw:image xlink:href="Pictures/10000001000002C0000002FAE88DD00E.png" xlink:type="simple" xlink:show="embed" xlink:actuate="onLoad" draw:mime-type="image/png">
                <text:p/>
              </draw:image>
            </draw:frame>
            <draw:frame draw:style-name="gr46" draw:text-style-name="P6" draw:layer="layout" svg:width="0.932cm" svg:height="0.977cm" svg:x="15.015cm" svg:y="12.33cm">
              <draw:image xlink:href="Pictures/10000001000002C0000002FAE88DD00E.png" xlink:type="simple" xlink:show="embed" xlink:actuate="onLoad" draw:mime-type="image/png">
                <text:p/>
              </draw:image>
            </draw:frame>
            <draw:frame draw:style-name="gr46" draw:text-style-name="P6" draw:layer="layout" svg:width="0.933cm" svg:height="0.977cm" svg:x="15.828cm" svg:y="12.33cm">
              <draw:image xlink:href="Pictures/10000001000002C0000002FAE88DD00E.png" xlink:type="simple" xlink:show="embed" xlink:actuate="onLoad" draw:mime-type="image/png">
                <text:p/>
              </draw:image>
            </draw:frame>
            <draw:frame draw:style-name="gr46" draw:text-style-name="P6" draw:layer="layout" svg:width="0.932cm" svg:height="0.977cm" svg:x="16.619cm" svg:y="12.33cm">
              <draw:image xlink:href="Pictures/10000001000002C0000002FAE88DD00E.png" xlink:type="simple" xlink:show="embed" xlink:actuate="onLoad" draw:mime-type="image/png">
                <text:p/>
              </draw:image>
            </draw:frame>
            <draw:frame draw:style-name="gr46" draw:text-style-name="P6" draw:layer="layout" svg:width="0.931cm" svg:height="0.977cm" svg:x="17.415cm" svg:y="12.33cm">
              <draw:image xlink:href="Pictures/10000001000002C0000002FAE88DD00E.png" xlink:type="simple" xlink:show="embed" xlink:actuate="onLoad" draw:mime-type="image/png">
                <text:p/>
              </draw:image>
            </draw:frame>
            <draw:frame draw:style-name="gr47" draw:text-style-name="P6" draw:layer="layout" svg:width="0.465cm" svg:height="0.471cm" svg:x="12.441cm" svg:y="13.241cm">
              <draw:image xlink:href="Pictures/10000001000002C0000002FAE88DD00E.png" xlink:type="simple" xlink:show="embed" xlink:actuate="onLoad" draw:mime-type="image/png">
                <text:p/>
              </draw:image>
            </draw:frame>
            <draw:frame draw:style-name="gr47" draw:text-style-name="P6" draw:layer="layout" svg:width="0.467cm" svg:height="0.471cm" svg:x="12.86cm" svg:y="13.241cm">
              <draw:image xlink:href="Pictures/10000001000002C0000002FAE88DD00E.png" xlink:type="simple" xlink:show="embed" xlink:actuate="onLoad" draw:mime-type="image/png">
                <text:p/>
              </draw:image>
            </draw:frame>
            <draw:frame draw:style-name="gr47" draw:text-style-name="P6" draw:layer="layout" svg:width="0.466cm" svg:height="0.471cm" svg:x="13.257cm" svg:y="13.241cm">
              <draw:image xlink:href="Pictures/10000001000002C0000002FAE88DD00E.png" xlink:type="simple" xlink:show="embed" xlink:actuate="onLoad" draw:mime-type="image/png">
                <text:p/>
              </draw:image>
            </draw:frame>
            <draw:frame draw:style-name="gr47" draw:text-style-name="P6" draw:layer="layout" svg:width="0.466cm" svg:height="0.471cm" svg:x="13.667cm" svg:y="13.241cm">
              <draw:image xlink:href="Pictures/10000001000002C0000002FAE88DD00E.png" xlink:type="simple" xlink:show="embed" xlink:actuate="onLoad" draw:mime-type="image/png">
                <text:p/>
              </draw:image>
            </draw:frame>
            <draw:frame draw:style-name="gr47" draw:text-style-name="P6" draw:layer="layout" svg:width="0.466cm" svg:height="0.471cm" svg:x="14.049cm" svg:y="13.241cm">
              <draw:image xlink:href="Pictures/10000001000002C0000002FAE88DD00E.png" xlink:type="simple" xlink:show="embed" xlink:actuate="onLoad" draw:mime-type="image/png">
                <text:p/>
              </draw:image>
            </draw:frame>
            <draw:frame draw:style-name="gr47" draw:text-style-name="P6" draw:layer="layout" svg:width="0.468cm" svg:height="0.471cm" svg:x="14.467cm" svg:y="13.241cm">
              <draw:image xlink:href="Pictures/10000001000002C0000002FAE88DD00E.png" xlink:type="simple" xlink:show="embed" xlink:actuate="onLoad" draw:mime-type="image/png">
                <text:p/>
              </draw:image>
            </draw:frame>
            <draw:frame draw:style-name="gr47" draw:text-style-name="P6" draw:layer="layout" svg:width="0.466cm" svg:height="0.471cm" svg:x="14.864cm" svg:y="13.241cm">
              <draw:image xlink:href="Pictures/10000001000002C0000002FAE88DD00E.png" xlink:type="simple" xlink:show="embed" xlink:actuate="onLoad" draw:mime-type="image/png">
                <text:p/>
              </draw:image>
            </draw:frame>
            <draw:frame draw:style-name="gr47" draw:text-style-name="P6" draw:layer="layout" svg:width="0.466cm" svg:height="0.471cm" svg:x="15.275cm" svg:y="13.241cm">
              <draw:image xlink:href="Pictures/10000001000002C0000002FAE88DD00E.png" xlink:type="simple" xlink:show="embed" xlink:actuate="onLoad" draw:mime-type="image/png">
                <text:p/>
              </draw:image>
            </draw:frame>
            <draw:frame draw:style-name="gr47" draw:text-style-name="P6" draw:layer="layout" svg:width="0.467cm" svg:height="0.471cm" svg:x="15.64cm" svg:y="13.241cm">
              <draw:image xlink:href="Pictures/10000001000002C0000002FAE88DD00E.png" xlink:type="simple" xlink:show="embed" xlink:actuate="onLoad" draw:mime-type="image/png">
                <text:p/>
              </draw:image>
            </draw:frame>
            <draw:frame draw:style-name="gr47" draw:text-style-name="P6" draw:layer="layout" svg:width="0.467cm" svg:height="0.471cm" svg:x="16.061cm" svg:y="13.241cm">
              <draw:image xlink:href="Pictures/10000001000002C0000002FAE88DD00E.png" xlink:type="simple" xlink:show="embed" xlink:actuate="onLoad" draw:mime-type="image/png">
                <text:p/>
              </draw:image>
            </draw:frame>
            <draw:frame draw:style-name="gr47" draw:text-style-name="P6" draw:layer="layout" svg:width="0.466cm" svg:height="0.471cm" svg:x="16.457cm" svg:y="13.241cm">
              <draw:image xlink:href="Pictures/10000001000002C0000002FAE88DD00E.png" xlink:type="simple" xlink:show="embed" xlink:actuate="onLoad" draw:mime-type="image/png">
                <text:p/>
              </draw:image>
            </draw:frame>
            <draw:frame draw:style-name="gr47" draw:text-style-name="P6" draw:layer="layout" svg:width="0.465cm" svg:height="0.471cm" svg:x="16.867cm" svg:y="13.241cm">
              <draw:image xlink:href="Pictures/10000001000002C0000002FAE88DD00E.png" xlink:type="simple" xlink:show="embed" xlink:actuate="onLoad" draw:mime-type="image/png">
                <text:p/>
              </draw:image>
            </draw:frame>
            <draw:frame draw:style-name="gr47" draw:text-style-name="P6" draw:layer="layout" svg:width="0.466cm" svg:height="0.469cm" svg:x="17.279cm" svg:y="13.251cm">
              <draw:image xlink:href="Pictures/10000001000002C0000002FAE88DD00E.png" xlink:type="simple" xlink:show="embed" xlink:actuate="onLoad" draw:mime-type="image/png">
                <text:p/>
              </draw:image>
            </draw:frame>
            <draw:frame draw:style-name="gr47" draw:text-style-name="P6" draw:layer="layout" svg:width="0.467cm" svg:height="0.469cm" svg:x="17.674cm" svg:y="13.251cm">
              <draw:image xlink:href="Pictures/10000001000002C0000002FAE88DD00E.png" xlink:type="simple" xlink:show="embed" xlink:actuate="onLoad" draw:mime-type="image/png">
                <text:p/>
              </draw:image>
            </draw:frame>
            <draw:frame draw:style-name="gr47" draw:text-style-name="P6" draw:layer="layout" svg:width="0.465cm" svg:height="0.469cm" svg:x="18.085cm" svg:y="13.251cm">
              <draw:image xlink:href="Pictures/10000001000002C0000002FAE88DD00E.png" xlink:type="simple" xlink:show="embed" xlink:actuate="onLoad" draw:mime-type="image/png">
                <text:p/>
              </draw:image>
            </draw:frame>
            <draw:frame draw:style-name="gr48" draw:text-style-name="P34" draw:layer="layout" svg:width="0.234cm" svg:height="0.231cm" svg:x="12.362cm" svg:y="13.635cm">
              <draw:image xlink:href="Pictures/10000001000002C0000002FAE88DD00E.png" xlink:type="simple" xlink:show="embed" xlink:actuate="onLoad" draw:mime-type="image/png">
                <text:p/>
              </draw:image>
            </draw:frame>
            <draw:frame draw:style-name="gr48" draw:text-style-name="P34" draw:layer="layout" svg:width="0.233cm" svg:height="0.231cm" svg:x="12.573cm" svg:y="13.635cm">
              <draw:image xlink:href="Pictures/10000001000002C0000002FAE88DD00E.png" xlink:type="simple" xlink:show="embed" xlink:actuate="onLoad" draw:mime-type="image/png">
                <text:p/>
              </draw:image>
            </draw:frame>
            <draw:frame draw:style-name="gr48" draw:text-style-name="P34" draw:layer="layout" svg:width="0.233cm" svg:height="0.231cm" svg:x="12.771cm" svg:y="13.635cm">
              <draw:image xlink:href="Pictures/10000001000002C0000002FAE88DD00E.png" xlink:type="simple" xlink:show="embed" xlink:actuate="onLoad" draw:mime-type="image/png">
                <text:p/>
              </draw:image>
            </draw:frame>
            <draw:frame draw:style-name="gr48" draw:text-style-name="P34" draw:layer="layout" svg:width="0.234cm" svg:height="0.231cm" svg:x="12.976cm" svg:y="13.635cm">
              <draw:image xlink:href="Pictures/10000001000002C0000002FAE88DD00E.png" xlink:type="simple" xlink:show="embed" xlink:actuate="onLoad" draw:mime-type="image/png">
                <text:p/>
              </draw:image>
            </draw:frame>
            <draw:frame draw:style-name="gr48" draw:text-style-name="P34" draw:layer="layout" svg:width="0.231cm" svg:height="0.231cm" svg:x="13.17cm" svg:y="13.635cm">
              <draw:image xlink:href="Pictures/10000001000002C0000002FAE88DD00E.png" xlink:type="simple" xlink:show="embed" xlink:actuate="onLoad" draw:mime-type="image/png">
                <text:p/>
              </draw:image>
            </draw:frame>
            <draw:frame draw:style-name="gr48" draw:text-style-name="P34" draw:layer="layout" svg:width="0.234cm" svg:height="0.231cm" svg:x="13.378cm" svg:y="13.635cm">
              <draw:image xlink:href="Pictures/10000001000002C0000002FAE88DD00E.png" xlink:type="simple" xlink:show="embed" xlink:actuate="onLoad" draw:mime-type="image/png">
                <text:p/>
              </draw:image>
            </draw:frame>
            <draw:frame draw:style-name="gr48" draw:text-style-name="P34" draw:layer="layout" svg:width="0.232cm" svg:height="0.231cm" svg:x="13.576cm" svg:y="13.635cm">
              <draw:image xlink:href="Pictures/10000001000002C0000002FAE88DD00E.png" xlink:type="simple" xlink:show="embed" xlink:actuate="onLoad" draw:mime-type="image/png">
                <text:p/>
              </draw:image>
            </draw:frame>
            <draw:frame draw:style-name="gr48" draw:text-style-name="P34" draw:layer="layout" svg:width="0.235cm" svg:height="0.231cm" svg:x="13.78cm" svg:y="13.635cm">
              <draw:image xlink:href="Pictures/10000001000002C0000002FAE88DD00E.png" xlink:type="simple" xlink:show="embed" xlink:actuate="onLoad" draw:mime-type="image/png">
                <text:p/>
              </draw:image>
            </draw:frame>
            <draw:frame draw:style-name="gr48" draw:text-style-name="P34" draw:layer="layout" svg:width="0.233cm" svg:height="0.231cm" svg:x="13.965cm" svg:y="13.635cm">
              <draw:image xlink:href="Pictures/10000001000002C0000002FAE88DD00E.png" xlink:type="simple" xlink:show="embed" xlink:actuate="onLoad" draw:mime-type="image/png">
                <text:p/>
              </draw:image>
            </draw:frame>
            <draw:frame draw:style-name="gr48" draw:text-style-name="P34" draw:layer="layout" svg:width="0.232cm" svg:height="0.231cm" svg:x="14.176cm" svg:y="13.635cm">
              <draw:image xlink:href="Pictures/10000001000002C0000002FAE88DD00E.png" xlink:type="simple" xlink:show="embed" xlink:actuate="onLoad" draw:mime-type="image/png">
                <text:p/>
              </draw:image>
            </draw:frame>
            <draw:frame draw:style-name="gr48" draw:text-style-name="P34" draw:layer="layout" svg:width="0.234cm" svg:height="0.231cm" svg:x="14.373cm" svg:y="13.635cm">
              <draw:image xlink:href="Pictures/10000001000002C0000002FAE88DD00E.png" xlink:type="simple" xlink:show="embed" xlink:actuate="onLoad" draw:mime-type="image/png">
                <text:p/>
              </draw:image>
            </draw:frame>
            <draw:frame draw:style-name="gr48" draw:text-style-name="P34" draw:layer="layout" svg:width="0.233cm" svg:height="0.231cm" svg:x="14.579cm" svg:y="13.635cm">
              <draw:image xlink:href="Pictures/10000001000002C0000002FAE88DD00E.png" xlink:type="simple" xlink:show="embed" xlink:actuate="onLoad" draw:mime-type="image/png">
                <text:p/>
              </draw:image>
            </draw:frame>
            <draw:frame draw:style-name="gr48" draw:text-style-name="P34" draw:layer="layout" svg:width="0.233cm" svg:height="0.231cm" svg:x="14.786cm" svg:y="13.638cm">
              <draw:image xlink:href="Pictures/10000001000002C0000002FAE88DD00E.png" xlink:type="simple" xlink:show="embed" xlink:actuate="onLoad" draw:mime-type="image/png">
                <text:p/>
              </draw:image>
            </draw:frame>
            <draw:frame draw:style-name="gr48" draw:text-style-name="P34" draw:layer="layout" svg:width="0.232cm" svg:height="0.231cm" svg:x="14.984cm" svg:y="13.638cm">
              <draw:image xlink:href="Pictures/10000001000002C0000002FAE88DD00E.png" xlink:type="simple" xlink:show="embed" xlink:actuate="onLoad" draw:mime-type="image/png">
                <text:p/>
              </draw:image>
            </draw:frame>
            <draw:frame draw:style-name="gr48" draw:text-style-name="P34" draw:layer="layout" svg:width="0.233cm" svg:height="0.231cm" svg:x="15.188cm" svg:y="13.638cm">
              <draw:image xlink:href="Pictures/10000001000002C0000002FAE88DD00E.png" xlink:type="simple" xlink:show="embed" xlink:actuate="onLoad" draw:mime-type="image/png">
                <text:p/>
              </draw:image>
            </draw:frame>
            <draw:frame draw:style-name="gr48" draw:text-style-name="P34" draw:layer="layout" svg:width="0.234cm" svg:height="0.232cm" svg:x="15.563cm" svg:y="13.633cm">
              <draw:image xlink:href="Pictures/10000001000002C0000002FAE88DD00E.png" xlink:type="simple" xlink:show="embed" xlink:actuate="onLoad" draw:mime-type="image/png">
                <text:p/>
              </draw:image>
            </draw:frame>
            <draw:frame draw:style-name="gr48" draw:text-style-name="P34" draw:layer="layout" svg:width="0.234cm" svg:height="0.232cm" svg:x="15.773cm" svg:y="13.633cm">
              <draw:image xlink:href="Pictures/10000001000002C0000002FAE88DD00E.png" xlink:type="simple" xlink:show="embed" xlink:actuate="onLoad" draw:mime-type="image/png">
                <text:p/>
              </draw:image>
            </draw:frame>
            <draw:frame draw:style-name="gr48" draw:text-style-name="P34" draw:layer="layout" svg:width="0.232cm" svg:height="0.232cm" svg:x="15.972cm" svg:y="13.633cm">
              <draw:image xlink:href="Pictures/10000001000002C0000002FAE88DD00E.png" xlink:type="simple" xlink:show="embed" xlink:actuate="onLoad" draw:mime-type="image/png">
                <text:p/>
              </draw:image>
            </draw:frame>
            <draw:frame draw:style-name="gr48" draw:text-style-name="P34" draw:layer="layout" svg:width="0.234cm" svg:height="0.232cm" svg:x="16.176cm" svg:y="13.633cm">
              <draw:image xlink:href="Pictures/10000001000002C0000002FAE88DD00E.png" xlink:type="simple" xlink:show="embed" xlink:actuate="onLoad" draw:mime-type="image/png">
                <text:p/>
              </draw:image>
            </draw:frame>
            <draw:frame draw:style-name="gr48" draw:text-style-name="P34" draw:layer="layout" svg:width="0.233cm" svg:height="0.232cm" svg:x="16.369cm" svg:y="13.633cm">
              <draw:image xlink:href="Pictures/10000001000002C0000002FAE88DD00E.png" xlink:type="simple" xlink:show="embed" xlink:actuate="onLoad" draw:mime-type="image/png">
                <text:p/>
              </draw:image>
            </draw:frame>
            <draw:frame draw:style-name="gr48" draw:text-style-name="P34" draw:layer="layout" svg:width="0.234cm" svg:height="0.232cm" svg:x="16.577cm" svg:y="13.633cm">
              <draw:image xlink:href="Pictures/10000001000002C0000002FAE88DD00E.png" xlink:type="simple" xlink:show="embed" xlink:actuate="onLoad" draw:mime-type="image/png">
                <text:p/>
              </draw:image>
            </draw:frame>
            <draw:frame draw:style-name="gr48" draw:text-style-name="P34" draw:layer="layout" svg:width="0.233cm" svg:height="0.232cm" svg:x="16.775cm" svg:y="13.633cm">
              <draw:image xlink:href="Pictures/10000001000002C0000002FAE88DD00E.png" xlink:type="simple" xlink:show="embed" xlink:actuate="onLoad" draw:mime-type="image/png">
                <text:p/>
              </draw:image>
            </draw:frame>
            <draw:frame draw:style-name="gr48" draw:text-style-name="P34" draw:layer="layout" svg:width="0.235cm" svg:height="0.232cm" svg:x="16.98cm" svg:y="13.633cm">
              <draw:image xlink:href="Pictures/10000001000002C0000002FAE88DD00E.png" xlink:type="simple" xlink:show="embed" xlink:actuate="onLoad" draw:mime-type="image/png">
                <text:p/>
              </draw:image>
            </draw:frame>
            <draw:frame draw:style-name="gr48" draw:text-style-name="P34" draw:layer="layout" svg:width="0.232cm" svg:height="0.232cm" svg:x="17.166cm" svg:y="13.633cm">
              <draw:image xlink:href="Pictures/10000001000002C0000002FAE88DD00E.png" xlink:type="simple" xlink:show="embed" xlink:actuate="onLoad" draw:mime-type="image/png">
                <text:p/>
              </draw:image>
            </draw:frame>
            <draw:frame draw:style-name="gr48" draw:text-style-name="P34" draw:layer="layout" svg:width="0.233cm" svg:height="0.232cm" svg:x="17.376cm" svg:y="13.633cm">
              <draw:image xlink:href="Pictures/10000001000002C0000002FAE88DD00E.png" xlink:type="simple" xlink:show="embed" xlink:actuate="onLoad" draw:mime-type="image/png">
                <text:p/>
              </draw:image>
            </draw:frame>
            <draw:frame draw:style-name="gr48" draw:text-style-name="P34" draw:layer="layout" svg:width="0.234cm" svg:height="0.232cm" svg:x="17.573cm" svg:y="13.633cm">
              <draw:image xlink:href="Pictures/10000001000002C0000002FAE88DD00E.png" xlink:type="simple" xlink:show="embed" xlink:actuate="onLoad" draw:mime-type="image/png">
                <text:p/>
              </draw:image>
            </draw:frame>
            <draw:frame draw:style-name="gr48" draw:text-style-name="P34" draw:layer="layout" svg:width="0.234cm" svg:height="0.232cm" svg:x="17.778cm" svg:y="13.633cm">
              <draw:image xlink:href="Pictures/10000001000002C0000002FAE88DD00E.png" xlink:type="simple" xlink:show="embed" xlink:actuate="onLoad" draw:mime-type="image/png">
                <text:p/>
              </draw:image>
            </draw:frame>
            <draw:frame draw:style-name="gr48" draw:text-style-name="P34" draw:layer="layout" svg:width="0.234cm" svg:height="0.231cm" svg:x="17.985cm" svg:y="13.637cm">
              <draw:image xlink:href="Pictures/10000001000002C0000002FAE88DD00E.png" xlink:type="simple" xlink:show="embed" xlink:actuate="onLoad" draw:mime-type="image/png">
                <text:p/>
              </draw:image>
            </draw:frame>
            <draw:frame draw:style-name="gr48" draw:text-style-name="P34" draw:layer="layout" svg:width="0.233cm" svg:height="0.231cm" svg:x="18.183cm" svg:y="13.637cm">
              <draw:image xlink:href="Pictures/10000001000002C0000002FAE88DD00E.png" xlink:type="simple" xlink:show="embed" xlink:actuate="onLoad" draw:mime-type="image/png">
                <text:p/>
              </draw:image>
            </draw:frame>
            <draw:frame draw:style-name="gr48" draw:text-style-name="P34" draw:layer="layout" svg:width="0.234cm" svg:height="0.231cm" svg:x="18.388cm" svg:y="13.637cm">
              <draw:image xlink:href="Pictures/10000001000002C0000002FAE88DD00E.png" xlink:type="simple" xlink:show="embed" xlink:actuate="onLoad" draw:mime-type="image/png">
                <text:p/>
              </draw:image>
            </draw:frame>
            <draw:frame draw:style-name="gr48" draw:text-style-name="P34" draw:layer="layout" svg:width="0.231cm" svg:height="0.232cm" svg:x="15.381cm" svg:y="13.633cm">
              <draw:image xlink:href="Pictures/10000001000002C0000002FAE88DD00E.png" xlink:type="simple" xlink:show="embed" xlink:actuate="onLoad" draw:mime-type="image/png">
                <text:p/>
              </draw:image>
            </draw:frame>
          </draw:g>
          <draw:frame draw:style-name="gr49" draw:text-style-name="P6" draw:layer="layout" svg:width="10.338cm" svg:height="6.379cm" svg:x="10.395cm" svg:y="17.448cm">
            <draw:image xlink:href="Pictures/100000010000027100000270C07497FA.png" xlink:type="simple" xlink:show="embed" xlink:actuate="onLoad" draw:mime-type="image/png">
              <text:p/>
            </draw:image>
          </draw:frame>
        </draw:g>
      </draw:page>
      <draw:page draw:name="page7" draw:style-name="dp1" draw:master-page-name="標準">
        <draw:custom-shape draw:style-name="gr50" draw:text-style-name="P35" draw:layer="layout" svg:width="4.901cm" svg:height="6.79cm" svg:x="17.637cm" svg:y="15.4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1" draw:text-style-name="P35" draw:layer="layout" svg:width="7.505cm" svg:height="9.252cm" svg:x="6.052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33" draw:layer="layout" svg:width="3.546cm" svg:height="9.389cm" svg:x="8.035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4cm" svg:height="1.672cm" draw:transform="skewX (-0.00593411945678072) rotate (0.171042266695444) translate (8.931cm 15.953cm)">
          <draw:image xlink:href="Pictures/10000001000002C0000002FAE88DD00E.png" xlink:type="simple" xlink:show="embed" xlink:actuate="onLoad" draw:mime-type="image/png">
            <text:p/>
          </draw:image>
        </draw:frame>
        <draw:frame draw:style-name="gr46" draw:text-style-name="P6" draw:layer="layout" svg:width="0.703cm" svg:height="0.836cm" svg:x="8.841cm" svg:y="17.405cm">
          <draw:image xlink:href="Pictures/10000001000002C0000002FAE88DD00E.png" xlink:type="simple" xlink:show="embed" xlink:actuate="onLoad" draw:mime-type="image/png">
            <text:p/>
          </draw:image>
        </draw:frame>
        <draw:frame draw:style-name="gr46" draw:text-style-name="P6" draw:layer="layout" svg:width="0.702cm" svg:height="0.836cm" svg:x="9.441cm" svg:y="17.405cm">
          <draw:image xlink:href="Pictures/10000001000002C0000002FAE88DD00E.png" xlink:type="simple" xlink:show="embed" xlink:actuate="onLoad" draw:mime-type="image/png">
            <text:p/>
          </draw:image>
        </draw:frame>
        <draw:frame draw:style-name="gr46" draw:text-style-name="P6" draw:layer="layout" svg:width="0.702cm" svg:height="0.836cm" svg:x="10.054cm" svg:y="17.405cm">
          <draw:image xlink:href="Pictures/10000001000002C0000002FAE88DD00E.png" xlink:type="simple" xlink:show="embed" xlink:actuate="onLoad" draw:mime-type="image/png">
            <text:p/>
          </draw:image>
        </draw:frame>
        <draw:frame draw:style-name="gr47" draw:text-style-name="P6" draw:layer="layout" svg:width="0.352cm" svg:height="0.402cm" svg:x="8.713cm" svg:y="18.186cm">
          <draw:image xlink:href="Pictures/10000001000002C0000002FAE88DD00E.png" xlink:type="simple" xlink:show="embed" xlink:actuate="onLoad" draw:mime-type="image/png">
            <text:p/>
          </draw:image>
        </draw:frame>
        <draw:frame draw:style-name="gr47" draw:text-style-name="P6" draw:layer="layout" svg:width="0.352cm" svg:height="0.402cm" svg:x="9.029cm" svg:y="18.186cm">
          <draw:image xlink:href="Pictures/10000001000002C0000002FAE88DD00E.png" xlink:type="simple" xlink:show="embed" xlink:actuate="onLoad" draw:mime-type="image/png">
            <text:p/>
          </draw:image>
        </draw:frame>
        <draw:frame draw:style-name="gr47" draw:text-style-name="P6" draw:layer="layout" svg:width="0.351cm" svg:height="0.402cm" svg:x="9.328cm" svg:y="18.186cm">
          <draw:image xlink:href="Pictures/10000001000002C0000002FAE88DD00E.png" xlink:type="simple" xlink:show="embed" xlink:actuate="onLoad" draw:mime-type="image/png">
            <text:p/>
          </draw:image>
        </draw:frame>
        <draw:frame draw:style-name="gr47" draw:text-style-name="P6" draw:layer="layout" svg:width="0.352cm" svg:height="0.402cm" svg:x="9.636cm" svg:y="18.186cm">
          <draw:image xlink:href="Pictures/10000001000002C0000002FAE88DD00E.png" xlink:type="simple" xlink:show="embed" xlink:actuate="onLoad" draw:mime-type="image/png">
            <text:p/>
          </draw:image>
        </draw:frame>
        <draw:frame draw:style-name="gr47" draw:text-style-name="P6" draw:layer="layout" svg:width="0.352cm" svg:height="0.402cm" svg:x="9.912cm" svg:y="18.186cm">
          <draw:image xlink:href="Pictures/10000001000002C0000002FAE88DD00E.png" xlink:type="simple" xlink:show="embed" xlink:actuate="onLoad" draw:mime-type="image/png">
            <text:p/>
          </draw:image>
        </draw:frame>
        <draw:frame draw:style-name="gr47" draw:text-style-name="P6" draw:layer="layout" svg:width="0.352cm" svg:height="0.402cm" svg:x="10.229cm" svg:y="18.186cm">
          <draw:image xlink:href="Pictures/10000001000002C0000002FAE88DD00E.png" xlink:type="simple" xlink:show="embed" xlink:actuate="onLoad" draw:mime-type="image/png">
            <text:p/>
          </draw:image>
        </draw:frame>
        <draw:frame draw:style-name="gr47" draw:text-style-name="P6" draw:layer="layout" svg:width="0.351cm" svg:height="0.402cm" svg:x="10.527cm" svg:y="18.186cm">
          <draw:image xlink:href="Pictures/10000001000002C0000002FAE88DD00E.png" xlink:type="simple" xlink:show="embed" xlink:actuate="onLoad" draw:mime-type="image/png">
            <text:p/>
          </draw:image>
        </draw:frame>
        <draw:frame draw:style-name="gr48" draw:text-style-name="P34" draw:layer="layout" svg:width="0.176cm" svg:height="0.197cm" svg:x="8.65cm" svg:y="18.523cm">
          <draw:image xlink:href="Pictures/10000001000002C0000002FAE88DD00E.png" xlink:type="simple" xlink:show="embed" xlink:actuate="onLoad" draw:mime-type="image/png">
            <text:p/>
          </draw:image>
        </draw:frame>
        <draw:frame draw:style-name="gr48" draw:text-style-name="P34" draw:layer="layout" svg:width="0.176cm" svg:height="0.197cm" svg:x="8.809cm" svg:y="18.523cm">
          <draw:image xlink:href="Pictures/10000001000002C0000002FAE88DD00E.png" xlink:type="simple" xlink:show="embed" xlink:actuate="onLoad" draw:mime-type="image/png">
            <text:p/>
          </draw:image>
        </draw:frame>
        <draw:frame draw:style-name="gr48" draw:text-style-name="P34" draw:layer="layout" svg:width="0.176cm" svg:height="0.197cm" svg:x="8.958cm" svg:y="18.523cm">
          <draw:image xlink:href="Pictures/10000001000002C0000002FAE88DD00E.png" xlink:type="simple" xlink:show="embed" xlink:actuate="onLoad" draw:mime-type="image/png">
            <text:p/>
          </draw:image>
        </draw:frame>
        <draw:frame draw:style-name="gr48" draw:text-style-name="P34" draw:layer="layout" svg:width="0.177cm" svg:height="0.197cm" svg:x="9.112cm" svg:y="18.523cm">
          <draw:image xlink:href="Pictures/10000001000002C0000002FAE88DD00E.png" xlink:type="simple" xlink:show="embed" xlink:actuate="onLoad" draw:mime-type="image/png">
            <text:p/>
          </draw:image>
        </draw:frame>
        <draw:frame draw:style-name="gr48" draw:text-style-name="P34" draw:layer="layout" svg:width="0.176cm" svg:height="0.198cm" svg:x="9.269cm" svg:y="18.525cm">
          <draw:image xlink:href="Pictures/10000001000002C0000002FAE88DD00E.png" xlink:type="simple" xlink:show="embed" xlink:actuate="onLoad" draw:mime-type="image/png">
            <text:p/>
          </draw:image>
        </draw:frame>
        <draw:frame draw:style-name="gr48" draw:text-style-name="P34" draw:layer="layout" svg:width="0.175cm" svg:height="0.198cm" svg:x="9.418cm" svg:y="18.525cm">
          <draw:image xlink:href="Pictures/10000001000002C0000002FAE88DD00E.png" xlink:type="simple" xlink:show="embed" xlink:actuate="onLoad" draw:mime-type="image/png">
            <text:p/>
          </draw:image>
        </draw:frame>
        <draw:frame draw:style-name="gr48" draw:text-style-name="P34" draw:layer="layout" svg:width="0.177cm" svg:height="0.198cm" svg:x="9.571cm" svg:y="18.525cm">
          <draw:image xlink:href="Pictures/10000001000002C0000002FAE88DD00E.png" xlink:type="simple" xlink:show="embed" xlink:actuate="onLoad" draw:mime-type="image/png">
            <text:p/>
          </draw:image>
        </draw:frame>
        <draw:frame draw:style-name="gr48" draw:text-style-name="P34" draw:layer="layout" svg:width="0.176cm" svg:height="0.198cm" svg:x="9.854cm" svg:y="18.522cm">
          <draw:image xlink:href="Pictures/10000001000002C0000002FAE88DD00E.png" xlink:type="simple" xlink:show="embed" xlink:actuate="onLoad" draw:mime-type="image/png">
            <text:p/>
          </draw:image>
        </draw:frame>
        <draw:frame draw:style-name="gr48" draw:text-style-name="P34" draw:layer="layout" svg:width="0.176cm" svg:height="0.198cm" svg:x="10.013cm" svg:y="18.522cm">
          <draw:image xlink:href="Pictures/10000001000002C0000002FAE88DD00E.png" xlink:type="simple" xlink:show="embed" xlink:actuate="onLoad" draw:mime-type="image/png">
            <text:p/>
          </draw:image>
        </draw:frame>
        <draw:frame draw:style-name="gr48" draw:text-style-name="P34" draw:layer="layout" svg:width="0.175cm" svg:height="0.198cm" svg:x="10.162cm" svg:y="18.522cm">
          <draw:image xlink:href="Pictures/10000001000002C0000002FAE88DD00E.png" xlink:type="simple" xlink:show="embed" xlink:actuate="onLoad" draw:mime-type="image/png">
            <text:p/>
          </draw:image>
        </draw:frame>
        <draw:frame draw:style-name="gr48" draw:text-style-name="P34" draw:layer="layout" svg:width="0.176cm" svg:height="0.198cm" svg:x="10.316cm" svg:y="18.522cm">
          <draw:image xlink:href="Pictures/10000001000002C0000002FAE88DD00E.png" xlink:type="simple" xlink:show="embed" xlink:actuate="onLoad" draw:mime-type="image/png">
            <text:p/>
          </draw:image>
        </draw:frame>
        <draw:frame draw:style-name="gr48" draw:text-style-name="P34" draw:layer="layout" svg:width="0.176cm" svg:height="0.198cm" svg:x="10.461cm" svg:y="18.522cm">
          <draw:image xlink:href="Pictures/10000001000002C0000002FAE88DD00E.png" xlink:type="simple" xlink:show="embed" xlink:actuate="onLoad" draw:mime-type="image/png">
            <text:p/>
          </draw:image>
        </draw:frame>
        <draw:frame draw:style-name="gr48" draw:text-style-name="P34" draw:layer="layout" svg:width="0.175cm" svg:height="0.198cm" svg:x="9.717cm" svg:y="18.522cm">
          <draw:image xlink:href="Pictures/10000001000002C0000002FAE88DD00E.png" xlink:type="simple" xlink:show="embed" xlink:actuate="onLoad" draw:mime-type="image/png">
            <text:p/>
          </draw:image>
        </draw:frame>
        <draw:custom-shape draw:style-name="gr53" draw:text-style-name="P33" draw:layer="layout" svg:width="3.949cm" svg:height="7.786cm" svg:x="18.2cm" svg:y="1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5cm" svg:height="1.672cm" draw:transform="skewX (0.00785398163397447) rotate (-0.188321026290188) translate (19.674cm 15.978cm)">
          <draw:image xlink:href="Pictures/10000001000002C0000002FAE88DD00E.png" xlink:type="simple" xlink:show="embed" xlink:actuate="onLoad" draw:mime-type="image/png">
            <text:p/>
          </draw:image>
        </draw:frame>
        <draw:frame draw:style-name="gr46" draw:text-style-name="P6" draw:layer="layout" svg:width="0.703cm" svg:height="0.836cm" svg:x="19.159cm" svg:y="17.573cm">
          <draw:image xlink:href="Pictures/10000001000002C0000002FAE88DD00E.png" xlink:type="simple" xlink:show="embed" xlink:actuate="onLoad" draw:mime-type="image/png">
            <text:p/>
          </draw:image>
        </draw:frame>
        <draw:frame draw:style-name="gr46" draw:text-style-name="P6" draw:layer="layout" svg:width="0.701cm" svg:height="0.836cm" svg:x="19.772cm" svg:y="17.573cm">
          <draw:image xlink:href="Pictures/10000001000002C0000002FAE88DD00E.png" xlink:type="simple" xlink:show="embed" xlink:actuate="onLoad" draw:mime-type="image/png">
            <text:p/>
          </draw:image>
        </draw:frame>
        <draw:frame draw:style-name="gr46" draw:text-style-name="P6" draw:layer="layout" svg:width="0.703cm" svg:height="0.836cm" svg:x="20.367cm" svg:y="17.573cm">
          <draw:image xlink:href="Pictures/10000001000002C0000002FAE88DD00E.png" xlink:type="simple" xlink:show="embed" xlink:actuate="onLoad" draw:mime-type="image/png">
            <text:p/>
          </draw:image>
        </draw:frame>
        <draw:frame draw:style-name="gr47" draw:text-style-name="P6" draw:layer="layout" svg:width="0.351cm" svg:height="0.402cm" svg:x="19.028cm" svg:y="18.354cm">
          <draw:image xlink:href="Pictures/10000001000002C0000002FAE88DD00E.png" xlink:type="simple" xlink:show="embed" xlink:actuate="onLoad" draw:mime-type="image/png">
            <text:p/>
          </draw:image>
        </draw:frame>
        <draw:frame draw:style-name="gr47" draw:text-style-name="P6" draw:layer="layout" svg:width="0.352cm" svg:height="0.402cm" svg:x="19.344cm" svg:y="18.354cm">
          <draw:image xlink:href="Pictures/10000001000002C0000002FAE88DD00E.png" xlink:type="simple" xlink:show="embed" xlink:actuate="onLoad" draw:mime-type="image/png">
            <text:p/>
          </draw:image>
        </draw:frame>
        <draw:frame draw:style-name="gr47" draw:text-style-name="P6" draw:layer="layout" svg:width="0.351cm" svg:height="0.402cm" svg:x="19.643cm" svg:y="18.354cm">
          <draw:image xlink:href="Pictures/10000001000002C0000002FAE88DD00E.png" xlink:type="simple" xlink:show="embed" xlink:actuate="onLoad" draw:mime-type="image/png">
            <text:p/>
          </draw:image>
        </draw:frame>
        <draw:frame draw:style-name="gr47" draw:text-style-name="P6" draw:layer="layout" svg:width="0.351cm" svg:height="0.402cm" svg:x="19.952cm" svg:y="18.354cm">
          <draw:image xlink:href="Pictures/10000001000002C0000002FAE88DD00E.png" xlink:type="simple" xlink:show="embed" xlink:actuate="onLoad" draw:mime-type="image/png">
            <text:p/>
          </draw:image>
        </draw:frame>
        <draw:frame draw:style-name="gr47" draw:text-style-name="P6" draw:layer="layout" svg:width="0.352cm" svg:height="0.402cm" svg:x="20.239cm" svg:y="18.354cm">
          <draw:image xlink:href="Pictures/10000001000002C0000002FAE88DD00E.png" xlink:type="simple" xlink:show="embed" xlink:actuate="onLoad" draw:mime-type="image/png">
            <text:p/>
          </draw:image>
        </draw:frame>
        <draw:frame draw:style-name="gr47" draw:text-style-name="P6" draw:layer="layout" svg:width="0.352cm" svg:height="0.402cm" svg:x="20.555cm" svg:y="18.354cm">
          <draw:image xlink:href="Pictures/10000001000002C0000002FAE88DD00E.png" xlink:type="simple" xlink:show="embed" xlink:actuate="onLoad" draw:mime-type="image/png">
            <text:p/>
          </draw:image>
        </draw:frame>
        <draw:frame draw:style-name="gr47" draw:text-style-name="P6" draw:layer="layout" svg:width="0.351cm" svg:height="0.402cm" svg:x="20.854cm" svg:y="18.354cm">
          <draw:image xlink:href="Pictures/10000001000002C0000002FAE88DD00E.png" xlink:type="simple" xlink:show="embed" xlink:actuate="onLoad" draw:mime-type="image/png">
            <text:p/>
          </draw:image>
        </draw:frame>
        <draw:frame draw:style-name="gr48" draw:text-style-name="P34" draw:layer="layout" svg:width="0.176cm" svg:height="0.197cm" svg:x="18.969cm" svg:y="18.691cm">
          <draw:image xlink:href="Pictures/10000001000002C0000002FAE88DD00E.png" xlink:type="simple" xlink:show="embed" xlink:actuate="onLoad" draw:mime-type="image/png">
            <text:p/>
          </draw:image>
        </draw:frame>
        <draw:frame draw:style-name="gr48" draw:text-style-name="P34" draw:layer="layout" svg:width="0.176cm" svg:height="0.197cm" svg:x="19.128cm" svg:y="18.691cm">
          <draw:image xlink:href="Pictures/10000001000002C0000002FAE88DD00E.png" xlink:type="simple" xlink:show="embed" xlink:actuate="onLoad" draw:mime-type="image/png">
            <text:p/>
          </draw:image>
        </draw:frame>
        <draw:frame draw:style-name="gr48" draw:text-style-name="P34" draw:layer="layout" svg:width="0.176cm" svg:height="0.197cm" svg:x="19.277cm" svg:y="18.691cm">
          <draw:image xlink:href="Pictures/10000001000002C0000002FAE88DD00E.png" xlink:type="simple" xlink:show="embed" xlink:actuate="onLoad" draw:mime-type="image/png">
            <text:p/>
          </draw:image>
        </draw:frame>
        <draw:frame draw:style-name="gr48" draw:text-style-name="P34" draw:layer="layout" svg:width="0.176cm" svg:height="0.197cm" svg:x="19.431cm" svg:y="18.691cm">
          <draw:image xlink:href="Pictures/10000001000002C0000002FAE88DD00E.png" xlink:type="simple" xlink:show="embed" xlink:actuate="onLoad" draw:mime-type="image/png">
            <text:p/>
          </draw:image>
        </draw:frame>
        <draw:frame draw:style-name="gr48" draw:text-style-name="P34" draw:layer="layout" svg:width="0.174cm" svg:height="0.197cm" svg:x="19.578cm" svg:y="18.691cm">
          <draw:image xlink:href="Pictures/10000001000002C0000002FAE88DD00E.png" xlink:type="simple" xlink:show="embed" xlink:actuate="onLoad" draw:mime-type="image/png">
            <text:p/>
          </draw:image>
        </draw:frame>
        <draw:frame draw:style-name="gr48" draw:text-style-name="P34" draw:layer="layout" svg:width="0.176cm" svg:height="0.197cm" svg:x="19.734cm" svg:y="18.691cm">
          <draw:image xlink:href="Pictures/10000001000002C0000002FAE88DD00E.png" xlink:type="simple" xlink:show="embed" xlink:actuate="onLoad" draw:mime-type="image/png">
            <text:p/>
          </draw:image>
        </draw:frame>
        <draw:frame draw:style-name="gr48" draw:text-style-name="P34" draw:layer="layout" svg:width="0.175cm" svg:height="0.197cm" svg:x="19.883cm" svg:y="18.691cm">
          <draw:image xlink:href="Pictures/10000001000002C0000002FAE88DD00E.png" xlink:type="simple" xlink:show="embed" xlink:actuate="onLoad" draw:mime-type="image/png">
            <text:p/>
          </draw:image>
        </draw:frame>
        <draw:frame draw:style-name="gr48" draw:text-style-name="P34" draw:layer="layout" svg:width="0.177cm" svg:height="0.197cm" svg:x="20.037cm" svg:y="18.691cm">
          <draw:image xlink:href="Pictures/10000001000002C0000002FAE88DD00E.png" xlink:type="simple" xlink:show="embed" xlink:actuate="onLoad" draw:mime-type="image/png">
            <text:p/>
          </draw:image>
        </draw:frame>
        <draw:frame draw:style-name="gr48" draw:text-style-name="P34" draw:layer="layout" svg:width="0.176cm" svg:height="0.197cm" svg:x="20.176cm" svg:y="18.691cm">
          <draw:image xlink:href="Pictures/10000001000002C0000002FAE88DD00E.png" xlink:type="simple" xlink:show="embed" xlink:actuate="onLoad" draw:mime-type="image/png">
            <text:p/>
          </draw:image>
        </draw:frame>
        <draw:frame draw:style-name="gr48" draw:text-style-name="P34" draw:layer="layout" svg:width="0.176cm" svg:height="0.197cm" svg:x="20.335cm" svg:y="18.691cm">
          <draw:image xlink:href="Pictures/10000001000002C0000002FAE88DD00E.png" xlink:type="simple" xlink:show="embed" xlink:actuate="onLoad" draw:mime-type="image/png">
            <text:p/>
          </draw:image>
        </draw:frame>
        <draw:frame draw:style-name="gr48" draw:text-style-name="P34" draw:layer="layout" svg:width="0.176cm" svg:height="0.197cm" svg:x="20.484cm" svg:y="18.691cm">
          <draw:image xlink:href="Pictures/10000001000002C0000002FAE88DD00E.png" xlink:type="simple" xlink:show="embed" xlink:actuate="onLoad" draw:mime-type="image/png">
            <text:p/>
          </draw:image>
        </draw:frame>
        <draw:frame draw:style-name="gr48" draw:text-style-name="P34" draw:layer="layout" svg:width="0.177cm" svg:height="0.197cm" svg:x="20.638cm" svg:y="18.691cm">
          <draw:image xlink:href="Pictures/10000001000002C0000002FAE88DD00E.png" xlink:type="simple" xlink:show="embed" xlink:actuate="onLoad" draw:mime-type="image/png">
            <text:p/>
          </draw:image>
        </draw:frame>
        <draw:frame draw:style-name="gr48" draw:text-style-name="P34" draw:layer="layout" svg:width="0.176cm" svg:height="0.198cm" svg:x="20.795cm" svg:y="18.693cm">
          <draw:image xlink:href="Pictures/10000001000002C0000002FAE88DD00E.png" xlink:type="simple" xlink:show="embed" xlink:actuate="onLoad" draw:mime-type="image/png">
            <text:p/>
          </draw:image>
        </draw:frame>
        <draw:frame draw:style-name="gr48" draw:text-style-name="P34" draw:layer="layout" svg:width="0.175cm" svg:height="0.198cm" svg:x="20.944cm" svg:y="18.693cm">
          <draw:image xlink:href="Pictures/10000001000002C0000002FAE88DD00E.png" xlink:type="simple" xlink:show="embed" xlink:actuate="onLoad" draw:mime-type="image/png">
            <text:p/>
          </draw:image>
        </draw:frame>
        <draw:frame draw:style-name="gr48" draw:text-style-name="P34" draw:layer="layout" svg:width="0.177cm" svg:height="0.198cm" svg:x="21.097cm" svg:y="18.693cm">
          <draw:image xlink:href="Pictures/10000001000002C0000002FAE88DD00E.png" xlink:type="simple" xlink:show="embed" xlink:actuate="onLoad" draw:mime-type="image/png">
            <text:p/>
          </draw:image>
        </draw:frame>
        <draw:custom-shape draw:style-name="gr54" draw:text-style-name="P37" draw:layer="layout" svg:width="9.62cm" svg:height="3.99cm" svg:x="9.83cm" svg:y="24.406cm">
          <text:p text:style-name="P36"><text:span text:style-name="T15">NEXT</text:span></text:p>
          <text:p text:style-name="P36"><text:span text:style-name="T15">OR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4.177cm" svg:height="3.821cm" svg:x="16.438cm" svg:y="20.906cm">
          <draw:image xlink:href="Pictures/10000001000001F4000001D3964AA8E9.png" xlink:type="simple" xlink:show="embed" xlink:actuate="onLoad" draw:mime-type="image/png">
            <text:p/>
          </draw:image>
        </draw:frame>
        <draw:frame draw:style-name="gr55" draw:text-style-name="P6" draw:layer="layout" svg:width="4.177cm" svg:height="3.821cm" svg:x="8.18cm" svg:y="21.069cm">
          <draw:image xlink:href="Pictures/10000001000001F4000001D3964AA8E9.png" xlink:type="simple" xlink:show="embed" xlink:actuate="onLoad" draw:mime-type="image/png">
            <text:p/>
          </draw:image>
        </draw:frame>
        <draw:frame draw:style-name="gr6" draw:text-style-name="P6" draw:layer="layout" svg:width="1.934cm" svg:height="2.166cm" draw:transform="skewX (0.0143116998663535) rotate (-0.359188760060433) translate (11.947cm 12.995cm)">
          <draw:image xlink:href="Pictures/100000010000005F0000006C6237B15D.png" xlink:type="simple" xlink:show="embed" xlink:actuate="onLoad" draw:mime-type="image/png">
            <text:p/>
          </draw:image>
        </draw:frame>
        <draw:frame draw:style-name="gr55" draw:text-style-name="P6" draw:layer="layout" svg:width="1.617cm" svg:height="1.81cm" draw:transform="skewX (-0.0137881010907552) rotate (0.359537825910832) translate (6.052cm 14.285cm)">
          <draw:image xlink:href="Pictures/100000010000005F0000006C6237B15D.png" xlink:type="simple" xlink:show="embed" xlink:actuate="onLoad" draw:mime-type="image/png">
            <text:p/>
          </draw:image>
        </draw:frame>
        <draw:frame draw:style-name="gr6" draw:text-style-name="P6" draw:layer="layout" svg:width="0.998cm" svg:height="1.117cm" draw:transform="skewX (0.0143116998663535) rotate (-0.359537825910832) translate (21.671cm 14.977cm)">
          <draw:image xlink:href="Pictures/100000010000005F0000006C6237B15D.png" xlink:type="simple" xlink:show="embed" xlink:actuate="onLoad" draw:mime-type="image/png">
            <text:p/>
          </draw:image>
        </draw:frame>
        <draw:frame draw:style-name="gr55" draw:text-style-name="P6" draw:layer="layout" svg:width="1.235cm" svg:height="1.381cm" draw:transform="skewX (-0.0137881010907552) rotate (0.359886891761231) translate (17.466cm 15.601cm)">
          <draw:image xlink:href="Pictures/100000010000005F0000006C6237B15D.png" xlink:type="simple" xlink:show="embed" xlink:actuate="onLoad" draw:mime-type="image/png">
            <text:p/>
          </draw:image>
        </draw:frame>
        <draw:frame draw:style-name="gr6" draw:text-style-name="P6" draw:layer="layout" svg:width="1.862cm" svg:height="1.927cm" draw:transform="skewX (-0.00733038285837617) rotate (0.171042266695444) translate (19.119cm 14.479cm)">
          <draw:image xlink:href="Pictures/100000010000017C00000191990929FA.png" xlink:type="simple" xlink:show="embed" xlink:actuate="onLoad" draw:mime-type="image/png">
            <text:p/>
          </draw:image>
        </draw:frame>
        <draw:frame draw:style-name="gr6" draw:text-style-name="P6" draw:layer="layout" svg:width="3.568cm" svg:height="3.986cm" svg:x="8.035cm" svg:y="12.286cm">
          <draw:image xlink:href="Pictures/10000001000002F800000363496707B0.png" xlink:type="simple" xlink:show="embed" xlink:actuate="onLoad" draw:mime-type="image/png">
            <text:p/>
          </draw:image>
        </draw:frame>
      </draw:page>
      <draw:page draw:name="page8" draw:style-name="dp1" draw:master-page-name="標準">
        <draw:custom-shape draw:style-name="gr56" draw:text-style-name="P38"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9.273cm" svg:y="7.391cm" svg:viewBox="0 0 893 350" draw:points="0,175 149,175 198,0 298,350 397,0 496,350 596,0 695,350 744,175 893,175">
          <text:p/>
        </draw:polyline>
        <draw:polyline draw:style-name="gr57" draw:text-style-name="P38" draw:layer="layout" svg:width="0.698cm" svg:height="0.267cm" draw:transform="rotate (1.5707963267949) translate (8.79088292467934cm 7.21667018573069cm)" svg:viewBox="0 0 699 268" draw:points="0,134 117,134 155,0 233,268 311,0 389,268 466,0 544,268 583,134 699,134">
          <text:p/>
        </draw:polyline>
        <draw:custom-shape draw:style-name="gr58" draw:text-style-name="P38"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0.882cm" svg:y="7.391cm" svg:viewBox="0 0 893 350" draw:points="0,175 149,175 198,0 298,350 397,0 496,350 596,0 695,350 744,175 893,175">
          <text:p/>
        </draw:polyline>
        <draw:polyline draw:style-name="gr57" draw:text-style-name="P38" draw:layer="layout" svg:width="0.698cm" svg:height="0.267cm" draw:transform="rotate (1.5707963267949) translate (10.3987297675277cm 7.21667018573069cm)" svg:viewBox="0 0 699 268" draw:points="0,134 117,134 155,0 233,268 311,0 389,268 466,0 544,268 583,134 699,134">
          <text:p/>
        </draw:polyline>
        <draw:custom-shape draw:style-name="gr58" draw:text-style-name="P38"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6.058cm" svg:y="7.391cm" svg:viewBox="0 0 893 350" draw:points="0,175 149,175 198,0 298,350 397,0 496,350 596,0 695,350 744,175 893,175">
          <text:p/>
        </draw:polyline>
        <draw:polyline draw:style-name="gr57" draw:text-style-name="P38" draw:layer="layout" svg:width="0.698cm" svg:height="0.267cm" draw:transform="rotate (1.5707963267949) translate (5.57461880783573cm 7.21667018573069cm)" svg:viewBox="0 0 699 268" draw:points="0,134 117,134 155,0 233,268 311,0 389,268 466,0 544,268 583,134 699,134">
          <text:p/>
        </draw:polyline>
        <draw:custom-shape draw:style-name="gr58" draw:text-style-name="P38"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7.666cm" svg:y="7.391cm" svg:viewBox="0 0 893 350" draw:points="0,175 149,175 198,0 298,350 397,0 496,350 596,0 695,350 744,175 893,175">
          <text:p/>
        </draw:polyline>
        <draw:polyline draw:style-name="gr57" draw:text-style-name="P38" draw:layer="layout" svg:width="0.698cm" svg:height="0.267cm" draw:transform="rotate (1.5707963267949) translate (7.18346565068412cm 7.21667018573069cm)" svg:viewBox="0 0 699 268" draw:points="0,134 117,134 155,0 233,268 311,0 389,268 466,0 544,268 583,134 699,134">
          <text:p/>
        </draw:polyline>
        <draw:custom-shape draw:style-name="gr58" draw:text-style-name="P38"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4.449cm" svg:y="7.391cm" svg:viewBox="0 0 893 350" draw:points="0,175 149,175 198,0 298,350 397,0 496,350 596,0 695,350 744,175 893,175">
          <text:p/>
        </draw:polyline>
        <draw:polyline draw:style-name="gr57" draw:text-style-name="P38" draw:layer="layout" svg:width="0.698cm" svg:height="0.267cm" draw:transform="rotate (1.5707963267949) translate (3.96641459830025cm 7.21667018573069cm)" svg:viewBox="0 0 699 268" draw:points="0,134 117,134 155,0 233,268 311,0 389,268 466,0 544,268 583,134 699,134">
          <text:p/>
        </draw:polyline>
        <draw:custom-shape draw:style-name="gr58" draw:text-style-name="P38"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2.49cm" svg:y="7.391cm" svg:viewBox="0 0 893 350" draw:points="0,175 149,175 198,0 298,350 397,0 496,350 596,0 695,350 744,175 893,175">
          <text:p/>
        </draw:polyline>
        <draw:polyline draw:style-name="gr57" draw:text-style-name="P38" draw:layer="layout" svg:width="0.698cm" svg:height="0.267cm" draw:transform="rotate (1.5707963267949) translate (12.0067210147082cm 7.21667018573069cm)" svg:viewBox="0 0 699 268" draw:points="0,134 117,134 155,0 233,268 311,0 389,268 466,0 544,268 583,134 699,134">
          <text:p/>
        </draw:polyline>
        <draw:custom-shape draw:style-name="gr58" draw:text-style-name="P38"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4.098cm" svg:y="7.391cm" svg:viewBox="0 0 893 350" draw:points="0,175 149,175 198,0 298,350 397,0 496,350 596,0 695,350 744,175 893,175">
          <text:p/>
        </draw:polyline>
        <draw:polyline draw:style-name="gr57" draw:text-style-name="P38" draw:layer="layout" svg:width="0.698cm" svg:height="0.267cm" draw:transform="rotate (1.5707963267949) translate (13.6507774504543cm 7.21667018573069cm)" svg:viewBox="0 0 699 268" draw:points="0,134 117,134 155,0 233,268 311,0 389,268 466,0 544,268 583,134 699,134">
          <text:p/>
        </draw:polyline>
        <draw:custom-shape draw:style-name="gr56" draw:text-style-name="P38"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9.273cm" svg:y="8.79cm" svg:viewBox="0 0 893 350" draw:points="0,175 149,175 198,0 298,350 397,0 496,350 596,0 695,350 744,175 893,175">
          <text:p/>
        </draw:polyline>
        <draw:polyline draw:style-name="gr57" draw:text-style-name="P38" draw:layer="layout" svg:width="0.698cm" svg:height="0.267cm" draw:transform="rotate (1.5707963267949) translate (8.79088292467934cm 8.61574211143842cm)" svg:viewBox="0 0 699 268" draw:points="0,134 117,134 155,0 233,268 311,0 389,268 466,0 544,268 583,134 699,134">
          <text:p/>
        </draw:polyline>
        <draw:custom-shape draw:style-name="gr58" draw:text-style-name="P38"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0.882cm" svg:y="8.79cm" svg:viewBox="0 0 893 350" draw:points="0,175 149,175 198,0 298,350 397,0 496,350 596,0 695,350 744,175 893,175">
          <text:p/>
        </draw:polyline>
        <draw:polyline draw:style-name="gr57" draw:text-style-name="P38" draw:layer="layout" svg:width="0.698cm" svg:height="0.267cm" draw:transform="rotate (1.5707963267949) translate (10.3987297675277cm 8.61574211143842cm)" svg:viewBox="0 0 699 268" draw:points="0,134 117,134 155,0 233,268 311,0 389,268 466,0 544,268 583,134 699,134">
          <text:p/>
        </draw:polyline>
        <draw:custom-shape draw:style-name="gr58" draw:text-style-name="P38"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6.058cm" svg:y="8.79cm" svg:viewBox="0 0 893 350" draw:points="0,175 149,175 198,0 298,350 397,0 496,350 596,0 695,350 744,175 893,175">
          <text:p/>
        </draw:polyline>
        <draw:polyline draw:style-name="gr57" draw:text-style-name="P38" draw:layer="layout" svg:width="0.698cm" svg:height="0.267cm" draw:transform="rotate (1.5707963267949) translate (5.57461880783573cm 8.61574211143842cm)" svg:viewBox="0 0 699 268" draw:points="0,134 117,134 155,0 233,268 311,0 389,268 466,0 544,268 583,134 699,134">
          <text:p/>
        </draw:polyline>
        <draw:custom-shape draw:style-name="gr58" draw:text-style-name="P38"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7.666cm" svg:y="8.79cm" svg:viewBox="0 0 893 350" draw:points="0,175 149,175 198,0 298,350 397,0 496,350 596,0 695,350 744,175 893,175">
          <text:p/>
        </draw:polyline>
        <draw:polyline draw:style-name="gr57" draw:text-style-name="P38" draw:layer="layout" svg:width="0.698cm" svg:height="0.267cm" draw:transform="rotate (1.5707963267949) translate (7.18346565068412cm 8.61574211143842cm)" svg:viewBox="0 0 699 268" draw:points="0,134 117,134 155,0 233,268 311,0 389,268 466,0 544,268 583,134 699,134">
          <text:p/>
        </draw:polyline>
        <draw:custom-shape draw:style-name="gr58" draw:text-style-name="P38"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4.449cm" svg:y="8.79cm" svg:viewBox="0 0 893 350" draw:points="0,175 149,175 198,0 298,350 397,0 496,350 596,0 695,350 744,175 893,175">
          <text:p/>
        </draw:polyline>
        <draw:polyline draw:style-name="gr57" draw:text-style-name="P38" draw:layer="layout" svg:width="0.698cm" svg:height="0.267cm" draw:transform="rotate (1.5707963267949) translate (3.96641459830025cm 8.61574211143842cm)" svg:viewBox="0 0 699 268" draw:points="0,134 117,134 155,0 233,268 311,0 389,268 466,0 544,268 583,134 699,134">
          <text:p/>
        </draw:polyline>
        <draw:custom-shape draw:style-name="gr58" draw:text-style-name="P38"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2.49cm" svg:y="8.79cm" svg:viewBox="0 0 893 350" draw:points="0,175 149,175 198,0 298,350 397,0 496,350 596,0 695,350 744,175 893,175">
          <text:p/>
        </draw:polyline>
        <draw:polyline draw:style-name="gr57" draw:text-style-name="P38" draw:layer="layout" svg:width="0.698cm" svg:height="0.267cm" draw:transform="rotate (1.5707963267949) translate (12.0067210147082cm 8.61574211143842cm)" svg:viewBox="0 0 699 268" draw:points="0,134 117,134 155,0 233,268 311,0 389,268 466,0 544,268 583,134 699,134">
          <text:p/>
        </draw:polyline>
        <draw:custom-shape draw:style-name="gr58" draw:text-style-name="P38"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4.098cm" svg:y="8.791cm" svg:viewBox="0 0 893 350" draw:points="0,175 149,175 198,0 298,350 397,0 496,350 596,0 695,350 744,175 893,175">
          <text:p/>
        </draw:polyline>
        <draw:polyline draw:style-name="gr57" draw:text-style-name="P38" draw:layer="layout" svg:width="0.698cm" svg:height="0.267cm" draw:transform="rotate (1.5707963267949) translate (13.6155678575566cm 8.61574211143842cm)" svg:viewBox="0 0 699 268" draw:points="0,134 117,134 155,0 233,268 311,0 389,268 466,0 544,268 583,134 699,134">
          <text:p/>
        </draw:polyline>
        <draw:custom-shape draw:style-name="gr56" draw:text-style-name="P38"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9.273cm" svg:y="10.189cm" svg:viewBox="0 0 893 350" draw:points="0,175 149,175 198,0 298,350 397,0 496,350 596,0 695,350 744,175 893,175">
          <text:p/>
        </draw:polyline>
        <draw:polyline draw:style-name="gr57" draw:text-style-name="P38" draw:layer="layout" svg:width="0.698cm" svg:height="0.267cm" draw:transform="rotate (1.5707963267949) translate (8.79088292467934cm 10.0147640371461cm)" svg:viewBox="0 0 699 268" draw:points="0,134 117,134 155,0 233,268 311,0 389,268 466,0 544,268 583,134 699,134">
          <text:p/>
        </draw:polyline>
        <draw:custom-shape draw:style-name="gr58" draw:text-style-name="P38"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0.882cm" svg:y="10.189cm" svg:viewBox="0 0 893 350" draw:points="0,175 149,175 198,0 298,350 397,0 496,350 596,0 695,350 744,175 893,175">
          <text:p/>
        </draw:polyline>
        <draw:polyline draw:style-name="gr57" draw:text-style-name="P38" draw:layer="layout" svg:width="0.698cm" svg:height="0.267cm" draw:transform="rotate (1.5707963267949) translate (10.3987297675277cm 10.0147640371461cm)" svg:viewBox="0 0 699 268" draw:points="0,134 117,134 155,0 233,268 311,0 389,268 466,0 544,268 583,134 699,134">
          <text:p/>
        </draw:polyline>
        <draw:custom-shape draw:style-name="gr58" draw:text-style-name="P38"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6.058cm" svg:y="10.189cm" svg:viewBox="0 0 893 350" draw:points="0,175 149,175 198,0 298,350 397,0 496,350 596,0 695,350 744,175 893,175">
          <text:p/>
        </draw:polyline>
        <draw:polyline draw:style-name="gr57" draw:text-style-name="P38" draw:layer="layout" svg:width="0.698cm" svg:height="0.267cm" draw:transform="rotate (1.5707963267949) translate (5.57461880783573cm 10.0147640371461cm)" svg:viewBox="0 0 699 268" draw:points="0,134 117,134 155,0 233,268 311,0 389,268 466,0 544,268 583,134 699,134">
          <text:p/>
        </draw:polyline>
        <draw:custom-shape draw:style-name="gr58" draw:text-style-name="P38"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7.666cm" svg:y="10.189cm" svg:viewBox="0 0 893 350" draw:points="0,175 149,175 198,0 298,350 397,0 496,350 596,0 695,350 744,175 893,175">
          <text:p/>
        </draw:polyline>
        <draw:polyline draw:style-name="gr57" draw:text-style-name="P38" draw:layer="layout" svg:width="0.698cm" svg:height="0.267cm" draw:transform="rotate (1.5707963267949) translate (7.18346565068412cm 10.0147640371461cm)" svg:viewBox="0 0 699 268" draw:points="0,134 117,134 155,0 233,268 311,0 389,268 466,0 544,268 583,134 699,134">
          <text:p/>
        </draw:polyline>
        <draw:custom-shape draw:style-name="gr58" draw:text-style-name="P38"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4.449cm" svg:y="10.189cm" svg:viewBox="0 0 893 350" draw:points="0,175 149,175 198,0 298,350 397,0 496,350 596,0 695,350 744,175 893,175">
          <text:p/>
        </draw:polyline>
        <draw:polyline draw:style-name="gr57" draw:text-style-name="P38" draw:layer="layout" svg:width="0.698cm" svg:height="0.267cm" draw:transform="rotate (1.5707963267949) translate (3.96641459830025cm 10.0147640371461cm)" svg:viewBox="0 0 699 268" draw:points="0,134 117,134 155,0 233,268 311,0 389,268 466,0 544,268 583,134 699,134">
          <text:p/>
        </draw:polyline>
        <draw:custom-shape draw:style-name="gr58" draw:text-style-name="P38"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2.49cm" svg:y="10.189cm" svg:viewBox="0 0 893 350" draw:points="0,175 149,175 198,0 298,350 397,0 496,350 596,0 695,350 744,175 893,175">
          <text:p/>
        </draw:polyline>
        <draw:polyline draw:style-name="gr57" draw:text-style-name="P38" draw:layer="layout" svg:width="0.698cm" svg:height="0.267cm" draw:transform="rotate (1.5707963267949) translate (12.0067210147082cm 10.0147640371461cm)" svg:viewBox="0 0 699 268" draw:points="0,134 117,134 155,0 233,268 311,0 389,268 466,0 544,268 583,134 699,134">
          <text:p/>
        </draw:polyline>
        <draw:custom-shape draw:style-name="gr58" draw:text-style-name="P38"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4.098cm" svg:y="10.189cm" svg:viewBox="0 0 893 350" draw:points="0,175 149,175 198,0 298,350 397,0 496,350 596,0 695,350 744,175 893,175">
          <text:p/>
        </draw:polyline>
        <draw:polyline draw:style-name="gr57" draw:text-style-name="P38" draw:layer="layout" svg:width="0.698cm" svg:height="0.267cm" draw:transform="rotate (1.5707963267949) translate (13.6155678575566cm 10.0147640371461cm)" svg:viewBox="0 0 699 268" draw:points="0,134 117,134 155,0 233,268 311,0 389,268 466,0 544,268 583,134 699,134">
          <text:p/>
        </draw:polyline>
        <draw:custom-shape draw:style-name="gr56" draw:text-style-name="P38"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9.273cm" svg:y="5.994cm" svg:viewBox="0 0 893 350" draw:points="0,175 149,175 198,0 298,350 397,0 496,350 596,0 695,350 744,175 893,175">
          <text:p/>
        </draw:polyline>
        <draw:polyline draw:style-name="gr57" draw:text-style-name="P38" draw:layer="layout" svg:width="0.698cm" svg:height="0.267cm" draw:transform="rotate (1.5707963267949) translate (8.79088292467934cm 5.81859826002297cm)" svg:viewBox="0 0 699 268" draw:points="0,134 117,134 155,0 233,268 311,0 389,268 466,0 544,268 583,134 699,134">
          <text:p/>
        </draw:polyline>
        <draw:custom-shape draw:style-name="gr58" draw:text-style-name="P38"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0.882cm" svg:y="5.994cm" svg:viewBox="0 0 893 350" draw:points="0,175 149,175 198,0 298,350 397,0 496,350 596,0 695,350 744,175 893,175">
          <text:p/>
        </draw:polyline>
        <draw:polyline draw:style-name="gr57" draw:text-style-name="P38" draw:layer="layout" svg:width="0.698cm" svg:height="0.267cm" draw:transform="rotate (1.5707963267949) translate (10.3987297675277cm 5.81859826002297cm)" svg:viewBox="0 0 699 268" draw:points="0,134 117,134 155,0 233,268 311,0 389,268 466,0 544,268 583,134 699,134">
          <text:p/>
        </draw:polyline>
        <draw:custom-shape draw:style-name="gr58" draw:text-style-name="P38"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6.058cm" svg:y="5.994cm" svg:viewBox="0 0 893 350" draw:points="0,175 149,175 198,0 298,350 397,0 496,350 596,0 695,350 744,175 893,175">
          <text:p/>
        </draw:polyline>
        <draw:polyline draw:style-name="gr57" draw:text-style-name="P38" draw:layer="layout" svg:width="0.698cm" svg:height="0.267cm" draw:transform="rotate (1.5707963267949) translate (5.57461880783573cm 5.81859826002297cm)" svg:viewBox="0 0 699 268" draw:points="0,134 117,134 155,0 233,268 311,0 389,268 466,0 544,268 583,134 699,134">
          <text:p/>
        </draw:polyline>
        <draw:custom-shape draw:style-name="gr58" draw:text-style-name="P38"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7.666cm" svg:y="5.994cm" svg:viewBox="0 0 893 350" draw:points="0,175 149,175 198,0 298,350 397,0 496,350 596,0 695,350 744,175 893,175">
          <text:p/>
        </draw:polyline>
        <draw:polyline draw:style-name="gr57" draw:text-style-name="P38" draw:layer="layout" svg:width="0.698cm" svg:height="0.267cm" draw:transform="rotate (1.5707963267949) translate (7.18346565068412cm 5.81859826002297cm)" svg:viewBox="0 0 699 268" draw:points="0,134 117,134 155,0 233,268 311,0 389,268 466,0 544,268 583,134 699,134">
          <text:p/>
        </draw:polyline>
        <draw:custom-shape draw:style-name="gr58" draw:text-style-name="P38"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4.449cm" svg:y="5.994cm" svg:viewBox="0 0 893 350" draw:points="0,175 149,175 198,0 298,350 397,0 496,350 596,0 695,350 744,175 893,175">
          <text:p/>
        </draw:polyline>
        <draw:polyline draw:style-name="gr57" draw:text-style-name="P38" draw:layer="layout" svg:width="0.698cm" svg:height="0.267cm" draw:transform="rotate (1.5707963267949) translate (3.96641459830025cm 5.81859826002297cm)" svg:viewBox="0 0 699 268" draw:points="0,134 117,134 155,0 233,268 311,0 389,268 466,0 544,268 583,134 699,134">
          <text:p/>
        </draw:polyline>
        <draw:custom-shape draw:style-name="gr58" draw:text-style-name="P38"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2.49cm" svg:y="5.994cm" svg:viewBox="0 0 893 350" draw:points="0,175 149,175 198,0 298,350 397,0 496,350 596,0 695,350 744,175 893,175">
          <text:p/>
        </draw:polyline>
        <draw:polyline draw:style-name="gr57" draw:text-style-name="P38" draw:layer="layout" svg:width="0.698cm" svg:height="0.267cm" draw:transform="rotate (1.5707963267949) translate (12.0067210147082cm 5.81859826002297cm)" svg:viewBox="0 0 699 268" draw:points="0,134 117,134 155,0 233,268 311,0 389,268 466,0 544,268 583,134 699,134">
          <text:p/>
        </draw:polyline>
        <draw:custom-shape draw:style-name="gr58" draw:text-style-name="P38"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4.098cm" svg:y="5.994cm" svg:viewBox="0 0 893 350" draw:points="0,175 149,175 198,0 298,350 397,0 496,350 596,0 695,350 744,175 893,175">
          <text:p/>
        </draw:polyline>
        <draw:polyline draw:style-name="gr57" draw:text-style-name="P38" draw:layer="layout" svg:width="0.698cm" svg:height="0.267cm" draw:transform="rotate (1.5707963267949) translate (13.6155678575566cm 5.81859826002297cm)" svg:viewBox="0 0 699 268" draw:points="0,134 117,134 155,0 233,268 311,0 389,268 466,0 544,268 583,134 699,134">
          <text:p/>
        </draw:polyline>
        <draw:custom-shape draw:style-name="gr56" draw:text-style-name="P38"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9.272cm" svg:y="4.584cm" svg:viewBox="0 0 893 350" draw:points="0,175 149,175 198,0 298,350 397,0 496,350 596,0 695,350 744,175 893,175">
          <text:p/>
        </draw:polyline>
        <draw:polyline draw:style-name="gr57" draw:text-style-name="P38" draw:layer="layout" svg:width="0.698cm" svg:height="0.267cm" draw:transform="rotate (1.5707963267949) translate (8.82530922617994cm 4.40978596285386cm)" svg:viewBox="0 0 699 268" draw:points="0,134 117,134 155,0 233,268 311,0 389,268 466,0 544,268 583,134 699,134">
          <text:p/>
        </draw:polyline>
        <draw:custom-shape draw:style-name="gr58" draw:text-style-name="P38"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0.881cm" svg:y="4.584cm" svg:viewBox="0 0 893 350" draw:points="0,175 149,175 198,0 298,350 397,0 496,350 596,0 695,350 744,175 893,175">
          <text:p/>
        </draw:polyline>
        <draw:polyline draw:style-name="gr57" draw:text-style-name="P38" draw:layer="layout" svg:width="0.698cm" svg:height="0.267cm" draw:transform="rotate (1.5707963267949) translate (10.4331560690283cm 4.40978596285386cm)" svg:viewBox="0 0 699 268" draw:points="0,134 117,134 155,0 233,268 311,0 389,268 466,0 544,268 583,134 699,134">
          <text:p/>
        </draw:polyline>
        <draw:custom-shape draw:style-name="gr58" draw:text-style-name="P38"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6.057cm" svg:y="4.584cm" svg:viewBox="0 0 893 350" draw:points="0,175 149,175 198,0 298,350 397,0 496,350 596,0 695,350 744,175 893,175">
          <text:p/>
        </draw:polyline>
        <draw:polyline draw:style-name="gr57" draw:text-style-name="P38" draw:layer="layout" svg:width="0.698cm" svg:height="0.267cm" draw:transform="rotate (1.5707963267949) translate (5.60982850283813cm 4.40978596285386cm)" svg:viewBox="0 0 699 268" draw:points="0,134 117,134 155,0 233,268 311,0 389,268 466,0 544,268 583,134 699,134">
          <text:p/>
        </draw:polyline>
        <draw:custom-shape draw:style-name="gr58" draw:text-style-name="P38"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7.665cm" svg:y="4.584cm" svg:viewBox="0 0 893 350" draw:points="0,175 149,175 198,0 298,350 397,0 496,350 596,0 695,350 744,175 893,175">
          <text:p/>
        </draw:polyline>
        <draw:polyline draw:style-name="gr57" draw:text-style-name="P38" draw:layer="layout" svg:width="0.698cm" svg:height="0.267cm" draw:transform="rotate (1.5707963267949) translate (7.21767534568652cm 4.40978596285386cm)" svg:viewBox="0 0 699 268" draw:points="0,134 117,134 155,0 233,268 311,0 389,268 466,0 544,268 583,134 699,134">
          <text:p/>
        </draw:polyline>
        <draw:custom-shape draw:style-name="gr58" draw:text-style-name="P38"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4.448cm" svg:y="4.584cm" svg:viewBox="0 0 893 350" draw:points="0,175 149,175 198,0 298,350 397,0 496,350 596,0 695,350 744,175 893,175">
          <text:p/>
        </draw:polyline>
        <draw:polyline draw:style-name="gr57" draw:text-style-name="P38" draw:layer="layout" svg:width="0.698cm" svg:height="0.267cm" draw:transform="rotate (1.5707963267949) translate (4.00069649546872cm 4.40978596285386cm)" svg:viewBox="0 0 699 268" draw:points="0,134 117,134 155,0 233,268 311,0 389,268 466,0 544,268 583,134 699,134">
          <text:p/>
        </draw:polyline>
        <draw:custom-shape draw:style-name="gr58" draw:text-style-name="P38"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2.489cm" svg:y="4.584cm" svg:viewBox="0 0 893 350" draw:points="0,175 149,175 198,0 298,350 397,0 496,350 596,0 695,350 744,175 893,175">
          <text:p/>
        </draw:polyline>
        <draw:polyline draw:style-name="gr57" draw:text-style-name="P38" draw:layer="layout" svg:width="0.698cm" svg:height="0.267cm" draw:transform="rotate (1.5707963267949) translate (12.0419307097107cm 4.40978596285386cm)" svg:viewBox="0 0 699 268" draw:points="0,134 117,134 155,0 233,268 311,0 389,268 466,0 544,268 583,134 699,134">
          <text:p/>
        </draw:polyline>
        <draw:custom-shape draw:style-name="gr58" draw:text-style-name="P38"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4.097cm" svg:y="4.584cm" svg:viewBox="0 0 893 350" draw:points="0,175 149,175 198,0 298,350 397,0 496,350 596,0 695,350 744,175 893,175">
          <text:p/>
        </draw:polyline>
        <draw:polyline draw:style-name="gr57" draw:text-style-name="P38" draw:layer="layout" svg:width="0.698cm" svg:height="0.267cm" draw:transform="rotate (1.5707963267949) translate (13.649777552559cm 4.40978596285386cm)" svg:viewBox="0 0 699 268" draw:points="0,134 117,134 155,0 233,268 311,0 389,268 466,0 544,268 583,134 699,134">
          <text:p/>
        </draw:polyline>
        <draw:custom-shape draw:style-name="gr59" draw:text-style-name="P29" draw:layer="layout" svg:width="0.714cm" svg:height="0.7cm" svg:x="8.56cm" svg:y="13.8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4cm" svg:y="14.008cm" svg:viewBox="0 0 893 350" draw:points="0,175 149,175 198,0 298,350 397,0 496,350 596,0 695,350 744,175 893,175">
          <text:p/>
        </draw:polyline>
        <draw:custom-shape draw:style-name="gr60" draw:text-style-name="P2" draw:layer="layout" svg:width="0.715cm" svg:height="0.7cm" svg:x="10.167cm" svg:y="13.8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3cm" svg:y="14.008cm" svg:viewBox="0 0 893 350" draw:points="0,175 149,175 198,0 298,350 397,0 496,350 596,0 695,350 744,175 893,175">
          <text:p/>
        </draw:polyline>
        <draw:custom-shape draw:style-name="gr60" draw:text-style-name="P2" draw:layer="layout" svg:width="0.715cm" svg:height="0.7cm" svg:x="5.344cm" svg:y="13.8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9cm" svg:y="14.008cm" svg:viewBox="0 0 893 350" draw:points="0,175 149,175 198,0 298,350 397,0 496,350 596,0 695,350 744,175 893,175">
          <text:p/>
        </draw:polyline>
        <draw:custom-shape draw:style-name="gr60" draw:text-style-name="P2" draw:layer="layout" svg:width="0.715cm" svg:height="0.7cm" svg:x="6.952cm" svg:y="13.8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7cm" svg:y="14.008cm" svg:viewBox="0 0 893 350" draw:points="0,175 149,175 198,0 298,350 397,0 496,350 596,0 695,350 744,175 893,175">
          <text:p/>
        </draw:polyline>
        <draw:custom-shape draw:style-name="gr60" draw:text-style-name="P2" draw:layer="layout" svg:width="0.715cm" svg:height="0.7cm" svg:x="3.735cm" svg:y="13.8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51cm" svg:y="14.008cm" svg:viewBox="0 0 893 350" draw:points="0,175 149,175 198,0 298,350 397,0 496,350 596,0 695,350 744,175 893,175">
          <text:p/>
        </draw:polyline>
        <draw:custom-shape draw:style-name="gr60" draw:text-style-name="P2" draw:layer="layout" svg:width="0.715cm" svg:height="0.7cm" svg:x="11.776cm" svg:y="13.8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1cm" svg:y="14.008cm" svg:viewBox="0 0 893 350" draw:points="0,175 149,175 198,0 298,350 397,0 496,350 596,0 695,350 744,175 893,175">
          <text:p/>
        </draw:polyline>
        <draw:custom-shape draw:style-name="gr60" draw:text-style-name="P2" draw:layer="layout" svg:width="0.715cm" svg:height="0.7cm" svg:x="13.384cm" svg:y="13.8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9cm" svg:y="14.008cm" svg:viewBox="0 0 893 350" draw:points="0,175 149,175 198,0 298,350 397,0 496,350 596,0 695,350 744,175 893,175">
          <text:p/>
        </draw:polyline>
        <draw:custom-shape draw:style-name="gr61" draw:text-style-name="P2" draw:layer="layout" svg:width="0.714cm" svg:height="0.7cm" svg:x="8.56cm" svg:y="15.2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4cm" svg:y="15.407cm" svg:viewBox="0 0 893 350" draw:points="0,175 149,175 198,0 298,350 397,0 496,350 596,0 695,350 744,175 893,175">
          <text:p/>
        </draw:polyline>
        <draw:polyline draw:style-name="gr35" draw:text-style-name="P6" draw:layer="layout" svg:width="0.698cm" svg:height="0.267cm" draw:transform="rotate (1.5707963267949) translate (8.79188292467934cm 15.2327640371461cm)" svg:viewBox="0 0 699 268" draw:points="0,134 117,134 155,0 233,268 311,0 389,268 466,0 544,268 583,134 699,134">
          <text:p/>
        </draw:polyline>
        <draw:custom-shape draw:style-name="gr60" draw:text-style-name="P2" draw:layer="layout" svg:width="0.715cm" svg:height="0.7cm" svg:x="10.167cm" svg:y="15.2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3cm" svg:y="15.407cm" svg:viewBox="0 0 893 350" draw:points="0,175 149,175 198,0 298,350 397,0 496,350 596,0 695,350 744,175 893,175">
          <text:p/>
        </draw:polyline>
        <draw:polyline draw:style-name="gr35" draw:text-style-name="P6" draw:layer="layout" svg:width="0.698cm" svg:height="0.267cm" draw:transform="rotate (1.5707963267949) translate (10.3997297675277cm 15.2327640371461cm)" svg:viewBox="0 0 699 268" draw:points="0,134 117,134 155,0 233,268 311,0 389,268 466,0 544,268 583,134 699,134">
          <text:p/>
        </draw:polyline>
        <draw:custom-shape draw:style-name="gr60" draw:text-style-name="P2" draw:layer="layout" svg:width="0.715cm" svg:height="0.7cm" svg:x="5.344cm" svg:y="15.2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9cm" svg:y="15.407cm" svg:viewBox="0 0 893 350" draw:points="0,175 149,175 198,0 298,350 397,0 496,350 596,0 695,350 744,175 893,175">
          <text:p/>
        </draw:polyline>
        <draw:polyline draw:style-name="gr35" draw:text-style-name="P6" draw:layer="layout" svg:width="0.698cm" svg:height="0.267cm" draw:transform="rotate (1.5707963267949) translate (5.57561880783573cm 15.2327640371461cm)" svg:viewBox="0 0 699 268" draw:points="0,134 117,134 155,0 233,268 311,0 389,268 466,0 544,268 583,134 699,134">
          <text:p/>
        </draw:polyline>
        <draw:custom-shape draw:style-name="gr60" draw:text-style-name="P2" draw:layer="layout" svg:width="0.715cm" svg:height="0.7cm" svg:x="6.952cm" svg:y="15.2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7cm" svg:y="15.407cm" svg:viewBox="0 0 893 350" draw:points="0,175 149,175 198,0 298,350 397,0 496,350 596,0 695,350 744,175 893,175">
          <text:p/>
        </draw:polyline>
        <draw:polyline draw:style-name="gr35" draw:text-style-name="P6" draw:layer="layout" svg:width="0.698cm" svg:height="0.267cm" draw:transform="rotate (1.5707963267949) translate (7.18446565068412cm 15.2327640371461cm)" svg:viewBox="0 0 699 268" draw:points="0,134 117,134 155,0 233,268 311,0 389,268 466,0 544,268 583,134 699,134">
          <text:p/>
        </draw:polyline>
        <draw:custom-shape draw:style-name="gr60" draw:text-style-name="P2" draw:layer="layout" svg:width="0.715cm" svg:height="0.7cm" svg:x="3.735cm" svg:y="15.2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51cm" svg:y="15.407cm" svg:viewBox="0 0 893 350" draw:points="0,175 149,175 198,0 298,350 397,0 496,350 596,0 695,350 744,175 893,175">
          <text:p/>
        </draw:polyline>
        <draw:polyline draw:style-name="gr35" draw:text-style-name="P6" draw:layer="layout" svg:width="0.698cm" svg:height="0.267cm" draw:transform="rotate (1.5707963267949) translate (3.96741459830025cm 15.2327640371461cm)" svg:viewBox="0 0 699 268" draw:points="0,134 117,134 155,0 233,268 311,0 389,268 466,0 544,268 583,134 699,134">
          <text:p/>
        </draw:polyline>
        <draw:custom-shape draw:style-name="gr60" draw:text-style-name="P2" draw:layer="layout" svg:width="0.715cm" svg:height="0.7cm" svg:x="11.776cm" svg:y="15.2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1cm" svg:y="15.407cm" svg:viewBox="0 0 893 350" draw:points="0,175 149,175 198,0 298,350 397,0 496,350 596,0 695,350 744,175 893,175">
          <text:p/>
        </draw:polyline>
        <draw:polyline draw:style-name="gr35" draw:text-style-name="P6" draw:layer="layout" svg:width="0.698cm" svg:height="0.267cm" draw:transform="rotate (1.5707963267949) translate (12.0077210147082cm 15.2327640371461cm)" svg:viewBox="0 0 699 268" draw:points="0,134 117,134 155,0 233,268 311,0 389,268 466,0 544,268 583,134 699,134">
          <text:p/>
        </draw:polyline>
        <draw:custom-shape draw:style-name="gr60" draw:text-style-name="P2" draw:layer="layout" svg:width="0.715cm" svg:height="0.7cm" svg:x="13.384cm" svg:y="15.2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9cm" svg:y="15.407cm" svg:viewBox="0 0 893 350" draw:points="0,175 149,175 198,0 298,350 397,0 496,350 596,0 695,350 744,175 893,175">
          <text:p/>
        </draw:polyline>
        <draw:polyline draw:style-name="gr35" draw:text-style-name="P6" draw:layer="layout" svg:width="0.698cm" svg:height="0.267cm" draw:transform="rotate (1.5707963267949) translate (13.6165678575566cm 15.2327640371461cm)" svg:viewBox="0 0 699 268" draw:points="0,134 117,134 155,0 233,268 311,0 389,268 466,0 544,268 583,134 699,134">
          <text:p/>
        </draw:polyline>
        <draw:custom-shape draw:style-name="gr56" draw:text-style-name="P38"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9.273cm" svg:y="11.589cm" svg:viewBox="0 0 893 350" draw:points="0,175 149,175 198,0 298,350 397,0 496,350 596,0 695,350 744,175 893,175">
          <text:p/>
        </draw:polyline>
        <draw:polyline draw:style-name="gr57" draw:text-style-name="P38" draw:layer="layout" svg:width="0.698cm" svg:height="0.267cm" draw:transform="rotate (1.5707963267949) translate (8.82630922617994cm 11.4127859628539cm)" svg:viewBox="0 0 699 268" draw:points="0,134 117,134 155,0 233,268 311,0 389,268 466,0 544,268 583,134 699,134">
          <text:p/>
        </draw:polyline>
        <draw:custom-shape draw:style-name="gr58" draw:text-style-name="P38"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0.882cm" svg:y="11.589cm" svg:viewBox="0 0 893 350" draw:points="0,175 149,175 198,0 298,350 397,0 496,350 596,0 695,350 744,175 893,175">
          <text:p/>
        </draw:polyline>
        <draw:polyline draw:style-name="gr57" draw:text-style-name="P38" draw:layer="layout" svg:width="0.698cm" svg:height="0.267cm" draw:transform="rotate (1.5707963267949) translate (10.4351560690283cm 11.4127859628539cm)" svg:viewBox="0 0 699 268" draw:points="0,134 117,134 155,0 233,268 311,0 389,268 466,0 544,268 583,134 699,134">
          <text:p/>
        </draw:polyline>
        <draw:custom-shape draw:style-name="gr58" draw:text-style-name="P38"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6.058cm" svg:y="11.589cm" svg:viewBox="0 0 893 350" draw:points="0,175 149,175 198,0 298,350 397,0 496,350 596,0 695,350 744,175 893,175">
          <text:p/>
        </draw:polyline>
        <draw:polyline draw:style-name="gr57" draw:text-style-name="P38" draw:layer="layout" svg:width="0.698cm" svg:height="0.267cm" draw:transform="rotate (1.5707963267949) translate (5.61082850283813cm 11.4127859628539cm)" svg:viewBox="0 0 699 268" draw:points="0,134 117,134 155,0 233,268 311,0 389,268 466,0 544,268 583,134 699,134">
          <text:p/>
        </draw:polyline>
        <draw:custom-shape draw:style-name="gr58" draw:text-style-name="P38"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7.666cm" svg:y="11.589cm" svg:viewBox="0 0 893 350" draw:points="0,175 149,175 198,0 298,350 397,0 496,350 596,0 695,350 744,175 893,175">
          <text:p/>
        </draw:polyline>
        <draw:polyline draw:style-name="gr57" draw:text-style-name="P38" draw:layer="layout" svg:width="0.698cm" svg:height="0.267cm" draw:transform="rotate (1.5707963267949) translate (7.21867534568652cm 11.4127859628539cm)" svg:viewBox="0 0 699 268" draw:points="0,134 117,134 155,0 233,268 311,0 389,268 466,0 544,268 583,134 699,134">
          <text:p/>
        </draw:polyline>
        <draw:custom-shape draw:style-name="gr58" draw:text-style-name="P38"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4.449cm" svg:y="11.589cm" svg:viewBox="0 0 893 350" draw:points="0,175 149,175 198,0 298,350 397,0 496,350 596,0 695,350 744,175 893,175">
          <text:p/>
        </draw:polyline>
        <draw:polyline draw:style-name="gr57" draw:text-style-name="P38" draw:layer="layout" svg:width="0.698cm" svg:height="0.267cm" draw:transform="rotate (1.5707963267949) translate (4.00169649546872cm 11.4127859628539cm)" svg:viewBox="0 0 699 268" draw:points="0,134 117,134 155,0 233,268 311,0 389,268 466,0 544,268 583,134 699,134">
          <text:p/>
        </draw:polyline>
        <draw:custom-shape draw:style-name="gr58" draw:text-style-name="P38"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2.49cm" svg:y="11.589cm" svg:viewBox="0 0 893 350" draw:points="0,175 149,175 198,0 298,350 397,0 496,350 596,0 695,350 744,175 893,175">
          <text:p/>
        </draw:polyline>
        <draw:polyline draw:style-name="gr57" draw:text-style-name="P38" draw:layer="layout" svg:width="0.698cm" svg:height="0.267cm" draw:transform="rotate (1.5707963267949) translate (12.0429307097107cm 11.4127859628539cm)" svg:viewBox="0 0 699 268" draw:points="0,134 117,134 155,0 233,268 311,0 389,268 466,0 544,268 583,134 699,134">
          <text:p/>
        </draw:polyline>
        <draw:custom-shape draw:style-name="gr58" draw:text-style-name="P38"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4.098cm" svg:y="11.588cm" svg:viewBox="0 0 893 350" draw:points="0,175 149,175 198,0 298,350 397,0 496,350 596,0 695,350 744,175 893,175">
          <text:p/>
        </draw:polyline>
        <draw:polyline draw:style-name="gr57" draw:text-style-name="P38" draw:layer="layout" svg:width="0.698cm" svg:height="0.267cm" draw:transform="rotate (1.5707963267949) translate (13.650777552559cm 11.4127859628539cm)" svg:viewBox="0 0 699 268" draw:points="0,134 117,134 155,0 233,268 311,0 389,268 466,0 544,268 583,134 699,134">
          <text:p/>
        </draw:polyline>
        <draw:custom-shape draw:style-name="gr62" draw:text-style-name="P28" draw:layer="layout" svg:width="0.714cm" svg:height="0.7cm" svg:x="8.558cm" svg:y="16.6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2cm" svg:y="16.805cm" svg:viewBox="0 0 893 350" draw:points="0,175 149,175 198,0 298,350 397,0 496,350 596,0 695,350 744,175 893,175">
          <text:p/>
        </draw:polyline>
        <draw:polyline draw:style-name="gr35" draw:text-style-name="P6" draw:layer="layout" svg:width="0.698cm" svg:height="0.267cm" draw:transform="rotate (1.5707963267949) translate (8.78988292467934cm 16.6316701857306cm)" svg:viewBox="0 0 699 268" draw:points="0,134 117,134 155,0 233,268 311,0 389,268 466,0 544,268 583,134 699,134">
          <text:p/>
        </draw:polyline>
        <draw:custom-shape draw:style-name="gr63" draw:text-style-name="P29" draw:layer="layout" svg:width="0.715cm" svg:height="0.7cm" svg:x="10.165cm" svg:y="16.6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1cm" svg:y="16.805cm" svg:viewBox="0 0 893 350" draw:points="0,175 149,175 198,0 298,350 397,0 496,350 596,0 695,350 744,175 893,175">
          <text:p/>
        </draw:polyline>
        <draw:polyline draw:style-name="gr35" draw:text-style-name="P6" draw:layer="layout" svg:width="0.698cm" svg:height="0.267cm" draw:transform="rotate (1.5707963267949) translate (10.3977297675277cm 16.6316701857306cm)" svg:viewBox="0 0 699 268" draw:points="0,134 117,134 155,0 233,268 311,0 389,268 466,0 544,268 583,134 699,134">
          <text:p/>
        </draw:polyline>
        <draw:custom-shape draw:style-name="gr60" draw:text-style-name="P2" draw:layer="layout" svg:width="0.715cm" svg:height="0.7cm" svg:x="5.341cm" svg:y="16.6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7cm" svg:y="16.805cm" svg:viewBox="0 0 893 350" draw:points="0,175 149,175 198,0 298,350 397,0 496,350 596,0 695,350 744,175 893,175">
          <text:p/>
        </draw:polyline>
        <draw:polyline draw:style-name="gr35" draw:text-style-name="P6" draw:layer="layout" svg:width="0.698cm" svg:height="0.267cm" draw:transform="rotate (1.5707963267949) translate (5.57361880783573cm 16.6316701857306cm)" svg:viewBox="0 0 699 268" draw:points="0,134 117,134 155,0 233,268 311,0 389,268 466,0 544,268 583,134 699,134">
          <text:p/>
        </draw:polyline>
        <draw:custom-shape draw:style-name="gr63" draw:text-style-name="P29" draw:layer="layout" svg:width="0.715cm" svg:height="0.7cm" svg:x="6.95cm" svg:y="16.6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5cm" svg:y="16.805cm" svg:viewBox="0 0 893 350" draw:points="0,175 149,175 198,0 298,350 397,0 496,350 596,0 695,350 744,175 893,175">
          <text:p/>
        </draw:polyline>
        <draw:polyline draw:style-name="gr35" draw:text-style-name="P6" draw:layer="layout" svg:width="0.698cm" svg:height="0.267cm" draw:transform="rotate (1.5707963267949) translate (7.18146565068412cm 16.6316701857306cm)" svg:viewBox="0 0 699 268" draw:points="0,134 117,134 155,0 233,268 311,0 389,268 466,0 544,268 583,134 699,134">
          <text:p/>
        </draw:polyline>
        <draw:custom-shape draw:style-name="gr60" draw:text-style-name="P2" draw:layer="layout" svg:width="0.715cm" svg:height="0.7cm" svg:x="3.733cm" svg:y="16.6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8cm" svg:y="16.805cm" svg:viewBox="0 0 893 350" draw:points="0,175 149,175 198,0 298,350 397,0 496,350 596,0 695,350 744,175 893,175">
          <text:p/>
        </draw:polyline>
        <draw:polyline draw:style-name="gr35" draw:text-style-name="P6" draw:layer="layout" svg:width="0.698cm" svg:height="0.267cm" draw:transform="rotate (1.5707963267949) translate (3.96541459830025cm 16.6316701857306cm)" svg:viewBox="0 0 699 268" draw:points="0,134 117,134 155,0 233,268 311,0 389,268 466,0 544,268 583,134 699,134">
          <text:p/>
        </draw:polyline>
        <draw:custom-shape draw:style-name="gr60" draw:text-style-name="P2" draw:layer="layout" svg:width="0.715cm" svg:height="0.7cm" svg:x="11.774cm" svg:y="16.6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89cm" svg:y="16.805cm" svg:viewBox="0 0 893 350" draw:points="0,175 149,175 198,0 298,350 397,0 496,350 596,0 695,350 744,175 893,175">
          <text:p/>
        </draw:polyline>
        <draw:polyline draw:style-name="gr35" draw:text-style-name="P6" draw:layer="layout" svg:width="0.698cm" svg:height="0.267cm" draw:transform="rotate (1.5707963267949) translate (12.0057210147082cm 16.6316701857306cm)" svg:viewBox="0 0 699 268" draw:points="0,134 117,134 155,0 233,268 311,0 389,268 466,0 544,268 583,134 699,134">
          <text:p/>
        </draw:polyline>
        <draw:custom-shape draw:style-name="gr60" draw:text-style-name="P2" draw:layer="layout" svg:width="0.715cm" svg:height="0.7cm" svg:x="13.382cm" svg:y="16.6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7cm" svg:y="16.806cm" svg:viewBox="0 0 893 350" draw:points="0,175 149,175 198,0 298,350 397,0 496,350 596,0 695,350 744,175 893,175">
          <text:p/>
        </draw:polyline>
        <draw:polyline draw:style-name="gr35" draw:text-style-name="P6" draw:layer="layout" svg:width="0.698cm" svg:height="0.267cm" draw:transform="rotate (1.5707963267949) translate (13.6497774504543cm 16.6316701857306cm)" svg:viewBox="0 0 699 268" draw:points="0,134 117,134 155,0 233,268 311,0 389,268 466,0 544,268 583,134 699,134">
          <text:p/>
        </draw:polyline>
        <draw:custom-shape draw:style-name="gr59" draw:text-style-name="P29" draw:layer="layout" svg:width="0.714cm" svg:height="0.7cm" svg:x="8.558cm" svg:y="18.0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2cm" svg:y="18.204cm" svg:viewBox="0 0 893 350" draw:points="0,175 149,175 198,0 298,350 397,0 496,350 596,0 695,350 744,175 893,175">
          <text:p/>
        </draw:polyline>
        <draw:polyline draw:style-name="gr35" draw:text-style-name="P6" draw:layer="layout" svg:width="0.698cm" svg:height="0.267cm" draw:transform="rotate (1.5707963267949) translate (8.78988292467934cm 18.0297421114385cm)" svg:viewBox="0 0 699 268" draw:points="0,134 117,134 155,0 233,268 311,0 389,268 466,0 544,268 583,134 699,134">
          <text:p/>
        </draw:polyline>
        <draw:custom-shape draw:style-name="gr60" draw:text-style-name="P2" draw:layer="layout" svg:width="0.715cm" svg:height="0.7cm" svg:x="10.165cm" svg:y="18.0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1cm" svg:y="18.204cm" svg:viewBox="0 0 893 350" draw:points="0,175 149,175 198,0 298,350 397,0 496,350 596,0 695,350 744,175 893,175">
          <text:p/>
        </draw:polyline>
        <draw:polyline draw:style-name="gr35" draw:text-style-name="P6" draw:layer="layout" svg:width="0.698cm" svg:height="0.267cm" draw:transform="rotate (1.5707963267949) translate (10.3977297675277cm 18.0297421114385cm)" svg:viewBox="0 0 699 268" draw:points="0,134 117,134 155,0 233,268 311,0 389,268 466,0 544,268 583,134 699,134">
          <text:p/>
        </draw:polyline>
        <draw:custom-shape draw:style-name="gr60" draw:text-style-name="P2" draw:layer="layout" svg:width="0.715cm" svg:height="0.7cm" svg:x="5.341cm" svg:y="18.0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7cm" svg:y="18.204cm" svg:viewBox="0 0 893 350" draw:points="0,175 149,175 198,0 298,350 397,0 496,350 596,0 695,350 744,175 893,175">
          <text:p/>
        </draw:polyline>
        <draw:polyline draw:style-name="gr35" draw:text-style-name="P6" draw:layer="layout" svg:width="0.698cm" svg:height="0.267cm" draw:transform="rotate (1.5707963267949) translate (5.57361880783573cm 18.0297421114385cm)" svg:viewBox="0 0 699 268" draw:points="0,134 117,134 155,0 233,268 311,0 389,268 466,0 544,268 583,134 699,134">
          <text:p/>
        </draw:polyline>
        <draw:custom-shape draw:style-name="gr60" draw:text-style-name="P2" draw:layer="layout" svg:width="0.715cm" svg:height="0.7cm" svg:x="6.95cm" svg:y="18.0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5cm" svg:y="18.204cm" svg:viewBox="0 0 893 350" draw:points="0,175 149,175 198,0 298,350 397,0 496,350 596,0 695,350 744,175 893,175">
          <text:p/>
        </draw:polyline>
        <draw:polyline draw:style-name="gr35" draw:text-style-name="P6" draw:layer="layout" svg:width="0.698cm" svg:height="0.267cm" draw:transform="rotate (1.5707963267949) translate (7.18146565068412cm 18.0297421114385cm)" svg:viewBox="0 0 699 268" draw:points="0,134 117,134 155,0 233,268 311,0 389,268 466,0 544,268 583,134 699,134">
          <text:p/>
        </draw:polyline>
        <draw:custom-shape draw:style-name="gr60" draw:text-style-name="P2" draw:layer="layout" svg:width="0.715cm" svg:height="0.7cm" svg:x="3.733cm" svg:y="18.0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8cm" svg:y="18.204cm" svg:viewBox="0 0 893 350" draw:points="0,175 149,175 198,0 298,350 397,0 496,350 596,0 695,350 744,175 893,175">
          <text:p/>
        </draw:polyline>
        <draw:polyline draw:style-name="gr35" draw:text-style-name="P6" draw:layer="layout" svg:width="0.698cm" svg:height="0.267cm" draw:transform="rotate (1.5707963267949) translate (3.96541459830025cm 18.0297421114385cm)" svg:viewBox="0 0 699 268" draw:points="0,134 117,134 155,0 233,268 311,0 389,268 466,0 544,268 583,134 699,134">
          <text:p/>
        </draw:polyline>
        <draw:custom-shape draw:style-name="gr60" draw:text-style-name="P2" draw:layer="layout" svg:width="0.715cm" svg:height="0.7cm" svg:x="11.774cm" svg:y="18.0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89cm" svg:y="18.204cm" svg:viewBox="0 0 893 350" draw:points="0,175 149,175 198,0 298,350 397,0 496,350 596,0 695,350 744,175 893,175">
          <text:p/>
        </draw:polyline>
        <draw:polyline draw:style-name="gr35" draw:text-style-name="P6" draw:layer="layout" svg:width="0.698cm" svg:height="0.267cm" draw:transform="rotate (1.5707963267949) translate (12.0057210147082cm 18.0297421114385cm)" svg:viewBox="0 0 699 268" draw:points="0,134 117,134 155,0 233,268 311,0 389,268 466,0 544,268 583,134 699,134">
          <text:p/>
        </draw:polyline>
        <draw:custom-shape draw:style-name="gr60" draw:text-style-name="P2" draw:layer="layout" svg:width="0.715cm" svg:height="0.7cm" svg:x="13.382cm" svg:y="18.0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7cm" svg:y="18.205cm" svg:viewBox="0 0 893 350" draw:points="0,175 149,175 198,0 298,350 397,0 496,350 596,0 695,350 744,175 893,175">
          <text:p/>
        </draw:polyline>
        <draw:polyline draw:style-name="gr35" draw:text-style-name="P6" draw:layer="layout" svg:width="0.698cm" svg:height="0.267cm" draw:transform="rotate (1.5707963267949) translate (13.6145678575566cm 18.0297421114385cm)" svg:viewBox="0 0 699 268" draw:points="0,134 117,134 155,0 233,268 311,0 389,268 466,0 544,268 583,134 699,134">
          <text:p/>
        </draw:polyline>
        <draw:custom-shape draw:style-name="gr61" draw:text-style-name="P2" draw:layer="layout" svg:width="0.714cm" svg:height="0.7cm" svg:x="8.558cm" svg:y="19.42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2cm" svg:y="19.604cm" svg:viewBox="0 0 893 350" draw:points="0,175 149,175 198,0 298,350 397,0 496,350 596,0 695,350 744,175 893,175">
          <text:p/>
        </draw:polyline>
        <draw:polyline draw:style-name="gr35" draw:text-style-name="P6" draw:layer="layout" svg:width="0.698cm" svg:height="0.267cm" draw:transform="rotate (1.5707963267949) translate (8.78988292467934cm 19.4287640371462cm)" svg:viewBox="0 0 699 268" draw:points="0,134 117,134 155,0 233,268 311,0 389,268 466,0 544,268 583,134 699,134">
          <text:p/>
        </draw:polyline>
        <draw:custom-shape draw:style-name="gr60" draw:text-style-name="P2" draw:layer="layout" svg:width="0.715cm" svg:height="0.7cm" svg:x="10.165cm" svg:y="19.42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1cm" svg:y="19.604cm" svg:viewBox="0 0 893 350" draw:points="0,175 149,175 198,0 298,350 397,0 496,350 596,0 695,350 744,175 893,175">
          <text:p/>
        </draw:polyline>
        <draw:polyline draw:style-name="gr35" draw:text-style-name="P6" draw:layer="layout" svg:width="0.698cm" svg:height="0.267cm" draw:transform="rotate (1.5707963267949) translate (10.3977297675277cm 19.4287640371462cm)" svg:viewBox="0 0 699 268" draw:points="0,134 117,134 155,0 233,268 311,0 389,268 466,0 544,268 583,134 699,134">
          <text:p/>
        </draw:polyline>
        <draw:custom-shape draw:style-name="gr60" draw:text-style-name="P2" draw:layer="layout" svg:width="0.715cm" svg:height="0.7cm" svg:x="5.341cm" svg:y="19.42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7cm" svg:y="19.604cm" svg:viewBox="0 0 893 350" draw:points="0,175 149,175 198,0 298,350 397,0 496,350 596,0 695,350 744,175 893,175">
          <text:p/>
        </draw:polyline>
        <draw:polyline draw:style-name="gr35" draw:text-style-name="P6" draw:layer="layout" svg:width="0.698cm" svg:height="0.267cm" draw:transform="rotate (1.5707963267949) translate (5.57361880783573cm 19.4287640371462cm)" svg:viewBox="0 0 699 268" draw:points="0,134 117,134 155,0 233,268 311,0 389,268 466,0 544,268 583,134 699,134">
          <text:p/>
        </draw:polyline>
        <draw:custom-shape draw:style-name="gr60" draw:text-style-name="P2" draw:layer="layout" svg:width="0.715cm" svg:height="0.7cm" svg:x="6.95cm" svg:y="19.42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5cm" svg:y="19.604cm" svg:viewBox="0 0 893 350" draw:points="0,175 149,175 198,0 298,350 397,0 496,350 596,0 695,350 744,175 893,175">
          <text:p/>
        </draw:polyline>
        <draw:polyline draw:style-name="gr35" draw:text-style-name="P6" draw:layer="layout" svg:width="0.698cm" svg:height="0.267cm" draw:transform="rotate (1.5707963267949) translate (7.18146565068412cm 19.4287640371462cm)" svg:viewBox="0 0 699 268" draw:points="0,134 117,134 155,0 233,268 311,0 389,268 466,0 544,268 583,134 699,134">
          <text:p/>
        </draw:polyline>
        <draw:custom-shape draw:style-name="gr60" draw:text-style-name="P2" draw:layer="layout" svg:width="0.715cm" svg:height="0.7cm" svg:x="3.733cm" svg:y="19.42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8cm" svg:y="19.604cm" svg:viewBox="0 0 893 350" draw:points="0,175 149,175 198,0 298,350 397,0 496,350 596,0 695,350 744,175 893,175">
          <text:p/>
        </draw:polyline>
        <draw:polyline draw:style-name="gr35" draw:text-style-name="P6" draw:layer="layout" svg:width="0.698cm" svg:height="0.267cm" draw:transform="rotate (1.5707963267949) translate (3.96541459830025cm 19.4287640371462cm)" svg:viewBox="0 0 699 268" draw:points="0,134 117,134 155,0 233,268 311,0 389,268 466,0 544,268 583,134 699,134">
          <text:p/>
        </draw:polyline>
        <draw:custom-shape draw:style-name="gr60" draw:text-style-name="P2" draw:layer="layout" svg:width="0.715cm" svg:height="0.7cm" svg:x="11.774cm" svg:y="19.42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89cm" svg:y="19.604cm" svg:viewBox="0 0 893 350" draw:points="0,175 149,175 198,0 298,350 397,0 496,350 596,0 695,350 744,175 893,175">
          <text:p/>
        </draw:polyline>
        <draw:polyline draw:style-name="gr35" draw:text-style-name="P6" draw:layer="layout" svg:width="0.698cm" svg:height="0.267cm" draw:transform="rotate (1.5707963267949) translate (12.0057210147082cm 19.4287640371462cm)" svg:viewBox="0 0 699 268" draw:points="0,134 117,134 155,0 233,268 311,0 389,268 466,0 544,268 583,134 699,134">
          <text:p/>
        </draw:polyline>
        <draw:custom-shape draw:style-name="gr60" draw:text-style-name="P2" draw:layer="layout" svg:width="0.715cm" svg:height="0.7cm" svg:x="13.382cm" svg:y="19.42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7cm" svg:y="19.603cm" svg:viewBox="0 0 893 350" draw:points="0,175 149,175 198,0 298,350 397,0 496,350 596,0 695,350 744,175 893,175">
          <text:p/>
        </draw:polyline>
        <draw:polyline draw:style-name="gr35" draw:text-style-name="P6" draw:layer="layout" svg:width="0.698cm" svg:height="0.267cm" draw:transform="rotate (1.5707963267949) translate (13.6145678575566cm 19.4287640371462cm)" svg:viewBox="0 0 699 268" draw:points="0,134 117,134 155,0 233,268 311,0 389,268 466,0 544,268 583,134 699,134">
          <text:p/>
        </draw:polyline>
        <draw:custom-shape draw:style-name="gr56" draw:text-style-name="P38"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0.53cm" svg:y="7.307cm" svg:viewBox="0 0 893 350" draw:points="0,175 149,175 198,0 298,350 397,0 496,350 596,0 695,350 744,175 893,175">
          <text:p/>
        </draw:polyline>
        <draw:polyline draw:style-name="gr57" draw:text-style-name="P38" draw:layer="layout" svg:width="0.698cm" svg:height="0.267cm" draw:transform="rotate (1.5707963267949) translate (20.0478829246793cm 7.13267018573069cm)" svg:viewBox="0 0 699 268" draw:points="0,134 117,134 155,0 233,268 311,0 389,268 466,0 544,268 583,134 699,134">
          <text:p/>
        </draw:polyline>
        <draw:custom-shape draw:style-name="gr58" draw:text-style-name="P38"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2.139cm" svg:y="7.307cm" svg:viewBox="0 0 893 350" draw:points="0,175 149,175 198,0 298,350 397,0 496,350 596,0 695,350 744,175 893,175">
          <text:p/>
        </draw:polyline>
        <draw:polyline draw:style-name="gr57" draw:text-style-name="P38" draw:layer="layout" svg:width="0.698cm" svg:height="0.267cm" draw:transform="rotate (1.5707963267949) translate (21.6557297675277cm 7.13267018573069cm)" svg:viewBox="0 0 699 268" draw:points="0,134 117,134 155,0 233,268 311,0 389,268 466,0 544,268 583,134 699,134">
          <text:p/>
        </draw:polyline>
        <draw:custom-shape draw:style-name="gr58" draw:text-style-name="P38"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7.315cm" svg:y="7.307cm" svg:viewBox="0 0 893 350" draw:points="0,175 149,175 198,0 298,350 397,0 496,350 596,0 695,350 744,175 893,175">
          <text:p/>
        </draw:polyline>
        <draw:polyline draw:style-name="gr57" draw:text-style-name="P38" draw:layer="layout" svg:width="0.698cm" svg:height="0.267cm" draw:transform="rotate (1.5707963267949) translate (16.8316188078358cm 7.13267018573069cm)" svg:viewBox="0 0 699 268" draw:points="0,134 117,134 155,0 233,268 311,0 389,268 466,0 544,268 583,134 699,134">
          <text:p/>
        </draw:polyline>
        <draw:custom-shape draw:style-name="gr58" draw:text-style-name="P38"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8.923cm" svg:y="7.307cm" svg:viewBox="0 0 893 350" draw:points="0,175 149,175 198,0 298,350 397,0 496,350 596,0 695,350 744,175 893,175">
          <text:p/>
        </draw:polyline>
        <draw:polyline draw:style-name="gr57" draw:text-style-name="P38" draw:layer="layout" svg:width="0.698cm" svg:height="0.267cm" draw:transform="rotate (1.5707963267949) translate (18.4404656506842cm 7.13267018573069cm)" svg:viewBox="0 0 699 268" draw:points="0,134 117,134 155,0 233,268 311,0 389,268 466,0 544,268 583,134 699,134">
          <text:p/>
        </draw:polyline>
        <draw:custom-shape draw:style-name="gr58" draw:text-style-name="P38"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5.706cm" svg:y="7.307cm" svg:viewBox="0 0 893 350" draw:points="0,175 149,175 198,0 298,350 397,0 496,350 596,0 695,350 744,175 893,175">
          <text:p/>
        </draw:polyline>
        <draw:polyline draw:style-name="gr57" draw:text-style-name="P38" draw:layer="layout" svg:width="0.698cm" svg:height="0.267cm" draw:transform="rotate (1.5707963267949) translate (15.2234145983003cm 7.13267018573069cm)" svg:viewBox="0 0 699 268" draw:points="0,134 117,134 155,0 233,268 311,0 389,268 466,0 544,268 583,134 699,134">
          <text:p/>
        </draw:polyline>
        <draw:custom-shape draw:style-name="gr58" draw:text-style-name="P38"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3.747cm" svg:y="7.307cm" svg:viewBox="0 0 893 350" draw:points="0,175 149,175 198,0 298,350 397,0 496,350 596,0 695,350 744,175 893,175">
          <text:p/>
        </draw:polyline>
        <draw:polyline draw:style-name="gr57" draw:text-style-name="P38" draw:layer="layout" svg:width="0.698cm" svg:height="0.267cm" draw:transform="rotate (1.5707963267949) translate (23.2637210147082cm 7.13267018573069cm)" svg:viewBox="0 0 699 268" draw:points="0,134 117,134 155,0 233,268 311,0 389,268 466,0 544,268 583,134 699,134">
          <text:p/>
        </draw:polyline>
        <draw:custom-shape draw:style-name="gr58" draw:text-style-name="P38"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5.357cm" svg:y="7.36cm" svg:viewBox="0 0 893 350" draw:points="0,175 149,175 198,0 298,350 397,0 496,350 596,0 695,350 744,175 893,175">
          <text:p/>
        </draw:polyline>
        <draw:polyline draw:style-name="gr57" draw:text-style-name="P38" draw:layer="layout" svg:width="0.698cm" svg:height="0.267cm" draw:transform="rotate (1.5707963267949) translate (24.9097774504543cm 7.18567018573069cm)" svg:viewBox="0 0 699 268" draw:points="0,134 117,134 155,0 233,268 311,0 389,268 466,0 544,268 583,134 699,134">
          <text:p/>
        </draw:polyline>
        <draw:custom-shape draw:style-name="gr56" draw:text-style-name="P38"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0.53cm" svg:y="8.706cm" svg:viewBox="0 0 893 350" draw:points="0,175 149,175 198,0 298,350 397,0 496,350 596,0 695,350 744,175 893,175">
          <text:p/>
        </draw:polyline>
        <draw:polyline draw:style-name="gr57" draw:text-style-name="P38" draw:layer="layout" svg:width="0.698cm" svg:height="0.267cm" draw:transform="rotate (1.5707963267949) translate (20.0478829246793cm 8.53174211143842cm)" svg:viewBox="0 0 699 268" draw:points="0,134 117,134 155,0 233,268 311,0 389,268 466,0 544,268 583,134 699,134">
          <text:p/>
        </draw:polyline>
        <draw:custom-shape draw:style-name="gr58" draw:text-style-name="P38"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2.139cm" svg:y="8.706cm" svg:viewBox="0 0 893 350" draw:points="0,175 149,175 198,0 298,350 397,0 496,350 596,0 695,350 744,175 893,175">
          <text:p/>
        </draw:polyline>
        <draw:polyline draw:style-name="gr57" draw:text-style-name="P38" draw:layer="layout" svg:width="0.698cm" svg:height="0.267cm" draw:transform="rotate (1.5707963267949) translate (21.6557297675277cm 8.53174211143842cm)" svg:viewBox="0 0 699 268" draw:points="0,134 117,134 155,0 233,268 311,0 389,268 466,0 544,268 583,134 699,134">
          <text:p/>
        </draw:polyline>
        <draw:custom-shape draw:style-name="gr58" draw:text-style-name="P38"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7.315cm" svg:y="8.706cm" svg:viewBox="0 0 893 350" draw:points="0,175 149,175 198,0 298,350 397,0 496,350 596,0 695,350 744,175 893,175">
          <text:p/>
        </draw:polyline>
        <draw:polyline draw:style-name="gr57" draw:text-style-name="P38" draw:layer="layout" svg:width="0.698cm" svg:height="0.267cm" draw:transform="rotate (1.5707963267949) translate (16.8316188078358cm 8.53174211143842cm)" svg:viewBox="0 0 699 268" draw:points="0,134 117,134 155,0 233,268 311,0 389,268 466,0 544,268 583,134 699,134">
          <text:p/>
        </draw:polyline>
        <draw:custom-shape draw:style-name="gr58" draw:text-style-name="P38"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8.923cm" svg:y="8.706cm" svg:viewBox="0 0 893 350" draw:points="0,175 149,175 198,0 298,350 397,0 496,350 596,0 695,350 744,175 893,175">
          <text:p/>
        </draw:polyline>
        <draw:polyline draw:style-name="gr57" draw:text-style-name="P38" draw:layer="layout" svg:width="0.698cm" svg:height="0.267cm" draw:transform="rotate (1.5707963267949) translate (18.4404656506842cm 8.53174211143842cm)" svg:viewBox="0 0 699 268" draw:points="0,134 117,134 155,0 233,268 311,0 389,268 466,0 544,268 583,134 699,134">
          <text:p/>
        </draw:polyline>
        <draw:custom-shape draw:style-name="gr58" draw:text-style-name="P38"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5.707cm" svg:y="8.706cm" svg:viewBox="0 0 893 350" draw:points="0,175 149,175 198,0 298,350 397,0 496,350 596,0 695,350 744,175 893,175">
          <text:p/>
        </draw:polyline>
        <draw:polyline draw:style-name="gr57" draw:text-style-name="P38" draw:layer="layout" svg:width="0.698cm" svg:height="0.267cm" draw:transform="rotate (1.5707963267949) translate (15.2234145983003cm 8.53174211143842cm)" svg:viewBox="0 0 699 268" draw:points="0,134 117,134 155,0 233,268 311,0 389,268 466,0 544,268 583,134 699,134">
          <text:p/>
        </draw:polyline>
        <draw:custom-shape draw:style-name="gr58" draw:text-style-name="P38"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3.747cm" svg:y="8.706cm" svg:viewBox="0 0 893 350" draw:points="0,175 149,175 198,0 298,350 397,0 496,350 596,0 695,350 744,175 893,175">
          <text:p/>
        </draw:polyline>
        <draw:polyline draw:style-name="gr57" draw:text-style-name="P38" draw:layer="layout" svg:width="0.698cm" svg:height="0.267cm" draw:transform="rotate (1.5707963267949) translate (23.2637210147082cm 8.53174211143842cm)" svg:viewBox="0 0 699 268" draw:points="0,134 117,134 155,0 233,268 311,0 389,268 466,0 544,268 583,134 699,134">
          <text:p/>
        </draw:polyline>
        <draw:custom-shape draw:style-name="gr58" draw:text-style-name="P38"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5.357cm" svg:y="8.759cm" svg:viewBox="0 0 893 350" draw:points="0,175 149,175 198,0 298,350 397,0 496,350 596,0 695,350 744,175 893,175">
          <text:p/>
        </draw:polyline>
        <draw:polyline draw:style-name="gr57" draw:text-style-name="P38" draw:layer="layout" svg:width="0.698cm" svg:height="0.267cm" draw:transform="rotate (1.5707963267949) translate (24.8725678575566cm 8.53174211143842cm)" svg:viewBox="0 0 699 268" draw:points="0,134 117,134 155,0 233,268 311,0 389,268 466,0 544,268 583,134 699,134">
          <text:p/>
        </draw:polyline>
        <draw:custom-shape draw:style-name="gr56" draw:text-style-name="P38"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0.53cm" svg:y="10.104cm" svg:viewBox="0 0 893 350" draw:points="0,175 149,175 198,0 298,350 397,0 496,350 596,0 695,350 744,175 893,175">
          <text:p/>
        </draw:polyline>
        <draw:polyline draw:style-name="gr57" draw:text-style-name="P38" draw:layer="layout" svg:width="0.698cm" svg:height="0.267cm" draw:transform="rotate (1.5707963267949) translate (20.0478829246793cm 9.93076403714614cm)" svg:viewBox="0 0 699 268" draw:points="0,134 117,134 155,0 233,268 311,0 389,268 466,0 544,268 583,134 699,134">
          <text:p/>
        </draw:polyline>
        <draw:custom-shape draw:style-name="gr58" draw:text-style-name="P38"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2.139cm" svg:y="10.104cm" svg:viewBox="0 0 893 350" draw:points="0,175 149,175 198,0 298,350 397,0 496,350 596,0 695,350 744,175 893,175">
          <text:p/>
        </draw:polyline>
        <draw:polyline draw:style-name="gr57" draw:text-style-name="P38" draw:layer="layout" svg:width="0.698cm" svg:height="0.267cm" draw:transform="rotate (1.5707963267949) translate (21.6557297675277cm 9.93076403714614cm)" svg:viewBox="0 0 699 268" draw:points="0,134 117,134 155,0 233,268 311,0 389,268 466,0 544,268 583,134 699,134">
          <text:p/>
        </draw:polyline>
        <draw:custom-shape draw:style-name="gr58" draw:text-style-name="P38"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7.315cm" svg:y="10.104cm" svg:viewBox="0 0 893 350" draw:points="0,175 149,175 198,0 298,350 397,0 496,350 596,0 695,350 744,175 893,175">
          <text:p/>
        </draw:polyline>
        <draw:polyline draw:style-name="gr57" draw:text-style-name="P38" draw:layer="layout" svg:width="0.698cm" svg:height="0.267cm" draw:transform="rotate (1.5707963267949) translate (16.8316188078358cm 9.93076403714614cm)" svg:viewBox="0 0 699 268" draw:points="0,134 117,134 155,0 233,268 311,0 389,268 466,0 544,268 583,134 699,134">
          <text:p/>
        </draw:polyline>
        <draw:custom-shape draw:style-name="gr58" draw:text-style-name="P38"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8.923cm" svg:y="10.104cm" svg:viewBox="0 0 893 350" draw:points="0,175 149,175 198,0 298,350 397,0 496,350 596,0 695,350 744,175 893,175">
          <text:p/>
        </draw:polyline>
        <draw:polyline draw:style-name="gr57" draw:text-style-name="P38" draw:layer="layout" svg:width="0.698cm" svg:height="0.267cm" draw:transform="rotate (1.5707963267949) translate (18.4404656506842cm 9.93076403714614cm)" svg:viewBox="0 0 699 268" draw:points="0,134 117,134 155,0 233,268 311,0 389,268 466,0 544,268 583,134 699,134">
          <text:p/>
        </draw:polyline>
        <draw:custom-shape draw:style-name="gr58" draw:text-style-name="P38"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5.707cm" svg:y="10.104cm" svg:viewBox="0 0 893 350" draw:points="0,175 149,175 198,0 298,350 397,0 496,350 596,0 695,350 744,175 893,175">
          <text:p/>
        </draw:polyline>
        <draw:polyline draw:style-name="gr57" draw:text-style-name="P38" draw:layer="layout" svg:width="0.698cm" svg:height="0.267cm" draw:transform="rotate (1.5707963267949) translate (15.2234145983003cm 9.93076403714614cm)" svg:viewBox="0 0 699 268" draw:points="0,134 117,134 155,0 233,268 311,0 389,268 466,0 544,268 583,134 699,134">
          <text:p/>
        </draw:polyline>
        <draw:custom-shape draw:style-name="gr58" draw:text-style-name="P38"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3.747cm" svg:y="10.104cm" svg:viewBox="0 0 893 350" draw:points="0,175 149,175 198,0 298,350 397,0 496,350 596,0 695,350 744,175 893,175">
          <text:p/>
        </draw:polyline>
        <draw:polyline draw:style-name="gr57" draw:text-style-name="P38" draw:layer="layout" svg:width="0.698cm" svg:height="0.267cm" draw:transform="rotate (1.5707963267949) translate (23.2637210147082cm 9.93076403714614cm)" svg:viewBox="0 0 699 268" draw:points="0,134 117,134 155,0 233,268 311,0 389,268 466,0 544,268 583,134 699,134">
          <text:p/>
        </draw:polyline>
        <draw:custom-shape draw:style-name="gr58" draw:text-style-name="P38"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5.357cm" svg:y="10.158cm" svg:viewBox="0 0 893 350" draw:points="0,175 149,175 198,0 298,350 397,0 496,350 596,0 695,350 744,175 893,175">
          <text:p/>
        </draw:polyline>
        <draw:polyline draw:style-name="gr57" draw:text-style-name="P38" draw:layer="layout" svg:width="0.698cm" svg:height="0.267cm" draw:transform="rotate (1.5707963267949) translate (24.8725678575566cm 9.93076403714614cm)" svg:viewBox="0 0 699 268" draw:points="0,134 117,134 155,0 233,268 311,0 389,268 466,0 544,268 583,134 699,134">
          <text:p/>
        </draw:polyline>
        <draw:custom-shape draw:style-name="gr56" draw:text-style-name="P38"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0.53cm" svg:y="5.91cm" svg:viewBox="0 0 893 350" draw:points="0,175 149,175 198,0 298,350 397,0 496,350 596,0 695,350 744,175 893,175">
          <text:p/>
        </draw:polyline>
        <draw:polyline draw:style-name="gr57" draw:text-style-name="P38" draw:layer="layout" svg:width="0.698cm" svg:height="0.267cm" draw:transform="rotate (1.5707963267949) translate (20.0478829246793cm 5.73459826002297cm)" svg:viewBox="0 0 699 268" draw:points="0,134 117,134 155,0 233,268 311,0 389,268 466,0 544,268 583,134 699,134">
          <text:p/>
        </draw:polyline>
        <draw:custom-shape draw:style-name="gr58" draw:text-style-name="P38"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2.139cm" svg:y="5.91cm" svg:viewBox="0 0 893 350" draw:points="0,175 149,175 198,0 298,350 397,0 496,350 596,0 695,350 744,175 893,175">
          <text:p/>
        </draw:polyline>
        <draw:polyline draw:style-name="gr57" draw:text-style-name="P38" draw:layer="layout" svg:width="0.698cm" svg:height="0.267cm" draw:transform="rotate (1.5707963267949) translate (21.6557297675277cm 5.73459826002297cm)" svg:viewBox="0 0 699 268" draw:points="0,134 117,134 155,0 233,268 311,0 389,268 466,0 544,268 583,134 699,134">
          <text:p/>
        </draw:polyline>
        <draw:custom-shape draw:style-name="gr58" draw:text-style-name="P38"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7.315cm" svg:y="5.91cm" svg:viewBox="0 0 893 350" draw:points="0,175 149,175 198,0 298,350 397,0 496,350 596,0 695,350 744,175 893,175">
          <text:p/>
        </draw:polyline>
        <draw:polyline draw:style-name="gr57" draw:text-style-name="P38" draw:layer="layout" svg:width="0.698cm" svg:height="0.267cm" draw:transform="rotate (1.5707963267949) translate (16.8316188078358cm 5.73459826002297cm)" svg:viewBox="0 0 699 268" draw:points="0,134 117,134 155,0 233,268 311,0 389,268 466,0 544,268 583,134 699,134">
          <text:p/>
        </draw:polyline>
        <draw:custom-shape draw:style-name="gr58" draw:text-style-name="P38"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8.923cm" svg:y="5.91cm" svg:viewBox="0 0 893 350" draw:points="0,175 149,175 198,0 298,350 397,0 496,350 596,0 695,350 744,175 893,175">
          <text:p/>
        </draw:polyline>
        <draw:polyline draw:style-name="gr57" draw:text-style-name="P38" draw:layer="layout" svg:width="0.698cm" svg:height="0.267cm" draw:transform="rotate (1.5707963267949) translate (18.4404656506842cm 5.73459826002297cm)" svg:viewBox="0 0 699 268" draw:points="0,134 117,134 155,0 233,268 311,0 389,268 466,0 544,268 583,134 699,134">
          <text:p/>
        </draw:polyline>
        <draw:custom-shape draw:style-name="gr58" draw:text-style-name="P38"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5.707cm" svg:y="5.91cm" svg:viewBox="0 0 893 350" draw:points="0,175 149,175 198,0 298,350 397,0 496,350 596,0 695,350 744,175 893,175">
          <text:p/>
        </draw:polyline>
        <draw:polyline draw:style-name="gr57" draw:text-style-name="P38" draw:layer="layout" svg:width="0.698cm" svg:height="0.267cm" draw:transform="rotate (1.5707963267949) translate (15.2234145983003cm 5.73459826002297cm)" svg:viewBox="0 0 699 268" draw:points="0,134 117,134 155,0 233,268 311,0 389,268 466,0 544,268 583,134 699,134">
          <text:p/>
        </draw:polyline>
        <draw:custom-shape draw:style-name="gr58" draw:text-style-name="P38"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3.747cm" svg:y="5.91cm" svg:viewBox="0 0 893 350" draw:points="0,175 149,175 198,0 298,350 397,0 496,350 596,0 695,350 744,175 893,175">
          <text:p/>
        </draw:polyline>
        <draw:polyline draw:style-name="gr57" draw:text-style-name="P38" draw:layer="layout" svg:width="0.698cm" svg:height="0.267cm" draw:transform="rotate (1.5707963267949) translate (23.2637210147082cm 5.73459826002297cm)" svg:viewBox="0 0 699 268" draw:points="0,134 117,134 155,0 233,268 311,0 389,268 466,0 544,268 583,134 699,134">
          <text:p/>
        </draw:polyline>
        <draw:custom-shape draw:style-name="gr58" draw:text-style-name="P38"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5.357cm" svg:y="5.961cm" svg:viewBox="0 0 893 350" draw:points="0,175 149,175 198,0 298,350 397,0 496,350 596,0 695,350 744,175 893,175">
          <text:p/>
        </draw:polyline>
        <draw:polyline draw:style-name="gr57" draw:text-style-name="P38" draw:layer="layout" svg:width="0.698cm" svg:height="0.267cm" draw:transform="rotate (1.5707963267949) translate (24.8725678575566cm 5.73459826002297cm)" svg:viewBox="0 0 699 268" draw:points="0,134 117,134 155,0 233,268 311,0 389,268 466,0 544,268 583,134 699,134">
          <text:p/>
        </draw:polyline>
        <draw:custom-shape draw:style-name="gr56" draw:text-style-name="P38"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0.529cm" svg:y="4.5cm" svg:viewBox="0 0 893 350" draw:points="0,175 149,175 198,0 298,350 397,0 496,350 596,0 695,350 744,175 893,175">
          <text:p/>
        </draw:polyline>
        <draw:polyline draw:style-name="gr57" draw:text-style-name="P38" draw:layer="layout" svg:width="0.698cm" svg:height="0.267cm" draw:transform="rotate (1.5707963267949) translate (20.0823092261799cm 4.32578596285386cm)" svg:viewBox="0 0 699 268" draw:points="0,134 117,134 155,0 233,268 311,0 389,268 466,0 544,268 583,134 699,134">
          <text:p/>
        </draw:polyline>
        <draw:custom-shape draw:style-name="gr58" draw:text-style-name="P38"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2.138cm" svg:y="4.5cm" svg:viewBox="0 0 893 350" draw:points="0,175 149,175 198,0 298,350 397,0 496,350 596,0 695,350 744,175 893,175">
          <text:p/>
        </draw:polyline>
        <draw:polyline draw:style-name="gr57" draw:text-style-name="P38" draw:layer="layout" svg:width="0.698cm" svg:height="0.267cm" draw:transform="rotate (1.5707963267949) translate (21.6911560690283cm 4.32578596285386cm)" svg:viewBox="0 0 699 268" draw:points="0,134 117,134 155,0 233,268 311,0 389,268 466,0 544,268 583,134 699,134">
          <text:p/>
        </draw:polyline>
        <draw:custom-shape draw:style-name="gr58" draw:text-style-name="P38"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7.314cm" svg:y="4.5cm" svg:viewBox="0 0 893 350" draw:points="0,175 149,175 198,0 298,350 397,0 496,350 596,0 695,350 744,175 893,175">
          <text:p/>
        </draw:polyline>
        <draw:polyline draw:style-name="gr57" draw:text-style-name="P38" draw:layer="layout" svg:width="0.698cm" svg:height="0.267cm" draw:transform="rotate (1.5707963267949) translate (16.8668285028382cm 4.32578596285386cm)" svg:viewBox="0 0 699 268" draw:points="0,134 117,134 155,0 233,268 311,0 389,268 466,0 544,268 583,134 699,134">
          <text:p/>
        </draw:polyline>
        <draw:custom-shape draw:style-name="gr58" draw:text-style-name="P38"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8.922cm" svg:y="4.5cm" svg:viewBox="0 0 893 350" draw:points="0,175 149,175 198,0 298,350 397,0 496,350 596,0 695,350 744,175 893,175">
          <text:p/>
        </draw:polyline>
        <draw:polyline draw:style-name="gr57" draw:text-style-name="P38" draw:layer="layout" svg:width="0.698cm" svg:height="0.267cm" draw:transform="rotate (1.5707963267949) translate (18.4746753456866cm 4.32578596285386cm)" svg:viewBox="0 0 699 268" draw:points="0,134 117,134 155,0 233,268 311,0 389,268 466,0 544,268 583,134 699,134">
          <text:p/>
        </draw:polyline>
        <draw:custom-shape draw:style-name="gr58" draw:text-style-name="P38"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5.705cm" svg:y="4.5cm" svg:viewBox="0 0 893 350" draw:points="0,175 149,175 198,0 298,350 397,0 496,350 596,0 695,350 744,175 893,175">
          <text:p/>
        </draw:polyline>
        <draw:polyline draw:style-name="gr57" draw:text-style-name="P38" draw:layer="layout" svg:width="0.698cm" svg:height="0.267cm" draw:transform="rotate (1.5707963267949) translate (15.2576964954687cm 4.32578596285386cm)" svg:viewBox="0 0 699 268" draw:points="0,134 117,134 155,0 233,268 311,0 389,268 466,0 544,268 583,134 699,134">
          <text:p/>
        </draw:polyline>
        <draw:custom-shape draw:style-name="gr58" draw:text-style-name="P38"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3.746cm" svg:y="4.5cm" svg:viewBox="0 0 893 350" draw:points="0,175 149,175 198,0 298,350 397,0 496,350 596,0 695,350 744,175 893,175">
          <text:p/>
        </draw:polyline>
        <draw:polyline draw:style-name="gr57" draw:text-style-name="P38" draw:layer="layout" svg:width="0.698cm" svg:height="0.267cm" draw:transform="rotate (1.5707963267949) translate (23.2989307097106cm 4.32578596285386cm)" svg:viewBox="0 0 699 268" draw:points="0,134 117,134 155,0 233,268 311,0 389,268 466,0 544,268 583,134 699,134">
          <text:p/>
        </draw:polyline>
        <draw:custom-shape draw:style-name="gr58" draw:text-style-name="P38"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5.356cm" svg:y="4.553cm" svg:viewBox="0 0 893 350" draw:points="0,175 149,175 198,0 298,350 397,0 496,350 596,0 695,350 744,175 893,175">
          <text:p/>
        </draw:polyline>
        <draw:polyline draw:style-name="gr57" draw:text-style-name="P38" draw:layer="layout" svg:width="0.698cm" svg:height="0.267cm" draw:transform="rotate (1.5707963267949) translate (24.9087775525591cm 4.37778596285386cm)" svg:viewBox="0 0 699 268" draw:points="0,134 117,134 155,0 233,268 311,0 389,268 466,0 544,268 583,134 699,134">
          <text:p/>
        </draw:polyline>
        <draw:custom-shape draw:style-name="gr59" draw:text-style-name="P29" draw:layer="layout" svg:width="0.714cm" svg:height="0.7cm" svg:x="19.817cm" svg:y="13.7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1cm" svg:y="13.924cm" svg:viewBox="0 0 893 350" draw:points="0,175 149,175 198,0 298,350 397,0 496,350 596,0 695,350 744,175 893,175">
          <text:p/>
        </draw:polyline>
        <draw:custom-shape draw:style-name="gr60" draw:text-style-name="P2" draw:layer="layout" svg:width="0.715cm" svg:height="0.7cm" svg:x="21.425cm" svg:y="13.7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4cm" svg:y="13.924cm" svg:viewBox="0 0 893 350" draw:points="0,175 149,175 198,0 298,350 397,0 496,350 596,0 695,350 744,175 893,175">
          <text:p/>
        </draw:polyline>
        <draw:custom-shape draw:style-name="gr60" draw:text-style-name="P2" draw:layer="layout" svg:width="0.715cm" svg:height="0.7cm" svg:x="16.601cm" svg:y="13.7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6cm" svg:y="13.924cm" svg:viewBox="0 0 893 350" draw:points="0,175 149,175 198,0 298,350 397,0 496,350 596,0 695,350 744,175 893,175">
          <text:p/>
        </draw:polyline>
        <draw:custom-shape draw:style-name="gr60" draw:text-style-name="P2" draw:layer="layout" svg:width="0.715cm" svg:height="0.7cm" svg:x="18.209cm" svg:y="13.7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4cm" svg:y="13.924cm" svg:viewBox="0 0 893 350" draw:points="0,175 149,175 198,0 298,350 397,0 496,350 596,0 695,350 744,175 893,175">
          <text:p/>
        </draw:polyline>
        <draw:custom-shape draw:style-name="gr60" draw:text-style-name="P2" draw:layer="layout" svg:width="0.715cm" svg:height="0.7cm" svg:x="14.992cm" svg:y="13.7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8cm" svg:y="13.924cm" svg:viewBox="0 0 893 350" draw:points="0,175 149,175 198,0 298,350 397,0 496,350 596,0 695,350 744,175 893,175">
          <text:p/>
        </draw:polyline>
        <draw:custom-shape draw:style-name="gr60" draw:text-style-name="P2" draw:layer="layout" svg:width="0.715cm" svg:height="0.7cm" svg:x="23.033cm" svg:y="13.7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8cm" svg:y="13.924cm" svg:viewBox="0 0 893 350" draw:points="0,175 149,175 198,0 298,350 397,0 496,350 596,0 695,350 744,175 893,175">
          <text:p/>
        </draw:polyline>
        <draw:custom-shape draw:style-name="gr60" draw:text-style-name="P2" draw:layer="layout" svg:width="0.715cm" svg:height="0.7cm" svg:x="24.641cm" svg:y="13.7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9cm" svg:y="13.977cm" svg:viewBox="0 0 893 350" draw:points="0,175 149,175 198,0 298,350 397,0 496,350 596,0 695,350 744,175 893,175">
          <text:p/>
        </draw:polyline>
        <draw:custom-shape draw:style-name="gr61" draw:text-style-name="P2" draw:layer="layout" svg:width="0.714cm" svg:height="0.7cm" svg:x="19.817cm" svg:y="15.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1cm" svg:y="15.323cm" svg:viewBox="0 0 893 350" draw:points="0,175 149,175 198,0 298,350 397,0 496,350 596,0 695,350 744,175 893,175">
          <text:p/>
        </draw:polyline>
        <draw:polyline draw:style-name="gr35" draw:text-style-name="P6" draw:layer="layout" svg:width="0.698cm" svg:height="0.267cm" draw:transform="rotate (1.5707963267949) translate (20.0488829246793cm 15.1487640371461cm)" svg:viewBox="0 0 699 268" draw:points="0,134 117,134 155,0 233,268 311,0 389,268 466,0 544,268 583,134 699,134">
          <text:p/>
        </draw:polyline>
        <draw:custom-shape draw:style-name="gr60" draw:text-style-name="P2" draw:layer="layout" svg:width="0.715cm" svg:height="0.7cm" svg:x="21.425cm" svg:y="15.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4cm" svg:y="15.323cm" svg:viewBox="0 0 893 350" draw:points="0,175 149,175 198,0 298,350 397,0 496,350 596,0 695,350 744,175 893,175">
          <text:p/>
        </draw:polyline>
        <draw:polyline draw:style-name="gr35" draw:text-style-name="P6" draw:layer="layout" svg:width="0.698cm" svg:height="0.267cm" draw:transform="rotate (1.5707963267949) translate (21.6567297675277cm 15.1487640371461cm)" svg:viewBox="0 0 699 268" draw:points="0,134 117,134 155,0 233,268 311,0 389,268 466,0 544,268 583,134 699,134">
          <text:p/>
        </draw:polyline>
        <draw:custom-shape draw:style-name="gr60" draw:text-style-name="P2" draw:layer="layout" svg:width="0.715cm" svg:height="0.7cm" svg:x="16.601cm" svg:y="15.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6cm" svg:y="15.323cm" svg:viewBox="0 0 893 350" draw:points="0,175 149,175 198,0 298,350 397,0 496,350 596,0 695,350 744,175 893,175">
          <text:p/>
        </draw:polyline>
        <draw:polyline draw:style-name="gr35" draw:text-style-name="P6" draw:layer="layout" svg:width="0.698cm" svg:height="0.267cm" draw:transform="rotate (1.5707963267949) translate (16.8326188078358cm 15.1487640371461cm)" svg:viewBox="0 0 699 268" draw:points="0,134 117,134 155,0 233,268 311,0 389,268 466,0 544,268 583,134 699,134">
          <text:p/>
        </draw:polyline>
        <draw:custom-shape draw:style-name="gr60" draw:text-style-name="P2" draw:layer="layout" svg:width="0.715cm" svg:height="0.7cm" svg:x="18.209cm" svg:y="15.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4cm" svg:y="15.323cm" svg:viewBox="0 0 893 350" draw:points="0,175 149,175 198,0 298,350 397,0 496,350 596,0 695,350 744,175 893,175">
          <text:p/>
        </draw:polyline>
        <draw:polyline draw:style-name="gr35" draw:text-style-name="P6" draw:layer="layout" svg:width="0.698cm" svg:height="0.267cm" draw:transform="rotate (1.5707963267949) translate (18.4414656506842cm 15.1487640371461cm)" svg:viewBox="0 0 699 268" draw:points="0,134 117,134 155,0 233,268 311,0 389,268 466,0 544,268 583,134 699,134">
          <text:p/>
        </draw:polyline>
        <draw:custom-shape draw:style-name="gr60" draw:text-style-name="P2" draw:layer="layout" svg:width="0.715cm" svg:height="0.7cm" svg:x="14.992cm" svg:y="15.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8cm" svg:y="15.323cm" svg:viewBox="0 0 893 350" draw:points="0,175 149,175 198,0 298,350 397,0 496,350 596,0 695,350 744,175 893,175">
          <text:p/>
        </draw:polyline>
        <draw:polyline draw:style-name="gr35" draw:text-style-name="P6" draw:layer="layout" svg:width="0.698cm" svg:height="0.267cm" draw:transform="rotate (1.5707963267949) translate (15.2244145983003cm 15.1487640371461cm)" svg:viewBox="0 0 699 268" draw:points="0,134 117,134 155,0 233,268 311,0 389,268 466,0 544,268 583,134 699,134">
          <text:p/>
        </draw:polyline>
        <draw:custom-shape draw:style-name="gr60" draw:text-style-name="P2" draw:layer="layout" svg:width="0.715cm" svg:height="0.7cm" svg:x="23.033cm" svg:y="15.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8cm" svg:y="15.323cm" svg:viewBox="0 0 893 350" draw:points="0,175 149,175 198,0 298,350 397,0 496,350 596,0 695,350 744,175 893,175">
          <text:p/>
        </draw:polyline>
        <draw:polyline draw:style-name="gr35" draw:text-style-name="P6" draw:layer="layout" svg:width="0.698cm" svg:height="0.267cm" draw:transform="rotate (1.5707963267949) translate (23.2647210147082cm 15.1487640371461cm)" svg:viewBox="0 0 699 268" draw:points="0,134 117,134 155,0 233,268 311,0 389,268 466,0 544,268 583,134 699,134">
          <text:p/>
        </draw:polyline>
        <draw:custom-shape draw:style-name="gr60" draw:text-style-name="P2" draw:layer="layout" svg:width="0.715cm" svg:height="0.7cm" svg:x="24.641cm" svg:y="15.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9cm" svg:y="15.375cm" svg:viewBox="0 0 893 350" draw:points="0,175 149,175 198,0 298,350 397,0 496,350 596,0 695,350 744,175 893,175">
          <text:p/>
        </draw:polyline>
        <draw:polyline draw:style-name="gr35" draw:text-style-name="P6" draw:layer="layout" svg:width="0.698cm" svg:height="0.267cm" draw:transform="rotate (1.5707963267949) translate (24.8735678575567cm 15.1487640371461cm)" svg:viewBox="0 0 699 268" draw:points="0,134 117,134 155,0 233,268 311,0 389,268 466,0 544,268 583,134 699,134">
          <text:p/>
        </draw:polyline>
        <draw:polyline draw:style-name="gr35" draw:text-style-name="P6" draw:layer="layout" svg:width="1.79cm" svg:height="0.267cm" draw:transform="rotate (1.5707963267949) translate (10.3997297675277cm 13.8538300172706cm)" svg:viewBox="0 0 1791 268" draw:points="0,134 299,134 398,0 597,268 796,0 995,268 1194,0 1393,268 1493,134 1791,134">
          <text:p/>
        </draw:polyline>
        <draw:polyline draw:style-name="gr35" draw:text-style-name="P6" draw:layer="layout" svg:width="1.79cm" svg:height="0.267cm" draw:transform="rotate (1.5707963267949) translate (7.18446565068412cm 13.8538300172706cm)" svg:viewBox="0 0 1791 268" draw:points="0,134 299,134 398,0 597,268 796,0 995,268 1194,0 1393,268 1493,134 1791,134">
          <text:p/>
        </draw:polyline>
        <draw:polyline draw:style-name="gr35" draw:text-style-name="P6" draw:layer="layout" svg:width="1.79cm" svg:height="0.267cm" draw:transform="rotate (1.5707963267949) translate (13.6165678575566cm 13.8538300172706cm)" svg:viewBox="0 0 1791 268" draw:points="0,134 299,134 398,0 597,268 796,0 995,268 1194,0 1393,268 1493,134 1791,134">
          <text:p/>
        </draw:polyline>
        <draw:polyline draw:style-name="gr35" draw:text-style-name="P6" draw:layer="layout" svg:width="1.79cm" svg:height="0.267cm" draw:transform="rotate (1.5707963267949) translate (20.0488829246793cm 13.7438474789851cm)" svg:viewBox="0 0 1791 268" draw:points="0,134 299,134 398,0 597,268 796,0 995,268 1194,0 1393,268 1493,134 1791,134">
          <text:p/>
        </draw:polyline>
        <draw:polyline draw:style-name="gr35" draw:text-style-name="P6" draw:layer="layout" svg:width="1.79cm" svg:height="0.267cm" draw:transform="rotate (1.5707963267949) translate (16.8326188078358cm 13.7438474789851cm)" svg:viewBox="0 0 1791 268" draw:points="0,134 299,134 398,0 597,268 796,0 995,268 1194,0 1393,268 1493,134 1791,134">
          <text:p/>
        </draw:polyline>
        <draw:custom-shape draw:style-name="gr56" draw:text-style-name="P38"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0.53cm" svg:y="11.505cm" svg:viewBox="0 0 893 350" draw:points="0,175 149,175 198,0 298,350 397,0 496,350 596,0 695,350 744,175 893,175">
          <text:p/>
        </draw:polyline>
        <draw:polyline draw:style-name="gr57" draw:text-style-name="P38" draw:layer="layout" svg:width="0.698cm" svg:height="0.267cm" draw:transform="rotate (1.5707963267949) translate (20.0833092261799cm 11.3287859628539cm)" svg:viewBox="0 0 699 268" draw:points="0,134 117,134 155,0 233,268 311,0 389,268 466,0 544,268 583,134 699,134">
          <text:p/>
        </draw:polyline>
        <draw:custom-shape draw:style-name="gr58" draw:text-style-name="P38"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2.139cm" svg:y="11.505cm" svg:viewBox="0 0 893 350" draw:points="0,175 149,175 198,0 298,350 397,0 496,350 596,0 695,350 744,175 893,175">
          <text:p/>
        </draw:polyline>
        <draw:polyline draw:style-name="gr57" draw:text-style-name="P38" draw:layer="layout" svg:width="0.698cm" svg:height="0.267cm" draw:transform="rotate (1.5707963267949) translate (21.6921560690283cm 11.3287859628539cm)" svg:viewBox="0 0 699 268" draw:points="0,134 117,134 155,0 233,268 311,0 389,268 466,0 544,268 583,134 699,134">
          <text:p/>
        </draw:polyline>
        <draw:custom-shape draw:style-name="gr58" draw:text-style-name="P38"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7.315cm" svg:y="11.505cm" svg:viewBox="0 0 893 350" draw:points="0,175 149,175 198,0 298,350 397,0 496,350 596,0 695,350 744,175 893,175">
          <text:p/>
        </draw:polyline>
        <draw:polyline draw:style-name="gr57" draw:text-style-name="P38" draw:layer="layout" svg:width="0.698cm" svg:height="0.267cm" draw:transform="rotate (1.5707963267949) translate (16.8678285028382cm 11.3287859628539cm)" svg:viewBox="0 0 699 268" draw:points="0,134 117,134 155,0 233,268 311,0 389,268 466,0 544,268 583,134 699,134">
          <text:p/>
        </draw:polyline>
        <draw:custom-shape draw:style-name="gr58" draw:text-style-name="P38"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8.923cm" svg:y="11.505cm" svg:viewBox="0 0 893 350" draw:points="0,175 149,175 198,0 298,350 397,0 496,350 596,0 695,350 744,175 893,175">
          <text:p/>
        </draw:polyline>
        <draw:polyline draw:style-name="gr57" draw:text-style-name="P38" draw:layer="layout" svg:width="0.698cm" svg:height="0.267cm" draw:transform="rotate (1.5707963267949) translate (18.4756753456866cm 11.3287859628539cm)" svg:viewBox="0 0 699 268" draw:points="0,134 117,134 155,0 233,268 311,0 389,268 466,0 544,268 583,134 699,134">
          <text:p/>
        </draw:polyline>
        <draw:custom-shape draw:style-name="gr58" draw:text-style-name="P38"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15.707cm" svg:y="11.505cm" svg:viewBox="0 0 893 350" draw:points="0,175 149,175 198,0 298,350 397,0 496,350 596,0 695,350 744,175 893,175">
          <text:p/>
        </draw:polyline>
        <draw:polyline draw:style-name="gr57" draw:text-style-name="P38" draw:layer="layout" svg:width="0.698cm" svg:height="0.267cm" draw:transform="rotate (1.5707963267949) translate (15.2586964954688cm 11.3287859628539cm)" svg:viewBox="0 0 699 268" draw:points="0,134 117,134 155,0 233,268 311,0 389,268 466,0 544,268 583,134 699,134">
          <text:p/>
        </draw:polyline>
        <draw:custom-shape draw:style-name="gr58" draw:text-style-name="P38"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3.747cm" svg:y="11.505cm" svg:viewBox="0 0 893 350" draw:points="0,175 149,175 198,0 298,350 397,0 496,350 596,0 695,350 744,175 893,175">
          <text:p/>
        </draw:polyline>
        <draw:polyline draw:style-name="gr57" draw:text-style-name="P38" draw:layer="layout" svg:width="0.698cm" svg:height="0.267cm" draw:transform="rotate (1.5707963267949) translate (23.2999307097107cm 11.3287859628539cm)" svg:viewBox="0 0 699 268" draw:points="0,134 117,134 155,0 233,268 311,0 389,268 466,0 544,268 583,134 699,134">
          <text:p/>
        </draw:polyline>
        <draw:custom-shape draw:style-name="gr58" draw:text-style-name="P38"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5.357cm" svg:y="11.556cm" svg:viewBox="0 0 893 350" draw:points="0,175 149,175 198,0 298,350 397,0 496,350 596,0 695,350 744,175 893,175">
          <text:p/>
        </draw:polyline>
        <draw:polyline draw:style-name="gr57" draw:text-style-name="P38" draw:layer="layout" svg:width="0.698cm" svg:height="0.267cm" draw:transform="rotate (1.5707963267949) translate (24.9097775525591cm 11.3817859628539cm)" svg:viewBox="0 0 699 268" draw:points="0,134 117,134 155,0 233,268 311,0 389,268 466,0 544,268 583,134 699,134">
          <text:p/>
        </draw:polyline>
        <draw:custom-shape draw:style-name="gr62" draw:text-style-name="P28" draw:layer="layout" svg:width="0.714cm" svg:height="0.7cm" svg:x="19.815cm" svg:y="16.54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29cm" svg:y="16.721cm" svg:viewBox="0 0 893 350" draw:points="0,175 149,175 198,0 298,350 397,0 496,350 596,0 695,350 744,175 893,175">
          <text:p/>
        </draw:polyline>
        <draw:polyline draw:style-name="gr35" draw:text-style-name="P6" draw:layer="layout" svg:width="0.698cm" svg:height="0.267cm" draw:transform="rotate (1.5707963267949) translate (20.0468829246793cm 16.5476701857306cm)" svg:viewBox="0 0 699 268" draw:points="0,134 117,134 155,0 233,268 311,0 389,268 466,0 544,268 583,134 699,134">
          <text:p/>
        </draw:polyline>
        <draw:custom-shape draw:style-name="gr63" draw:text-style-name="P29" draw:layer="layout" svg:width="0.715cm" svg:height="0.7cm" svg:x="21.422cm" svg:y="16.54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8cm" svg:y="16.722cm" svg:viewBox="0 0 893 350" draw:points="0,175 149,175 198,0 298,350 397,0 496,350 596,0 695,350 744,175 893,175">
          <text:p/>
        </draw:polyline>
        <draw:polyline draw:style-name="gr35" draw:text-style-name="P6" draw:layer="layout" svg:width="0.698cm" svg:height="0.267cm" draw:transform="rotate (1.5707963267949) translate (21.6547297675277cm 16.5476701857306cm)" svg:viewBox="0 0 699 268" draw:points="0,134 117,134 155,0 233,268 311,0 389,268 466,0 544,268 583,134 699,134">
          <text:p/>
        </draw:polyline>
        <draw:custom-shape draw:style-name="gr60" draw:text-style-name="P2" draw:layer="layout" svg:width="0.715cm" svg:height="0.7cm" svg:x="16.599cm" svg:y="16.54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4cm" svg:y="16.722cm" svg:viewBox="0 0 893 350" draw:points="0,175 149,175 198,0 298,350 397,0 496,350 596,0 695,350 744,175 893,175">
          <text:p/>
        </draw:polyline>
        <draw:polyline draw:style-name="gr35" draw:text-style-name="P6" draw:layer="layout" svg:width="0.698cm" svg:height="0.267cm" draw:transform="rotate (1.5707963267949) translate (16.8306188078358cm 16.5476701857306cm)" svg:viewBox="0 0 699 268" draw:points="0,134 117,134 155,0 233,268 311,0 389,268 466,0 544,268 583,134 699,134">
          <text:p/>
        </draw:polyline>
        <draw:custom-shape draw:style-name="gr63" draw:text-style-name="P29" draw:layer="layout" svg:width="0.715cm" svg:height="0.7cm" svg:x="18.207cm" svg:y="16.54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2cm" svg:y="16.722cm" svg:viewBox="0 0 893 350" draw:points="0,175 149,175 198,0 298,350 397,0 496,350 596,0 695,350 744,175 893,175">
          <text:p/>
        </draw:polyline>
        <draw:polyline draw:style-name="gr35" draw:text-style-name="P6" draw:layer="layout" svg:width="0.698cm" svg:height="0.267cm" draw:transform="rotate (1.5707963267949) translate (18.4394656506842cm 16.5476701857306cm)" svg:viewBox="0 0 699 268" draw:points="0,134 117,134 155,0 233,268 311,0 389,268 466,0 544,268 583,134 699,134">
          <text:p/>
        </draw:polyline>
        <draw:custom-shape draw:style-name="gr60" draw:text-style-name="P2" draw:layer="layout" svg:width="0.715cm" svg:height="0.7cm" svg:x="14.99cm" svg:y="16.54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5cm" svg:y="16.722cm" svg:viewBox="0 0 893 350" draw:points="0,175 149,175 198,0 298,350 397,0 496,350 596,0 695,350 744,175 893,175">
          <text:p/>
        </draw:polyline>
        <draw:polyline draw:style-name="gr35" draw:text-style-name="P6" draw:layer="layout" svg:width="0.698cm" svg:height="0.267cm" draw:transform="rotate (1.5707963267949) translate (15.2224145983003cm 16.5476701857306cm)" svg:viewBox="0 0 699 268" draw:points="0,134 117,134 155,0 233,268 311,0 389,268 466,0 544,268 583,134 699,134">
          <text:p/>
        </draw:polyline>
        <draw:custom-shape draw:style-name="gr60" draw:text-style-name="P2" draw:layer="layout" svg:width="0.715cm" svg:height="0.7cm" svg:x="23.031cm" svg:y="16.54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6cm" svg:y="16.721cm" svg:viewBox="0 0 893 350" draw:points="0,175 149,175 198,0 298,350 397,0 496,350 596,0 695,350 744,175 893,175">
          <text:p/>
        </draw:polyline>
        <draw:polyline draw:style-name="gr35" draw:text-style-name="P6" draw:layer="layout" svg:width="0.698cm" svg:height="0.267cm" draw:transform="rotate (1.5707963267949) translate (23.2627210147082cm 16.5476701857306cm)" svg:viewBox="0 0 699 268" draw:points="0,134 117,134 155,0 233,268 311,0 389,268 466,0 544,268 583,134 699,134">
          <text:p/>
        </draw:polyline>
        <draw:custom-shape draw:style-name="gr60" draw:text-style-name="P2" draw:layer="layout" svg:width="0.715cm" svg:height="0.7cm" svg:x="24.639cm" svg:y="16.54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6cm" svg:y="16.774cm" svg:viewBox="0 0 893 350" draw:points="0,175 149,175 198,0 298,350 397,0 496,350 596,0 695,350 744,175 893,175">
          <text:p/>
        </draw:polyline>
        <draw:polyline draw:style-name="gr35" draw:text-style-name="P6" draw:layer="layout" svg:width="0.698cm" svg:height="0.267cm" draw:transform="rotate (1.5707963267949) translate (24.9087774504543cm 16.5996701857307cm)" svg:viewBox="0 0 699 268" draw:points="0,134 117,134 155,0 233,268 311,0 389,268 466,0 544,268 583,134 699,134">
          <text:p/>
        </draw:polyline>
        <draw:custom-shape draw:style-name="gr59" draw:text-style-name="P29" draw:layer="layout" svg:width="0.714cm" svg:height="0.7cm" svg:x="19.815cm" svg:y="17.94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29cm" svg:y="18.12cm" svg:viewBox="0 0 893 350" draw:points="0,175 149,175 198,0 298,350 397,0 496,350 596,0 695,350 744,175 893,175">
          <text:p/>
        </draw:polyline>
        <draw:polyline draw:style-name="gr35" draw:text-style-name="P6" draw:layer="layout" svg:width="0.698cm" svg:height="0.267cm" draw:transform="rotate (1.5707963267949) translate (20.0468829246793cm 17.9457421114385cm)" svg:viewBox="0 0 699 268" draw:points="0,134 117,134 155,0 233,268 311,0 389,268 466,0 544,268 583,134 699,134">
          <text:p/>
        </draw:polyline>
        <draw:custom-shape draw:style-name="gr60" draw:text-style-name="P2" draw:layer="layout" svg:width="0.715cm" svg:height="0.7cm" svg:x="21.422cm" svg:y="17.94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8cm" svg:y="18.12cm" svg:viewBox="0 0 893 350" draw:points="0,175 149,175 198,0 298,350 397,0 496,350 596,0 695,350 744,175 893,175">
          <text:p/>
        </draw:polyline>
        <draw:polyline draw:style-name="gr35" draw:text-style-name="P6" draw:layer="layout" svg:width="0.698cm" svg:height="0.267cm" draw:transform="rotate (1.5707963267949) translate (21.6547297675277cm 17.9457421114385cm)" svg:viewBox="0 0 699 268" draw:points="0,134 117,134 155,0 233,268 311,0 389,268 466,0 544,268 583,134 699,134">
          <text:p/>
        </draw:polyline>
        <draw:custom-shape draw:style-name="gr60" draw:text-style-name="P2" draw:layer="layout" svg:width="0.715cm" svg:height="0.7cm" svg:x="16.599cm" svg:y="17.94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4cm" svg:y="18.121cm" svg:viewBox="0 0 893 350" draw:points="0,175 149,175 198,0 298,350 397,0 496,350 596,0 695,350 744,175 893,175">
          <text:p/>
        </draw:polyline>
        <draw:polyline draw:style-name="gr35" draw:text-style-name="P6" draw:layer="layout" svg:width="0.698cm" svg:height="0.267cm" draw:transform="rotate (1.5707963267949) translate (16.8306188078358cm 17.9457421114385cm)" svg:viewBox="0 0 699 268" draw:points="0,134 117,134 155,0 233,268 311,0 389,268 466,0 544,268 583,134 699,134">
          <text:p/>
        </draw:polyline>
        <draw:custom-shape draw:style-name="gr60" draw:text-style-name="P2" draw:layer="layout" svg:width="0.715cm" svg:height="0.7cm" svg:x="18.207cm" svg:y="17.94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2cm" svg:y="18.121cm" svg:viewBox="0 0 893 350" draw:points="0,175 149,175 198,0 298,350 397,0 496,350 596,0 695,350 744,175 893,175">
          <text:p/>
        </draw:polyline>
        <draw:polyline draw:style-name="gr35" draw:text-style-name="P6" draw:layer="layout" svg:width="0.698cm" svg:height="0.267cm" draw:transform="rotate (1.5707963267949) translate (18.4394656506842cm 17.9457421114385cm)" svg:viewBox="0 0 699 268" draw:points="0,134 117,134 155,0 233,268 311,0 389,268 466,0 544,268 583,134 699,134">
          <text:p/>
        </draw:polyline>
        <draw:custom-shape draw:style-name="gr60" draw:text-style-name="P2" draw:layer="layout" svg:width="0.715cm" svg:height="0.7cm" svg:x="14.99cm" svg:y="17.94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5cm" svg:y="18.121cm" svg:viewBox="0 0 893 350" draw:points="0,175 149,175 198,0 298,350 397,0 496,350 596,0 695,350 744,175 893,175">
          <text:p/>
        </draw:polyline>
        <draw:polyline draw:style-name="gr35" draw:text-style-name="P6" draw:layer="layout" svg:width="0.698cm" svg:height="0.267cm" draw:transform="rotate (1.5707963267949) translate (15.2224145983003cm 17.9457421114385cm)" svg:viewBox="0 0 699 268" draw:points="0,134 117,134 155,0 233,268 311,0 389,268 466,0 544,268 583,134 699,134">
          <text:p/>
        </draw:polyline>
        <draw:custom-shape draw:style-name="gr60" draw:text-style-name="P2" draw:layer="layout" svg:width="0.715cm" svg:height="0.7cm" svg:x="23.031cm" svg:y="17.94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6cm" svg:y="18.12cm" svg:viewBox="0 0 893 350" draw:points="0,175 149,175 198,0 298,350 397,0 496,350 596,0 695,350 744,175 893,175">
          <text:p/>
        </draw:polyline>
        <draw:polyline draw:style-name="gr35" draw:text-style-name="P6" draw:layer="layout" svg:width="0.698cm" svg:height="0.267cm" draw:transform="rotate (1.5707963267949) translate (23.2627210147082cm 17.9457421114385cm)" svg:viewBox="0 0 699 268" draw:points="0,134 117,134 155,0 233,268 311,0 389,268 466,0 544,268 583,134 699,134">
          <text:p/>
        </draw:polyline>
        <draw:custom-shape draw:style-name="gr60" draw:text-style-name="P2" draw:layer="layout" svg:width="0.715cm" svg:height="0.7cm" svg:x="24.639cm" svg:y="17.94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6cm" svg:y="18.174cm" svg:viewBox="0 0 893 350" draw:points="0,175 149,175 198,0 298,350 397,0 496,350 596,0 695,350 744,175 893,175">
          <text:p/>
        </draw:polyline>
        <draw:polyline draw:style-name="gr35" draw:text-style-name="P6" draw:layer="layout" svg:width="0.698cm" svg:height="0.267cm" draw:transform="rotate (1.5707963267949) translate (24.8715678575566cm 17.9457421114385cm)" svg:viewBox="0 0 699 268" draw:points="0,134 117,134 155,0 233,268 311,0 389,268 466,0 544,268 583,134 699,134">
          <text:p/>
        </draw:polyline>
        <draw:custom-shape draw:style-name="gr61" draw:text-style-name="P2" draw:layer="layout" svg:width="0.714cm" svg:height="0.7cm" svg:x="19.815cm" svg:y="19.34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29cm" svg:y="19.519cm" svg:viewBox="0 0 893 350" draw:points="0,175 149,175 198,0 298,350 397,0 496,350 596,0 695,350 744,175 893,175">
          <text:p/>
        </draw:polyline>
        <draw:polyline draw:style-name="gr35" draw:text-style-name="P6" draw:layer="layout" svg:width="0.698cm" svg:height="0.267cm" draw:transform="rotate (1.5707963267949) translate (20.0468829246793cm 19.3447640371462cm)" svg:viewBox="0 0 699 268" draw:points="0,134 117,134 155,0 233,268 311,0 389,268 466,0 544,268 583,134 699,134">
          <text:p/>
        </draw:polyline>
        <draw:custom-shape draw:style-name="gr60" draw:text-style-name="P2" draw:layer="layout" svg:width="0.715cm" svg:height="0.7cm" svg:x="21.422cm" svg:y="19.34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8cm" svg:y="19.519cm" svg:viewBox="0 0 893 350" draw:points="0,175 149,175 198,0 298,350 397,0 496,350 596,0 695,350 744,175 893,175">
          <text:p/>
        </draw:polyline>
        <draw:polyline draw:style-name="gr35" draw:text-style-name="P6" draw:layer="layout" svg:width="0.698cm" svg:height="0.267cm" draw:transform="rotate (1.5707963267949) translate (21.6547297675277cm 19.3447640371462cm)" svg:viewBox="0 0 699 268" draw:points="0,134 117,134 155,0 233,268 311,0 389,268 466,0 544,268 583,134 699,134">
          <text:p/>
        </draw:polyline>
        <draw:custom-shape draw:style-name="gr60" draw:text-style-name="P2" draw:layer="layout" svg:width="0.715cm" svg:height="0.7cm" svg:x="16.599cm" svg:y="19.34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4cm" svg:y="19.52cm" svg:viewBox="0 0 893 350" draw:points="0,175 149,175 198,0 298,350 397,0 496,350 596,0 695,350 744,175 893,175">
          <text:p/>
        </draw:polyline>
        <draw:polyline draw:style-name="gr35" draw:text-style-name="P6" draw:layer="layout" svg:width="0.698cm" svg:height="0.267cm" draw:transform="rotate (1.5707963267949) translate (16.8306188078358cm 19.3447640371462cm)" svg:viewBox="0 0 699 268" draw:points="0,134 117,134 155,0 233,268 311,0 389,268 466,0 544,268 583,134 699,134">
          <text:p/>
        </draw:polyline>
        <draw:custom-shape draw:style-name="gr60" draw:text-style-name="P2" draw:layer="layout" svg:width="0.715cm" svg:height="0.7cm" svg:x="18.207cm" svg:y="19.34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2cm" svg:y="19.52cm" svg:viewBox="0 0 893 350" draw:points="0,175 149,175 198,0 298,350 397,0 496,350 596,0 695,350 744,175 893,175">
          <text:p/>
        </draw:polyline>
        <draw:polyline draw:style-name="gr35" draw:text-style-name="P6" draw:layer="layout" svg:width="0.698cm" svg:height="0.267cm" draw:transform="rotate (1.5707963267949) translate (18.4394656506842cm 19.3447640371462cm)" svg:viewBox="0 0 699 268" draw:points="0,134 117,134 155,0 233,268 311,0 389,268 466,0 544,268 583,134 699,134">
          <text:p/>
        </draw:polyline>
        <draw:custom-shape draw:style-name="gr60" draw:text-style-name="P2" draw:layer="layout" svg:width="0.715cm" svg:height="0.7cm" svg:x="14.99cm" svg:y="19.34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5cm" svg:y="19.52cm" svg:viewBox="0 0 893 350" draw:points="0,175 149,175 198,0 298,350 397,0 496,350 596,0 695,350 744,175 893,175">
          <text:p/>
        </draw:polyline>
        <draw:polyline draw:style-name="gr35" draw:text-style-name="P6" draw:layer="layout" svg:width="0.698cm" svg:height="0.267cm" draw:transform="rotate (1.5707963267949) translate (15.2224145983003cm 19.3447640371462cm)" svg:viewBox="0 0 699 268" draw:points="0,134 117,134 155,0 233,268 311,0 389,268 466,0 544,268 583,134 699,134">
          <text:p/>
        </draw:polyline>
        <draw:custom-shape draw:style-name="gr60" draw:text-style-name="P2" draw:layer="layout" svg:width="0.715cm" svg:height="0.7cm" svg:x="23.031cm" svg:y="19.34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6cm" svg:y="19.519cm" svg:viewBox="0 0 893 350" draw:points="0,175 149,175 198,0 298,350 397,0 496,350 596,0 695,350 744,175 893,175">
          <text:p/>
        </draw:polyline>
        <draw:polyline draw:style-name="gr35" draw:text-style-name="P6" draw:layer="layout" svg:width="0.698cm" svg:height="0.267cm" draw:transform="rotate (1.5707963267949) translate (23.2627210147082cm 19.3447640371462cm)" svg:viewBox="0 0 699 268" draw:points="0,134 117,134 155,0 233,268 311,0 389,268 466,0 544,268 583,134 699,134">
          <text:p/>
        </draw:polyline>
        <draw:custom-shape draw:style-name="gr60" draw:text-style-name="P2" draw:layer="layout" svg:width="0.715cm" svg:height="0.7cm" svg:x="24.639cm" svg:y="19.34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6cm" svg:y="19.572cm" svg:viewBox="0 0 893 350" draw:points="0,175 149,175 198,0 298,350 397,0 496,350 596,0 695,350 744,175 893,175">
          <text:p/>
        </draw:polyline>
        <draw:polyline draw:style-name="gr35" draw:text-style-name="P6" draw:layer="layout" svg:width="0.698cm" svg:height="0.267cm" draw:transform="rotate (1.5707963267949) translate (24.8715678575566cm 19.3447640371462cm)" svg:viewBox="0 0 699 268" draw:points="0,134 117,134 155,0 233,268 311,0 389,268 466,0 544,268 583,134 699,134">
          <text:p/>
        </draw:polyline>
        <draw:custom-shape draw:style-name="gr58" draw:text-style-name="P38"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6.966cm" svg:y="7.269cm" svg:viewBox="0 0 893 350" draw:points="0,175 149,175 198,0 298,350 397,0 496,350 596,0 695,350 744,175 893,175">
          <text:p/>
        </draw:polyline>
        <draw:polyline draw:style-name="gr57" draw:text-style-name="P38" draw:layer="layout" svg:width="0.698cm" svg:height="0.267cm" draw:transform="rotate (1.5707963267949) translate (26.4827297675277cm 7.09567018573069cm)" svg:viewBox="0 0 699 268" draw:points="0,134 117,134 155,0 233,268 311,0 388,268 466,0 544,268 583,134 699,134">
          <text:p/>
        </draw:polyline>
        <draw:custom-shape draw:style-name="gr58" draw:text-style-name="P38"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6.966cm" svg:y="8.668cm" svg:viewBox="0 0 893 350" draw:points="0,175 149,175 198,0 298,350 397,0 496,350 596,0 695,350 744,175 893,175">
          <text:p/>
        </draw:polyline>
        <draw:polyline draw:style-name="gr57" draw:text-style-name="P38" draw:layer="layout" svg:width="0.698cm" svg:height="0.267cm" draw:transform="rotate (1.5707963267949) translate (26.4827297675277cm 8.49374211143842cm)" svg:viewBox="0 0 699 268" draw:points="0,134 117,134 155,0 233,268 311,0 389,268 466,0 544,268 583,134 699,134">
          <text:p/>
        </draw:polyline>
        <draw:custom-shape draw:style-name="gr58" draw:text-style-name="P38"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6.966cm" svg:y="10.068cm" svg:viewBox="0 0 893 350" draw:points="0,175 149,175 198,0 298,350 397,0 496,350 596,0 695,350 744,175 893,175">
          <text:p/>
        </draw:polyline>
        <draw:polyline draw:style-name="gr57" draw:text-style-name="P38" draw:layer="layout" svg:width="0.698cm" svg:height="0.267cm" draw:transform="rotate (1.5707963267949) translate (26.4827297675277cm 9.89276403714614cm)" svg:viewBox="0 0 699 268" draw:points="0,134 117,134 155,0 233,268 311,0 389,268 466,0 544,268 583,134 699,134">
          <text:p/>
        </draw:polyline>
        <draw:custom-shape draw:style-name="gr58" draw:text-style-name="P38"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6.966cm" svg:y="5.871cm" svg:viewBox="0 0 893 350" draw:points="0,175 149,175 198,0 298,350 397,0 496,350 596,0 695,350 744,175 893,175">
          <text:p/>
        </draw:polyline>
        <draw:polyline draw:style-name="gr57" draw:text-style-name="P38" draw:layer="layout" svg:width="0.698cm" svg:height="0.267cm" draw:transform="rotate (1.5707963267949) translate (26.4827297675277cm 5.69659826002297cm)" svg:viewBox="0 0 699 268" draw:points="0,134 117,134 155,0 233,268 311,0 389,268 466,0 544,268 583,134 699,134">
          <text:p/>
        </draw:polyline>
        <draw:custom-shape draw:style-name="gr58" draw:text-style-name="P38"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6.965cm" svg:y="4.464cm" svg:viewBox="0 0 893 350" draw:points="0,175 149,175 198,0 298,350 397,0 496,350 596,0 695,350 744,175 893,175">
          <text:p/>
        </draw:polyline>
        <draw:polyline draw:style-name="gr57" draw:text-style-name="P38" draw:layer="layout" svg:width="0.698cm" svg:height="0.267cm" draw:transform="rotate (1.5707963267949) translate (26.5181560690283cm 4.28778596285386cm)" svg:viewBox="0 0 699 268" draw:points="0,134 117,134 155,0 233,268 311,0 389,268 466,0 544,268 583,134 699,134">
          <text:p/>
        </draw:polyline>
        <draw:custom-shape draw:style-name="gr60" draw:text-style-name="P2" draw:layer="layout" svg:width="0.715cm" svg:height="0.7cm" svg:x="26.252cm" svg:y="13.71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7cm" svg:y="13.886cm" svg:viewBox="0 0 893 350" draw:points="0,175 149,175 198,0 298,350 397,0 496,350 596,0 695,350 744,175 893,175">
          <text:p/>
        </draw:polyline>
        <draw:custom-shape draw:style-name="gr60" draw:text-style-name="P2" draw:layer="layout" svg:width="0.715cm" svg:height="0.7cm" svg:x="26.252cm" svg:y="15.11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7cm" svg:y="15.285cm" svg:viewBox="0 0 893 350" draw:points="0,175 149,175 198,0 298,350 397,0 496,350 596,0 695,350 744,175 893,175">
          <text:p/>
        </draw:polyline>
        <draw:polyline draw:style-name="gr35" draw:text-style-name="P6" draw:layer="layout" svg:width="0.698cm" svg:height="0.267cm" draw:transform="rotate (1.5707963267949) translate (26.4837297675277cm 15.1107640371461cm)" svg:viewBox="0 0 699 268" draw:points="0,134 117,134 155,0 233,268 311,0 389,268 466,0 544,268 583,134 699,134">
          <text:p/>
        </draw:polyline>
        <draw:custom-shape draw:style-name="gr58" draw:text-style-name="P38"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57" draw:text-style-name="P38" draw:layer="layout" svg:width="0.892cm" svg:height="0.349cm" svg:x="26.966cm" svg:y="11.466cm" svg:viewBox="0 0 893 350" draw:points="0,175 149,175 198,0 298,350 397,0 496,350 596,0 695,350 744,175 893,175">
          <text:p/>
        </draw:polyline>
        <draw:polyline draw:style-name="gr57" draw:text-style-name="P38" draw:layer="layout" svg:width="0.698cm" svg:height="0.267cm" draw:transform="rotate (1.5707963267949) translate (26.5191560690283cm 11.2927859628539cm)" svg:viewBox="0 0 699 268" draw:points="0,134 117,134 155,0 233,268 311,0 389,268 466,0 544,268 583,134 699,134">
          <text:p/>
        </draw:polyline>
        <draw:custom-shape draw:style-name="gr63" draw:text-style-name="P29" draw:layer="layout" svg:width="0.715cm" svg:height="0.7cm" svg:x="26.249cm" svg:y="16.5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5cm" svg:y="16.685cm" svg:viewBox="0 0 893 350" draw:points="0,175 149,175 198,0 298,350 397,0 496,350 596,0 695,350 744,175 893,175">
          <text:p/>
        </draw:polyline>
        <draw:polyline draw:style-name="gr35" draw:text-style-name="P6" draw:layer="layout" svg:width="0.698cm" svg:height="0.267cm" draw:transform="rotate (1.5707963267949) translate (26.4817297675277cm 16.5096701857306cm)" svg:viewBox="0 0 699 268" draw:points="0,134 117,134 155,0 233,268 311,0 389,268 466,0 544,268 583,134 699,134">
          <text:p/>
        </draw:polyline>
        <draw:custom-shape draw:style-name="gr60" draw:text-style-name="P2" draw:layer="layout" svg:width="0.715cm" svg:height="0.7cm" svg:x="26.249cm" svg:y="17.90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5cm" svg:y="18.082cm" svg:viewBox="0 0 893 350" draw:points="0,175 149,175 198,0 298,350 397,0 496,350 596,0 695,350 744,175 893,175">
          <text:p/>
        </draw:polyline>
        <draw:polyline draw:style-name="gr35" draw:text-style-name="P6" draw:layer="layout" svg:width="0.698cm" svg:height="0.267cm" draw:transform="rotate (1.5707963267949) translate (26.4817297675277cm 17.9087421114385cm)" svg:viewBox="0 0 699 268" draw:points="0,134 117,134 155,0 233,268 311,0 389,268 466,0 544,268 583,134 699,134">
          <text:p/>
        </draw:polyline>
        <draw:custom-shape draw:style-name="gr60" draw:text-style-name="P2" draw:layer="layout" svg:width="0.715cm" svg:height="0.7cm" svg:x="26.249cm" svg:y="19.30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5cm" svg:y="19.482cm" svg:viewBox="0 0 893 350" draw:points="0,175 149,175 198,0 298,350 397,0 496,350 596,0 695,350 744,175 893,175">
          <text:p/>
        </draw:polyline>
        <draw:polyline draw:style-name="gr35" draw:text-style-name="P6" draw:layer="layout" svg:width="0.698cm" svg:height="0.267cm" draw:transform="rotate (1.5707963267949) translate (26.4817297675277cm 19.3067640371461cm)" svg:viewBox="0 0 699 268" draw:points="0,134 117,134 155,0 233,268 311,0 389,268 466,0 544,268 583,134 699,134">
          <text:p/>
        </draw:polyline>
        <draw:polyline draw:style-name="gr35" draw:text-style-name="P6" draw:layer="layout" svg:width="0.698cm" svg:height="0.267cm" draw:transform="rotate (1.5707963267949) translate (8.77388292467934cm 22.2055982600229cm)" svg:viewBox="0 0 699 268" draw:points="0,134 117,134 155,0 233,268 311,0 389,268 466,0 544,268 583,134 699,134">
          <text:p/>
        </draw:polyline>
        <draw:polyline draw:style-name="gr35" draw:text-style-name="P6" draw:layer="layout" svg:width="0.698cm" svg:height="0.267cm" draw:transform="rotate (1.5707963267949) translate (10.3817297675277cm 22.2055982600229cm)" svg:viewBox="0 0 699 268" draw:points="0,134 117,134 155,0 233,268 311,0 389,268 466,0 544,268 583,134 699,134">
          <text:p/>
        </draw:polyline>
        <draw:polyline draw:style-name="gr35" draw:text-style-name="P6" draw:layer="layout" svg:width="0.698cm" svg:height="0.267cm" draw:transform="rotate (1.5707963267949) translate (5.55761880783573cm 22.2055982600229cm)" svg:viewBox="0 0 699 268" draw:points="0,134 117,134 155,0 233,268 311,0 389,268 466,0 544,268 583,134 699,134">
          <text:p/>
        </draw:polyline>
        <draw:polyline draw:style-name="gr35" draw:text-style-name="P6" draw:layer="layout" svg:width="0.698cm" svg:height="0.267cm" draw:transform="rotate (1.5707963267949) translate (7.16546565068412cm 22.2055982600229cm)" svg:viewBox="0 0 699 268" draw:points="0,134 117,134 155,0 233,268 311,0 389,268 466,0 544,268 583,134 699,134">
          <text:p/>
        </draw:polyline>
        <draw:polyline draw:style-name="gr35" draw:text-style-name="P6" draw:layer="layout" svg:width="0.698cm" svg:height="0.267cm" draw:transform="rotate (1.5707963267949) translate (3.94941459830025cm 22.2055982600229cm)" svg:viewBox="0 0 699 268" draw:points="0,134 117,134 155,0 233,268 311,0 389,268 466,0 544,268 583,134 699,134">
          <text:p/>
        </draw:polyline>
        <draw:polyline draw:style-name="gr35" draw:text-style-name="P6" draw:layer="layout" svg:width="0.698cm" svg:height="0.267cm" draw:transform="rotate (1.5707963267949) translate (11.9897210147082cm 22.2055982600229cm)" svg:viewBox="0 0 699 268" draw:points="0,134 117,134 155,0 233,268 311,0 389,268 466,0 544,268 583,134 699,134">
          <text:p/>
        </draw:polyline>
        <draw:polyline draw:style-name="gr35" draw:text-style-name="P6" draw:layer="layout" svg:width="0.698cm" svg:height="0.267cm" draw:transform="rotate (1.5707963267949) translate (13.5985678575566cm 22.2055982600229cm)" svg:viewBox="0 0 699 268" draw:points="0,134 117,134 155,0 233,268 311,0 389,268 466,0 544,268 583,134 699,134">
          <text:p/>
        </draw:polyline>
        <draw:custom-shape draw:style-name="gr61" draw:text-style-name="P2" draw:layer="layout" svg:width="0.714cm" svg:height="0.7cm" svg:x="8.541cm" svg:y="20.79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5cm" svg:y="20.972cm" svg:viewBox="0 0 893 350" draw:points="0,175 149,175 198,0 298,350 397,0 496,350 596,0 695,350 744,175 893,175">
          <text:p/>
        </draw:polyline>
        <draw:polyline draw:style-name="gr35" draw:text-style-name="P6" draw:layer="layout" svg:width="0.698cm" svg:height="0.267cm" draw:transform="rotate (1.5707963267949) translate (8.80830922617994cm 20.7967859628538cm)" svg:viewBox="0 0 699 268" draw:points="0,134 117,134 155,0 233,268 311,0 389,268 466,0 544,268 583,134 699,134">
          <text:p/>
        </draw:polyline>
        <draw:custom-shape draw:style-name="gr60" draw:text-style-name="P2" draw:layer="layout" svg:width="0.715cm" svg:height="0.7cm" svg:x="10.148cm" svg:y="20.79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3cm" svg:y="20.972cm" svg:viewBox="0 0 893 350" draw:points="0,175 149,175 198,0 298,350 397,0 496,350 596,0 695,350 744,175 893,175">
          <text:p/>
        </draw:polyline>
        <draw:polyline draw:style-name="gr35" draw:text-style-name="P6" draw:layer="layout" svg:width="0.698cm" svg:height="0.267cm" draw:transform="rotate (1.5707963267949) translate (10.4161560690283cm 20.7967859628538cm)" svg:viewBox="0 0 699 268" draw:points="0,134 117,134 155,0 233,268 311,0 389,268 466,0 544,268 583,134 699,134">
          <text:p/>
        </draw:polyline>
        <draw:custom-shape draw:style-name="gr60" draw:text-style-name="P2" draw:layer="layout" svg:width="0.715cm" svg:height="0.7cm" svg:x="5.324cm" svg:y="20.79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cm" svg:y="20.972cm" svg:viewBox="0 0 893 350" draw:points="0,175 149,175 198,0 298,350 397,0 496,350 596,0 695,350 744,175 893,175">
          <text:p/>
        </draw:polyline>
        <draw:polyline draw:style-name="gr35" draw:text-style-name="P6" draw:layer="layout" svg:width="0.698cm" svg:height="0.267cm" draw:transform="rotate (1.5707963267949) translate (5.59182850283813cm 20.7967859628538cm)" svg:viewBox="0 0 699 268" draw:points="0,134 117,134 155,0 233,268 311,0 389,268 466,0 544,268 583,134 699,134">
          <text:p/>
        </draw:polyline>
        <draw:custom-shape draw:style-name="gr60" draw:text-style-name="P2" draw:layer="layout" svg:width="0.715cm" svg:height="0.7cm" svg:x="6.933cm" svg:y="20.79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48cm" svg:y="20.972cm" svg:viewBox="0 0 893 350" draw:points="0,175 149,175 198,0 298,350 397,0 496,350 596,0 695,350 744,175 893,175">
          <text:p/>
        </draw:polyline>
        <draw:polyline draw:style-name="gr35" draw:text-style-name="P6" draw:layer="layout" svg:width="0.698cm" svg:height="0.267cm" draw:transform="rotate (1.5707963267949) translate (7.20067534568652cm 20.7967859628538cm)" svg:viewBox="0 0 699 268" draw:points="0,134 117,134 155,0 233,268 311,0 389,268 466,0 544,268 583,134 699,134">
          <text:p/>
        </draw:polyline>
        <draw:custom-shape draw:style-name="gr60" draw:text-style-name="P2" draw:layer="layout" svg:width="0.715cm" svg:height="0.7cm" svg:x="3.716cm" svg:y="20.79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1cm" svg:y="20.972cm" svg:viewBox="0 0 893 350" draw:points="0,175 149,175 198,0 298,350 397,0 496,350 596,0 695,350 744,175 893,175">
          <text:p/>
        </draw:polyline>
        <draw:polyline draw:style-name="gr35" draw:text-style-name="P6" draw:layer="layout" svg:width="0.698cm" svg:height="0.267cm" draw:transform="rotate (1.5707963267949) translate (3.98369649546872cm 20.7967859628538cm)" svg:viewBox="0 0 699 268" draw:points="0,134 117,134 155,0 233,268 311,0 389,268 466,0 544,268 583,134 699,134">
          <text:p/>
        </draw:polyline>
        <draw:custom-shape draw:style-name="gr60" draw:text-style-name="P2" draw:layer="layout" svg:width="0.715cm" svg:height="0.7cm" svg:x="11.756cm" svg:y="20.79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2cm" svg:y="20.972cm" svg:viewBox="0 0 893 350" draw:points="0,175 149,175 198,0 298,350 397,0 496,350 596,0 695,350 744,175 893,175">
          <text:p/>
        </draw:polyline>
        <draw:polyline draw:style-name="gr35" draw:text-style-name="P6" draw:layer="layout" svg:width="0.698cm" svg:height="0.267cm" draw:transform="rotate (1.5707963267949) translate (12.0249307097107cm 20.7967859628538cm)" svg:viewBox="0 0 699 268" draw:points="0,134 117,134 155,0 233,268 311,0 389,268 466,0 544,268 583,134 699,134">
          <text:p/>
        </draw:polyline>
        <draw:custom-shape draw:style-name="gr60" draw:text-style-name="P2" draw:layer="layout" svg:width="0.715cm" svg:height="0.7cm" svg:x="13.365cm" svg:y="20.79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cm" svg:y="20.972cm" svg:viewBox="0 0 893 350" draw:points="0,175 149,175 198,0 298,350 397,0 496,350 596,0 695,350 744,175 893,175">
          <text:p/>
        </draw:polyline>
        <draw:polyline draw:style-name="gr35" draw:text-style-name="P6" draw:layer="layout" svg:width="0.698cm" svg:height="0.267cm" draw:transform="rotate (1.5707963267949) translate (13.632777552559cm 20.7967859628538cm)" svg:viewBox="0 0 699 268" draw:points="0,134 117,134 155,0 233,268 311,0 389,268 466,0 544,268 583,134 699,134">
          <text:p/>
        </draw:polyline>
        <draw:polyline draw:style-name="gr35" draw:text-style-name="P6" draw:layer="layout" svg:width="0.698cm" svg:height="0.267cm" draw:transform="rotate (1.5707963267949) translate (20.0308829246793cm 22.1215982600229cm)" svg:viewBox="0 0 699 268" draw:points="0,134 117,134 155,0 233,268 311,0 389,268 466,0 544,268 583,134 699,134">
          <text:p/>
        </draw:polyline>
        <draw:polyline draw:style-name="gr35" draw:text-style-name="P6" draw:layer="layout" svg:width="0.698cm" svg:height="0.267cm" draw:transform="rotate (1.5707963267949) translate (21.6387297675277cm 22.1215982600229cm)" svg:viewBox="0 0 699 268" draw:points="0,134 117,134 155,0 233,268 311,0 389,268 466,0 544,268 583,134 699,134">
          <text:p/>
        </draw:polyline>
        <draw:polyline draw:style-name="gr35" draw:text-style-name="P6" draw:layer="layout" svg:width="0.698cm" svg:height="0.267cm" draw:transform="rotate (1.5707963267949) translate (16.8146188078358cm 22.1215982600229cm)" svg:viewBox="0 0 699 268" draw:points="0,134 117,134 155,0 233,268 311,0 389,268 466,0 544,268 583,134 699,134">
          <text:p/>
        </draw:polyline>
        <draw:polyline draw:style-name="gr35" draw:text-style-name="P6" draw:layer="layout" svg:width="0.698cm" svg:height="0.267cm" draw:transform="rotate (1.5707963267949) translate (18.4224656506842cm 22.1215982600229cm)" svg:viewBox="0 0 699 268" draw:points="0,134 117,134 155,0 233,268 311,0 389,268 466,0 544,268 583,134 699,134">
          <text:p/>
        </draw:polyline>
        <draw:polyline draw:style-name="gr35" draw:text-style-name="P6" draw:layer="layout" svg:width="0.698cm" svg:height="0.267cm" draw:transform="rotate (1.5707963267949) translate (15.2064145983003cm 22.1215982600229cm)" svg:viewBox="0 0 699 268" draw:points="0,134 117,134 155,0 233,268 311,0 389,268 466,0 544,268 583,134 699,134">
          <text:p/>
        </draw:polyline>
        <draw:polyline draw:style-name="gr35" draw:text-style-name="P6" draw:layer="layout" svg:width="0.698cm" svg:height="0.267cm" draw:transform="rotate (1.5707963267949) translate (23.2467210147083cm 22.1215982600229cm)" svg:viewBox="0 0 699 268" draw:points="0,134 117,134 155,0 233,268 311,0 389,268 466,0 544,268 583,134 699,134">
          <text:p/>
        </draw:polyline>
        <draw:polyline draw:style-name="gr35" draw:text-style-name="P6" draw:layer="layout" svg:width="0.698cm" svg:height="0.267cm" draw:transform="rotate (1.5707963267949) translate (24.8555678575567cm 22.1215982600229cm)" svg:viewBox="0 0 699 268" draw:points="0,134 117,134 155,0 233,268 311,0 389,268 466,0 544,268 583,134 699,134">
          <text:p/>
        </draw:polyline>
        <draw:custom-shape draw:style-name="gr61" draw:text-style-name="P2" draw:layer="layout" svg:width="0.714cm" svg:height="0.7cm" svg:x="19.798cm" svg:y="20.71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2cm" svg:y="20.889cm" svg:viewBox="0 0 893 350" draw:points="0,175 149,175 198,0 298,350 397,0 496,350 596,0 695,350 744,175 893,175">
          <text:p/>
        </draw:polyline>
        <draw:polyline draw:style-name="gr35" draw:text-style-name="P6" draw:layer="layout" svg:width="0.698cm" svg:height="0.267cm" draw:transform="rotate (1.5707963267949) translate (20.0653092261799cm 20.7127859628539cm)" svg:viewBox="0 0 699 268" draw:points="0,134 117,134 155,0 233,268 311,0 389,268 466,0 544,268 583,134 699,134">
          <text:p/>
        </draw:polyline>
        <draw:custom-shape draw:style-name="gr60" draw:text-style-name="P2" draw:layer="layout" svg:width="0.715cm" svg:height="0.7cm" svg:x="21.405cm" svg:y="20.71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cm" svg:y="20.889cm" svg:viewBox="0 0 893 350" draw:points="0,175 149,175 198,0 298,350 397,0 496,350 596,0 695,350 744,175 893,175">
          <text:p/>
        </draw:polyline>
        <draw:polyline draw:style-name="gr35" draw:text-style-name="P6" draw:layer="layout" svg:width="0.698cm" svg:height="0.267cm" draw:transform="rotate (1.5707963267949) translate (21.6731560690283cm 20.7127859628539cm)" svg:viewBox="0 0 699 268" draw:points="0,134 117,134 155,0 233,268 311,0 389,268 466,0 544,268 583,134 699,134">
          <text:p/>
        </draw:polyline>
        <draw:custom-shape draw:style-name="gr60" draw:text-style-name="P2" draw:layer="layout" svg:width="0.715cm" svg:height="0.7cm" svg:x="16.581cm" svg:y="20.71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7cm" svg:y="20.889cm" svg:viewBox="0 0 893 350" draw:points="0,175 149,175 198,0 298,350 397,0 496,350 596,0 695,350 744,175 893,175">
          <text:p/>
        </draw:polyline>
        <draw:polyline draw:style-name="gr35" draw:text-style-name="P6" draw:layer="layout" svg:width="0.698cm" svg:height="0.267cm" draw:transform="rotate (1.5707963267949) translate (16.8498285028382cm 20.7127859628539cm)" svg:viewBox="0 0 699 268" draw:points="0,134 117,134 155,0 233,268 311,0 389,268 466,0 544,268 583,134 699,134">
          <text:p/>
        </draw:polyline>
        <draw:custom-shape draw:style-name="gr60" draw:text-style-name="P2" draw:layer="layout" svg:width="0.715cm" svg:height="0.7cm" svg:x="18.19cm" svg:y="20.71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5cm" svg:y="20.889cm" svg:viewBox="0 0 893 350" draw:points="0,175 149,175 198,0 298,350 397,0 496,350 596,0 695,350 744,175 893,175">
          <text:p/>
        </draw:polyline>
        <draw:polyline draw:style-name="gr35" draw:text-style-name="P6" draw:layer="layout" svg:width="0.698cm" svg:height="0.267cm" draw:transform="rotate (1.5707963267949) translate (18.4576753456866cm 20.7127859628539cm)" svg:viewBox="0 0 699 268" draw:points="0,134 117,134 155,0 233,268 311,0 389,268 466,0 544,268 583,134 699,134">
          <text:p/>
        </draw:polyline>
        <draw:custom-shape draw:style-name="gr60" draw:text-style-name="P2" draw:layer="layout" svg:width="0.715cm" svg:height="0.7cm" svg:x="14.973cm" svg:y="20.71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88cm" svg:y="20.889cm" svg:viewBox="0 0 893 350" draw:points="0,175 149,175 198,0 298,350 397,0 496,350 596,0 695,350 744,175 893,175">
          <text:p/>
        </draw:polyline>
        <draw:polyline draw:style-name="gr35" draw:text-style-name="P6" draw:layer="layout" svg:width="0.698cm" svg:height="0.267cm" draw:transform="rotate (1.5707963267949) translate (15.2406964954687cm 20.7127859628539cm)" svg:viewBox="0 0 699 268" draw:points="0,134 117,134 155,0 233,268 311,0 389,268 466,0 544,268 583,134 699,134">
          <text:p/>
        </draw:polyline>
        <draw:custom-shape draw:style-name="gr60" draw:text-style-name="P2" draw:layer="layout" svg:width="0.715cm" svg:height="0.7cm" svg:x="23.014cm" svg:y="20.71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29cm" svg:y="20.889cm" svg:viewBox="0 0 893 350" draw:points="0,175 149,175 198,0 298,350 397,0 496,350 596,0 695,350 744,175 893,175">
          <text:p/>
        </draw:polyline>
        <draw:polyline draw:style-name="gr35" draw:text-style-name="P6" draw:layer="layout" svg:width="0.698cm" svg:height="0.267cm" draw:transform="rotate (1.5707963267949) translate (23.2819307097107cm 20.7127859628539cm)" svg:viewBox="0 0 699 268" draw:points="0,134 117,134 155,0 233,268 311,0 389,268 466,0 544,268 583,134 699,134">
          <text:p/>
        </draw:polyline>
        <draw:custom-shape draw:style-name="gr60" draw:text-style-name="P2" draw:layer="layout" svg:width="0.715cm" svg:height="0.7cm" svg:x="24.622cm" svg:y="20.71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39cm" svg:y="20.941cm" svg:viewBox="0 0 893 350" draw:points="0,175 149,175 198,0 298,350 397,0 496,350 596,0 695,350 744,175 893,175">
          <text:p/>
        </draw:polyline>
        <draw:polyline draw:style-name="gr35" draw:text-style-name="P6" draw:layer="layout" svg:width="0.698cm" svg:height="0.267cm" draw:transform="rotate (1.5707963267949) translate (24.891777552559cm 20.7657859628538cm)" svg:viewBox="0 0 699 268" draw:points="0,134 117,134 155,0 233,268 311,0 389,268 466,0 544,268 583,134 699,134">
          <text:p/>
        </draw:polyline>
        <draw:polyline draw:style-name="gr35" draw:text-style-name="P6" draw:layer="layout" svg:width="0.698cm" svg:height="0.267cm" draw:transform="rotate (1.5707963267949) translate (26.4657297675277cm 22.0835982600229cm)" svg:viewBox="0 0 699 268" draw:points="0,134 117,134 155,0 233,268 311,0 389,268 466,0 544,268 583,134 699,134">
          <text:p/>
        </draw:polyline>
        <draw:custom-shape draw:style-name="gr60" draw:text-style-name="P2" draw:layer="layout" svg:width="0.715cm" svg:height="0.7cm" svg:x="26.232cm" svg:y="20.67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48cm" svg:y="20.851cm" svg:viewBox="0 0 893 350" draw:points="0,175 149,175 198,0 298,350 397,0 496,350 596,0 695,350 744,175 893,175">
          <text:p/>
        </draw:polyline>
        <draw:polyline draw:style-name="gr35" draw:text-style-name="P6" draw:layer="layout" svg:width="0.698cm" svg:height="0.267cm" draw:transform="rotate (1.5707963267949) translate (26.5001560690283cm 20.6747859628539cm)" svg:viewBox="0 0 699 268" draw:points="0,134 117,134 155,0 233,268 311,0 389,268 466,0 544,268 583,134 699,134">
          <text:p/>
        </draw:polyline>
        <draw:frame draw:style-name="gr64" draw:text-style-name="P40" draw:layer="layout" svg:width="7.081cm" svg:height="3.883cm" svg:x="11.842cm" svg:y="6.084cm">
          <draw:text-box>
            <text:p text:style-name="P39"><text:span text:style-name="T16">あちら側</text:span></text:p>
          </draw:text-box>
        </draw:frame>
        <draw:frame draw:style-name="gr64" draw:text-style-name="P40" draw:layer="layout" svg:width="7.081cm" svg:height="3.883cm" svg:x="12.006cm" svg:y="15.606cm">
          <draw:text-box>
            <text:p text:style-name="P39"><text:span text:style-name="T16">こちら側</text:span></text:p>
          </draw:text-box>
        </draw:frame>
        <draw:polyline draw:style-name="gr35" draw:text-style-name="P6" draw:layer="layout" svg:width="1.79cm" svg:height="0.267cm" draw:transform="rotate (1.5707963267949) translate (23.1988829246793cm 13.7508474789851cm)" svg:viewBox="0 0 1791 268" draw:points="0,134 299,134 398,0 597,268 796,0 995,268 1194,0 1393,268 1493,134 1791,134">
          <text:p/>
        </draw:polyline>
      </draw:page>
      <draw:page draw:name="page9" draw:style-name="dp1" draw:master-page-name="標準">
        <draw:custom-shape draw:style-name="gr62" draw:text-style-name="P28"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3cm" svg:y="7.391cm" svg:viewBox="0 0 893 350" draw:points="0,175 149,175 198,0 298,350 397,0 496,350 596,0 695,350 744,175 893,175">
          <text:p/>
        </draw:polyline>
        <draw:polyline draw:style-name="gr35" draw:text-style-name="P6" draw:layer="layout" svg:width="0.698cm" svg:height="0.267cm" draw:transform="rotate (1.5707963267949) translate (8.79088292467934cm 7.21667018573069cm)" svg:viewBox="0 0 699 268" draw:points="0,134 117,134 155,0 233,268 311,0 389,268 466,0 544,268 583,134 699,134">
          <text:p/>
        </draw:polyline>
        <draw:custom-shape draw:style-name="gr63" draw:text-style-name="P29"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2cm" svg:y="7.391cm" svg:viewBox="0 0 893 350" draw:points="0,175 149,175 198,0 298,350 397,0 496,350 596,0 695,350 744,175 893,175">
          <text:p/>
        </draw:polyline>
        <draw:polyline draw:style-name="gr35" draw:text-style-name="P6" draw:layer="layout" svg:width="0.698cm" svg:height="0.267cm" draw:transform="rotate (1.5707963267949) translate (10.3987297675277cm 7.21667018573069cm)" svg:viewBox="0 0 699 268" draw:points="0,134 117,134 155,0 233,268 311,0 389,268 466,0 544,268 583,134 699,134">
          <text:p/>
        </draw:polyline>
        <draw:custom-shape draw:style-name="gr60" draw:text-style-name="P2"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8cm" svg:y="7.391cm" svg:viewBox="0 0 893 350" draw:points="0,175 149,175 198,0 298,350 397,0 496,350 596,0 695,350 744,175 893,175">
          <text:p/>
        </draw:polyline>
        <draw:polyline draw:style-name="gr35" draw:text-style-name="P6" draw:layer="layout" svg:width="0.698cm" svg:height="0.267cm" draw:transform="rotate (1.5707963267949) translate (5.57461880783573cm 7.21667018573069cm)" svg:viewBox="0 0 699 268" draw:points="0,134 117,134 155,0 233,268 311,0 389,268 466,0 544,268 583,134 699,134">
          <text:p/>
        </draw:polyline>
        <draw:custom-shape draw:style-name="gr63" draw:text-style-name="P29"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6cm" svg:y="7.391cm" svg:viewBox="0 0 893 350" draw:points="0,175 149,175 198,0 298,350 397,0 496,350 596,0 695,350 744,175 893,175">
          <text:p/>
        </draw:polyline>
        <draw:polyline draw:style-name="gr35" draw:text-style-name="P6" draw:layer="layout" svg:width="0.698cm" svg:height="0.267cm" draw:transform="rotate (1.5707963267949) translate (7.18346565068412cm 7.21667018573069cm)" svg:viewBox="0 0 699 268" draw:points="0,134 117,134 155,0 233,268 311,0 389,268 466,0 544,268 583,134 699,134">
          <text:p/>
        </draw:polyline>
        <draw:custom-shape draw:style-name="gr60" draw:text-style-name="P2"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9cm" svg:y="7.391cm" svg:viewBox="0 0 893 350" draw:points="0,175 149,175 198,0 298,350 397,0 496,350 596,0 695,350 744,175 893,175">
          <text:p/>
        </draw:polyline>
        <draw:polyline draw:style-name="gr35" draw:text-style-name="P6" draw:layer="layout" svg:width="0.698cm" svg:height="0.267cm" draw:transform="rotate (1.5707963267949) translate (3.96641459830025cm 7.21667018573069cm)" svg:viewBox="0 0 699 268" draw:points="0,134 117,134 155,0 233,268 311,0 389,268 466,0 544,268 583,134 699,134">
          <text:p/>
        </draw:polyline>
        <draw:custom-shape draw:style-name="gr60" draw:text-style-name="P2"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cm" svg:y="7.391cm" svg:viewBox="0 0 893 350" draw:points="0,175 149,175 198,0 298,350 397,0 496,350 596,0 695,350 744,175 893,175">
          <text:p/>
        </draw:polyline>
        <draw:polyline draw:style-name="gr35" draw:text-style-name="P6" draw:layer="layout" svg:width="0.698cm" svg:height="0.267cm" draw:transform="rotate (1.5707963267949) translate (12.0067210147082cm 7.21667018573069cm)" svg:viewBox="0 0 699 268" draw:points="0,134 117,134 155,0 233,268 311,0 389,268 466,0 544,268 583,134 699,134">
          <text:p/>
        </draw:polyline>
        <draw:custom-shape draw:style-name="gr60" draw:text-style-name="P2"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8cm" svg:y="7.391cm" svg:viewBox="0 0 893 350" draw:points="0,175 149,175 198,0 298,350 397,0 496,350 596,0 695,350 744,175 893,175">
          <text:p/>
        </draw:polyline>
        <draw:polyline draw:style-name="gr35" draw:text-style-name="P6" draw:layer="layout" svg:width="0.698cm" svg:height="0.267cm" draw:transform="rotate (1.5707963267949) translate (13.6507774504543cm 7.21667018573069cm)" svg:viewBox="0 0 699 268" draw:points="0,134 117,134 155,0 233,268 311,0 389,268 466,0 544,268 583,134 699,134">
          <text:p/>
        </draw:polyline>
        <draw:custom-shape draw:style-name="gr59" draw:text-style-name="P29"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3cm" svg:y="8.79cm" svg:viewBox="0 0 893 350" draw:points="0,175 149,175 198,0 298,350 397,0 496,350 596,0 695,350 744,175 893,175">
          <text:p/>
        </draw:polyline>
        <draw:polyline draw:style-name="gr35" draw:text-style-name="P6" draw:layer="layout" svg:width="0.698cm" svg:height="0.267cm" draw:transform="rotate (1.5707963267949) translate (8.79088292467934cm 8.61574211143842cm)" svg:viewBox="0 0 699 268" draw:points="0,134 117,134 155,0 233,268 311,0 389,268 466,0 544,268 583,134 699,134">
          <text:p/>
        </draw:polyline>
        <draw:custom-shape draw:style-name="gr60" draw:text-style-name="P2"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2cm" svg:y="8.79cm" svg:viewBox="0 0 893 350" draw:points="0,175 149,175 198,0 298,350 397,0 496,350 596,0 695,350 744,175 893,175">
          <text:p/>
        </draw:polyline>
        <draw:polyline draw:style-name="gr35" draw:text-style-name="P6" draw:layer="layout" svg:width="0.698cm" svg:height="0.267cm" draw:transform="rotate (1.5707963267949) translate (10.3987297675277cm 8.61574211143842cm)" svg:viewBox="0 0 699 268" draw:points="0,134 117,134 155,0 233,268 311,0 389,268 466,0 544,268 583,134 699,134">
          <text:p/>
        </draw:polyline>
        <draw:custom-shape draw:style-name="gr60" draw:text-style-name="P2"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8cm" svg:y="8.79cm" svg:viewBox="0 0 893 350" draw:points="0,175 149,175 198,0 298,350 397,0 496,350 596,0 695,350 744,175 893,175">
          <text:p/>
        </draw:polyline>
        <draw:polyline draw:style-name="gr35" draw:text-style-name="P6" draw:layer="layout" svg:width="0.698cm" svg:height="0.267cm" draw:transform="rotate (1.5707963267949) translate (5.57461880783573cm 8.61574211143842cm)" svg:viewBox="0 0 699 268" draw:points="0,134 117,134 155,0 233,268 311,0 389,268 466,0 544,268 583,134 699,134">
          <text:p/>
        </draw:polyline>
        <draw:custom-shape draw:style-name="gr60" draw:text-style-name="P2"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6cm" svg:y="8.79cm" svg:viewBox="0 0 893 350" draw:points="0,175 149,175 198,0 298,350 397,0 496,350 596,0 695,350 744,175 893,175">
          <text:p/>
        </draw:polyline>
        <draw:polyline draw:style-name="gr35" draw:text-style-name="P6" draw:layer="layout" svg:width="0.698cm" svg:height="0.267cm" draw:transform="rotate (1.5707963267949) translate (7.18346565068412cm 8.61574211143842cm)" svg:viewBox="0 0 699 268" draw:points="0,134 117,134 155,0 233,268 311,0 389,268 466,0 544,268 583,134 699,134">
          <text:p/>
        </draw:polyline>
        <draw:custom-shape draw:style-name="gr60" draw:text-style-name="P2"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9cm" svg:y="8.79cm" svg:viewBox="0 0 893 350" draw:points="0,175 149,175 198,0 298,350 397,0 496,350 596,0 695,350 744,175 893,175">
          <text:p/>
        </draw:polyline>
        <draw:polyline draw:style-name="gr35" draw:text-style-name="P6" draw:layer="layout" svg:width="0.698cm" svg:height="0.267cm" draw:transform="rotate (1.5707963267949) translate (3.96641459830025cm 8.61574211143842cm)" svg:viewBox="0 0 699 268" draw:points="0,134 117,134 155,0 233,268 311,0 389,268 466,0 544,268 583,134 699,134">
          <text:p/>
        </draw:polyline>
        <draw:custom-shape draw:style-name="gr60" draw:text-style-name="P2"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cm" svg:y="8.79cm" svg:viewBox="0 0 893 350" draw:points="0,175 149,175 198,0 298,350 397,0 496,350 596,0 695,350 744,175 893,175">
          <text:p/>
        </draw:polyline>
        <draw:polyline draw:style-name="gr35" draw:text-style-name="P6" draw:layer="layout" svg:width="0.698cm" svg:height="0.267cm" draw:transform="rotate (1.5707963267949) translate (12.0067210147082cm 8.61574211143842cm)" svg:viewBox="0 0 699 268" draw:points="0,134 117,134 155,0 233,268 311,0 389,268 466,0 544,268 583,134 699,134">
          <text:p/>
        </draw:polyline>
        <draw:custom-shape draw:style-name="gr60" draw:text-style-name="P2"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8cm" svg:y="8.791cm" svg:viewBox="0 0 893 350" draw:points="0,175 149,175 198,0 298,350 397,0 496,350 596,0 695,350 744,175 893,175">
          <text:p/>
        </draw:polyline>
        <draw:polyline draw:style-name="gr35" draw:text-style-name="P6" draw:layer="layout" svg:width="0.698cm" svg:height="0.267cm" draw:transform="rotate (1.5707963267949) translate (13.6155678575566cm 8.61574211143842cm)" svg:viewBox="0 0 699 268" draw:points="0,134 117,134 155,0 233,268 311,0 389,268 466,0 544,268 583,134 699,134">
          <text:p/>
        </draw:polyline>
        <draw:custom-shape draw:style-name="gr61" draw:text-style-name="P2"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3cm" svg:y="10.189cm" svg:viewBox="0 0 893 350" draw:points="0,175 149,175 198,0 298,350 397,0 496,350 596,0 695,350 744,175 893,175">
          <text:p/>
        </draw:polyline>
        <draw:polyline draw:style-name="gr35" draw:text-style-name="P6" draw:layer="layout" svg:width="0.698cm" svg:height="0.267cm" draw:transform="rotate (1.5707963267949) translate (8.79088292467934cm 10.0147640371461cm)" svg:viewBox="0 0 699 268" draw:points="0,134 117,134 155,0 233,268 311,0 389,268 466,0 544,268 583,134 699,134">
          <text:p/>
        </draw:polyline>
        <draw:custom-shape draw:style-name="gr60" draw:text-style-name="P2"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2cm" svg:y="10.189cm" svg:viewBox="0 0 893 350" draw:points="0,175 149,175 198,0 298,350 397,0 496,350 596,0 695,350 744,175 893,175">
          <text:p/>
        </draw:polyline>
        <draw:polyline draw:style-name="gr35" draw:text-style-name="P6" draw:layer="layout" svg:width="0.698cm" svg:height="0.267cm" draw:transform="rotate (1.5707963267949) translate (10.3987297675277cm 10.0147640371461cm)" svg:viewBox="0 0 699 268" draw:points="0,134 117,134 155,0 233,268 311,0 389,268 466,0 544,268 583,134 699,134">
          <text:p/>
        </draw:polyline>
        <draw:custom-shape draw:style-name="gr60" draw:text-style-name="P2"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8cm" svg:y="10.189cm" svg:viewBox="0 0 893 350" draw:points="0,175 149,175 198,0 298,350 397,0 496,350 596,0 695,350 744,175 893,175">
          <text:p/>
        </draw:polyline>
        <draw:polyline draw:style-name="gr35" draw:text-style-name="P6" draw:layer="layout" svg:width="0.698cm" svg:height="0.267cm" draw:transform="rotate (1.5707963267949) translate (5.57461880783573cm 10.0147640371461cm)" svg:viewBox="0 0 699 268" draw:points="0,134 117,134 155,0 233,268 311,0 389,268 466,0 544,268 583,134 699,134">
          <text:p/>
        </draw:polyline>
        <draw:custom-shape draw:style-name="gr60" draw:text-style-name="P2"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6cm" svg:y="10.189cm" svg:viewBox="0 0 893 350" draw:points="0,175 149,175 198,0 298,350 397,0 496,350 596,0 695,350 744,175 893,175">
          <text:p/>
        </draw:polyline>
        <draw:polyline draw:style-name="gr35" draw:text-style-name="P6" draw:layer="layout" svg:width="0.698cm" svg:height="0.267cm" draw:transform="rotate (1.5707963267949) translate (7.18346565068412cm 10.0147640371461cm)" svg:viewBox="0 0 699 268" draw:points="0,134 117,134 155,0 233,268 311,0 389,268 466,0 544,268 583,134 699,134">
          <text:p/>
        </draw:polyline>
        <draw:custom-shape draw:style-name="gr60" draw:text-style-name="P2"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9cm" svg:y="10.189cm" svg:viewBox="0 0 893 350" draw:points="0,175 149,175 198,0 298,350 397,0 496,350 596,0 695,350 744,175 893,175">
          <text:p/>
        </draw:polyline>
        <draw:polyline draw:style-name="gr35" draw:text-style-name="P6" draw:layer="layout" svg:width="0.698cm" svg:height="0.267cm" draw:transform="rotate (1.5707963267949) translate (3.96641459830025cm 10.0147640371461cm)" svg:viewBox="0 0 699 268" draw:points="0,134 117,134 155,0 233,268 311,0 389,268 466,0 544,268 583,134 699,134">
          <text:p/>
        </draw:polyline>
        <draw:custom-shape draw:style-name="gr60" draw:text-style-name="P2"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cm" svg:y="10.189cm" svg:viewBox="0 0 893 350" draw:points="0,175 149,175 198,0 298,350 397,0 496,350 596,0 695,350 744,175 893,175">
          <text:p/>
        </draw:polyline>
        <draw:polyline draw:style-name="gr35" draw:text-style-name="P6" draw:layer="layout" svg:width="0.698cm" svg:height="0.267cm" draw:transform="rotate (1.5707963267949) translate (12.0067210147082cm 10.0147640371461cm)" svg:viewBox="0 0 699 268" draw:points="0,134 117,134 155,0 233,268 311,0 389,268 466,0 544,268 583,134 699,134">
          <text:p/>
        </draw:polyline>
        <draw:custom-shape draw:style-name="gr60" draw:text-style-name="P2"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8cm" svg:y="10.189cm" svg:viewBox="0 0 893 350" draw:points="0,175 149,175 198,0 298,350 397,0 496,350 596,0 695,350 744,175 893,175">
          <text:p/>
        </draw:polyline>
        <draw:polyline draw:style-name="gr35" draw:text-style-name="P6" draw:layer="layout" svg:width="0.698cm" svg:height="0.267cm" draw:transform="rotate (1.5707963267949) translate (13.6155678575566cm 10.0147640371461cm)" svg:viewBox="0 0 699 268" draw:points="0,134 117,134 155,0 233,268 311,0 389,268 466,0 544,268 583,134 699,134">
          <text:p/>
        </draw:polyline>
        <draw:custom-shape draw:style-name="gr59" draw:text-style-name="P29"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3cm" svg:y="5.994cm" svg:viewBox="0 0 893 350" draw:points="0,175 149,175 198,0 298,350 397,0 496,350 596,0 695,350 744,175 893,175">
          <text:p/>
        </draw:polyline>
        <draw:polyline draw:style-name="gr35" draw:text-style-name="P6" draw:layer="layout" svg:width="0.698cm" svg:height="0.267cm" draw:transform="rotate (1.5707963267949) translate (8.79088292467934cm 5.81859826002297cm)" svg:viewBox="0 0 699 268" draw:points="0,134 117,134 155,0 233,268 311,0 389,268 466,0 544,268 583,134 699,134">
          <text:p/>
        </draw:polyline>
        <draw:custom-shape draw:style-name="gr60" draw:text-style-name="P2"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2cm" svg:y="5.994cm" svg:viewBox="0 0 893 350" draw:points="0,175 149,175 198,0 298,350 397,0 496,350 596,0 695,350 744,175 893,175">
          <text:p/>
        </draw:polyline>
        <draw:polyline draw:style-name="gr35" draw:text-style-name="P6" draw:layer="layout" svg:width="0.698cm" svg:height="0.267cm" draw:transform="rotate (1.5707963267949) translate (10.3987297675277cm 5.81859826002297cm)" svg:viewBox="0 0 699 268" draw:points="0,134 117,134 155,0 233,268 311,0 389,268 466,0 544,268 583,134 699,134">
          <text:p/>
        </draw:polyline>
        <draw:custom-shape draw:style-name="gr60" draw:text-style-name="P2"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8cm" svg:y="5.994cm" svg:viewBox="0 0 893 350" draw:points="0,175 149,175 198,0 298,350 397,0 496,350 596,0 695,350 744,175 893,175">
          <text:p/>
        </draw:polyline>
        <draw:polyline draw:style-name="gr35" draw:text-style-name="P6" draw:layer="layout" svg:width="0.698cm" svg:height="0.267cm" draw:transform="rotate (1.5707963267949) translate (5.57461880783573cm 5.81859826002297cm)" svg:viewBox="0 0 699 268" draw:points="0,134 117,134 155,0 233,268 311,0 389,268 466,0 544,268 583,134 699,134">
          <text:p/>
        </draw:polyline>
        <draw:custom-shape draw:style-name="gr60" draw:text-style-name="P2"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6cm" svg:y="5.994cm" svg:viewBox="0 0 893 350" draw:points="0,175 149,175 198,0 298,350 397,0 496,350 596,0 695,350 744,175 893,175">
          <text:p/>
        </draw:polyline>
        <draw:polyline draw:style-name="gr35" draw:text-style-name="P6" draw:layer="layout" svg:width="0.698cm" svg:height="0.267cm" draw:transform="rotate (1.5707963267949) translate (7.18346565068412cm 5.81859826002297cm)" svg:viewBox="0 0 699 268" draw:points="0,134 117,134 155,0 233,268 311,0 389,268 466,0 544,268 583,134 699,134">
          <text:p/>
        </draw:polyline>
        <draw:custom-shape draw:style-name="gr60" draw:text-style-name="P2"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9cm" svg:y="5.994cm" svg:viewBox="0 0 893 350" draw:points="0,175 149,175 198,0 298,350 397,0 496,350 596,0 695,350 744,175 893,175">
          <text:p/>
        </draw:polyline>
        <draw:polyline draw:style-name="gr35" draw:text-style-name="P6" draw:layer="layout" svg:width="0.698cm" svg:height="0.267cm" draw:transform="rotate (1.5707963267949) translate (3.96641459830025cm 5.81859826002297cm)" svg:viewBox="0 0 699 268" draw:points="0,134 117,134 155,0 233,268 311,0 389,268 466,0 544,268 583,134 699,134">
          <text:p/>
        </draw:polyline>
        <draw:custom-shape draw:style-name="gr65" draw:text-style-name="P28"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cm" svg:y="5.994cm" svg:viewBox="0 0 893 350" draw:points="0,175 149,175 198,0 298,350 397,0 496,350 596,0 695,350 744,175 893,175">
          <text:p/>
        </draw:polyline>
        <draw:polyline draw:style-name="gr35" draw:text-style-name="P6" draw:layer="layout" svg:width="0.698cm" svg:height="0.267cm" draw:transform="rotate (1.5707963267949) translate (12.0067210147082cm 5.81859826002297cm)" svg:viewBox="0 0 699 268" draw:points="0,134 117,134 155,0 233,268 311,0 389,268 466,0 544,268 583,134 699,134">
          <text:p/>
        </draw:polyline>
        <draw:custom-shape draw:style-name="gr60" draw:text-style-name="P2"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8cm" svg:y="5.994cm" svg:viewBox="0 0 893 350" draw:points="0,175 149,175 198,0 298,350 397,0 496,350 596,0 695,350 744,175 893,175">
          <text:p/>
        </draw:polyline>
        <draw:polyline draw:style-name="gr35" draw:text-style-name="P6" draw:layer="layout" svg:width="0.698cm" svg:height="0.267cm" draw:transform="rotate (1.5707963267949) translate (13.6155678575566cm 5.81859826002297cm)" svg:viewBox="0 0 699 268" draw:points="0,134 117,134 155,0 233,268 311,0 389,268 466,0 544,268 583,134 699,134">
          <text:p/>
        </draw:polyline>
        <draw:custom-shape draw:style-name="gr61" draw:text-style-name="P2"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2cm" svg:y="4.584cm" svg:viewBox="0 0 893 350" draw:points="0,175 149,175 198,0 298,350 397,0 496,350 596,0 695,350 744,175 893,175">
          <text:p/>
        </draw:polyline>
        <draw:polyline draw:style-name="gr35" draw:text-style-name="P6" draw:layer="layout" svg:width="0.698cm" svg:height="0.267cm" draw:transform="rotate (1.5707963267949) translate (8.82530922617994cm 4.40978596285386cm)" svg:viewBox="0 0 699 268" draw:points="0,134 117,134 155,0 233,268 311,0 389,268 466,0 544,268 583,134 699,134">
          <text:p/>
        </draw:polyline>
        <draw:custom-shape draw:style-name="gr60" draw:text-style-name="P2"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1cm" svg:y="4.584cm" svg:viewBox="0 0 893 350" draw:points="0,175 149,175 198,0 298,350 397,0 496,350 596,0 695,350 744,175 893,175">
          <text:p/>
        </draw:polyline>
        <draw:polyline draw:style-name="gr35" draw:text-style-name="P6" draw:layer="layout" svg:width="0.698cm" svg:height="0.267cm" draw:transform="rotate (1.5707963267949) translate (10.4331560690283cm 4.40978596285386cm)" svg:viewBox="0 0 699 268" draw:points="0,134 117,134 155,0 233,268 311,0 389,268 466,0 544,268 583,134 699,134">
          <text:p/>
        </draw:polyline>
        <draw:custom-shape draw:style-name="gr60" draw:text-style-name="P2"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7cm" svg:y="4.584cm" svg:viewBox="0 0 893 350" draw:points="0,175 149,175 198,0 298,350 397,0 496,350 596,0 695,350 744,175 893,175">
          <text:p/>
        </draw:polyline>
        <draw:polyline draw:style-name="gr35" draw:text-style-name="P6" draw:layer="layout" svg:width="0.698cm" svg:height="0.267cm" draw:transform="rotate (1.5707963267949) translate (5.60982850283813cm 4.40978596285386cm)" svg:viewBox="0 0 699 268" draw:points="0,134 117,134 155,0 233,268 311,0 389,268 466,0 544,268 583,134 699,134">
          <text:p/>
        </draw:polyline>
        <draw:custom-shape draw:style-name="gr60" draw:text-style-name="P2"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5cm" svg:y="4.584cm" svg:viewBox="0 0 893 350" draw:points="0,175 149,175 198,0 298,350 397,0 496,350 596,0 695,350 744,175 893,175">
          <text:p/>
        </draw:polyline>
        <draw:polyline draw:style-name="gr35" draw:text-style-name="P6" draw:layer="layout" svg:width="0.698cm" svg:height="0.267cm" draw:transform="rotate (1.5707963267949) translate (7.21767534568652cm 4.40978596285386cm)" svg:viewBox="0 0 699 268" draw:points="0,134 117,134 155,0 233,268 311,0 389,268 466,0 544,268 583,134 699,134">
          <text:p/>
        </draw:polyline>
        <draw:custom-shape draw:style-name="gr60" draw:text-style-name="P2"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8cm" svg:y="4.584cm" svg:viewBox="0 0 893 350" draw:points="0,175 149,175 198,0 298,350 397,0 496,350 596,0 695,350 744,175 893,175">
          <text:p/>
        </draw:polyline>
        <draw:polyline draw:style-name="gr35" draw:text-style-name="P6" draw:layer="layout" svg:width="0.698cm" svg:height="0.267cm" draw:transform="rotate (1.5707963267949) translate (4.00069649546872cm 4.40978596285386cm)" svg:viewBox="0 0 699 268" draw:points="0,134 117,134 155,0 233,268 311,0 389,268 466,0 544,268 583,134 699,134">
          <text:p/>
        </draw:polyline>
        <draw:custom-shape draw:style-name="gr60" draw:text-style-name="P2"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89cm" svg:y="4.584cm" svg:viewBox="0 0 893 350" draw:points="0,175 149,175 198,0 298,350 397,0 496,350 596,0 695,350 744,175 893,175">
          <text:p/>
        </draw:polyline>
        <draw:polyline draw:style-name="gr35" draw:text-style-name="P6" draw:layer="layout" svg:width="0.698cm" svg:height="0.267cm" draw:transform="rotate (1.5707963267949) translate (12.0419307097107cm 4.40978596285386cm)" svg:viewBox="0 0 699 268" draw:points="0,134 117,134 155,0 233,268 311,0 389,268 466,0 544,268 583,134 699,134">
          <text:p/>
        </draw:polyline>
        <draw:custom-shape draw:style-name="gr60" draw:text-style-name="P2"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7cm" svg:y="4.584cm" svg:viewBox="0 0 893 350" draw:points="0,175 149,175 198,0 298,350 397,0 496,350 596,0 695,350 744,175 893,175">
          <text:p/>
        </draw:polyline>
        <draw:polyline draw:style-name="gr35" draw:text-style-name="P6" draw:layer="layout" svg:width="0.698cm" svg:height="0.267cm" draw:transform="rotate (1.5707963267949) translate (13.649777552559cm 4.40978596285386cm)" svg:viewBox="0 0 699 268" draw:points="0,134 117,134 155,0 233,268 311,0 389,268 466,0 544,268 583,134 699,134">
          <text:p/>
        </draw:polyline>
        <draw:custom-shape draw:style-name="gr62" draw:text-style-name="P28" draw:layer="layout" svg:width="0.714cm" svg:height="0.7cm" svg:x="8.56cm" svg:y="14.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4cm" svg:y="14.395cm" svg:viewBox="0 0 893 350" draw:points="0,175 149,175 198,0 298,350 397,0 496,350 596,0 695,350 744,175 893,175">
          <text:p/>
        </draw:polyline>
        <draw:polyline draw:style-name="gr35" draw:text-style-name="P6" draw:layer="layout" svg:width="0.698cm" svg:height="0.267cm" draw:transform="rotate (1.5707963267949) translate (8.79188292467934cm 14.2206701857307cm)" svg:viewBox="0 0 699 268" draw:points="0,134 117,134 155,0 233,268 311,0 389,268 466,0 544,268 583,134 699,134">
          <text:p/>
        </draw:polyline>
        <draw:custom-shape draw:style-name="gr63" draw:text-style-name="P29" draw:layer="layout" svg:width="0.715cm" svg:height="0.7cm" svg:x="10.167cm" svg:y="14.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3cm" svg:y="14.395cm" svg:viewBox="0 0 893 350" draw:points="0,175 149,175 198,0 298,350 397,0 496,350 596,0 695,350 744,175 893,175">
          <text:p/>
        </draw:polyline>
        <draw:polyline draw:style-name="gr35" draw:text-style-name="P6" draw:layer="layout" svg:width="0.698cm" svg:height="0.267cm" draw:transform="rotate (1.5707963267949) translate (10.3997297675277cm 14.2206701857307cm)" svg:viewBox="0 0 699 268" draw:points="0,134 117,134 155,0 233,268 311,0 389,268 466,0 544,268 583,134 699,134">
          <text:p/>
        </draw:polyline>
        <draw:custom-shape draw:style-name="gr60" draw:text-style-name="P2" draw:layer="layout" svg:width="0.715cm" svg:height="0.7cm" svg:x="5.344cm" svg:y="14.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9cm" svg:y="14.395cm" svg:viewBox="0 0 893 350" draw:points="0,175 149,175 198,0 298,350 397,0 496,350 596,0 695,350 744,175 893,175">
          <text:p/>
        </draw:polyline>
        <draw:polyline draw:style-name="gr35" draw:text-style-name="P6" draw:layer="layout" svg:width="0.698cm" svg:height="0.267cm" draw:transform="rotate (1.5707963267949) translate (5.57561880783573cm 14.2206701857307cm)" svg:viewBox="0 0 699 268" draw:points="0,134 117,134 155,0 233,268 311,0 389,268 466,0 544,268 583,134 699,134">
          <text:p/>
        </draw:polyline>
        <draw:custom-shape draw:style-name="gr63" draw:text-style-name="P29" draw:layer="layout" svg:width="0.715cm" svg:height="0.7cm" svg:x="6.952cm" svg:y="14.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7cm" svg:y="14.395cm" svg:viewBox="0 0 893 350" draw:points="0,175 149,175 198,0 298,350 397,0 496,350 596,0 695,350 744,175 893,175">
          <text:p/>
        </draw:polyline>
        <draw:polyline draw:style-name="gr35" draw:text-style-name="P6" draw:layer="layout" svg:width="0.698cm" svg:height="0.267cm" draw:transform="rotate (1.5707963267949) translate (7.18446565068412cm 14.2206701857307cm)" svg:viewBox="0 0 699 268" draw:points="0,134 117,134 155,0 233,268 311,0 389,268 466,0 544,268 583,134 699,134">
          <text:p/>
        </draw:polyline>
        <draw:custom-shape draw:style-name="gr60" draw:text-style-name="P2" draw:layer="layout" svg:width="0.715cm" svg:height="0.7cm" svg:x="3.735cm" svg:y="14.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51cm" svg:y="14.395cm" svg:viewBox="0 0 893 350" draw:points="0,175 149,175 198,0 298,350 397,0 496,350 596,0 695,350 744,175 893,175">
          <text:p/>
        </draw:polyline>
        <draw:polyline draw:style-name="gr35" draw:text-style-name="P6" draw:layer="layout" svg:width="0.698cm" svg:height="0.267cm" draw:transform="rotate (1.5707963267949) translate (3.96741459830025cm 14.2206701857307cm)" svg:viewBox="0 0 699 268" draw:points="0,134 117,134 155,0 233,268 311,0 389,268 466,0 544,268 583,134 699,134">
          <text:p/>
        </draw:polyline>
        <draw:custom-shape draw:style-name="gr60" draw:text-style-name="P2" draw:layer="layout" svg:width="0.715cm" svg:height="0.7cm" svg:x="11.776cm" svg:y="14.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1cm" svg:y="14.395cm" svg:viewBox="0 0 893 350" draw:points="0,175 149,175 198,0 298,350 397,0 496,350 596,0 695,350 744,175 893,175">
          <text:p/>
        </draw:polyline>
        <draw:polyline draw:style-name="gr35" draw:text-style-name="P6" draw:layer="layout" svg:width="0.698cm" svg:height="0.267cm" draw:transform="rotate (1.5707963267949) translate (12.0077210147082cm 14.2206701857307cm)" svg:viewBox="0 0 699 268" draw:points="0,134 117,134 155,0 233,268 311,0 389,268 466,0 544,268 583,134 699,134">
          <text:p/>
        </draw:polyline>
        <draw:custom-shape draw:style-name="gr60" draw:text-style-name="P2" draw:layer="layout" svg:width="0.715cm" svg:height="0.7cm" svg:x="13.384cm" svg:y="14.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9cm" svg:y="14.395cm" svg:viewBox="0 0 893 350" draw:points="0,175 149,175 198,0 298,350 397,0 496,350 596,0 695,350 744,175 893,175">
          <text:p/>
        </draw:polyline>
        <draw:polyline draw:style-name="gr35" draw:text-style-name="P6" draw:layer="layout" svg:width="0.698cm" svg:height="0.267cm" draw:transform="rotate (1.5707963267949) translate (13.6517774504543cm 14.2206701857307cm)" svg:viewBox="0 0 699 268" draw:points="0,134 117,134 155,0 233,268 311,0 389,268 466,0 544,268 583,134 699,134">
          <text:p/>
        </draw:polyline>
        <draw:custom-shape draw:style-name="gr59" draw:text-style-name="P29" draw:layer="layout" svg:width="0.714cm" svg:height="0.7cm" svg:x="8.56cm" svg:y="15.6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4cm" svg:y="15.793cm" svg:viewBox="0 0 893 350" draw:points="0,175 149,175 198,0 298,350 397,0 496,350 596,0 695,350 744,175 893,175">
          <text:p/>
        </draw:polyline>
        <draw:polyline draw:style-name="gr35" draw:text-style-name="P6" draw:layer="layout" svg:width="0.698cm" svg:height="0.267cm" draw:transform="rotate (1.5707963267949) translate (8.79188292467934cm 15.6197421114385cm)" svg:viewBox="0 0 699 268" draw:points="0,134 117,134 155,0 233,268 311,0 389,268 466,0 544,268 583,134 699,134">
          <text:p/>
        </draw:polyline>
        <draw:custom-shape draw:style-name="gr60" draw:text-style-name="P2" draw:layer="layout" svg:width="0.715cm" svg:height="0.7cm" svg:x="10.167cm" svg:y="15.6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3cm" svg:y="15.793cm" svg:viewBox="0 0 893 350" draw:points="0,175 149,175 198,0 298,350 397,0 496,350 596,0 695,350 744,175 893,175">
          <text:p/>
        </draw:polyline>
        <draw:polyline draw:style-name="gr35" draw:text-style-name="P6" draw:layer="layout" svg:width="0.698cm" svg:height="0.267cm" draw:transform="rotate (1.5707963267949) translate (10.3997297675277cm 15.6197421114385cm)" svg:viewBox="0 0 699 268" draw:points="0,134 117,134 155,0 233,268 311,0 389,268 466,0 544,268 583,134 699,134">
          <text:p/>
        </draw:polyline>
        <draw:custom-shape draw:style-name="gr60" draw:text-style-name="P2" draw:layer="layout" svg:width="0.715cm" svg:height="0.7cm" svg:x="5.344cm" svg:y="15.6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9cm" svg:y="15.793cm" svg:viewBox="0 0 893 350" draw:points="0,175 149,175 198,0 298,350 397,0 496,350 596,0 695,350 744,175 893,175">
          <text:p/>
        </draw:polyline>
        <draw:polyline draw:style-name="gr35" draw:text-style-name="P6" draw:layer="layout" svg:width="0.698cm" svg:height="0.267cm" draw:transform="rotate (1.5707963267949) translate (5.57561880783573cm 15.6197421114385cm)" svg:viewBox="0 0 699 268" draw:points="0,134 117,134 155,0 233,268 311,0 389,268 466,0 544,268 583,134 699,134">
          <text:p/>
        </draw:polyline>
        <draw:custom-shape draw:style-name="gr60" draw:text-style-name="P2" draw:layer="layout" svg:width="0.715cm" svg:height="0.7cm" svg:x="6.952cm" svg:y="15.6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7cm" svg:y="15.793cm" svg:viewBox="0 0 893 350" draw:points="0,175 149,175 198,0 298,350 397,0 496,350 596,0 695,350 744,175 893,175">
          <text:p/>
        </draw:polyline>
        <draw:polyline draw:style-name="gr35" draw:text-style-name="P6" draw:layer="layout" svg:width="0.698cm" svg:height="0.267cm" draw:transform="rotate (1.5707963267949) translate (7.18446565068412cm 15.6197421114385cm)" svg:viewBox="0 0 699 268" draw:points="0,134 117,134 155,0 233,268 311,0 389,268 466,0 544,268 583,134 699,134">
          <text:p/>
        </draw:polyline>
        <draw:custom-shape draw:style-name="gr60" draw:text-style-name="P2" draw:layer="layout" svg:width="0.715cm" svg:height="0.7cm" svg:x="3.735cm" svg:y="15.6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51cm" svg:y="15.793cm" svg:viewBox="0 0 893 350" draw:points="0,175 149,175 198,0 298,350 397,0 496,350 596,0 695,350 744,175 893,175">
          <text:p/>
        </draw:polyline>
        <draw:polyline draw:style-name="gr35" draw:text-style-name="P6" draw:layer="layout" svg:width="0.698cm" svg:height="0.267cm" draw:transform="rotate (1.5707963267949) translate (3.96741459830025cm 15.6197421114385cm)" svg:viewBox="0 0 699 268" draw:points="0,134 117,134 155,0 233,268 311,0 389,268 466,0 544,268 583,134 699,134">
          <text:p/>
        </draw:polyline>
        <draw:custom-shape draw:style-name="gr60" draw:text-style-name="P2" draw:layer="layout" svg:width="0.715cm" svg:height="0.7cm" svg:x="11.776cm" svg:y="15.6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1cm" svg:y="15.793cm" svg:viewBox="0 0 893 350" draw:points="0,175 149,175 198,0 298,350 397,0 496,350 596,0 695,350 744,175 893,175">
          <text:p/>
        </draw:polyline>
        <draw:polyline draw:style-name="gr35" draw:text-style-name="P6" draw:layer="layout" svg:width="0.698cm" svg:height="0.267cm" draw:transform="rotate (1.5707963267949) translate (12.0077210147082cm 15.6197421114385cm)" svg:viewBox="0 0 699 268" draw:points="0,134 117,134 155,0 233,268 311,0 389,268 466,0 544,268 583,134 699,134">
          <text:p/>
        </draw:polyline>
        <draw:custom-shape draw:style-name="gr60" draw:text-style-name="P2" draw:layer="layout" svg:width="0.715cm" svg:height="0.7cm" svg:x="13.384cm" svg:y="15.6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9cm" svg:y="15.793cm" svg:viewBox="0 0 893 350" draw:points="0,175 149,175 198,0 298,350 397,0 496,350 596,0 695,350 744,175 893,175">
          <text:p/>
        </draw:polyline>
        <draw:polyline draw:style-name="gr35" draw:text-style-name="P6" draw:layer="layout" svg:width="0.698cm" svg:height="0.267cm" draw:transform="rotate (1.5707963267949) translate (13.6165678575566cm 15.6197421114385cm)" svg:viewBox="0 0 699 268" draw:points="0,134 117,134 155,0 233,268 311,0 389,268 466,0 544,268 583,134 699,134">
          <text:p/>
        </draw:polyline>
        <draw:custom-shape draw:style-name="gr61" draw:text-style-name="P2" draw:layer="layout" svg:width="0.714cm" svg:height="0.7cm" svg:x="8.56cm" svg:y="17.0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4cm" svg:y="17.192cm" svg:viewBox="0 0 893 350" draw:points="0,175 149,175 198,0 298,350 397,0 496,350 596,0 695,350 744,175 893,175">
          <text:p/>
        </draw:polyline>
        <draw:polyline draw:style-name="gr35" draw:text-style-name="P6" draw:layer="layout" svg:width="0.698cm" svg:height="0.267cm" draw:transform="rotate (1.5707963267949) translate (8.79188292467934cm 17.0177640371462cm)" svg:viewBox="0 0 699 268" draw:points="0,134 117,134 155,0 233,268 311,0 389,268 466,0 544,268 583,134 699,134">
          <text:p/>
        </draw:polyline>
        <draw:custom-shape draw:style-name="gr60" draw:text-style-name="P2" draw:layer="layout" svg:width="0.715cm" svg:height="0.7cm" svg:x="10.167cm" svg:y="17.0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3cm" svg:y="17.192cm" svg:viewBox="0 0 893 350" draw:points="0,175 149,175 198,0 298,350 397,0 496,350 596,0 695,350 744,175 893,175">
          <text:p/>
        </draw:polyline>
        <draw:polyline draw:style-name="gr35" draw:text-style-name="P6" draw:layer="layout" svg:width="0.698cm" svg:height="0.267cm" draw:transform="rotate (1.5707963267949) translate (10.3997297675277cm 17.0177640371462cm)" svg:viewBox="0 0 699 268" draw:points="0,134 117,134 155,0 233,268 311,0 389,268 466,0 544,268 583,134 699,134">
          <text:p/>
        </draw:polyline>
        <draw:custom-shape draw:style-name="gr60" draw:text-style-name="P2" draw:layer="layout" svg:width="0.715cm" svg:height="0.7cm" svg:x="5.344cm" svg:y="17.0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9cm" svg:y="17.192cm" svg:viewBox="0 0 893 350" draw:points="0,175 149,175 198,0 298,350 397,0 496,350 596,0 695,350 744,175 893,175">
          <text:p/>
        </draw:polyline>
        <draw:polyline draw:style-name="gr35" draw:text-style-name="P6" draw:layer="layout" svg:width="0.698cm" svg:height="0.267cm" draw:transform="rotate (1.5707963267949) translate (5.57561880783573cm 17.0177640371462cm)" svg:viewBox="0 0 699 268" draw:points="0,134 117,134 155,0 233,268 311,0 389,268 466,0 544,268 583,134 699,134">
          <text:p/>
        </draw:polyline>
        <draw:custom-shape draw:style-name="gr60" draw:text-style-name="P2" draw:layer="layout" svg:width="0.715cm" svg:height="0.7cm" svg:x="6.952cm" svg:y="17.0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7cm" svg:y="17.192cm" svg:viewBox="0 0 893 350" draw:points="0,175 149,175 198,0 298,350 397,0 496,350 596,0 695,350 744,175 893,175">
          <text:p/>
        </draw:polyline>
        <draw:polyline draw:style-name="gr35" draw:text-style-name="P6" draw:layer="layout" svg:width="0.698cm" svg:height="0.267cm" draw:transform="rotate (1.5707963267949) translate (7.18446565068412cm 17.0177640371462cm)" svg:viewBox="0 0 699 268" draw:points="0,134 117,134 155,0 233,268 311,0 389,268 466,0 544,268 583,134 699,134">
          <text:p/>
        </draw:polyline>
        <draw:custom-shape draw:style-name="gr60" draw:text-style-name="P2" draw:layer="layout" svg:width="0.715cm" svg:height="0.7cm" svg:x="3.735cm" svg:y="17.0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51cm" svg:y="17.192cm" svg:viewBox="0 0 893 350" draw:points="0,175 149,175 198,0 298,350 397,0 496,350 596,0 695,350 744,175 893,175">
          <text:p/>
        </draw:polyline>
        <draw:polyline draw:style-name="gr35" draw:text-style-name="P6" draw:layer="layout" svg:width="0.698cm" svg:height="0.267cm" draw:transform="rotate (1.5707963267949) translate (3.96741459830025cm 17.0177640371462cm)" svg:viewBox="0 0 699 268" draw:points="0,134 117,134 155,0 233,268 311,0 389,268 466,0 544,268 583,134 699,134">
          <text:p/>
        </draw:polyline>
        <draw:custom-shape draw:style-name="gr60" draw:text-style-name="P2" draw:layer="layout" svg:width="0.715cm" svg:height="0.7cm" svg:x="11.776cm" svg:y="17.0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1cm" svg:y="17.192cm" svg:viewBox="0 0 893 350" draw:points="0,175 149,175 198,0 298,350 397,0 496,350 596,0 695,350 744,175 893,175">
          <text:p/>
        </draw:polyline>
        <draw:polyline draw:style-name="gr35" draw:text-style-name="P6" draw:layer="layout" svg:width="0.698cm" svg:height="0.267cm" draw:transform="rotate (1.5707963267949) translate (12.0077210147082cm 17.0177640371462cm)" svg:viewBox="0 0 699 268" draw:points="0,134 117,134 155,0 233,268 311,0 389,268 466,0 544,268 583,134 699,134">
          <text:p/>
        </draw:polyline>
        <draw:custom-shape draw:style-name="gr60" draw:text-style-name="P2" draw:layer="layout" svg:width="0.715cm" svg:height="0.7cm" svg:x="13.384cm" svg:y="17.0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9cm" svg:y="17.192cm" svg:viewBox="0 0 893 350" draw:points="0,175 149,175 198,0 298,350 397,0 496,350 596,0 695,350 744,175 893,175">
          <text:p/>
        </draw:polyline>
        <draw:polyline draw:style-name="gr35" draw:text-style-name="P6" draw:layer="layout" svg:width="0.698cm" svg:height="0.267cm" draw:transform="rotate (1.5707963267949) translate (13.6165678575566cm 17.0177640371462cm)" svg:viewBox="0 0 699 268" draw:points="0,134 117,134 155,0 233,268 311,0 389,268 466,0 544,268 583,134 699,134">
          <text:p/>
        </draw:polyline>
        <draw:custom-shape draw:style-name="gr59" draw:text-style-name="P29" draw:layer="layout" svg:width="0.714cm" svg:height="0.7cm" svg:x="8.56cm" svg:y="12.8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4cm" svg:y="12.996cm" svg:viewBox="0 0 893 350" draw:points="0,175 149,175 198,0 298,350 397,0 496,350 596,0 695,350 744,175 893,175">
          <text:p/>
        </draw:polyline>
        <draw:polyline draw:style-name="gr35" draw:text-style-name="P6" draw:layer="layout" svg:width="0.698cm" svg:height="0.267cm" draw:transform="rotate (1.5707963267949) translate (8.79188292467934cm 12.821598260023cm)" svg:viewBox="0 0 699 268" draw:points="0,134 117,134 155,0 233,268 311,0 389,268 466,0 544,268 583,134 699,134">
          <text:p/>
        </draw:polyline>
        <draw:custom-shape draw:style-name="gr60" draw:text-style-name="P2" draw:layer="layout" svg:width="0.715cm" svg:height="0.7cm" svg:x="10.167cm" svg:y="12.8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3cm" svg:y="12.996cm" svg:viewBox="0 0 893 350" draw:points="0,175 149,175 198,0 298,350 397,0 496,350 596,0 695,350 744,175 893,175">
          <text:p/>
        </draw:polyline>
        <draw:polyline draw:style-name="gr35" draw:text-style-name="P6" draw:layer="layout" svg:width="0.698cm" svg:height="0.267cm" draw:transform="rotate (1.5707963267949) translate (10.3997297675277cm 12.821598260023cm)" svg:viewBox="0 0 699 268" draw:points="0,134 117,134 155,0 233,268 311,0 389,268 466,0 544,268 583,134 699,134">
          <text:p/>
        </draw:polyline>
        <draw:custom-shape draw:style-name="gr60" draw:text-style-name="P2" draw:layer="layout" svg:width="0.715cm" svg:height="0.7cm" svg:x="5.344cm" svg:y="12.8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9cm" svg:y="12.996cm" svg:viewBox="0 0 893 350" draw:points="0,175 149,175 198,0 298,350 397,0 496,350 596,0 695,350 744,175 893,175">
          <text:p/>
        </draw:polyline>
        <draw:polyline draw:style-name="gr35" draw:text-style-name="P6" draw:layer="layout" svg:width="0.698cm" svg:height="0.267cm" draw:transform="rotate (1.5707963267949) translate (5.57561880783573cm 12.821598260023cm)" svg:viewBox="0 0 699 268" draw:points="0,134 117,134 155,0 233,268 311,0 389,268 466,0 544,268 583,134 699,134">
          <text:p/>
        </draw:polyline>
        <draw:custom-shape draw:style-name="gr60" draw:text-style-name="P2" draw:layer="layout" svg:width="0.715cm" svg:height="0.7cm" svg:x="6.952cm" svg:y="12.8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7cm" svg:y="12.996cm" svg:viewBox="0 0 893 350" draw:points="0,175 149,175 198,0 298,350 397,0 496,350 596,0 695,350 744,175 893,175">
          <text:p/>
        </draw:polyline>
        <draw:polyline draw:style-name="gr35" draw:text-style-name="P6" draw:layer="layout" svg:width="0.698cm" svg:height="0.267cm" draw:transform="rotate (1.5707963267949) translate (7.18446565068412cm 12.821598260023cm)" svg:viewBox="0 0 699 268" draw:points="0,134 117,134 155,0 233,268 311,0 389,268 466,0 544,268 583,134 699,134">
          <text:p/>
        </draw:polyline>
        <draw:custom-shape draw:style-name="gr60" draw:text-style-name="P2" draw:layer="layout" svg:width="0.715cm" svg:height="0.7cm" svg:x="3.735cm" svg:y="12.8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51cm" svg:y="12.996cm" svg:viewBox="0 0 893 350" draw:points="0,175 149,175 198,0 298,350 397,0 496,350 596,0 695,350 744,175 893,175">
          <text:p/>
        </draw:polyline>
        <draw:polyline draw:style-name="gr35" draw:text-style-name="P6" draw:layer="layout" svg:width="0.698cm" svg:height="0.267cm" draw:transform="rotate (1.5707963267949) translate (3.96741459830025cm 12.821598260023cm)" svg:viewBox="0 0 699 268" draw:points="0,134 117,134 155,0 233,268 311,0 389,268 466,0 544,268 583,134 699,134">
          <text:p/>
        </draw:polyline>
        <draw:custom-shape draw:style-name="gr65" draw:text-style-name="P28" draw:layer="layout" svg:width="0.715cm" svg:height="0.7cm" svg:x="11.776cm" svg:y="12.8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1cm" svg:y="12.996cm" svg:viewBox="0 0 893 350" draw:points="0,175 149,175 198,0 298,350 397,0 496,350 596,0 695,350 744,175 893,175">
          <text:p/>
        </draw:polyline>
        <draw:polyline draw:style-name="gr35" draw:text-style-name="P6" draw:layer="layout" svg:width="0.698cm" svg:height="0.267cm" draw:transform="rotate (1.5707963267949) translate (12.0077210147082cm 12.821598260023cm)" svg:viewBox="0 0 699 268" draw:points="0,134 117,134 155,0 233,268 311,0 389,268 466,0 544,268 583,134 699,134">
          <text:p/>
        </draw:polyline>
        <draw:custom-shape draw:style-name="gr60" draw:text-style-name="P2" draw:layer="layout" svg:width="0.715cm" svg:height="0.7cm" svg:x="13.384cm" svg:y="12.82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9cm" svg:y="12.996cm" svg:viewBox="0 0 893 350" draw:points="0,175 149,175 198,0 298,350 397,0 496,350 596,0 695,350 744,175 893,175">
          <text:p/>
        </draw:polyline>
        <draw:polyline draw:style-name="gr35" draw:text-style-name="P6" draw:layer="layout" svg:width="0.698cm" svg:height="0.267cm" draw:transform="rotate (1.5707963267949) translate (13.6165678575566cm 12.821598260023cm)" svg:viewBox="0 0 699 268" draw:points="0,134 117,134 155,0 233,268 311,0 389,268 466,0 544,268 583,134 699,134">
          <text:p/>
        </draw:polyline>
        <draw:custom-shape draw:style-name="gr61" draw:text-style-name="P2"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3cm" svg:y="11.589cm" svg:viewBox="0 0 893 350" draw:points="0,175 149,175 198,0 298,350 397,0 496,350 596,0 695,350 744,175 893,175">
          <text:p/>
        </draw:polyline>
        <draw:polyline draw:style-name="gr35" draw:text-style-name="P6" draw:layer="layout" svg:width="0.698cm" svg:height="0.267cm" draw:transform="rotate (1.5707963267949) translate (8.82630922617994cm 11.4127859628539cm)" svg:viewBox="0 0 699 268" draw:points="0,134 117,134 155,0 233,268 311,0 389,268 466,0 544,268 583,134 699,134">
          <text:p/>
        </draw:polyline>
        <draw:custom-shape draw:style-name="gr60" draw:text-style-name="P2"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2cm" svg:y="11.589cm" svg:viewBox="0 0 893 350" draw:points="0,175 149,175 198,0 298,350 397,0 496,350 596,0 695,350 744,175 893,175">
          <text:p/>
        </draw:polyline>
        <draw:polyline draw:style-name="gr35" draw:text-style-name="P6" draw:layer="layout" svg:width="0.698cm" svg:height="0.267cm" draw:transform="rotate (1.5707963267949) translate (10.4351560690283cm 11.4127859628539cm)" svg:viewBox="0 0 699 268" draw:points="0,134 117,134 155,0 233,268 311,0 389,268 466,0 544,268 583,134 699,134">
          <text:p/>
        </draw:polyline>
        <draw:custom-shape draw:style-name="gr60" draw:text-style-name="P2"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8cm" svg:y="11.589cm" svg:viewBox="0 0 893 350" draw:points="0,175 149,175 198,0 298,350 397,0 496,350 596,0 695,350 744,175 893,175">
          <text:p/>
        </draw:polyline>
        <draw:polyline draw:style-name="gr35" draw:text-style-name="P6" draw:layer="layout" svg:width="0.698cm" svg:height="0.267cm" draw:transform="rotate (1.5707963267949) translate (5.61082850283813cm 11.4127859628539cm)" svg:viewBox="0 0 699 268" draw:points="0,134 117,134 155,0 233,268 311,0 389,268 466,0 544,268 583,134 699,134">
          <text:p/>
        </draw:polyline>
        <draw:custom-shape draw:style-name="gr60" draw:text-style-name="P2"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6cm" svg:y="11.589cm" svg:viewBox="0 0 893 350" draw:points="0,175 149,175 198,0 298,350 397,0 496,350 596,0 695,350 744,175 893,175">
          <text:p/>
        </draw:polyline>
        <draw:polyline draw:style-name="gr35" draw:text-style-name="P6" draw:layer="layout" svg:width="0.698cm" svg:height="0.267cm" draw:transform="rotate (1.5707963267949) translate (7.21867534568652cm 11.4127859628539cm)" svg:viewBox="0 0 699 268" draw:points="0,134 117,134 155,0 233,268 311,0 389,268 466,0 544,268 583,134 699,134">
          <text:p/>
        </draw:polyline>
        <draw:custom-shape draw:style-name="gr60" draw:text-style-name="P2"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9cm" svg:y="11.589cm" svg:viewBox="0 0 893 350" draw:points="0,175 149,175 198,0 298,350 397,0 496,350 596,0 695,350 744,175 893,175">
          <text:p/>
        </draw:polyline>
        <draw:polyline draw:style-name="gr35" draw:text-style-name="P6" draw:layer="layout" svg:width="0.698cm" svg:height="0.267cm" draw:transform="rotate (1.5707963267949) translate (4.00169649546872cm 11.4127859628539cm)" svg:viewBox="0 0 699 268" draw:points="0,134 117,134 155,0 233,268 311,0 389,268 466,0 544,268 583,134 699,134">
          <text:p/>
        </draw:polyline>
        <draw:custom-shape draw:style-name="gr60" draw:text-style-name="P2"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9cm" svg:y="11.589cm" svg:viewBox="0 0 893 350" draw:points="0,175 149,175 198,0 298,350 397,0 496,350 596,0 695,350 744,175 893,175">
          <text:p/>
        </draw:polyline>
        <draw:polyline draw:style-name="gr35" draw:text-style-name="P6" draw:layer="layout" svg:width="0.698cm" svg:height="0.267cm" draw:transform="rotate (1.5707963267949) translate (12.0429307097107cm 11.4127859628539cm)" svg:viewBox="0 0 699 268" draw:points="0,134 117,134 155,0 233,268 311,0 389,268 466,0 544,268 583,134 699,134">
          <text:p/>
        </draw:polyline>
        <draw:custom-shape draw:style-name="gr60" draw:text-style-name="P2"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8cm" svg:y="11.588cm" svg:viewBox="0 0 893 350" draw:points="0,175 149,175 198,0 298,350 397,0 496,350 596,0 695,350 744,175 893,175">
          <text:p/>
        </draw:polyline>
        <draw:polyline draw:style-name="gr35" draw:text-style-name="P6" draw:layer="layout" svg:width="0.698cm" svg:height="0.267cm" draw:transform="rotate (1.5707963267949) translate (13.650777552559cm 11.4127859628539cm)" svg:viewBox="0 0 699 268" draw:points="0,134 117,134 155,0 233,268 311,0 389,268 466,0 544,268 583,134 699,134">
          <text:p/>
        </draw:polyline>
        <draw:custom-shape draw:style-name="gr62" draw:text-style-name="P28" draw:layer="layout" svg:width="0.714cm" svg:height="0.7cm" svg:x="8.558cm" svg:y="18.41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2cm" svg:y="18.59cm" svg:viewBox="0 0 893 350" draw:points="0,175 149,175 198,0 298,350 397,0 496,350 596,0 695,350 744,175 893,175">
          <text:p/>
        </draw:polyline>
        <draw:polyline draw:style-name="gr35" draw:text-style-name="P6" draw:layer="layout" svg:width="0.698cm" svg:height="0.267cm" draw:transform="rotate (1.5707963267949) translate (8.78988292467934cm 18.4166701857306cm)" svg:viewBox="0 0 699 268" draw:points="0,134 117,134 155,0 233,268 311,0 389,268 466,0 544,268 583,134 699,134">
          <text:p/>
        </draw:polyline>
        <draw:custom-shape draw:style-name="gr63" draw:text-style-name="P29" draw:layer="layout" svg:width="0.715cm" svg:height="0.7cm" svg:x="10.165cm" svg:y="18.41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1cm" svg:y="18.59cm" svg:viewBox="0 0 893 350" draw:points="0,175 149,175 198,0 298,350 397,0 496,350 596,0 695,350 744,175 893,175">
          <text:p/>
        </draw:polyline>
        <draw:polyline draw:style-name="gr35" draw:text-style-name="P6" draw:layer="layout" svg:width="0.698cm" svg:height="0.267cm" draw:transform="rotate (1.5707963267949) translate (10.3977297675277cm 18.4166701857306cm)" svg:viewBox="0 0 699 268" draw:points="0,134 117,134 155,0 233,268 311,0 389,268 466,0 544,268 583,134 699,134">
          <text:p/>
        </draw:polyline>
        <draw:custom-shape draw:style-name="gr60" draw:text-style-name="P2" draw:layer="layout" svg:width="0.715cm" svg:height="0.7cm" svg:x="5.341cm" svg:y="18.41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7cm" svg:y="18.59cm" svg:viewBox="0 0 893 350" draw:points="0,175 149,175 198,0 298,350 397,0 496,350 596,0 695,350 744,175 893,175">
          <text:p/>
        </draw:polyline>
        <draw:polyline draw:style-name="gr35" draw:text-style-name="P6" draw:layer="layout" svg:width="0.698cm" svg:height="0.267cm" draw:transform="rotate (1.5707963267949) translate (5.57361880783573cm 18.4166701857306cm)" svg:viewBox="0 0 699 268" draw:points="0,134 117,134 155,0 233,268 311,0 389,268 466,0 544,268 583,134 699,134">
          <text:p/>
        </draw:polyline>
        <draw:custom-shape draw:style-name="gr63" draw:text-style-name="P29" draw:layer="layout" svg:width="0.715cm" svg:height="0.7cm" svg:x="6.95cm" svg:y="18.41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5cm" svg:y="18.59cm" svg:viewBox="0 0 893 350" draw:points="0,175 149,175 198,0 298,350 397,0 496,350 596,0 695,350 744,175 893,175">
          <text:p/>
        </draw:polyline>
        <draw:polyline draw:style-name="gr35" draw:text-style-name="P6" draw:layer="layout" svg:width="0.698cm" svg:height="0.267cm" draw:transform="rotate (1.5707963267949) translate (7.18146565068412cm 18.4166701857306cm)" svg:viewBox="0 0 699 268" draw:points="0,134 117,134 155,0 233,268 311,0 389,268 466,0 544,268 583,134 699,134">
          <text:p/>
        </draw:polyline>
        <draw:custom-shape draw:style-name="gr60" draw:text-style-name="P2" draw:layer="layout" svg:width="0.715cm" svg:height="0.7cm" svg:x="3.733cm" svg:y="18.41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8cm" svg:y="18.59cm" svg:viewBox="0 0 893 350" draw:points="0,175 149,175 198,0 298,350 397,0 496,350 596,0 695,350 744,175 893,175">
          <text:p/>
        </draw:polyline>
        <draw:polyline draw:style-name="gr35" draw:text-style-name="P6" draw:layer="layout" svg:width="0.698cm" svg:height="0.267cm" draw:transform="rotate (1.5707963267949) translate (3.96541459830025cm 18.4166701857306cm)" svg:viewBox="0 0 699 268" draw:points="0,134 117,134 155,0 233,268 311,0 389,268 466,0 544,268 583,134 699,134">
          <text:p/>
        </draw:polyline>
        <draw:custom-shape draw:style-name="gr60" draw:text-style-name="P2" draw:layer="layout" svg:width="0.715cm" svg:height="0.7cm" svg:x="11.774cm" svg:y="18.41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89cm" svg:y="18.59cm" svg:viewBox="0 0 893 350" draw:points="0,175 149,175 198,0 298,350 397,0 496,350 596,0 695,350 744,175 893,175">
          <text:p/>
        </draw:polyline>
        <draw:polyline draw:style-name="gr35" draw:text-style-name="P6" draw:layer="layout" svg:width="0.698cm" svg:height="0.267cm" draw:transform="rotate (1.5707963267949) translate (12.0057210147082cm 18.4166701857306cm)" svg:viewBox="0 0 699 268" draw:points="0,134 117,134 155,0 233,268 311,0 389,268 466,0 544,268 583,134 699,134">
          <text:p/>
        </draw:polyline>
        <draw:custom-shape draw:style-name="gr60" draw:text-style-name="P2" draw:layer="layout" svg:width="0.715cm" svg:height="0.7cm" svg:x="13.382cm" svg:y="18.41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7cm" svg:y="18.59cm" svg:viewBox="0 0 893 350" draw:points="0,175 149,175 198,0 298,350 397,0 496,350 596,0 695,350 744,175 893,175">
          <text:p/>
        </draw:polyline>
        <draw:polyline draw:style-name="gr35" draw:text-style-name="P6" draw:layer="layout" svg:width="0.698cm" svg:height="0.267cm" draw:transform="rotate (1.5707963267949) translate (13.6497774504543cm 18.4166701857306cm)" svg:viewBox="0 0 699 268" draw:points="0,134 117,134 155,0 233,268 311,0 389,268 466,0 544,268 583,134 699,134">
          <text:p/>
        </draw:polyline>
        <draw:custom-shape draw:style-name="gr59" draw:text-style-name="P29" draw:layer="layout" svg:width="0.714cm" svg:height="0.7cm" svg:x="8.558cm" svg:y="19.8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2cm" svg:y="19.989cm" svg:viewBox="0 0 893 350" draw:points="0,175 149,175 198,0 298,350 397,0 496,350 596,0 695,350 744,175 893,175">
          <text:p/>
        </draw:polyline>
        <draw:polyline draw:style-name="gr35" draw:text-style-name="P6" draw:layer="layout" svg:width="0.698cm" svg:height="0.267cm" draw:transform="rotate (1.5707963267949) translate (8.78988292467934cm 19.8147421114385cm)" svg:viewBox="0 0 699 268" draw:points="0,134 117,134 155,0 233,268 311,0 389,268 466,0 544,268 583,134 699,134">
          <text:p/>
        </draw:polyline>
        <draw:custom-shape draw:style-name="gr60" draw:text-style-name="P2" draw:layer="layout" svg:width="0.715cm" svg:height="0.7cm" svg:x="10.165cm" svg:y="19.8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1cm" svg:y="19.989cm" svg:viewBox="0 0 893 350" draw:points="0,175 149,175 198,0 298,350 397,0 496,350 596,0 695,350 744,175 893,175">
          <text:p/>
        </draw:polyline>
        <draw:polyline draw:style-name="gr35" draw:text-style-name="P6" draw:layer="layout" svg:width="0.698cm" svg:height="0.267cm" draw:transform="rotate (1.5707963267949) translate (10.3977297675277cm 19.8147421114385cm)" svg:viewBox="0 0 699 268" draw:points="0,134 117,134 155,0 233,268 311,0 389,268 466,0 544,268 583,134 699,134">
          <text:p/>
        </draw:polyline>
        <draw:custom-shape draw:style-name="gr60" draw:text-style-name="P2" draw:layer="layout" svg:width="0.715cm" svg:height="0.7cm" svg:x="5.341cm" svg:y="19.8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7cm" svg:y="19.989cm" svg:viewBox="0 0 893 350" draw:points="0,175 149,175 198,0 298,350 397,0 496,350 596,0 695,350 744,175 893,175">
          <text:p/>
        </draw:polyline>
        <draw:polyline draw:style-name="gr35" draw:text-style-name="P6" draw:layer="layout" svg:width="0.698cm" svg:height="0.267cm" draw:transform="rotate (1.5707963267949) translate (5.57361880783573cm 19.8147421114385cm)" svg:viewBox="0 0 699 268" draw:points="0,134 117,134 155,0 233,268 311,0 389,268 466,0 544,268 583,134 699,134">
          <text:p/>
        </draw:polyline>
        <draw:custom-shape draw:style-name="gr60" draw:text-style-name="P2" draw:layer="layout" svg:width="0.715cm" svg:height="0.7cm" svg:x="6.95cm" svg:y="19.8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5cm" svg:y="19.989cm" svg:viewBox="0 0 893 350" draw:points="0,175 149,175 198,0 298,350 397,0 496,350 596,0 695,350 744,175 893,175">
          <text:p/>
        </draw:polyline>
        <draw:polyline draw:style-name="gr35" draw:text-style-name="P6" draw:layer="layout" svg:width="0.698cm" svg:height="0.267cm" draw:transform="rotate (1.5707963267949) translate (7.18146565068412cm 19.8147421114385cm)" svg:viewBox="0 0 699 268" draw:points="0,134 117,134 155,0 233,268 311,0 389,268 466,0 544,268 583,134 699,134">
          <text:p/>
        </draw:polyline>
        <draw:custom-shape draw:style-name="gr60" draw:text-style-name="P2" draw:layer="layout" svg:width="0.715cm" svg:height="0.7cm" svg:x="3.733cm" svg:y="19.8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8cm" svg:y="19.989cm" svg:viewBox="0 0 893 350" draw:points="0,175 149,175 198,0 298,350 397,0 496,350 596,0 695,350 744,175 893,175">
          <text:p/>
        </draw:polyline>
        <draw:polyline draw:style-name="gr35" draw:text-style-name="P6" draw:layer="layout" svg:width="0.698cm" svg:height="0.267cm" draw:transform="rotate (1.5707963267949) translate (3.96541459830025cm 19.8147421114385cm)" svg:viewBox="0 0 699 268" draw:points="0,134 117,134 155,0 233,268 311,0 389,268 466,0 544,268 583,134 699,134">
          <text:p/>
        </draw:polyline>
        <draw:custom-shape draw:style-name="gr60" draw:text-style-name="P2" draw:layer="layout" svg:width="0.715cm" svg:height="0.7cm" svg:x="11.774cm" svg:y="19.8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89cm" svg:y="19.989cm" svg:viewBox="0 0 893 350" draw:points="0,175 149,175 198,0 298,350 397,0 496,350 596,0 695,350 744,175 893,175">
          <text:p/>
        </draw:polyline>
        <draw:polyline draw:style-name="gr35" draw:text-style-name="P6" draw:layer="layout" svg:width="0.698cm" svg:height="0.267cm" draw:transform="rotate (1.5707963267949) translate (12.0057210147082cm 19.8147421114385cm)" svg:viewBox="0 0 699 268" draw:points="0,134 117,134 155,0 233,268 311,0 389,268 466,0 544,268 583,134 699,134">
          <text:p/>
        </draw:polyline>
        <draw:custom-shape draw:style-name="gr60" draw:text-style-name="P2" draw:layer="layout" svg:width="0.715cm" svg:height="0.7cm" svg:x="13.382cm" svg:y="19.81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7cm" svg:y="19.989cm" svg:viewBox="0 0 893 350" draw:points="0,175 149,175 198,0 298,350 397,0 496,350 596,0 695,350 744,175 893,175">
          <text:p/>
        </draw:polyline>
        <draw:polyline draw:style-name="gr35" draw:text-style-name="P6" draw:layer="layout" svg:width="0.698cm" svg:height="0.267cm" draw:transform="rotate (1.5707963267949) translate (13.6145678575566cm 19.8147421114385cm)" svg:viewBox="0 0 699 268" draw:points="0,134 117,134 155,0 233,268 311,0 389,268 466,0 544,268 583,134 699,134">
          <text:p/>
        </draw:polyline>
        <draw:custom-shape draw:style-name="gr61" draw:text-style-name="P2" draw:layer="layout" svg:width="0.714cm" svg:height="0.7cm" svg:x="8.558cm" svg:y="21.2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72cm" svg:y="21.389cm" svg:viewBox="0 0 893 350" draw:points="0,175 149,175 198,0 298,350 397,0 496,350 596,0 695,350 744,175 893,175">
          <text:p/>
        </draw:polyline>
        <draw:polyline draw:style-name="gr35" draw:text-style-name="P6" draw:layer="layout" svg:width="0.698cm" svg:height="0.267cm" draw:transform="rotate (1.5707963267949) translate (8.78988292467934cm 21.2137640371462cm)" svg:viewBox="0 0 699 268" draw:points="0,134 117,134 155,0 233,268 311,0 389,268 466,0 544,268 583,134 699,134">
          <text:p/>
        </draw:polyline>
        <draw:custom-shape draw:style-name="gr60" draw:text-style-name="P2" draw:layer="layout" svg:width="0.715cm" svg:height="0.7cm" svg:x="10.165cm" svg:y="21.2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81cm" svg:y="21.389cm" svg:viewBox="0 0 893 350" draw:points="0,175 149,175 198,0 298,350 397,0 496,350 596,0 695,350 744,175 893,175">
          <text:p/>
        </draw:polyline>
        <draw:polyline draw:style-name="gr35" draw:text-style-name="P6" draw:layer="layout" svg:width="0.698cm" svg:height="0.267cm" draw:transform="rotate (1.5707963267949) translate (10.3977297675277cm 21.2137640371462cm)" svg:viewBox="0 0 699 268" draw:points="0,134 117,134 155,0 233,268 311,0 389,268 466,0 544,268 583,134 699,134">
          <text:p/>
        </draw:polyline>
        <draw:custom-shape draw:style-name="gr60" draw:text-style-name="P2" draw:layer="layout" svg:width="0.715cm" svg:height="0.7cm" svg:x="5.341cm" svg:y="21.2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57cm" svg:y="21.389cm" svg:viewBox="0 0 893 350" draw:points="0,175 149,175 198,0 298,350 397,0 496,350 596,0 695,350 744,175 893,175">
          <text:p/>
        </draw:polyline>
        <draw:polyline draw:style-name="gr35" draw:text-style-name="P6" draw:layer="layout" svg:width="0.698cm" svg:height="0.267cm" draw:transform="rotate (1.5707963267949) translate (5.57361880783573cm 21.2137640371462cm)" svg:viewBox="0 0 699 268" draw:points="0,134 117,134 155,0 233,268 311,0 389,268 466,0 544,268 583,134 699,134">
          <text:p/>
        </draw:polyline>
        <draw:custom-shape draw:style-name="gr60" draw:text-style-name="P2" draw:layer="layout" svg:width="0.715cm" svg:height="0.7cm" svg:x="6.95cm" svg:y="21.2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65cm" svg:y="21.389cm" svg:viewBox="0 0 893 350" draw:points="0,175 149,175 198,0 298,350 397,0 496,350 596,0 695,350 744,175 893,175">
          <text:p/>
        </draw:polyline>
        <draw:polyline draw:style-name="gr35" draw:text-style-name="P6" draw:layer="layout" svg:width="0.698cm" svg:height="0.267cm" draw:transform="rotate (1.5707963267949) translate (7.18146565068412cm 21.2137640371462cm)" svg:viewBox="0 0 699 268" draw:points="0,134 117,134 155,0 233,268 311,0 389,268 466,0 544,268 583,134 699,134">
          <text:p/>
        </draw:polyline>
        <draw:custom-shape draw:style-name="gr60" draw:text-style-name="P2" draw:layer="layout" svg:width="0.715cm" svg:height="0.7cm" svg:x="3.733cm" svg:y="21.2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48cm" svg:y="21.389cm" svg:viewBox="0 0 893 350" draw:points="0,175 149,175 198,0 298,350 397,0 496,350 596,0 695,350 744,175 893,175">
          <text:p/>
        </draw:polyline>
        <draw:polyline draw:style-name="gr35" draw:text-style-name="P6" draw:layer="layout" svg:width="0.698cm" svg:height="0.267cm" draw:transform="rotate (1.5707963267949) translate (3.96541459830025cm 21.2137640371462cm)" svg:viewBox="0 0 699 268" draw:points="0,134 117,134 155,0 233,268 311,0 389,268 466,0 544,268 583,134 699,134">
          <text:p/>
        </draw:polyline>
        <draw:custom-shape draw:style-name="gr60" draw:text-style-name="P2" draw:layer="layout" svg:width="0.715cm" svg:height="0.7cm" svg:x="11.774cm" svg:y="21.2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89cm" svg:y="21.389cm" svg:viewBox="0 0 893 350" draw:points="0,175 149,175 198,0 298,350 397,0 496,350 596,0 695,350 744,175 893,175">
          <text:p/>
        </draw:polyline>
        <draw:polyline draw:style-name="gr35" draw:text-style-name="P6" draw:layer="layout" svg:width="0.698cm" svg:height="0.267cm" draw:transform="rotate (1.5707963267949) translate (12.0057210147082cm 21.2137640371462cm)" svg:viewBox="0 0 699 268" draw:points="0,134 117,134 155,0 233,268 311,0 389,268 466,0 544,268 583,134 699,134">
          <text:p/>
        </draw:polyline>
        <draw:custom-shape draw:style-name="gr60" draw:text-style-name="P2" draw:layer="layout" svg:width="0.715cm" svg:height="0.7cm" svg:x="13.382cm" svg:y="21.21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97cm" svg:y="21.389cm" svg:viewBox="0 0 893 350" draw:points="0,175 149,175 198,0 298,350 397,0 496,350 596,0 695,350 744,175 893,175">
          <text:p/>
        </draw:polyline>
        <draw:polyline draw:style-name="gr35" draw:text-style-name="P6" draw:layer="layout" svg:width="0.698cm" svg:height="0.267cm" draw:transform="rotate (1.5707963267949) translate (13.6145678575566cm 21.2137640371462cm)" svg:viewBox="0 0 699 268" draw:points="0,134 117,134 155,0 233,268 311,0 389,268 466,0 544,268 583,134 699,134">
          <text:p/>
        </draw:polyline>
        <draw:custom-shape draw:style-name="gr62" draw:text-style-name="P28"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cm" svg:y="7.307cm" svg:viewBox="0 0 893 350" draw:points="0,175 149,175 198,0 298,350 397,0 496,350 596,0 695,350 744,175 893,175">
          <text:p/>
        </draw:polyline>
        <draw:polyline draw:style-name="gr35" draw:text-style-name="P6" draw:layer="layout" svg:width="0.698cm" svg:height="0.267cm" draw:transform="rotate (1.5707963267949) translate (20.0478829246793cm 7.13267018573069cm)" svg:viewBox="0 0 699 268" draw:points="0,134 117,134 155,0 233,268 311,0 389,268 466,0 544,268 583,134 699,134">
          <text:p/>
        </draw:polyline>
        <draw:custom-shape draw:style-name="gr63" draw:text-style-name="P29"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9cm" svg:y="7.307cm" svg:viewBox="0 0 893 350" draw:points="0,175 149,175 198,0 298,350 397,0 496,350 596,0 695,350 744,175 893,175">
          <text:p/>
        </draw:polyline>
        <draw:polyline draw:style-name="gr35" draw:text-style-name="P6" draw:layer="layout" svg:width="0.698cm" svg:height="0.267cm" draw:transform="rotate (1.5707963267949) translate (21.6557297675277cm 7.13267018573069cm)" svg:viewBox="0 0 699 268" draw:points="0,134 117,134 155,0 233,268 311,0 389,268 466,0 544,268 583,134 699,134">
          <text:p/>
        </draw:polyline>
        <draw:custom-shape draw:style-name="gr60" draw:text-style-name="P2"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5cm" svg:y="7.307cm" svg:viewBox="0 0 893 350" draw:points="0,175 149,175 198,0 298,350 397,0 496,350 596,0 695,350 744,175 893,175">
          <text:p/>
        </draw:polyline>
        <draw:polyline draw:style-name="gr35" draw:text-style-name="P6" draw:layer="layout" svg:width="0.698cm" svg:height="0.267cm" draw:transform="rotate (1.5707963267949) translate (16.8316188078358cm 7.13267018573069cm)" svg:viewBox="0 0 699 268" draw:points="0,134 117,134 155,0 233,268 311,0 389,268 466,0 544,268 583,134 699,134">
          <text:p/>
        </draw:polyline>
        <draw:custom-shape draw:style-name="gr63" draw:text-style-name="P29"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3cm" svg:y="7.307cm" svg:viewBox="0 0 893 350" draw:points="0,175 149,175 198,0 298,350 397,0 496,350 596,0 695,350 744,175 893,175">
          <text:p/>
        </draw:polyline>
        <draw:polyline draw:style-name="gr35" draw:text-style-name="P6" draw:layer="layout" svg:width="0.698cm" svg:height="0.267cm" draw:transform="rotate (1.5707963267949) translate (18.4404656506842cm 7.13267018573069cm)" svg:viewBox="0 0 699 268" draw:points="0,134 117,134 155,0 233,268 311,0 389,268 466,0 544,268 583,134 699,134">
          <text:p/>
        </draw:polyline>
        <draw:custom-shape draw:style-name="gr60" draw:text-style-name="P2"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6cm" svg:y="7.307cm" svg:viewBox="0 0 893 350" draw:points="0,175 149,175 198,0 298,350 397,0 496,350 596,0 695,350 744,175 893,175">
          <text:p/>
        </draw:polyline>
        <draw:polyline draw:style-name="gr35" draw:text-style-name="P6" draw:layer="layout" svg:width="0.698cm" svg:height="0.267cm" draw:transform="rotate (1.5707963267949) translate (15.2234145983003cm 7.13267018573069cm)" svg:viewBox="0 0 699 268" draw:points="0,134 117,134 155,0 233,268 311,0 389,268 466,0 544,268 583,134 699,134">
          <text:p/>
        </draw:polyline>
        <draw:custom-shape draw:style-name="gr60" draw:text-style-name="P2"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7cm" svg:y="7.307cm" svg:viewBox="0 0 893 350" draw:points="0,175 149,175 198,0 298,350 397,0 496,350 596,0 695,350 744,175 893,175">
          <text:p/>
        </draw:polyline>
        <draw:polyline draw:style-name="gr35" draw:text-style-name="P6" draw:layer="layout" svg:width="0.698cm" svg:height="0.267cm" draw:transform="rotate (1.5707963267949) translate (23.2637210147082cm 7.13267018573069cm)" svg:viewBox="0 0 699 268" draw:points="0,134 117,134 155,0 233,268 311,0 389,268 466,0 544,268 583,134 699,134">
          <text:p/>
        </draw:polyline>
        <draw:custom-shape draw:style-name="gr60" draw:text-style-name="P2"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7cm" svg:y="7.36cm" svg:viewBox="0 0 893 350" draw:points="0,175 149,175 198,0 298,350 397,0 496,350 596,0 695,350 744,175 893,175">
          <text:p/>
        </draw:polyline>
        <draw:polyline draw:style-name="gr35" draw:text-style-name="P6" draw:layer="layout" svg:width="0.698cm" svg:height="0.267cm" draw:transform="rotate (1.5707963267949) translate (24.9097774504543cm 7.18567018573069cm)" svg:viewBox="0 0 699 268" draw:points="0,134 117,134 155,0 233,268 311,0 389,268 466,0 544,268 583,134 699,134">
          <text:p/>
        </draw:polyline>
        <draw:custom-shape draw:style-name="gr59" draw:text-style-name="P29"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cm" svg:y="8.706cm" svg:viewBox="0 0 893 350" draw:points="0,175 149,175 198,0 298,350 397,0 496,350 596,0 695,350 744,175 893,175">
          <text:p/>
        </draw:polyline>
        <draw:polyline draw:style-name="gr35" draw:text-style-name="P6" draw:layer="layout" svg:width="0.698cm" svg:height="0.267cm" draw:transform="rotate (1.5707963267949) translate (20.0478829246793cm 8.53174211143842cm)" svg:viewBox="0 0 699 268" draw:points="0,134 117,134 155,0 233,268 311,0 389,268 466,0 544,268 583,134 699,134">
          <text:p/>
        </draw:polyline>
        <draw:custom-shape draw:style-name="gr60" draw:text-style-name="P2"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9cm" svg:y="8.706cm" svg:viewBox="0 0 893 350" draw:points="0,175 149,175 198,0 298,350 397,0 496,350 596,0 695,350 744,175 893,175">
          <text:p/>
        </draw:polyline>
        <draw:polyline draw:style-name="gr35" draw:text-style-name="P6" draw:layer="layout" svg:width="0.698cm" svg:height="0.267cm" draw:transform="rotate (1.5707963267949) translate (21.6557297675277cm 8.53174211143842cm)" svg:viewBox="0 0 699 268" draw:points="0,134 117,134 155,0 233,268 311,0 389,268 466,0 544,268 583,134 699,134">
          <text:p/>
        </draw:polyline>
        <draw:custom-shape draw:style-name="gr60" draw:text-style-name="P2"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5cm" svg:y="8.706cm" svg:viewBox="0 0 893 350" draw:points="0,175 149,175 198,0 298,350 397,0 496,350 596,0 695,350 744,175 893,175">
          <text:p/>
        </draw:polyline>
        <draw:polyline draw:style-name="gr35" draw:text-style-name="P6" draw:layer="layout" svg:width="0.698cm" svg:height="0.267cm" draw:transform="rotate (1.5707963267949) translate (16.8316188078358cm 8.53174211143842cm)" svg:viewBox="0 0 699 268" draw:points="0,134 117,134 155,0 233,268 311,0 389,268 466,0 544,268 583,134 699,134">
          <text:p/>
        </draw:polyline>
        <draw:custom-shape draw:style-name="gr60" draw:text-style-name="P2"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3cm" svg:y="8.706cm" svg:viewBox="0 0 893 350" draw:points="0,175 149,175 198,0 298,350 397,0 496,350 596,0 695,350 744,175 893,175">
          <text:p/>
        </draw:polyline>
        <draw:polyline draw:style-name="gr35" draw:text-style-name="P6" draw:layer="layout" svg:width="0.698cm" svg:height="0.267cm" draw:transform="rotate (1.5707963267949) translate (18.4404656506842cm 8.53174211143842cm)" svg:viewBox="0 0 699 268" draw:points="0,134 117,134 155,0 233,268 311,0 389,268 466,0 544,268 583,134 699,134">
          <text:p/>
        </draw:polyline>
        <draw:custom-shape draw:style-name="gr60" draw:text-style-name="P2"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7cm" svg:y="8.706cm" svg:viewBox="0 0 893 350" draw:points="0,175 149,175 198,0 298,350 397,0 496,350 596,0 695,350 744,175 893,175">
          <text:p/>
        </draw:polyline>
        <draw:polyline draw:style-name="gr35" draw:text-style-name="P6" draw:layer="layout" svg:width="0.698cm" svg:height="0.267cm" draw:transform="rotate (1.5707963267949) translate (15.2234145983003cm 8.53174211143842cm)" svg:viewBox="0 0 699 268" draw:points="0,134 117,134 155,0 233,268 311,0 389,268 466,0 544,268 583,134 699,134">
          <text:p/>
        </draw:polyline>
        <draw:custom-shape draw:style-name="gr60" draw:text-style-name="P2"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7cm" svg:y="8.706cm" svg:viewBox="0 0 893 350" draw:points="0,175 149,175 198,0 298,350 397,0 496,350 596,0 695,350 744,175 893,175">
          <text:p/>
        </draw:polyline>
        <draw:polyline draw:style-name="gr35" draw:text-style-name="P6" draw:layer="layout" svg:width="0.698cm" svg:height="0.267cm" draw:transform="rotate (1.5707963267949) translate (23.2637210147082cm 8.53174211143842cm)" svg:viewBox="0 0 699 268" draw:points="0,134 117,134 155,0 233,268 311,0 389,268 466,0 544,268 583,134 699,134">
          <text:p/>
        </draw:polyline>
        <draw:custom-shape draw:style-name="gr60" draw:text-style-name="P2"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7cm" svg:y="8.759cm" svg:viewBox="0 0 893 350" draw:points="0,175 149,175 198,0 298,350 397,0 496,350 596,0 695,350 744,175 893,175">
          <text:p/>
        </draw:polyline>
        <draw:polyline draw:style-name="gr35" draw:text-style-name="P6" draw:layer="layout" svg:width="0.698cm" svg:height="0.267cm" draw:transform="rotate (1.5707963267949) translate (24.8725678575566cm 8.53174211143842cm)" svg:viewBox="0 0 699 268" draw:points="0,134 117,134 155,0 233,268 311,0 389,268 466,0 544,268 583,134 699,134">
          <text:p/>
        </draw:polyline>
        <draw:custom-shape draw:style-name="gr61" draw:text-style-name="P2"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cm" svg:y="10.104cm" svg:viewBox="0 0 893 350" draw:points="0,175 149,175 198,0 298,350 397,0 496,350 596,0 695,350 744,175 893,175">
          <text:p/>
        </draw:polyline>
        <draw:polyline draw:style-name="gr35" draw:text-style-name="P6" draw:layer="layout" svg:width="0.698cm" svg:height="0.267cm" draw:transform="rotate (1.5707963267949) translate (20.0478829246793cm 9.93076403714614cm)" svg:viewBox="0 0 699 268" draw:points="0,134 117,134 155,0 233,268 311,0 389,268 466,0 544,268 583,134 699,134">
          <text:p/>
        </draw:polyline>
        <draw:custom-shape draw:style-name="gr60" draw:text-style-name="P2"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9cm" svg:y="10.104cm" svg:viewBox="0 0 893 350" draw:points="0,175 149,175 198,0 298,350 397,0 496,350 596,0 695,350 744,175 893,175">
          <text:p/>
        </draw:polyline>
        <draw:polyline draw:style-name="gr35" draw:text-style-name="P6" draw:layer="layout" svg:width="0.698cm" svg:height="0.267cm" draw:transform="rotate (1.5707963267949) translate (21.6557297675277cm 9.93076403714614cm)" svg:viewBox="0 0 699 268" draw:points="0,134 117,134 155,0 233,268 311,0 389,268 466,0 544,268 583,134 699,134">
          <text:p/>
        </draw:polyline>
        <draw:custom-shape draw:style-name="gr60" draw:text-style-name="P2"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5cm" svg:y="10.104cm" svg:viewBox="0 0 893 350" draw:points="0,175 149,175 198,0 298,350 397,0 496,350 596,0 695,350 744,175 893,175">
          <text:p/>
        </draw:polyline>
        <draw:polyline draw:style-name="gr35" draw:text-style-name="P6" draw:layer="layout" svg:width="0.698cm" svg:height="0.267cm" draw:transform="rotate (1.5707963267949) translate (16.8316188078358cm 9.93076403714614cm)" svg:viewBox="0 0 699 268" draw:points="0,134 117,134 155,0 233,268 311,0 389,268 466,0 544,268 583,134 699,134">
          <text:p/>
        </draw:polyline>
        <draw:custom-shape draw:style-name="gr60" draw:text-style-name="P2"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3cm" svg:y="10.104cm" svg:viewBox="0 0 893 350" draw:points="0,175 149,175 198,0 298,350 397,0 496,350 596,0 695,350 744,175 893,175">
          <text:p/>
        </draw:polyline>
        <draw:polyline draw:style-name="gr35" draw:text-style-name="P6" draw:layer="layout" svg:width="0.698cm" svg:height="0.267cm" draw:transform="rotate (1.5707963267949) translate (18.4404656506842cm 9.93076403714614cm)" svg:viewBox="0 0 699 268" draw:points="0,134 117,134 155,0 233,268 311,0 389,268 466,0 544,268 583,134 699,134">
          <text:p/>
        </draw:polyline>
        <draw:custom-shape draw:style-name="gr60" draw:text-style-name="P2"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7cm" svg:y="10.104cm" svg:viewBox="0 0 893 350" draw:points="0,175 149,175 198,0 298,350 397,0 496,350 596,0 695,350 744,175 893,175">
          <text:p/>
        </draw:polyline>
        <draw:polyline draw:style-name="gr35" draw:text-style-name="P6" draw:layer="layout" svg:width="0.698cm" svg:height="0.267cm" draw:transform="rotate (1.5707963267949) translate (15.2234145983003cm 9.93076403714614cm)" svg:viewBox="0 0 699 268" draw:points="0,134 117,134 155,0 233,268 311,0 389,268 466,0 544,268 583,134 699,134">
          <text:p/>
        </draw:polyline>
        <draw:custom-shape draw:style-name="gr60" draw:text-style-name="P2"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7cm" svg:y="10.104cm" svg:viewBox="0 0 893 350" draw:points="0,175 149,175 198,0 298,350 397,0 496,350 596,0 695,350 744,175 893,175">
          <text:p/>
        </draw:polyline>
        <draw:polyline draw:style-name="gr35" draw:text-style-name="P6" draw:layer="layout" svg:width="0.698cm" svg:height="0.267cm" draw:transform="rotate (1.5707963267949) translate (23.2637210147082cm 9.93076403714614cm)" svg:viewBox="0 0 699 268" draw:points="0,134 117,134 155,0 233,268 311,0 389,268 466,0 544,268 583,134 699,134">
          <text:p/>
        </draw:polyline>
        <draw:custom-shape draw:style-name="gr60" draw:text-style-name="P2"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7cm" svg:y="10.158cm" svg:viewBox="0 0 893 350" draw:points="0,175 149,175 198,0 298,350 397,0 496,350 596,0 695,350 744,175 893,175">
          <text:p/>
        </draw:polyline>
        <draw:polyline draw:style-name="gr35" draw:text-style-name="P6" draw:layer="layout" svg:width="0.698cm" svg:height="0.267cm" draw:transform="rotate (1.5707963267949) translate (24.8725678575566cm 9.93076403714614cm)" svg:viewBox="0 0 699 268" draw:points="0,134 117,134 155,0 233,268 311,0 389,268 466,0 544,268 583,134 699,134">
          <text:p/>
        </draw:polyline>
        <draw:custom-shape draw:style-name="gr59" draw:text-style-name="P29"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cm" svg:y="5.91cm" svg:viewBox="0 0 893 350" draw:points="0,175 149,175 198,0 298,350 397,0 496,350 596,0 695,350 744,175 893,175">
          <text:p/>
        </draw:polyline>
        <draw:polyline draw:style-name="gr35" draw:text-style-name="P6" draw:layer="layout" svg:width="0.698cm" svg:height="0.267cm" draw:transform="rotate (1.5707963267949) translate (20.0478829246793cm 5.73459826002297cm)" svg:viewBox="0 0 699 268" draw:points="0,134 117,134 155,0 233,268 311,0 389,268 466,0 544,268 583,134 699,134">
          <text:p/>
        </draw:polyline>
        <draw:custom-shape draw:style-name="gr60" draw:text-style-name="P2"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9cm" svg:y="5.91cm" svg:viewBox="0 0 893 350" draw:points="0,175 149,175 198,0 298,350 397,0 496,350 596,0 695,350 744,175 893,175">
          <text:p/>
        </draw:polyline>
        <draw:polyline draw:style-name="gr35" draw:text-style-name="P6" draw:layer="layout" svg:width="0.698cm" svg:height="0.267cm" draw:transform="rotate (1.5707963267949) translate (21.6557297675277cm 5.73459826002297cm)" svg:viewBox="0 0 699 268" draw:points="0,134 117,134 155,0 233,268 311,0 389,268 466,0 544,268 583,134 699,134">
          <text:p/>
        </draw:polyline>
        <draw:custom-shape draw:style-name="gr60" draw:text-style-name="P2"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5cm" svg:y="5.91cm" svg:viewBox="0 0 893 350" draw:points="0,175 149,175 198,0 298,350 397,0 496,350 596,0 695,350 744,175 893,175">
          <text:p/>
        </draw:polyline>
        <draw:polyline draw:style-name="gr35" draw:text-style-name="P6" draw:layer="layout" svg:width="0.698cm" svg:height="0.267cm" draw:transform="rotate (1.5707963267949) translate (16.8316188078358cm 5.73459826002297cm)" svg:viewBox="0 0 699 268" draw:points="0,134 117,134 155,0 233,268 311,0 389,268 466,0 544,268 583,134 699,134">
          <text:p/>
        </draw:polyline>
        <draw:custom-shape draw:style-name="gr60" draw:text-style-name="P2"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3cm" svg:y="5.91cm" svg:viewBox="0 0 893 350" draw:points="0,175 149,175 198,0 298,350 397,0 496,350 596,0 695,350 744,175 893,175">
          <text:p/>
        </draw:polyline>
        <draw:polyline draw:style-name="gr35" draw:text-style-name="P6" draw:layer="layout" svg:width="0.698cm" svg:height="0.267cm" draw:transform="rotate (1.5707963267949) translate (18.4404656506842cm 5.73459826002297cm)" svg:viewBox="0 0 699 268" draw:points="0,134 117,134 155,0 233,268 311,0 389,268 466,0 544,268 583,134 699,134">
          <text:p/>
        </draw:polyline>
        <draw:custom-shape draw:style-name="gr60" draw:text-style-name="P2"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7cm" svg:y="5.91cm" svg:viewBox="0 0 893 350" draw:points="0,175 149,175 198,0 298,350 397,0 496,350 596,0 695,350 744,175 893,175">
          <text:p/>
        </draw:polyline>
        <draw:polyline draw:style-name="gr35" draw:text-style-name="P6" draw:layer="layout" svg:width="0.698cm" svg:height="0.267cm" draw:transform="rotate (1.5707963267949) translate (15.2234145983003cm 5.73459826002297cm)" svg:viewBox="0 0 699 268" draw:points="0,134 117,134 155,0 233,268 311,0 389,268 466,0 544,268 583,134 699,134">
          <text:p/>
        </draw:polyline>
        <draw:custom-shape draw:style-name="gr65" draw:text-style-name="P28"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7cm" svg:y="5.91cm" svg:viewBox="0 0 893 350" draw:points="0,175 149,175 198,0 298,350 397,0 496,350 596,0 695,350 744,175 893,175">
          <text:p/>
        </draw:polyline>
        <draw:polyline draw:style-name="gr35" draw:text-style-name="P6" draw:layer="layout" svg:width="0.698cm" svg:height="0.267cm" draw:transform="rotate (1.5707963267949) translate (23.2637210147082cm 5.73459826002297cm)" svg:viewBox="0 0 699 268" draw:points="0,134 117,134 155,0 233,268 311,0 389,268 466,0 544,268 583,134 699,134">
          <text:p/>
        </draw:polyline>
        <draw:custom-shape draw:style-name="gr60" draw:text-style-name="P2"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7cm" svg:y="5.961cm" svg:viewBox="0 0 893 350" draw:points="0,175 149,175 198,0 298,350 397,0 496,350 596,0 695,350 744,175 893,175">
          <text:p/>
        </draw:polyline>
        <draw:polyline draw:style-name="gr35" draw:text-style-name="P6" draw:layer="layout" svg:width="0.698cm" svg:height="0.267cm" draw:transform="rotate (1.5707963267949) translate (24.8725678575566cm 5.73459826002297cm)" svg:viewBox="0 0 699 268" draw:points="0,134 117,134 155,0 233,268 311,0 389,268 466,0 544,268 583,134 699,134">
          <text:p/>
        </draw:polyline>
        <draw:custom-shape draw:style-name="gr61" draw:text-style-name="P2"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29cm" svg:y="4.5cm" svg:viewBox="0 0 893 350" draw:points="0,175 149,175 198,0 298,350 397,0 496,350 596,0 695,350 744,175 893,175">
          <text:p/>
        </draw:polyline>
        <draw:polyline draw:style-name="gr35" draw:text-style-name="P6" draw:layer="layout" svg:width="0.698cm" svg:height="0.267cm" draw:transform="rotate (1.5707963267949) translate (20.0823092261799cm 4.32578596285386cm)" svg:viewBox="0 0 699 268" draw:points="0,134 117,134 155,0 233,268 311,0 389,268 466,0 544,268 583,134 699,134">
          <text:p/>
        </draw:polyline>
        <draw:custom-shape draw:style-name="gr60" draw:text-style-name="P2"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8cm" svg:y="4.5cm" svg:viewBox="0 0 893 350" draw:points="0,175 149,175 198,0 298,350 397,0 496,350 596,0 695,350 744,175 893,175">
          <text:p/>
        </draw:polyline>
        <draw:polyline draw:style-name="gr35" draw:text-style-name="P6" draw:layer="layout" svg:width="0.698cm" svg:height="0.267cm" draw:transform="rotate (1.5707963267949) translate (21.6911560690283cm 4.32578596285386cm)" svg:viewBox="0 0 699 268" draw:points="0,134 117,134 155,0 233,268 311,0 389,268 466,0 544,268 583,134 699,134">
          <text:p/>
        </draw:polyline>
        <draw:custom-shape draw:style-name="gr60" draw:text-style-name="P2"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4cm" svg:y="4.5cm" svg:viewBox="0 0 893 350" draw:points="0,175 149,175 198,0 298,350 397,0 496,350 596,0 695,350 744,175 893,175">
          <text:p/>
        </draw:polyline>
        <draw:polyline draw:style-name="gr35" draw:text-style-name="P6" draw:layer="layout" svg:width="0.698cm" svg:height="0.267cm" draw:transform="rotate (1.5707963267949) translate (16.8668285028382cm 4.32578596285386cm)" svg:viewBox="0 0 699 268" draw:points="0,134 117,134 155,0 233,268 311,0 389,268 466,0 544,268 583,134 699,134">
          <text:p/>
        </draw:polyline>
        <draw:custom-shape draw:style-name="gr60" draw:text-style-name="P2"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2cm" svg:y="4.5cm" svg:viewBox="0 0 893 350" draw:points="0,175 149,175 198,0 298,350 397,0 496,350 596,0 695,350 744,175 893,175">
          <text:p/>
        </draw:polyline>
        <draw:polyline draw:style-name="gr35" draw:text-style-name="P6" draw:layer="layout" svg:width="0.698cm" svg:height="0.267cm" draw:transform="rotate (1.5707963267949) translate (18.4746753456866cm 4.32578596285386cm)" svg:viewBox="0 0 699 268" draw:points="0,134 117,134 155,0 233,268 311,0 389,268 466,0 544,268 583,134 699,134">
          <text:p/>
        </draw:polyline>
        <draw:custom-shape draw:style-name="gr60" draw:text-style-name="P2"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5cm" svg:y="4.5cm" svg:viewBox="0 0 893 350" draw:points="0,175 149,175 198,0 298,350 397,0 496,350 596,0 695,350 744,175 893,175">
          <text:p/>
        </draw:polyline>
        <draw:polyline draw:style-name="gr35" draw:text-style-name="P6" draw:layer="layout" svg:width="0.698cm" svg:height="0.267cm" draw:transform="rotate (1.5707963267949) translate (15.2576964954687cm 4.32578596285386cm)" svg:viewBox="0 0 699 268" draw:points="0,134 117,134 155,0 233,268 311,0 389,268 466,0 544,268 583,134 699,134">
          <text:p/>
        </draw:polyline>
        <draw:custom-shape draw:style-name="gr60" draw:text-style-name="P2"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6cm" svg:y="4.5cm" svg:viewBox="0 0 893 350" draw:points="0,175 149,175 198,0 298,350 397,0 496,350 596,0 695,350 744,175 893,175">
          <text:p/>
        </draw:polyline>
        <draw:polyline draw:style-name="gr35" draw:text-style-name="P6" draw:layer="layout" svg:width="0.698cm" svg:height="0.267cm" draw:transform="rotate (1.5707963267949) translate (23.2989307097106cm 4.32578596285386cm)" svg:viewBox="0 0 699 268" draw:points="0,134 117,134 155,0 233,268 311,0 389,268 466,0 544,268 583,134 699,134">
          <text:p/>
        </draw:polyline>
        <draw:custom-shape draw:style-name="gr60" draw:text-style-name="P2"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6cm" svg:y="4.553cm" svg:viewBox="0 0 893 350" draw:points="0,175 149,175 198,0 298,350 397,0 496,350 596,0 695,350 744,175 893,175">
          <text:p/>
        </draw:polyline>
        <draw:polyline draw:style-name="gr35" draw:text-style-name="P6" draw:layer="layout" svg:width="0.698cm" svg:height="0.267cm" draw:transform="rotate (1.5707963267949) translate (24.9087775525591cm 4.37778596285386cm)" svg:viewBox="0 0 699 268" draw:points="0,134 117,134 155,0 233,268 311,0 389,268 466,0 544,268 583,134 699,134">
          <text:p/>
        </draw:polyline>
        <draw:custom-shape draw:style-name="gr62" draw:text-style-name="P28" draw:layer="layout" svg:width="0.714cm" svg:height="0.7cm" svg:x="19.817cm" svg:y="14.13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1cm" svg:y="14.311cm" svg:viewBox="0 0 893 350" draw:points="0,175 149,175 198,0 298,350 397,0 496,350 596,0 695,350 744,175 893,175">
          <text:p/>
        </draw:polyline>
        <draw:polyline draw:style-name="gr35" draw:text-style-name="P6" draw:layer="layout" svg:width="0.698cm" svg:height="0.267cm" draw:transform="rotate (1.5707963267949) translate (20.0488829246793cm 14.1366701857307cm)" svg:viewBox="0 0 699 268" draw:points="0,134 117,134 155,0 233,268 311,0 389,268 466,0 544,268 583,134 699,134">
          <text:p/>
        </draw:polyline>
        <draw:custom-shape draw:style-name="gr63" draw:text-style-name="P29" draw:layer="layout" svg:width="0.715cm" svg:height="0.7cm" svg:x="21.425cm" svg:y="14.13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4cm" svg:y="14.311cm" svg:viewBox="0 0 893 350" draw:points="0,175 149,175 198,0 298,350 397,0 496,350 596,0 695,350 744,175 893,175">
          <text:p/>
        </draw:polyline>
        <draw:polyline draw:style-name="gr35" draw:text-style-name="P6" draw:layer="layout" svg:width="0.698cm" svg:height="0.267cm" draw:transform="rotate (1.5707963267949) translate (21.6567297675277cm 14.1366701857307cm)" svg:viewBox="0 0 699 268" draw:points="0,134 117,134 155,0 233,268 311,0 389,268 466,0 544,268 583,134 699,134">
          <text:p/>
        </draw:polyline>
        <draw:custom-shape draw:style-name="gr60" draw:text-style-name="P2" draw:layer="layout" svg:width="0.715cm" svg:height="0.7cm" svg:x="16.601cm" svg:y="14.13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6cm" svg:y="14.311cm" svg:viewBox="0 0 893 350" draw:points="0,175 149,175 198,0 298,350 397,0 496,350 596,0 695,350 744,175 893,175">
          <text:p/>
        </draw:polyline>
        <draw:polyline draw:style-name="gr35" draw:text-style-name="P6" draw:layer="layout" svg:width="0.698cm" svg:height="0.267cm" draw:transform="rotate (1.5707963267949) translate (16.8326188078358cm 14.1366701857307cm)" svg:viewBox="0 0 699 268" draw:points="0,134 117,134 155,0 233,268 311,0 389,268 466,0 544,268 583,134 699,134">
          <text:p/>
        </draw:polyline>
        <draw:custom-shape draw:style-name="gr63" draw:text-style-name="P29" draw:layer="layout" svg:width="0.715cm" svg:height="0.7cm" svg:x="18.209cm" svg:y="14.13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4cm" svg:y="14.311cm" svg:viewBox="0 0 893 350" draw:points="0,175 149,175 198,0 298,350 397,0 496,350 596,0 695,350 744,175 893,175">
          <text:p/>
        </draw:polyline>
        <draw:polyline draw:style-name="gr35" draw:text-style-name="P6" draw:layer="layout" svg:width="0.698cm" svg:height="0.267cm" draw:transform="rotate (1.5707963267949) translate (18.4414656506842cm 14.1366701857307cm)" svg:viewBox="0 0 699 268" draw:points="0,134 117,134 155,0 233,268 311,0 389,268 466,0 544,268 583,134 699,134">
          <text:p/>
        </draw:polyline>
        <draw:custom-shape draw:style-name="gr60" draw:text-style-name="P2" draw:layer="layout" svg:width="0.715cm" svg:height="0.7cm" svg:x="14.992cm" svg:y="14.13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8cm" svg:y="14.311cm" svg:viewBox="0 0 893 350" draw:points="0,175 149,175 198,0 298,350 397,0 496,350 596,0 695,350 744,175 893,175">
          <text:p/>
        </draw:polyline>
        <draw:polyline draw:style-name="gr35" draw:text-style-name="P6" draw:layer="layout" svg:width="0.698cm" svg:height="0.267cm" draw:transform="rotate (1.5707963267949) translate (15.2244145983003cm 14.1366701857307cm)" svg:viewBox="0 0 699 268" draw:points="0,134 117,134 155,0 233,268 311,0 389,268 466,0 544,268 583,134 699,134">
          <text:p/>
        </draw:polyline>
        <draw:custom-shape draw:style-name="gr60" draw:text-style-name="P2" draw:layer="layout" svg:width="0.715cm" svg:height="0.7cm" svg:x="23.033cm" svg:y="14.13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8cm" svg:y="14.311cm" svg:viewBox="0 0 893 350" draw:points="0,175 149,175 198,0 298,350 397,0 496,350 596,0 695,350 744,175 893,175">
          <text:p/>
        </draw:polyline>
        <draw:polyline draw:style-name="gr35" draw:text-style-name="P6" draw:layer="layout" svg:width="0.698cm" svg:height="0.267cm" draw:transform="rotate (1.5707963267949) translate (23.2647210147082cm 14.1366701857307cm)" svg:viewBox="0 0 699 268" draw:points="0,134 117,134 155,0 233,268 311,0 389,268 466,0 544,268 583,134 699,134">
          <text:p/>
        </draw:polyline>
        <draw:custom-shape draw:style-name="gr60" draw:text-style-name="P2" draw:layer="layout" svg:width="0.715cm" svg:height="0.7cm" svg:x="24.641cm" svg:y="14.13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9cm" svg:y="14.363cm" svg:viewBox="0 0 893 350" draw:points="0,175 149,175 198,0 298,350 397,0 496,350 596,0 695,350 744,175 893,175">
          <text:p/>
        </draw:polyline>
        <draw:polyline draw:style-name="gr35" draw:text-style-name="P6" draw:layer="layout" svg:width="0.698cm" svg:height="0.267cm" draw:transform="rotate (1.5707963267949) translate (24.9107774504543cm 14.1886701857307cm)" svg:viewBox="0 0 699 268" draw:points="0,134 117,134 155,0 233,268 311,0 389,268 466,0 544,268 583,134 699,134">
          <text:p/>
        </draw:polyline>
        <draw:custom-shape draw:style-name="gr59" draw:text-style-name="P29" draw:layer="layout" svg:width="0.714cm" svg:height="0.7cm" svg:x="19.817cm" svg:y="15.5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1cm" svg:y="15.709cm" svg:viewBox="0 0 893 350" draw:points="0,175 149,175 198,0 298,350 397,0 496,350 596,0 695,350 744,175 893,175">
          <text:p/>
        </draw:polyline>
        <draw:polyline draw:style-name="gr35" draw:text-style-name="P6" draw:layer="layout" svg:width="0.698cm" svg:height="0.267cm" draw:transform="rotate (1.5707963267949) translate (20.0488829246793cm 15.5357421114385cm)" svg:viewBox="0 0 699 268" draw:points="0,134 117,134 155,0 233,268 311,0 389,268 466,0 544,268 583,134 699,134">
          <text:p/>
        </draw:polyline>
        <draw:custom-shape draw:style-name="gr60" draw:text-style-name="P2" draw:layer="layout" svg:width="0.715cm" svg:height="0.7cm" svg:x="21.425cm" svg:y="15.5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4cm" svg:y="15.709cm" svg:viewBox="0 0 893 350" draw:points="0,175 149,175 198,0 298,350 397,0 496,350 596,0 695,350 744,175 893,175">
          <text:p/>
        </draw:polyline>
        <draw:polyline draw:style-name="gr35" draw:text-style-name="P6" draw:layer="layout" svg:width="0.698cm" svg:height="0.267cm" draw:transform="rotate (1.5707963267949) translate (21.6567297675277cm 15.5357421114385cm)" svg:viewBox="0 0 699 268" draw:points="0,134 117,134 155,0 233,268 311,0 389,268 466,0 544,268 583,134 699,134">
          <text:p/>
        </draw:polyline>
        <draw:custom-shape draw:style-name="gr60" draw:text-style-name="P2" draw:layer="layout" svg:width="0.715cm" svg:height="0.7cm" svg:x="16.601cm" svg:y="15.5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6cm" svg:y="15.709cm" svg:viewBox="0 0 893 350" draw:points="0,175 149,175 198,0 298,350 397,0 496,350 596,0 695,350 744,175 893,175">
          <text:p/>
        </draw:polyline>
        <draw:polyline draw:style-name="gr35" draw:text-style-name="P6" draw:layer="layout" svg:width="0.698cm" svg:height="0.267cm" draw:transform="rotate (1.5707963267949) translate (16.8326188078358cm 15.5357421114385cm)" svg:viewBox="0 0 699 268" draw:points="0,134 117,134 155,0 233,268 311,0 389,268 466,0 544,268 583,134 699,134">
          <text:p/>
        </draw:polyline>
        <draw:custom-shape draw:style-name="gr60" draw:text-style-name="P2" draw:layer="layout" svg:width="0.715cm" svg:height="0.7cm" svg:x="18.209cm" svg:y="15.5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4cm" svg:y="15.709cm" svg:viewBox="0 0 893 350" draw:points="0,175 149,175 198,0 298,350 397,0 496,350 596,0 695,350 744,175 893,175">
          <text:p/>
        </draw:polyline>
        <draw:polyline draw:style-name="gr35" draw:text-style-name="P6" draw:layer="layout" svg:width="0.698cm" svg:height="0.267cm" draw:transform="rotate (1.5707963267949) translate (18.4414656506842cm 15.5357421114385cm)" svg:viewBox="0 0 699 268" draw:points="0,134 117,134 155,0 233,268 311,0 389,268 466,0 544,268 583,134 699,134">
          <text:p/>
        </draw:polyline>
        <draw:custom-shape draw:style-name="gr60" draw:text-style-name="P2" draw:layer="layout" svg:width="0.715cm" svg:height="0.7cm" svg:x="14.992cm" svg:y="15.5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8cm" svg:y="15.709cm" svg:viewBox="0 0 893 350" draw:points="0,175 149,175 198,0 298,350 397,0 496,350 596,0 695,350 744,175 893,175">
          <text:p/>
        </draw:polyline>
        <draw:polyline draw:style-name="gr35" draw:text-style-name="P6" draw:layer="layout" svg:width="0.698cm" svg:height="0.267cm" draw:transform="rotate (1.5707963267949) translate (15.2244145983003cm 15.5357421114385cm)" svg:viewBox="0 0 699 268" draw:points="0,134 117,134 155,0 233,268 311,0 389,268 466,0 544,268 583,134 699,134">
          <text:p/>
        </draw:polyline>
        <draw:custom-shape draw:style-name="gr60" draw:text-style-name="P2" draw:layer="layout" svg:width="0.715cm" svg:height="0.7cm" svg:x="23.033cm" svg:y="15.5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8cm" svg:y="15.709cm" svg:viewBox="0 0 893 350" draw:points="0,175 149,175 198,0 298,350 397,0 496,350 596,0 695,350 744,175 893,175">
          <text:p/>
        </draw:polyline>
        <draw:polyline draw:style-name="gr35" draw:text-style-name="P6" draw:layer="layout" svg:width="0.698cm" svg:height="0.267cm" draw:transform="rotate (1.5707963267949) translate (23.2647210147082cm 15.5357421114385cm)" svg:viewBox="0 0 699 268" draw:points="0,134 117,134 155,0 233,268 311,0 389,268 466,0 544,268 583,134 699,134">
          <text:p/>
        </draw:polyline>
        <draw:custom-shape draw:style-name="gr60" draw:text-style-name="P2" draw:layer="layout" svg:width="0.715cm" svg:height="0.7cm" svg:x="24.641cm" svg:y="15.5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9cm" svg:y="15.763cm" svg:viewBox="0 0 893 350" draw:points="0,175 149,175 198,0 298,350 397,0 496,350 596,0 695,350 744,175 893,175">
          <text:p/>
        </draw:polyline>
        <draw:polyline draw:style-name="gr35" draw:text-style-name="P6" draw:layer="layout" svg:width="0.698cm" svg:height="0.267cm" draw:transform="rotate (1.5707963267949) translate (24.8735678575567cm 15.5357421114385cm)" svg:viewBox="0 0 699 268" draw:points="0,134 117,134 155,0 233,268 311,0 389,268 466,0 544,268 583,134 699,134">
          <text:p/>
        </draw:polyline>
        <draw:custom-shape draw:style-name="gr61" draw:text-style-name="P2" draw:layer="layout" svg:width="0.714cm" svg:height="0.7cm" svg:x="19.817cm" svg:y="16.9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1cm" svg:y="17.108cm" svg:viewBox="0 0 893 350" draw:points="0,175 149,175 198,0 298,350 397,0 496,350 596,0 695,350 744,175 893,175">
          <text:p/>
        </draw:polyline>
        <draw:polyline draw:style-name="gr35" draw:text-style-name="P6" draw:layer="layout" svg:width="0.698cm" svg:height="0.267cm" draw:transform="rotate (1.5707963267949) translate (20.0488829246793cm 16.9337640371462cm)" svg:viewBox="0 0 699 268" draw:points="0,134 117,134 155,0 233,268 311,0 389,268 466,0 544,268 583,134 699,134">
          <text:p/>
        </draw:polyline>
        <draw:custom-shape draw:style-name="gr60" draw:text-style-name="P2" draw:layer="layout" svg:width="0.715cm" svg:height="0.7cm" svg:x="21.425cm" svg:y="16.9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4cm" svg:y="17.108cm" svg:viewBox="0 0 893 350" draw:points="0,175 149,175 198,0 298,350 397,0 496,350 596,0 695,350 744,175 893,175">
          <text:p/>
        </draw:polyline>
        <draw:polyline draw:style-name="gr35" draw:text-style-name="P6" draw:layer="layout" svg:width="0.698cm" svg:height="0.267cm" draw:transform="rotate (1.5707963267949) translate (21.6567297675277cm 16.9337640371462cm)" svg:viewBox="0 0 699 268" draw:points="0,134 117,134 155,0 233,268 311,0 389,268 466,0 544,268 583,134 699,134">
          <text:p/>
        </draw:polyline>
        <draw:custom-shape draw:style-name="gr60" draw:text-style-name="P2" draw:layer="layout" svg:width="0.715cm" svg:height="0.7cm" svg:x="16.601cm" svg:y="16.9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6cm" svg:y="17.108cm" svg:viewBox="0 0 893 350" draw:points="0,175 149,175 198,0 298,350 397,0 496,350 596,0 695,350 744,175 893,175">
          <text:p/>
        </draw:polyline>
        <draw:polyline draw:style-name="gr35" draw:text-style-name="P6" draw:layer="layout" svg:width="0.698cm" svg:height="0.267cm" draw:transform="rotate (1.5707963267949) translate (16.8326188078358cm 16.9337640371462cm)" svg:viewBox="0 0 699 268" draw:points="0,134 117,134 155,0 233,268 311,0 389,268 466,0 544,268 583,134 699,134">
          <text:p/>
        </draw:polyline>
        <draw:custom-shape draw:style-name="gr60" draw:text-style-name="P2" draw:layer="layout" svg:width="0.715cm" svg:height="0.7cm" svg:x="18.209cm" svg:y="16.9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4cm" svg:y="17.108cm" svg:viewBox="0 0 893 350" draw:points="0,175 149,175 198,0 298,350 397,0 496,350 596,0 695,350 744,175 893,175">
          <text:p/>
        </draw:polyline>
        <draw:polyline draw:style-name="gr35" draw:text-style-name="P6" draw:layer="layout" svg:width="0.698cm" svg:height="0.267cm" draw:transform="rotate (1.5707963267949) translate (18.4414656506842cm 16.9337640371462cm)" svg:viewBox="0 0 699 268" draw:points="0,134 117,134 155,0 233,268 311,0 389,268 466,0 544,268 583,134 699,134">
          <text:p/>
        </draw:polyline>
        <draw:custom-shape draw:style-name="gr60" draw:text-style-name="P2" draw:layer="layout" svg:width="0.715cm" svg:height="0.7cm" svg:x="14.992cm" svg:y="16.9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8cm" svg:y="17.108cm" svg:viewBox="0 0 893 350" draw:points="0,175 149,175 198,0 298,350 397,0 496,350 596,0 695,350 744,175 893,175">
          <text:p/>
        </draw:polyline>
        <draw:polyline draw:style-name="gr35" draw:text-style-name="P6" draw:layer="layout" svg:width="0.698cm" svg:height="0.267cm" draw:transform="rotate (1.5707963267949) translate (15.2244145983003cm 16.9337640371462cm)" svg:viewBox="0 0 699 268" draw:points="0,134 117,134 155,0 233,268 311,0 389,268 466,0 544,268 583,134 699,134">
          <text:p/>
        </draw:polyline>
        <draw:custom-shape draw:style-name="gr60" draw:text-style-name="P2" draw:layer="layout" svg:width="0.715cm" svg:height="0.7cm" svg:x="23.033cm" svg:y="16.9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8cm" svg:y="17.108cm" svg:viewBox="0 0 893 350" draw:points="0,175 149,175 198,0 298,350 397,0 496,350 596,0 695,350 744,175 893,175">
          <text:p/>
        </draw:polyline>
        <draw:polyline draw:style-name="gr35" draw:text-style-name="P6" draw:layer="layout" svg:width="0.698cm" svg:height="0.267cm" draw:transform="rotate (1.5707963267949) translate (23.2647210147082cm 16.9337640371462cm)" svg:viewBox="0 0 699 268" draw:points="0,134 117,134 155,0 233,268 311,0 389,268 466,0 544,268 583,134 699,134">
          <text:p/>
        </draw:polyline>
        <draw:custom-shape draw:style-name="gr60" draw:text-style-name="P2" draw:layer="layout" svg:width="0.715cm" svg:height="0.7cm" svg:x="24.641cm" svg:y="16.93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9cm" svg:y="17.16cm" svg:viewBox="0 0 893 350" draw:points="0,175 149,175 198,0 298,350 397,0 496,350 596,0 695,350 744,175 893,175">
          <text:p/>
        </draw:polyline>
        <draw:polyline draw:style-name="gr35" draw:text-style-name="P6" draw:layer="layout" svg:width="0.698cm" svg:height="0.267cm" draw:transform="rotate (1.5707963267949) translate (24.8735678575567cm 16.9337640371462cm)" svg:viewBox="0 0 699 268" draw:points="0,134 117,134 155,0 233,268 311,0 389,268 466,0 544,268 583,134 699,134">
          <text:p/>
        </draw:polyline>
        <draw:custom-shape draw:style-name="gr59" draw:text-style-name="P29" draw:layer="layout" svg:width="0.714cm" svg:height="0.7cm" svg:x="19.817cm" svg:y="12.73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1cm" svg:y="12.912cm" svg:viewBox="0 0 893 350" draw:points="0,175 149,175 198,0 298,350 397,0 496,350 596,0 695,350 744,175 893,175">
          <text:p/>
        </draw:polyline>
        <draw:polyline draw:style-name="gr35" draw:text-style-name="P6" draw:layer="layout" svg:width="0.698cm" svg:height="0.267cm" draw:transform="rotate (1.5707963267949) translate (20.0488829246793cm 12.737598260023cm)" svg:viewBox="0 0 699 268" draw:points="0,134 117,134 155,0 233,268 311,0 389,268 466,0 544,268 583,134 699,134">
          <text:p/>
        </draw:polyline>
        <draw:custom-shape draw:style-name="gr60" draw:text-style-name="P2" draw:layer="layout" svg:width="0.715cm" svg:height="0.7cm" svg:x="21.425cm" svg:y="12.73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4cm" svg:y="12.912cm" svg:viewBox="0 0 893 350" draw:points="0,175 149,175 198,0 298,350 397,0 496,350 596,0 695,350 744,175 893,175">
          <text:p/>
        </draw:polyline>
        <draw:polyline draw:style-name="gr35" draw:text-style-name="P6" draw:layer="layout" svg:width="0.698cm" svg:height="0.267cm" draw:transform="rotate (1.5707963267949) translate (21.6567297675277cm 12.737598260023cm)" svg:viewBox="0 0 699 268" draw:points="0,134 117,134 155,0 233,268 311,0 389,268 466,0 544,268 583,134 699,134">
          <text:p/>
        </draw:polyline>
        <draw:custom-shape draw:style-name="gr60" draw:text-style-name="P2" draw:layer="layout" svg:width="0.715cm" svg:height="0.7cm" svg:x="16.601cm" svg:y="12.73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6cm" svg:y="12.912cm" svg:viewBox="0 0 893 350" draw:points="0,175 149,175 198,0 298,350 397,0 496,350 596,0 695,350 744,175 893,175">
          <text:p/>
        </draw:polyline>
        <draw:polyline draw:style-name="gr35" draw:text-style-name="P6" draw:layer="layout" svg:width="0.698cm" svg:height="0.267cm" draw:transform="rotate (1.5707963267949) translate (16.8326188078358cm 12.737598260023cm)" svg:viewBox="0 0 699 268" draw:points="0,134 117,134 155,0 233,268 311,0 389,268 466,0 544,268 583,134 699,134">
          <text:p/>
        </draw:polyline>
        <draw:custom-shape draw:style-name="gr60" draw:text-style-name="P2" draw:layer="layout" svg:width="0.715cm" svg:height="0.7cm" svg:x="18.209cm" svg:y="12.73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4cm" svg:y="12.912cm" svg:viewBox="0 0 893 350" draw:points="0,175 149,175 198,0 298,350 397,0 496,350 596,0 695,350 744,175 893,175">
          <text:p/>
        </draw:polyline>
        <draw:polyline draw:style-name="gr35" draw:text-style-name="P6" draw:layer="layout" svg:width="0.698cm" svg:height="0.267cm" draw:transform="rotate (1.5707963267949) translate (18.4414656506842cm 12.737598260023cm)" svg:viewBox="0 0 699 268" draw:points="0,134 117,134 155,0 233,268 311,0 389,268 466,0 544,268 583,134 699,134">
          <text:p/>
        </draw:polyline>
        <draw:custom-shape draw:style-name="gr60" draw:text-style-name="P2" draw:layer="layout" svg:width="0.715cm" svg:height="0.7cm" svg:x="14.992cm" svg:y="12.73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8cm" svg:y="12.912cm" svg:viewBox="0 0 893 350" draw:points="0,175 149,175 198,0 298,350 397,0 496,350 596,0 695,350 744,175 893,175">
          <text:p/>
        </draw:polyline>
        <draw:polyline draw:style-name="gr35" draw:text-style-name="P6" draw:layer="layout" svg:width="0.698cm" svg:height="0.267cm" draw:transform="rotate (1.5707963267949) translate (15.2244145983003cm 12.737598260023cm)" svg:viewBox="0 0 699 268" draw:points="0,134 117,134 155,0 233,268 311,0 389,268 466,0 544,268 583,134 699,134">
          <text:p/>
        </draw:polyline>
        <draw:custom-shape draw:style-name="gr65" draw:text-style-name="P28" draw:layer="layout" svg:width="0.715cm" svg:height="0.7cm" svg:x="23.033cm" svg:y="12.73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8cm" svg:y="12.912cm" svg:viewBox="0 0 893 350" draw:points="0,175 149,175 198,0 298,350 397,0 496,350 596,0 695,350 744,175 893,175">
          <text:p/>
        </draw:polyline>
        <draw:polyline draw:style-name="gr35" draw:text-style-name="P6" draw:layer="layout" svg:width="0.698cm" svg:height="0.267cm" draw:transform="rotate (1.5707963267949) translate (23.2647210147082cm 12.737598260023cm)" svg:viewBox="0 0 699 268" draw:points="0,134 117,134 155,0 233,268 311,0 389,268 466,0 544,268 583,134 699,134">
          <text:p/>
        </draw:polyline>
        <draw:custom-shape draw:style-name="gr60" draw:text-style-name="P2" draw:layer="layout" svg:width="0.715cm" svg:height="0.7cm" svg:x="24.641cm" svg:y="12.73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9cm" svg:y="12.966cm" svg:viewBox="0 0 893 350" draw:points="0,175 149,175 198,0 298,350 397,0 496,350 596,0 695,350 744,175 893,175">
          <text:p/>
        </draw:polyline>
        <draw:polyline draw:style-name="gr35" draw:text-style-name="P6" draw:layer="layout" svg:width="0.698cm" svg:height="0.267cm" draw:transform="rotate (1.5707963267949) translate (24.8735678575567cm 12.737598260023cm)" svg:viewBox="0 0 699 268" draw:points="0,134 117,134 155,0 233,268 311,0 389,268 466,0 544,268 583,134 699,134">
          <text:p/>
        </draw:polyline>
        <draw:custom-shape draw:style-name="gr61" draw:text-style-name="P2"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3cm" svg:y="11.505cm" svg:viewBox="0 0 893 350" draw:points="0,175 149,175 198,0 298,350 397,0 496,350 596,0 695,350 744,175 893,175">
          <text:p/>
        </draw:polyline>
        <draw:polyline draw:style-name="gr35" draw:text-style-name="P6" draw:layer="layout" svg:width="0.698cm" svg:height="0.267cm" draw:transform="rotate (1.5707963267949) translate (20.0833092261799cm 11.3287859628539cm)" svg:viewBox="0 0 699 268" draw:points="0,134 117,134 155,0 233,268 311,0 389,268 466,0 544,268 583,134 699,134">
          <text:p/>
        </draw:polyline>
        <draw:custom-shape draw:style-name="gr60" draw:text-style-name="P2"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9cm" svg:y="11.505cm" svg:viewBox="0 0 893 350" draw:points="0,175 149,175 198,0 298,350 397,0 496,350 596,0 695,350 744,175 893,175">
          <text:p/>
        </draw:polyline>
        <draw:polyline draw:style-name="gr35" draw:text-style-name="P6" draw:layer="layout" svg:width="0.698cm" svg:height="0.267cm" draw:transform="rotate (1.5707963267949) translate (21.6921560690283cm 11.3287859628539cm)" svg:viewBox="0 0 699 268" draw:points="0,134 117,134 155,0 233,268 311,0 389,268 466,0 544,268 583,134 699,134">
          <text:p/>
        </draw:polyline>
        <draw:custom-shape draw:style-name="gr60" draw:text-style-name="P2"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5cm" svg:y="11.505cm" svg:viewBox="0 0 893 350" draw:points="0,175 149,175 198,0 298,350 397,0 496,350 596,0 695,350 744,175 893,175">
          <text:p/>
        </draw:polyline>
        <draw:polyline draw:style-name="gr35" draw:text-style-name="P6" draw:layer="layout" svg:width="0.698cm" svg:height="0.267cm" draw:transform="rotate (1.5707963267949) translate (16.8678285028382cm 11.3287859628539cm)" svg:viewBox="0 0 699 268" draw:points="0,134 117,134 155,0 233,268 311,0 389,268 466,0 544,268 583,134 699,134">
          <text:p/>
        </draw:polyline>
        <draw:custom-shape draw:style-name="gr60" draw:text-style-name="P2"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3cm" svg:y="11.505cm" svg:viewBox="0 0 893 350" draw:points="0,175 149,175 198,0 298,350 397,0 496,350 596,0 695,350 744,175 893,175">
          <text:p/>
        </draw:polyline>
        <draw:polyline draw:style-name="gr35" draw:text-style-name="P6" draw:layer="layout" svg:width="0.698cm" svg:height="0.267cm" draw:transform="rotate (1.5707963267949) translate (18.4756753456866cm 11.3287859628539cm)" svg:viewBox="0 0 699 268" draw:points="0,134 117,134 155,0 233,268 311,0 389,268 466,0 544,268 583,134 699,134">
          <text:p/>
        </draw:polyline>
        <draw:custom-shape draw:style-name="gr60" draw:text-style-name="P2"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7cm" svg:y="11.505cm" svg:viewBox="0 0 893 350" draw:points="0,175 149,175 198,0 298,350 397,0 496,350 596,0 695,350 744,175 893,175">
          <text:p/>
        </draw:polyline>
        <draw:polyline draw:style-name="gr35" draw:text-style-name="P6" draw:layer="layout" svg:width="0.698cm" svg:height="0.267cm" draw:transform="rotate (1.5707963267949) translate (15.2586964954688cm 11.3287859628539cm)" svg:viewBox="0 0 699 268" draw:points="0,134 117,134 155,0 233,268 311,0 389,268 466,0 544,268 583,134 699,134">
          <text:p/>
        </draw:polyline>
        <draw:custom-shape draw:style-name="gr60" draw:text-style-name="P2"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7cm" svg:y="11.505cm" svg:viewBox="0 0 893 350" draw:points="0,175 149,175 198,0 298,350 397,0 496,350 596,0 695,350 744,175 893,175">
          <text:p/>
        </draw:polyline>
        <draw:polyline draw:style-name="gr35" draw:text-style-name="P6" draw:layer="layout" svg:width="0.698cm" svg:height="0.267cm" draw:transform="rotate (1.5707963267949) translate (23.2999307097107cm 11.3287859628539cm)" svg:viewBox="0 0 699 268" draw:points="0,134 117,134 155,0 233,268 311,0 389,268 466,0 544,268 583,134 699,134">
          <text:p/>
        </draw:polyline>
        <draw:custom-shape draw:style-name="gr60" draw:text-style-name="P2"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7cm" svg:y="11.556cm" svg:viewBox="0 0 893 350" draw:points="0,175 149,175 198,0 298,350 397,0 496,350 596,0 695,350 744,175 893,175">
          <text:p/>
        </draw:polyline>
        <draw:polyline draw:style-name="gr35" draw:text-style-name="P6" draw:layer="layout" svg:width="0.698cm" svg:height="0.267cm" draw:transform="rotate (1.5707963267949) translate (24.9097775525591cm 11.3817859628539cm)" svg:viewBox="0 0 699 268" draw:points="0,134 117,134 155,0 233,268 311,0 389,268 466,0 544,268 583,134 699,134">
          <text:p/>
        </draw:polyline>
        <draw:custom-shape draw:style-name="gr62" draw:text-style-name="P28" draw:layer="layout" svg:width="0.714cm" svg:height="0.7cm" svg:x="19.815cm" svg:y="18.33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29cm" svg:y="18.506cm" svg:viewBox="0 0 893 350" draw:points="0,175 149,175 198,0 298,350 397,0 496,350 596,0 695,350 744,175 893,175">
          <text:p/>
        </draw:polyline>
        <draw:polyline draw:style-name="gr35" draw:text-style-name="P6" draw:layer="layout" svg:width="0.698cm" svg:height="0.267cm" draw:transform="rotate (1.5707963267949) translate (20.0468829246793cm 18.3326701857306cm)" svg:viewBox="0 0 699 268" draw:points="0,134 117,134 155,0 233,268 311,0 389,268 466,0 544,268 583,134 699,134">
          <text:p/>
        </draw:polyline>
        <draw:custom-shape draw:style-name="gr63" draw:text-style-name="P29" draw:layer="layout" svg:width="0.715cm" svg:height="0.7cm" svg:x="21.422cm" svg:y="18.33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8cm" svg:y="18.506cm" svg:viewBox="0 0 893 350" draw:points="0,175 149,175 198,0 298,350 397,0 496,350 596,0 695,350 744,175 893,175">
          <text:p/>
        </draw:polyline>
        <draw:polyline draw:style-name="gr35" draw:text-style-name="P6" draw:layer="layout" svg:width="0.698cm" svg:height="0.267cm" draw:transform="rotate (1.5707963267949) translate (21.6547297675277cm 18.3326701857306cm)" svg:viewBox="0 0 699 268" draw:points="0,134 117,134 155,0 233,268 311,0 389,268 466,0 544,268 583,134 699,134">
          <text:p/>
        </draw:polyline>
        <draw:custom-shape draw:style-name="gr60" draw:text-style-name="P2" draw:layer="layout" svg:width="0.715cm" svg:height="0.7cm" svg:x="16.599cm" svg:y="18.33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4cm" svg:y="18.506cm" svg:viewBox="0 0 893 350" draw:points="0,175 149,175 198,0 298,350 397,0 496,350 596,0 695,350 744,175 893,175">
          <text:p/>
        </draw:polyline>
        <draw:polyline draw:style-name="gr35" draw:text-style-name="P6" draw:layer="layout" svg:width="0.698cm" svg:height="0.267cm" draw:transform="rotate (1.5707963267949) translate (16.8306188078358cm 18.3326701857306cm)" svg:viewBox="0 0 699 268" draw:points="0,134 117,134 155,0 233,268 311,0 389,268 466,0 544,268 583,134 699,134">
          <text:p/>
        </draw:polyline>
        <draw:custom-shape draw:style-name="gr63" draw:text-style-name="P29" draw:layer="layout" svg:width="0.715cm" svg:height="0.7cm" svg:x="18.207cm" svg:y="18.33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2cm" svg:y="18.506cm" svg:viewBox="0 0 893 350" draw:points="0,175 149,175 198,0 298,350 397,0 496,350 596,0 695,350 744,175 893,175">
          <text:p/>
        </draw:polyline>
        <draw:polyline draw:style-name="gr35" draw:text-style-name="P6" draw:layer="layout" svg:width="0.698cm" svg:height="0.267cm" draw:transform="rotate (1.5707963267949) translate (18.4394656506842cm 18.3326701857306cm)" svg:viewBox="0 0 699 268" draw:points="0,134 117,134 155,0 233,268 311,0 389,268 466,0 544,268 583,134 699,134">
          <text:p/>
        </draw:polyline>
        <draw:custom-shape draw:style-name="gr60" draw:text-style-name="P2" draw:layer="layout" svg:width="0.715cm" svg:height="0.7cm" svg:x="14.99cm" svg:y="18.33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5cm" svg:y="18.506cm" svg:viewBox="0 0 893 350" draw:points="0,175 149,175 198,0 298,350 397,0 496,350 596,0 695,350 744,175 893,175">
          <text:p/>
        </draw:polyline>
        <draw:polyline draw:style-name="gr35" draw:text-style-name="P6" draw:layer="layout" svg:width="0.698cm" svg:height="0.267cm" draw:transform="rotate (1.5707963267949) translate (15.2224145983003cm 18.3326701857306cm)" svg:viewBox="0 0 699 268" draw:points="0,134 117,134 155,0 233,268 311,0 389,268 466,0 544,268 583,134 699,134">
          <text:p/>
        </draw:polyline>
        <draw:custom-shape draw:style-name="gr60" draw:text-style-name="P2" draw:layer="layout" svg:width="0.715cm" svg:height="0.7cm" svg:x="23.031cm" svg:y="18.33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6cm" svg:y="18.506cm" svg:viewBox="0 0 893 350" draw:points="0,175 149,175 198,0 298,350 397,0 496,350 596,0 695,350 744,175 893,175">
          <text:p/>
        </draw:polyline>
        <draw:polyline draw:style-name="gr35" draw:text-style-name="P6" draw:layer="layout" svg:width="0.698cm" svg:height="0.267cm" draw:transform="rotate (1.5707963267949) translate (23.2627210147082cm 18.3326701857306cm)" svg:viewBox="0 0 699 268" draw:points="0,134 117,134 155,0 233,268 311,0 389,268 466,0 544,268 583,134 699,134">
          <text:p/>
        </draw:polyline>
        <draw:custom-shape draw:style-name="gr60" draw:text-style-name="P2" draw:layer="layout" svg:width="0.715cm" svg:height="0.7cm" svg:x="24.639cm" svg:y="18.33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6cm" svg:y="18.559cm" svg:viewBox="0 0 893 350" draw:points="0,175 149,175 198,0 298,350 397,0 496,350 596,0 695,350 744,175 893,175">
          <text:p/>
        </draw:polyline>
        <draw:polyline draw:style-name="gr35" draw:text-style-name="P6" draw:layer="layout" svg:width="0.698cm" svg:height="0.267cm" draw:transform="rotate (1.5707963267949) translate (24.9087774504543cm 18.3846701857306cm)" svg:viewBox="0 0 699 268" draw:points="0,134 117,134 155,0 233,268 311,0 389,268 466,0 544,268 583,134 699,134">
          <text:p/>
        </draw:polyline>
        <draw:custom-shape draw:style-name="gr59" draw:text-style-name="P29" draw:layer="layout" svg:width="0.714cm" svg:height="0.7cm" svg:x="19.815cm" svg:y="19.7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29cm" svg:y="19.905cm" svg:viewBox="0 0 893 350" draw:points="0,175 149,175 198,0 298,350 397,0 496,350 596,0 695,350 744,175 893,175">
          <text:p/>
        </draw:polyline>
        <draw:polyline draw:style-name="gr35" draw:text-style-name="P6" draw:layer="layout" svg:width="0.698cm" svg:height="0.267cm" draw:transform="rotate (1.5707963267949) translate (20.0468829246793cm 19.7307421114385cm)" svg:viewBox="0 0 699 268" draw:points="0,134 117,134 155,0 233,268 311,0 389,268 466,0 544,268 583,134 699,134">
          <text:p/>
        </draw:polyline>
        <draw:custom-shape draw:style-name="gr60" draw:text-style-name="P2" draw:layer="layout" svg:width="0.715cm" svg:height="0.7cm" svg:x="21.422cm" svg:y="19.7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8cm" svg:y="19.905cm" svg:viewBox="0 0 893 350" draw:points="0,175 149,175 198,0 298,350 397,0 496,350 596,0 695,350 744,175 893,175">
          <text:p/>
        </draw:polyline>
        <draw:polyline draw:style-name="gr35" draw:text-style-name="P6" draw:layer="layout" svg:width="0.698cm" svg:height="0.267cm" draw:transform="rotate (1.5707963267949) translate (21.6547297675277cm 19.7307421114385cm)" svg:viewBox="0 0 699 268" draw:points="0,134 117,134 155,0 233,268 311,0 389,268 466,0 544,268 583,134 699,134">
          <text:p/>
        </draw:polyline>
        <draw:custom-shape draw:style-name="gr60" draw:text-style-name="P2" draw:layer="layout" svg:width="0.715cm" svg:height="0.7cm" svg:x="16.599cm" svg:y="19.7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4cm" svg:y="19.906cm" svg:viewBox="0 0 893 350" draw:points="0,175 149,175 198,0 298,350 397,0 496,350 596,0 695,350 744,175 893,175">
          <text:p/>
        </draw:polyline>
        <draw:polyline draw:style-name="gr35" draw:text-style-name="P6" draw:layer="layout" svg:width="0.698cm" svg:height="0.267cm" draw:transform="rotate (1.5707963267949) translate (16.8306188078358cm 19.7307421114385cm)" svg:viewBox="0 0 699 268" draw:points="0,134 117,134 155,0 233,268 311,0 389,268 466,0 544,268 583,134 699,134">
          <text:p/>
        </draw:polyline>
        <draw:custom-shape draw:style-name="gr60" draw:text-style-name="P2" draw:layer="layout" svg:width="0.715cm" svg:height="0.7cm" svg:x="18.207cm" svg:y="19.7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2cm" svg:y="19.906cm" svg:viewBox="0 0 893 350" draw:points="0,175 149,175 198,0 298,350 397,0 496,350 596,0 695,350 744,175 893,175">
          <text:p/>
        </draw:polyline>
        <draw:polyline draw:style-name="gr35" draw:text-style-name="P6" draw:layer="layout" svg:width="0.698cm" svg:height="0.267cm" draw:transform="rotate (1.5707963267949) translate (18.4394656506842cm 19.7307421114385cm)" svg:viewBox="0 0 699 268" draw:points="0,134 117,134 155,0 233,268 311,0 389,268 466,0 544,268 583,134 699,134">
          <text:p/>
        </draw:polyline>
        <draw:custom-shape draw:style-name="gr60" draw:text-style-name="P2" draw:layer="layout" svg:width="0.715cm" svg:height="0.7cm" svg:x="14.99cm" svg:y="19.7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5cm" svg:y="19.906cm" svg:viewBox="0 0 893 350" draw:points="0,175 149,175 198,0 298,350 397,0 496,350 596,0 695,350 744,175 893,175">
          <text:p/>
        </draw:polyline>
        <draw:polyline draw:style-name="gr35" draw:text-style-name="P6" draw:layer="layout" svg:width="0.698cm" svg:height="0.267cm" draw:transform="rotate (1.5707963267949) translate (15.2224145983003cm 19.7307421114385cm)" svg:viewBox="0 0 699 268" draw:points="0,134 117,134 155,0 233,268 311,0 389,268 466,0 544,268 583,134 699,134">
          <text:p/>
        </draw:polyline>
        <draw:custom-shape draw:style-name="gr60" draw:text-style-name="P2" draw:layer="layout" svg:width="0.715cm" svg:height="0.7cm" svg:x="23.031cm" svg:y="19.7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6cm" svg:y="19.905cm" svg:viewBox="0 0 893 350" draw:points="0,175 149,175 198,0 298,350 397,0 496,350 596,0 695,350 744,175 893,175">
          <text:p/>
        </draw:polyline>
        <draw:polyline draw:style-name="gr35" draw:text-style-name="P6" draw:layer="layout" svg:width="0.698cm" svg:height="0.267cm" draw:transform="rotate (1.5707963267949) translate (23.2627210147082cm 19.7307421114385cm)" svg:viewBox="0 0 699 268" draw:points="0,134 117,134 155,0 233,268 311,0 389,268 466,0 544,268 583,134 699,134">
          <text:p/>
        </draw:polyline>
        <draw:custom-shape draw:style-name="gr60" draw:text-style-name="P2" draw:layer="layout" svg:width="0.715cm" svg:height="0.7cm" svg:x="24.639cm" svg:y="19.73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6cm" svg:y="19.958cm" svg:viewBox="0 0 893 350" draw:points="0,175 149,175 198,0 298,350 397,0 496,350 596,0 695,350 744,175 893,175">
          <text:p/>
        </draw:polyline>
        <draw:polyline draw:style-name="gr35" draw:text-style-name="P6" draw:layer="layout" svg:width="0.698cm" svg:height="0.267cm" draw:transform="rotate (1.5707963267949) translate (24.8715678575566cm 19.7307421114385cm)" svg:viewBox="0 0 699 268" draw:points="0,134 117,134 155,0 233,268 311,0 389,268 466,0 544,268 583,134 699,134">
          <text:p/>
        </draw:polyline>
        <draw:custom-shape draw:style-name="gr61" draw:text-style-name="P2" draw:layer="layout" svg:width="0.714cm" svg:height="0.7cm" svg:x="19.815cm" svg:y="21.1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29cm" svg:y="21.304cm" svg:viewBox="0 0 893 350" draw:points="0,175 149,175 198,0 298,350 397,0 496,350 596,0 695,350 744,175 893,175">
          <text:p/>
        </draw:polyline>
        <draw:polyline draw:style-name="gr35" draw:text-style-name="P6" draw:layer="layout" svg:width="0.698cm" svg:height="0.267cm" draw:transform="rotate (1.5707963267949) translate (20.0468829246793cm 21.1297640371462cm)" svg:viewBox="0 0 699 268" draw:points="0,134 117,134 155,0 233,268 311,0 389,268 466,0 544,268 583,134 699,134">
          <text:p/>
        </draw:polyline>
        <draw:custom-shape draw:style-name="gr60" draw:text-style-name="P2" draw:layer="layout" svg:width="0.715cm" svg:height="0.7cm" svg:x="21.422cm" svg:y="21.1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38cm" svg:y="21.304cm" svg:viewBox="0 0 893 350" draw:points="0,175 149,175 198,0 298,350 397,0 496,350 596,0 695,350 744,175 893,175">
          <text:p/>
        </draw:polyline>
        <draw:polyline draw:style-name="gr35" draw:text-style-name="P6" draw:layer="layout" svg:width="0.698cm" svg:height="0.267cm" draw:transform="rotate (1.5707963267949) translate (21.6547297675277cm 21.1297640371462cm)" svg:viewBox="0 0 699 268" draw:points="0,134 117,134 155,0 233,268 311,0 389,268 466,0 544,268 583,134 699,134">
          <text:p/>
        </draw:polyline>
        <draw:custom-shape draw:style-name="gr60" draw:text-style-name="P2" draw:layer="layout" svg:width="0.715cm" svg:height="0.7cm" svg:x="16.599cm" svg:y="21.1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314cm" svg:y="21.304cm" svg:viewBox="0 0 893 350" draw:points="0,175 149,175 198,0 298,350 397,0 496,350 596,0 695,350 744,175 893,175">
          <text:p/>
        </draw:polyline>
        <draw:polyline draw:style-name="gr35" draw:text-style-name="P6" draw:layer="layout" svg:width="0.698cm" svg:height="0.267cm" draw:transform="rotate (1.5707963267949) translate (16.8306188078358cm 21.1297640371462cm)" svg:viewBox="0 0 699 268" draw:points="0,134 117,134 155,0 233,268 311,0 389,268 466,0 544,268 583,134 699,134">
          <text:p/>
        </draw:polyline>
        <draw:custom-shape draw:style-name="gr60" draw:text-style-name="P2" draw:layer="layout" svg:width="0.715cm" svg:height="0.7cm" svg:x="18.207cm" svg:y="21.1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22cm" svg:y="21.304cm" svg:viewBox="0 0 893 350" draw:points="0,175 149,175 198,0 298,350 397,0 496,350 596,0 695,350 744,175 893,175">
          <text:p/>
        </draw:polyline>
        <draw:polyline draw:style-name="gr35" draw:text-style-name="P6" draw:layer="layout" svg:width="0.698cm" svg:height="0.267cm" draw:transform="rotate (1.5707963267949) translate (18.4394656506842cm 21.1297640371462cm)" svg:viewBox="0 0 699 268" draw:points="0,134 117,134 155,0 233,268 311,0 389,268 466,0 544,268 583,134 699,134">
          <text:p/>
        </draw:polyline>
        <draw:custom-shape draw:style-name="gr60" draw:text-style-name="P2" draw:layer="layout" svg:width="0.715cm" svg:height="0.7cm" svg:x="14.99cm" svg:y="21.1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705cm" svg:y="21.304cm" svg:viewBox="0 0 893 350" draw:points="0,175 149,175 198,0 298,350 397,0 496,350 596,0 695,350 744,175 893,175">
          <text:p/>
        </draw:polyline>
        <draw:polyline draw:style-name="gr35" draw:text-style-name="P6" draw:layer="layout" svg:width="0.698cm" svg:height="0.267cm" draw:transform="rotate (1.5707963267949) translate (15.2224145983003cm 21.1297640371462cm)" svg:viewBox="0 0 699 268" draw:points="0,134 117,134 155,0 233,268 311,0 389,268 466,0 544,268 583,134 699,134">
          <text:p/>
        </draw:polyline>
        <draw:custom-shape draw:style-name="gr60" draw:text-style-name="P2" draw:layer="layout" svg:width="0.715cm" svg:height="0.7cm" svg:x="23.031cm" svg:y="21.1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46cm" svg:y="21.304cm" svg:viewBox="0 0 893 350" draw:points="0,175 149,175 198,0 298,350 397,0 496,350 596,0 695,350 744,175 893,175">
          <text:p/>
        </draw:polyline>
        <draw:polyline draw:style-name="gr35" draw:text-style-name="P6" draw:layer="layout" svg:width="0.698cm" svg:height="0.267cm" draw:transform="rotate (1.5707963267949) translate (23.2627210147082cm 21.1297640371462cm)" svg:viewBox="0 0 699 268" draw:points="0,134 117,134 155,0 233,268 311,0 389,268 466,0 544,268 583,134 699,134">
          <text:p/>
        </draw:polyline>
        <draw:custom-shape draw:style-name="gr60" draw:text-style-name="P2" draw:layer="layout" svg:width="0.715cm" svg:height="0.7cm" svg:x="24.639cm" svg:y="21.12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56cm" svg:y="21.357cm" svg:viewBox="0 0 893 350" draw:points="0,175 149,175 198,0 298,350 397,0 496,350 596,0 695,350 744,175 893,175">
          <text:p/>
        </draw:polyline>
        <draw:polyline draw:style-name="gr35" draw:text-style-name="P6" draw:layer="layout" svg:width="0.698cm" svg:height="0.267cm" draw:transform="rotate (1.5707963267949) translate (24.8715678575566cm 21.1297640371462cm)" svg:viewBox="0 0 699 268" draw:points="0,134 117,134 155,0 233,268 311,0 389,268 466,0 544,268 583,134 699,134">
          <text:p/>
        </draw:polyline>
        <draw:custom-shape draw:style-name="gr63" draw:text-style-name="P29"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6cm" svg:y="7.269cm" svg:viewBox="0 0 893 350" draw:points="0,175 149,175 198,0 298,350 397,0 496,350 596,0 695,350 744,175 893,175">
          <text:p/>
        </draw:polyline>
        <draw:polyline draw:style-name="gr35" draw:text-style-name="P6" draw:layer="layout" svg:width="0.698cm" svg:height="0.267cm" draw:transform="rotate (1.5707963267949) translate (26.4827297675277cm 7.09567018573069cm)" svg:viewBox="0 0 699 268" draw:points="0,134 117,134 155,0 233,268 311,0 388,268 466,0 544,268 583,134 699,134">
          <text:p/>
        </draw:polyline>
        <draw:custom-shape draw:style-name="gr60" draw:text-style-name="P2"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6cm" svg:y="8.668cm" svg:viewBox="0 0 893 350" draw:points="0,175 149,175 198,0 298,350 397,0 496,350 596,0 695,350 744,175 893,175">
          <text:p/>
        </draw:polyline>
        <draw:polyline draw:style-name="gr35" draw:text-style-name="P6" draw:layer="layout" svg:width="0.698cm" svg:height="0.267cm" draw:transform="rotate (1.5707963267949) translate (26.4827297675277cm 8.49374211143842cm)" svg:viewBox="0 0 699 268" draw:points="0,134 117,134 155,0 233,268 311,0 389,268 466,0 544,268 583,134 699,134">
          <text:p/>
        </draw:polyline>
        <draw:custom-shape draw:style-name="gr60" draw:text-style-name="P2"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6cm" svg:y="10.068cm" svg:viewBox="0 0 893 350" draw:points="0,175 149,175 198,0 298,350 397,0 496,350 596,0 695,350 744,175 893,175">
          <text:p/>
        </draw:polyline>
        <draw:polyline draw:style-name="gr35" draw:text-style-name="P6" draw:layer="layout" svg:width="0.698cm" svg:height="0.267cm" draw:transform="rotate (1.5707963267949) translate (26.4827297675277cm 9.89276403714614cm)" svg:viewBox="0 0 699 268" draw:points="0,134 117,134 155,0 233,268 311,0 389,268 466,0 544,268 583,134 699,134">
          <text:p/>
        </draw:polyline>
        <draw:custom-shape draw:style-name="gr60" draw:text-style-name="P2"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6cm" svg:y="5.871cm" svg:viewBox="0 0 893 350" draw:points="0,175 149,175 198,0 298,350 397,0 496,350 596,0 695,350 744,175 893,175">
          <text:p/>
        </draw:polyline>
        <draw:polyline draw:style-name="gr35" draw:text-style-name="P6" draw:layer="layout" svg:width="0.698cm" svg:height="0.267cm" draw:transform="rotate (1.5707963267949) translate (26.4827297675277cm 5.69659826002297cm)" svg:viewBox="0 0 699 268" draw:points="0,134 117,134 155,0 233,268 311,0 389,268 466,0 544,268 583,134 699,134">
          <text:p/>
        </draw:polyline>
        <draw:custom-shape draw:style-name="gr60" draw:text-style-name="P2"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5cm" svg:y="4.464cm" svg:viewBox="0 0 893 350" draw:points="0,175 149,175 198,0 298,350 397,0 496,350 596,0 695,350 744,175 893,175">
          <text:p/>
        </draw:polyline>
        <draw:polyline draw:style-name="gr35" draw:text-style-name="P6" draw:layer="layout" svg:width="0.698cm" svg:height="0.267cm" draw:transform="rotate (1.5707963267949) translate (26.5181560690283cm 4.28778596285386cm)" svg:viewBox="0 0 699 268" draw:points="0,134 117,134 155,0 233,268 311,0 389,268 466,0 544,268 583,134 699,134">
          <text:p/>
        </draw:polyline>
        <draw:custom-shape draw:style-name="gr63" draw:text-style-name="P29" draw:layer="layout" svg:width="0.715cm" svg:height="0.7cm" svg:x="26.252cm" svg:y="14.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7cm" svg:y="14.273cm" svg:viewBox="0 0 893 350" draw:points="0,175 149,175 198,0 298,350 397,0 496,350 596,0 695,350 744,175 893,175">
          <text:p/>
        </draw:polyline>
        <draw:polyline draw:style-name="gr35" draw:text-style-name="P6" draw:layer="layout" svg:width="0.698cm" svg:height="0.267cm" draw:transform="rotate (1.5707963267949) translate (26.4837297675277cm 14.0986701857307cm)" svg:viewBox="0 0 699 268" draw:points="0,134 117,134 155,0 233,268 311,0 389,268 466,0 544,268 583,134 699,134">
          <text:p/>
        </draw:polyline>
        <draw:custom-shape draw:style-name="gr60" draw:text-style-name="P2" draw:layer="layout" svg:width="0.715cm" svg:height="0.7cm" svg:x="26.252cm" svg:y="15.49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7cm" svg:y="15.671cm" svg:viewBox="0 0 893 350" draw:points="0,175 149,175 198,0 298,350 397,0 496,350 596,0 695,350 744,175 893,175">
          <text:p/>
        </draw:polyline>
        <draw:polyline draw:style-name="gr35" draw:text-style-name="P6" draw:layer="layout" svg:width="0.698cm" svg:height="0.267cm" draw:transform="rotate (1.5707963267949) translate (26.4837297675277cm 15.4977421114384cm)" svg:viewBox="0 0 699 268" draw:points="0,134 117,134 155,0 233,268 311,0 388,268 466,0 544,268 583,134 699,134">
          <text:p/>
        </draw:polyline>
        <draw:custom-shape draw:style-name="gr60" draw:text-style-name="P2" draw:layer="layout" svg:width="0.715cm" svg:height="0.7cm" svg:x="26.252cm" svg:y="16.89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7cm" svg:y="17.071cm" svg:viewBox="0 0 893 350" draw:points="0,175 149,175 198,0 298,350 397,0 496,350 596,0 695,350 744,175 893,175">
          <text:p/>
        </draw:polyline>
        <draw:polyline draw:style-name="gr35" draw:text-style-name="P6" draw:layer="layout" svg:width="0.698cm" svg:height="0.267cm" draw:transform="rotate (1.5707963267949) translate (26.4837297675277cm 16.8957640371461cm)" svg:viewBox="0 0 699 268" draw:points="0,134 117,134 155,0 233,268 311,0 389,268 466,0 544,268 583,134 699,134">
          <text:p/>
        </draw:polyline>
        <draw:custom-shape draw:style-name="gr60" draw:text-style-name="P2" draw:layer="layout" svg:width="0.715cm" svg:height="0.7cm" svg:x="26.252cm" svg:y="12.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7cm" svg:y="12.874cm" svg:viewBox="0 0 893 350" draw:points="0,175 149,175 198,0 298,350 397,0 496,350 596,0 695,350 744,175 893,175">
          <text:p/>
        </draw:polyline>
        <draw:polyline draw:style-name="gr35" draw:text-style-name="P6" draw:layer="layout" svg:width="0.698cm" svg:height="0.267cm" draw:transform="rotate (1.5707963267949) translate (26.4837297675277cm 12.700598260023cm)" svg:viewBox="0 0 699 268" draw:points="0,134 117,134 155,0 233,268 311,0 389,268 466,0 544,268 583,134 699,134">
          <text:p/>
        </draw:polyline>
        <draw:custom-shape draw:style-name="gr60" draw:text-style-name="P2"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6cm" svg:y="11.466cm" svg:viewBox="0 0 893 350" draw:points="0,175 149,175 198,0 298,350 397,0 496,350 596,0 695,350 744,175 893,175">
          <text:p/>
        </draw:polyline>
        <draw:polyline draw:style-name="gr35" draw:text-style-name="P6" draw:layer="layout" svg:width="0.698cm" svg:height="0.267cm" draw:transform="rotate (1.5707963267949) translate (26.5191560690283cm 11.2927859628539cm)" svg:viewBox="0 0 699 268" draw:points="0,134 117,134 155,0 233,268 311,0 389,268 466,0 544,268 583,134 699,134">
          <text:p/>
        </draw:polyline>
        <draw:custom-shape draw:style-name="gr63" draw:text-style-name="P29" draw:layer="layout" svg:width="0.715cm" svg:height="0.7cm" svg:x="26.249cm" svg:y="18.29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5cm" svg:y="18.47cm" svg:viewBox="0 0 893 350" draw:points="0,175 149,175 198,0 298,350 397,0 496,350 596,0 695,350 744,175 893,175">
          <text:p/>
        </draw:polyline>
        <draw:polyline draw:style-name="gr35" draw:text-style-name="P6" draw:layer="layout" svg:width="0.698cm" svg:height="0.267cm" draw:transform="rotate (1.5707963267949) translate (26.4817297675277cm 18.2946701857306cm)" svg:viewBox="0 0 699 268" draw:points="0,134 117,134 155,0 233,268 311,0 389,268 466,0 544,268 583,134 699,134">
          <text:p/>
        </draw:polyline>
        <draw:custom-shape draw:style-name="gr60" draw:text-style-name="P2" draw:layer="layout" svg:width="0.715cm" svg:height="0.7cm" svg:x="26.249cm" svg:y="19.6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5cm" svg:y="19.868cm" svg:viewBox="0 0 893 350" draw:points="0,175 149,175 198,0 298,350 397,0 496,350 596,0 695,350 744,175 893,175">
          <text:p/>
        </draw:polyline>
        <draw:polyline draw:style-name="gr35" draw:text-style-name="P6" draw:layer="layout" svg:width="0.698cm" svg:height="0.267cm" draw:transform="rotate (1.5707963267949) translate (26.4817297675277cm 19.6937421114385cm)" svg:viewBox="0 0 699 268" draw:points="0,134 117,134 155,0 233,268 311,0 389,268 466,0 544,268 583,134 699,134">
          <text:p/>
        </draw:polyline>
        <draw:custom-shape draw:style-name="gr60" draw:text-style-name="P2" draw:layer="layout" svg:width="0.715cm" svg:height="0.7cm" svg:x="26.249cm" svg:y="21.0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65cm" svg:y="21.267cm" svg:viewBox="0 0 893 350" draw:points="0,175 149,175 198,0 298,350 397,0 496,350 596,0 695,350 744,175 893,175">
          <text:p/>
        </draw:polyline>
        <draw:polyline draw:style-name="gr35" draw:text-style-name="P6" draw:layer="layout" svg:width="0.698cm" svg:height="0.267cm" draw:transform="rotate (1.5707963267949) translate (26.4817297675277cm 21.0917640371462cm)" svg:viewBox="0 0 699 268" draw:points="0,134 117,134 155,0 233,268 311,0 389,268 466,0 544,268 583,134 699,134">
          <text:p/>
        </draw:polyline>
        <draw:custom-shape draw:style-name="gr66" draw:text-style-name="P42" draw:layer="layout" svg:width="19.298cm" svg:height="3.2cm" svg:x="6.057cm" svg:y="6.463cm">
          <text:p text:style-name="P41"><text:span text:style-name="T17">時間</text:span></text:p>
          <draw:enhanced-geometry svg:viewBox="0 0 21600 21600" draw:text-areas="0 ?f0 ?f5 ?f2" draw:type="right-arrow" draw:modifiers="17598.2103636216 6382.94522794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44" draw:layer="layout" svg:width="6.701cm" svg:height="3.066cm" svg:x="6.072cm" svg:y="12.837cm">
          <text:p text:style-name="P43"><text:span text:style-name="T18">藤原俊成</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99.28379588183 28530.02934463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8" draw:text-style-name="P44" draw:layer="layout" svg:width="6.701cm" svg:height="3.066cm" svg:x="18.924cm" svg:y="13.437cm">
          <text:p text:style-name="P43"><text:span text:style-name="T18">現代人</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539.1226499552 24945.2885555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2" draw:text-style-name="P28" draw:layer="layout" svg:width="0.714cm" svg:height="0.7cm" svg:x="8.542cm" svg:y="25.38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6cm" svg:y="25.563cm" svg:viewBox="0 0 893 350" draw:points="0,175 149,175 198,0 298,350 397,0 496,350 596,0 695,350 744,175 893,175">
          <text:p/>
        </draw:polyline>
        <draw:polyline draw:style-name="gr35" draw:text-style-name="P6" draw:layer="layout" svg:width="0.698cm" svg:height="0.267cm" draw:transform="rotate (1.5707963267949) translate (8.77388292467934cm 25.3896701857307cm)" svg:viewBox="0 0 699 268" draw:points="0,134 117,134 155,0 233,268 311,0 389,268 466,0 544,268 583,134 699,134">
          <text:p/>
        </draw:polyline>
        <draw:custom-shape draw:style-name="gr63" draw:text-style-name="P29" draw:layer="layout" svg:width="0.715cm" svg:height="0.7cm" svg:x="10.149cm" svg:y="25.38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4cm" svg:y="25.563cm" svg:viewBox="0 0 893 350" draw:points="0,175 149,175 198,0 298,350 397,0 496,350 596,0 695,350 744,175 893,175">
          <text:p/>
        </draw:polyline>
        <draw:polyline draw:style-name="gr35" draw:text-style-name="P6" draw:layer="layout" svg:width="0.698cm" svg:height="0.267cm" draw:transform="rotate (1.5707963267949) translate (10.3817297675277cm 25.3896701857307cm)" svg:viewBox="0 0 699 268" draw:points="0,134 117,134 155,0 233,268 311,0 389,268 466,0 544,268 583,134 699,134">
          <text:p/>
        </draw:polyline>
        <draw:custom-shape draw:style-name="gr60" draw:text-style-name="P2" draw:layer="layout" svg:width="0.715cm" svg:height="0.7cm" svg:x="5.325cm" svg:y="25.38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1cm" svg:y="25.563cm" svg:viewBox="0 0 893 350" draw:points="0,175 149,175 198,0 298,350 397,0 496,350 596,0 695,350 744,175 893,175">
          <text:p/>
        </draw:polyline>
        <draw:polyline draw:style-name="gr35" draw:text-style-name="P6" draw:layer="layout" svg:width="0.698cm" svg:height="0.267cm" draw:transform="rotate (1.5707963267949) translate (5.55761880783573cm 25.3896701857307cm)" svg:viewBox="0 0 699 268" draw:points="0,134 117,134 155,0 233,268 311,0 389,268 466,0 544,268 583,134 699,134">
          <text:p/>
        </draw:polyline>
        <draw:custom-shape draw:style-name="gr63" draw:text-style-name="P29" draw:layer="layout" svg:width="0.715cm" svg:height="0.7cm" svg:x="6.934cm" svg:y="25.38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49cm" svg:y="25.563cm" svg:viewBox="0 0 893 350" draw:points="0,175 149,175 198,0 298,350 397,0 496,350 596,0 695,350 744,175 893,175">
          <text:p/>
        </draw:polyline>
        <draw:polyline draw:style-name="gr35" draw:text-style-name="P6" draw:layer="layout" svg:width="0.698cm" svg:height="0.267cm" draw:transform="rotate (1.5707963267949) translate (7.16546565068412cm 25.3896701857307cm)" svg:viewBox="0 0 699 268" draw:points="0,134 117,134 155,0 233,268 311,0 389,268 466,0 544,268 583,134 699,134">
          <text:p/>
        </draw:polyline>
        <draw:custom-shape draw:style-name="gr60" draw:text-style-name="P2" draw:layer="layout" svg:width="0.715cm" svg:height="0.7cm" svg:x="3.717cm" svg:y="25.38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2cm" svg:y="25.563cm" svg:viewBox="0 0 893 350" draw:points="0,175 149,175 198,0 298,350 397,0 496,350 596,0 695,350 744,175 893,175">
          <text:p/>
        </draw:polyline>
        <draw:polyline draw:style-name="gr35" draw:text-style-name="P6" draw:layer="layout" svg:width="0.698cm" svg:height="0.267cm" draw:transform="rotate (1.5707963267949) translate (3.94941459830025cm 25.3896701857307cm)" svg:viewBox="0 0 699 268" draw:points="0,134 117,134 155,0 233,268 311,0 389,268 466,0 544,268 583,134 699,134">
          <text:p/>
        </draw:polyline>
        <draw:custom-shape draw:style-name="gr60" draw:text-style-name="P2" draw:layer="layout" svg:width="0.715cm" svg:height="0.7cm" svg:x="11.758cm" svg:y="25.38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3cm" svg:y="25.563cm" svg:viewBox="0 0 893 350" draw:points="0,175 149,175 198,0 298,350 397,0 496,350 596,0 695,350 744,175 893,175">
          <text:p/>
        </draw:polyline>
        <draw:polyline draw:style-name="gr35" draw:text-style-name="P6" draw:layer="layout" svg:width="0.698cm" svg:height="0.267cm" draw:transform="rotate (1.5707963267949) translate (11.9897210147082cm 25.3896701857307cm)" svg:viewBox="0 0 699 268" draw:points="0,134 117,134 155,0 233,268 311,0 389,268 466,0 544,268 583,134 699,134">
          <text:p/>
        </draw:polyline>
        <draw:custom-shape draw:style-name="gr60" draw:text-style-name="P2" draw:layer="layout" svg:width="0.715cm" svg:height="0.7cm" svg:x="13.366cm" svg:y="25.38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1cm" svg:y="25.563cm" svg:viewBox="0 0 893 350" draw:points="0,175 149,175 198,0 298,350 397,0 496,350 596,0 695,350 744,175 893,175">
          <text:p/>
        </draw:polyline>
        <draw:polyline draw:style-name="gr35" draw:text-style-name="P6" draw:layer="layout" svg:width="0.698cm" svg:height="0.267cm" draw:transform="rotate (1.5707963267949) translate (13.6337774504543cm 25.3896701857307cm)" svg:viewBox="0 0 699 268" draw:points="0,134 117,134 155,0 233,268 311,0 389,268 466,0 544,268 583,134 699,134">
          <text:p/>
        </draw:polyline>
        <draw:custom-shape draw:style-name="gr59" draw:text-style-name="P29" draw:layer="layout" svg:width="0.714cm" svg:height="0.7cm" svg:x="8.542cm" svg:y="26.78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6cm" svg:y="26.962cm" svg:viewBox="0 0 893 350" draw:points="0,175 149,175 198,0 298,350 397,0 496,350 596,0 695,350 744,175 893,175">
          <text:p/>
        </draw:polyline>
        <draw:polyline draw:style-name="gr35" draw:text-style-name="P6" draw:layer="layout" svg:width="0.698cm" svg:height="0.267cm" draw:transform="rotate (1.5707963267949) translate (8.77388292467934cm 26.7877421114384cm)" svg:viewBox="0 0 699 268" draw:points="0,134 117,134 155,0 233,268 311,0 389,268 466,0 544,268 583,134 699,134">
          <text:p/>
        </draw:polyline>
        <draw:custom-shape draw:style-name="gr60" draw:text-style-name="P2" draw:layer="layout" svg:width="0.715cm" svg:height="0.7cm" svg:x="10.149cm" svg:y="26.78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4cm" svg:y="26.962cm" svg:viewBox="0 0 893 350" draw:points="0,175 149,175 198,0 298,350 397,0 496,350 596,0 695,350 744,175 893,175">
          <text:p/>
        </draw:polyline>
        <draw:polyline draw:style-name="gr35" draw:text-style-name="P6" draw:layer="layout" svg:width="0.698cm" svg:height="0.267cm" draw:transform="rotate (1.5707963267949) translate (10.3817297675277cm 26.7877421114384cm)" svg:viewBox="0 0 699 268" draw:points="0,134 117,134 155,0 233,268 311,0 389,268 466,0 544,268 583,134 699,134">
          <text:p/>
        </draw:polyline>
        <draw:custom-shape draw:style-name="gr60" draw:text-style-name="P2" draw:layer="layout" svg:width="0.715cm" svg:height="0.7cm" svg:x="5.325cm" svg:y="26.78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1cm" svg:y="26.962cm" svg:viewBox="0 0 893 350" draw:points="0,175 149,175 198,0 298,350 397,0 496,350 596,0 695,350 744,175 893,175">
          <text:p/>
        </draw:polyline>
        <draw:polyline draw:style-name="gr35" draw:text-style-name="P6" draw:layer="layout" svg:width="0.698cm" svg:height="0.267cm" draw:transform="rotate (1.5707963267949) translate (5.55761880783573cm 26.7877421114384cm)" svg:viewBox="0 0 699 268" draw:points="0,134 117,134 155,0 233,268 311,0 389,268 466,0 544,268 583,134 699,134">
          <text:p/>
        </draw:polyline>
        <draw:custom-shape draw:style-name="gr60" draw:text-style-name="P2" draw:layer="layout" svg:width="0.715cm" svg:height="0.7cm" svg:x="6.934cm" svg:y="26.78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49cm" svg:y="26.962cm" svg:viewBox="0 0 893 350" draw:points="0,175 149,175 198,0 298,350 397,0 496,350 596,0 695,350 744,175 893,175">
          <text:p/>
        </draw:polyline>
        <draw:polyline draw:style-name="gr35" draw:text-style-name="P6" draw:layer="layout" svg:width="0.698cm" svg:height="0.267cm" draw:transform="rotate (1.5707963267949) translate (7.16546565068412cm 26.7877421114384cm)" svg:viewBox="0 0 699 268" draw:points="0,134 117,134 155,0 233,268 311,0 389,268 466,0 544,268 583,134 699,134">
          <text:p/>
        </draw:polyline>
        <draw:custom-shape draw:style-name="gr60" draw:text-style-name="P2" draw:layer="layout" svg:width="0.715cm" svg:height="0.7cm" svg:x="3.717cm" svg:y="26.78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2cm" svg:y="26.962cm" svg:viewBox="0 0 893 350" draw:points="0,175 149,175 198,0 298,350 397,0 496,350 596,0 695,350 744,175 893,175">
          <text:p/>
        </draw:polyline>
        <draw:polyline draw:style-name="gr35" draw:text-style-name="P6" draw:layer="layout" svg:width="0.698cm" svg:height="0.267cm" draw:transform="rotate (1.5707963267949) translate (3.94941459830025cm 26.7877421114384cm)" svg:viewBox="0 0 699 268" draw:points="0,134 117,134 155,0 233,268 311,0 389,268 466,0 544,268 583,134 699,134">
          <text:p/>
        </draw:polyline>
        <draw:custom-shape draw:style-name="gr60" draw:text-style-name="P2" draw:layer="layout" svg:width="0.715cm" svg:height="0.7cm" svg:x="11.758cm" svg:y="26.78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3cm" svg:y="26.962cm" svg:viewBox="0 0 893 350" draw:points="0,175 149,175 198,0 298,350 397,0 496,350 596,0 695,350 744,175 893,175">
          <text:p/>
        </draw:polyline>
        <draw:polyline draw:style-name="gr35" draw:text-style-name="P6" draw:layer="layout" svg:width="0.698cm" svg:height="0.267cm" draw:transform="rotate (1.5707963267949) translate (11.9897210147082cm 26.7877421114384cm)" svg:viewBox="0 0 699 268" draw:points="0,134 117,134 155,0 233,268 311,0 389,268 466,0 544,268 583,134 699,134">
          <text:p/>
        </draw:polyline>
        <draw:custom-shape draw:style-name="gr60" draw:text-style-name="P2" draw:layer="layout" svg:width="0.715cm" svg:height="0.7cm" svg:x="13.366cm" svg:y="26.78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1cm" svg:y="26.962cm" svg:viewBox="0 0 893 350" draw:points="0,175 149,175 198,0 298,350 397,0 496,350 596,0 695,350 744,175 893,175">
          <text:p/>
        </draw:polyline>
        <draw:polyline draw:style-name="gr35" draw:text-style-name="P6" draw:layer="layout" svg:width="0.698cm" svg:height="0.267cm" draw:transform="rotate (1.5707963267949) translate (13.5985678575566cm 26.7877421114384cm)" svg:viewBox="0 0 699 268" draw:points="0,134 117,134 155,0 233,268 311,0 389,268 466,0 544,268 583,134 699,134">
          <text:p/>
        </draw:polyline>
        <draw:custom-shape draw:style-name="gr61" draw:text-style-name="P2" draw:layer="layout" svg:width="0.714cm" svg:height="0.7cm" svg:x="8.542cm" svg:y="28.18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6cm" svg:y="28.361cm" svg:viewBox="0 0 893 350" draw:points="0,175 149,175 198,0 298,350 397,0 496,350 596,0 695,350 744,175 893,175">
          <text:p/>
        </draw:polyline>
        <draw:polyline draw:style-name="gr35" draw:text-style-name="P6" draw:layer="layout" svg:width="0.698cm" svg:height="0.267cm" draw:transform="rotate (1.5707963267949) translate (8.77388292467934cm 28.1867640371462cm)" svg:viewBox="0 0 699 268" draw:points="0,134 117,134 155,0 233,268 311,0 389,268 466,0 544,268 583,134 699,134">
          <text:p/>
        </draw:polyline>
        <draw:custom-shape draw:style-name="gr60" draw:text-style-name="P2" draw:layer="layout" svg:width="0.715cm" svg:height="0.7cm" svg:x="10.149cm" svg:y="28.18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4cm" svg:y="28.361cm" svg:viewBox="0 0 893 350" draw:points="0,175 149,175 198,0 298,350 397,0 496,350 596,0 695,350 744,175 893,175">
          <text:p/>
        </draw:polyline>
        <draw:polyline draw:style-name="gr35" draw:text-style-name="P6" draw:layer="layout" svg:width="0.698cm" svg:height="0.267cm" draw:transform="rotate (1.5707963267949) translate (10.3817297675277cm 28.1867640371462cm)" svg:viewBox="0 0 699 268" draw:points="0,134 117,134 155,0 233,268 311,0 389,268 466,0 544,268 583,134 699,134">
          <text:p/>
        </draw:polyline>
        <draw:custom-shape draw:style-name="gr60" draw:text-style-name="P2" draw:layer="layout" svg:width="0.715cm" svg:height="0.7cm" svg:x="5.325cm" svg:y="28.18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1cm" svg:y="28.361cm" svg:viewBox="0 0 893 350" draw:points="0,175 149,175 198,0 298,350 397,0 496,350 596,0 695,350 744,175 893,175">
          <text:p/>
        </draw:polyline>
        <draw:polyline draw:style-name="gr35" draw:text-style-name="P6" draw:layer="layout" svg:width="0.698cm" svg:height="0.267cm" draw:transform="rotate (1.5707963267949) translate (5.55761880783573cm 28.1867640371462cm)" svg:viewBox="0 0 699 268" draw:points="0,134 117,134 155,0 233,268 311,0 389,268 466,0 544,268 583,134 699,134">
          <text:p/>
        </draw:polyline>
        <draw:custom-shape draw:style-name="gr60" draw:text-style-name="P2" draw:layer="layout" svg:width="0.715cm" svg:height="0.7cm" svg:x="6.934cm" svg:y="28.18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49cm" svg:y="28.361cm" svg:viewBox="0 0 893 350" draw:points="0,175 149,175 198,0 298,350 397,0 496,350 596,0 695,350 744,175 893,175">
          <text:p/>
        </draw:polyline>
        <draw:polyline draw:style-name="gr35" draw:text-style-name="P6" draw:layer="layout" svg:width="0.698cm" svg:height="0.267cm" draw:transform="rotate (1.5707963267949) translate (7.16546565068412cm 28.1867640371462cm)" svg:viewBox="0 0 699 268" draw:points="0,134 117,134 155,0 233,268 311,0 389,268 466,0 544,268 583,134 699,134">
          <text:p/>
        </draw:polyline>
        <draw:custom-shape draw:style-name="gr60" draw:text-style-name="P2" draw:layer="layout" svg:width="0.715cm" svg:height="0.7cm" svg:x="3.717cm" svg:y="28.18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2cm" svg:y="28.361cm" svg:viewBox="0 0 893 350" draw:points="0,175 149,175 198,0 298,350 397,0 496,350 596,0 695,350 744,175 893,175">
          <text:p/>
        </draw:polyline>
        <draw:polyline draw:style-name="gr35" draw:text-style-name="P6" draw:layer="layout" svg:width="0.698cm" svg:height="0.267cm" draw:transform="rotate (1.5707963267949) translate (3.94941459830025cm 28.1867640371462cm)" svg:viewBox="0 0 699 268" draw:points="0,134 117,134 155,0 233,268 311,0 389,268 466,0 544,268 583,134 699,134">
          <text:p/>
        </draw:polyline>
        <draw:custom-shape draw:style-name="gr60" draw:text-style-name="P2" draw:layer="layout" svg:width="0.715cm" svg:height="0.7cm" svg:x="11.758cm" svg:y="28.18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3cm" svg:y="28.361cm" svg:viewBox="0 0 893 350" draw:points="0,175 149,175 198,0 298,350 397,0 496,350 596,0 695,350 744,175 893,175">
          <text:p/>
        </draw:polyline>
        <draw:polyline draw:style-name="gr35" draw:text-style-name="P6" draw:layer="layout" svg:width="0.698cm" svg:height="0.267cm" draw:transform="rotate (1.5707963267949) translate (11.9897210147082cm 28.1867640371462cm)" svg:viewBox="0 0 699 268" draw:points="0,134 117,134 155,0 233,268 311,0 389,268 466,0 544,268 583,134 699,134">
          <text:p/>
        </draw:polyline>
        <draw:custom-shape draw:style-name="gr60" draw:text-style-name="P2" draw:layer="layout" svg:width="0.715cm" svg:height="0.7cm" svg:x="13.366cm" svg:y="28.18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1cm" svg:y="28.361cm" svg:viewBox="0 0 893 350" draw:points="0,175 149,175 198,0 298,350 397,0 496,350 596,0 695,350 744,175 893,175">
          <text:p/>
        </draw:polyline>
        <draw:polyline draw:style-name="gr35" draw:text-style-name="P6" draw:layer="layout" svg:width="0.698cm" svg:height="0.267cm" draw:transform="rotate (1.5707963267949) translate (13.5985678575566cm 28.1867640371462cm)" svg:viewBox="0 0 699 268" draw:points="0,134 117,134 155,0 233,268 311,0 389,268 466,0 544,268 583,134 699,134">
          <text:p/>
        </draw:polyline>
        <draw:custom-shape draw:style-name="gr59" draw:text-style-name="P29" draw:layer="layout" svg:width="0.714cm" svg:height="0.7cm" svg:x="8.542cm" svg:y="23.9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6cm" svg:y="24.165cm" svg:viewBox="0 0 893 350" draw:points="0,175 149,175 198,0 298,350 397,0 496,350 596,0 695,350 744,175 893,175">
          <text:p/>
        </draw:polyline>
        <draw:polyline draw:style-name="gr35" draw:text-style-name="P6" draw:layer="layout" svg:width="0.698cm" svg:height="0.267cm" draw:transform="rotate (1.5707963267949) translate (8.77388292467934cm 23.9905982600229cm)" svg:viewBox="0 0 699 268" draw:points="0,134 117,134 155,0 233,268 311,0 389,268 466,0 544,268 583,134 699,134">
          <text:p/>
        </draw:polyline>
        <draw:custom-shape draw:style-name="gr60" draw:text-style-name="P2" draw:layer="layout" svg:width="0.715cm" svg:height="0.7cm" svg:x="10.149cm" svg:y="23.9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4cm" svg:y="24.165cm" svg:viewBox="0 0 893 350" draw:points="0,175 149,175 198,0 298,350 397,0 496,350 596,0 695,350 744,175 893,175">
          <text:p/>
        </draw:polyline>
        <draw:polyline draw:style-name="gr35" draw:text-style-name="P6" draw:layer="layout" svg:width="0.698cm" svg:height="0.267cm" draw:transform="rotate (1.5707963267949) translate (10.3817297675277cm 23.9905982600229cm)" svg:viewBox="0 0 699 268" draw:points="0,134 117,134 155,0 233,268 311,0 389,268 466,0 544,268 583,134 699,134">
          <text:p/>
        </draw:polyline>
        <draw:custom-shape draw:style-name="gr60" draw:text-style-name="P2" draw:layer="layout" svg:width="0.715cm" svg:height="0.7cm" svg:x="5.325cm" svg:y="23.9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1cm" svg:y="24.165cm" svg:viewBox="0 0 893 350" draw:points="0,175 149,175 198,0 298,350 397,0 496,350 596,0 695,350 744,175 893,175">
          <text:p/>
        </draw:polyline>
        <draw:polyline draw:style-name="gr35" draw:text-style-name="P6" draw:layer="layout" svg:width="0.698cm" svg:height="0.267cm" draw:transform="rotate (1.5707963267949) translate (5.55761880783573cm 23.9905982600229cm)" svg:viewBox="0 0 699 268" draw:points="0,134 117,134 155,0 233,268 311,0 389,268 466,0 544,268 583,134 699,134">
          <text:p/>
        </draw:polyline>
        <draw:custom-shape draw:style-name="gr60" draw:text-style-name="P2" draw:layer="layout" svg:width="0.715cm" svg:height="0.7cm" svg:x="6.934cm" svg:y="23.9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49cm" svg:y="24.165cm" svg:viewBox="0 0 893 350" draw:points="0,175 149,175 198,0 298,350 397,0 496,350 596,0 695,350 744,175 893,175">
          <text:p/>
        </draw:polyline>
        <draw:polyline draw:style-name="gr35" draw:text-style-name="P6" draw:layer="layout" svg:width="0.698cm" svg:height="0.267cm" draw:transform="rotate (1.5707963267949) translate (7.16546565068412cm 23.9905982600229cm)" svg:viewBox="0 0 699 268" draw:points="0,134 117,134 155,0 233,268 311,0 389,268 466,0 544,268 583,134 699,134">
          <text:p/>
        </draw:polyline>
        <draw:custom-shape draw:style-name="gr60" draw:text-style-name="P2" draw:layer="layout" svg:width="0.715cm" svg:height="0.7cm" svg:x="3.717cm" svg:y="23.9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2cm" svg:y="24.165cm" svg:viewBox="0 0 893 350" draw:points="0,175 149,175 198,0 298,350 397,0 496,350 596,0 695,350 744,175 893,175">
          <text:p/>
        </draw:polyline>
        <draw:polyline draw:style-name="gr35" draw:text-style-name="P6" draw:layer="layout" svg:width="0.698cm" svg:height="0.267cm" draw:transform="rotate (1.5707963267949) translate (3.94941459830025cm 23.9905982600229cm)" svg:viewBox="0 0 699 268" draw:points="0,134 117,134 155,0 233,268 311,0 389,268 466,0 544,268 583,134 699,134">
          <text:p/>
        </draw:polyline>
        <draw:custom-shape draw:style-name="gr65" draw:text-style-name="P28" draw:layer="layout" svg:width="0.715cm" svg:height="0.7cm" svg:x="11.758cm" svg:y="23.9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3cm" svg:y="24.165cm" svg:viewBox="0 0 893 350" draw:points="0,175 149,175 198,0 298,350 397,0 496,350 596,0 695,350 744,175 893,175">
          <text:p/>
        </draw:polyline>
        <draw:polyline draw:style-name="gr35" draw:text-style-name="P6" draw:layer="layout" svg:width="0.698cm" svg:height="0.267cm" draw:transform="rotate (1.5707963267949) translate (11.9897210147082cm 23.9905982600229cm)" svg:viewBox="0 0 699 268" draw:points="0,134 117,134 155,0 233,268 311,0 389,268 466,0 544,268 583,134 699,134">
          <text:p/>
        </draw:polyline>
        <draw:custom-shape draw:style-name="gr60" draw:text-style-name="P2" draw:layer="layout" svg:width="0.715cm" svg:height="0.7cm" svg:x="13.366cm" svg:y="23.9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1cm" svg:y="24.165cm" svg:viewBox="0 0 893 350" draw:points="0,175 149,175 198,0 298,350 397,0 496,350 596,0 695,350 744,175 893,175">
          <text:p/>
        </draw:polyline>
        <draw:polyline draw:style-name="gr35" draw:text-style-name="P6" draw:layer="layout" svg:width="0.698cm" svg:height="0.267cm" draw:transform="rotate (1.5707963267949) translate (13.5985678575566cm 23.9905982600229cm)" svg:viewBox="0 0 699 268" draw:points="0,134 117,134 155,0 233,268 311,0 389,268 466,0 544,268 583,134 699,134">
          <text:p/>
        </draw:polyline>
        <draw:custom-shape draw:style-name="gr61" draw:text-style-name="P2" draw:layer="layout" svg:width="0.714cm" svg:height="0.7cm" svg:x="8.541cm" svg:y="22.58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5cm" svg:y="22.758cm" svg:viewBox="0 0 893 350" draw:points="0,175 149,175 198,0 298,350 397,0 496,350 596,0 695,350 744,175 893,175">
          <text:p/>
        </draw:polyline>
        <draw:polyline draw:style-name="gr35" draw:text-style-name="P6" draw:layer="layout" svg:width="0.698cm" svg:height="0.267cm" draw:transform="rotate (1.5707963267949) translate (8.80830922617994cm 22.5817859628538cm)" svg:viewBox="0 0 699 268" draw:points="0,134 117,134 155,0 233,268 311,0 389,268 466,0 544,268 583,134 699,134">
          <text:p/>
        </draw:polyline>
        <draw:custom-shape draw:style-name="gr60" draw:text-style-name="P2" draw:layer="layout" svg:width="0.715cm" svg:height="0.7cm" svg:x="10.148cm" svg:y="22.58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3cm" svg:y="22.758cm" svg:viewBox="0 0 893 350" draw:points="0,175 149,175 198,0 298,350 397,0 496,350 596,0 695,350 744,175 893,175">
          <text:p/>
        </draw:polyline>
        <draw:polyline draw:style-name="gr35" draw:text-style-name="P6" draw:layer="layout" svg:width="0.698cm" svg:height="0.267cm" draw:transform="rotate (1.5707963267949) translate (10.4161560690283cm 22.5817859628538cm)" svg:viewBox="0 0 699 268" draw:points="0,134 117,134 155,0 233,268 311,0 389,268 466,0 544,268 583,134 699,134">
          <text:p/>
        </draw:polyline>
        <draw:custom-shape draw:style-name="gr60" draw:text-style-name="P2" draw:layer="layout" svg:width="0.715cm" svg:height="0.7cm" svg:x="5.324cm" svg:y="22.58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cm" svg:y="22.757cm" svg:viewBox="0 0 893 350" draw:points="0,175 149,175 198,0 298,350 397,0 496,350 596,0 695,350 744,175 893,175">
          <text:p/>
        </draw:polyline>
        <draw:polyline draw:style-name="gr35" draw:text-style-name="P6" draw:layer="layout" svg:width="0.698cm" svg:height="0.267cm" draw:transform="rotate (1.5707963267949) translate (5.59182850283813cm 22.5817859628538cm)" svg:viewBox="0 0 699 268" draw:points="0,134 117,134 155,0 233,268 311,0 389,268 466,0 544,268 583,134 699,134">
          <text:p/>
        </draw:polyline>
        <draw:custom-shape draw:style-name="gr60" draw:text-style-name="P2" draw:layer="layout" svg:width="0.715cm" svg:height="0.7cm" svg:x="6.933cm" svg:y="22.58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48cm" svg:y="22.758cm" svg:viewBox="0 0 893 350" draw:points="0,175 149,175 198,0 298,350 397,0 496,350 596,0 695,350 744,175 893,175">
          <text:p/>
        </draw:polyline>
        <draw:polyline draw:style-name="gr35" draw:text-style-name="P6" draw:layer="layout" svg:width="0.698cm" svg:height="0.267cm" draw:transform="rotate (1.5707963267949) translate (7.20067534568652cm 22.5817859628538cm)" svg:viewBox="0 0 699 268" draw:points="0,134 117,134 155,0 233,268 311,0 389,268 466,0 544,268 583,134 699,134">
          <text:p/>
        </draw:polyline>
        <draw:custom-shape draw:style-name="gr60" draw:text-style-name="P2" draw:layer="layout" svg:width="0.715cm" svg:height="0.7cm" svg:x="3.716cm" svg:y="22.58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1cm" svg:y="22.758cm" svg:viewBox="0 0 893 350" draw:points="0,175 149,175 198,0 298,350 397,0 496,350 596,0 695,350 744,175 893,175">
          <text:p/>
        </draw:polyline>
        <draw:polyline draw:style-name="gr35" draw:text-style-name="P6" draw:layer="layout" svg:width="0.698cm" svg:height="0.267cm" draw:transform="rotate (1.5707963267949) translate (3.98369649546872cm 22.5817859628538cm)" svg:viewBox="0 0 699 268" draw:points="0,134 117,134 155,0 233,268 311,0 389,268 466,0 544,268 583,134 699,134">
          <text:p/>
        </draw:polyline>
        <draw:custom-shape draw:style-name="gr60" draw:text-style-name="P2" draw:layer="layout" svg:width="0.715cm" svg:height="0.7cm" svg:x="11.756cm" svg:y="22.58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2cm" svg:y="22.758cm" svg:viewBox="0 0 893 350" draw:points="0,175 149,175 198,0 298,350 397,0 496,350 596,0 695,350 744,175 893,175">
          <text:p/>
        </draw:polyline>
        <draw:polyline draw:style-name="gr35" draw:text-style-name="P6" draw:layer="layout" svg:width="0.698cm" svg:height="0.267cm" draw:transform="rotate (1.5707963267949) translate (12.0249307097107cm 22.5817859628538cm)" svg:viewBox="0 0 699 268" draw:points="0,134 117,134 155,0 233,268 311,0 389,268 466,0 544,268 583,134 699,134">
          <text:p/>
        </draw:polyline>
        <draw:custom-shape draw:style-name="gr60" draw:text-style-name="P2" draw:layer="layout" svg:width="0.715cm" svg:height="0.7cm" svg:x="13.365cm" svg:y="22.58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cm" svg:y="22.758cm" svg:viewBox="0 0 893 350" draw:points="0,175 149,175 198,0 298,350 397,0 496,350 596,0 695,350 744,175 893,175">
          <text:p/>
        </draw:polyline>
        <draw:polyline draw:style-name="gr35" draw:text-style-name="P6" draw:layer="layout" svg:width="0.698cm" svg:height="0.267cm" draw:transform="rotate (1.5707963267949) translate (13.632777552559cm 22.5817859628538cm)" svg:viewBox="0 0 699 268" draw:points="0,134 117,134 155,0 233,268 311,0 389,268 466,0 544,268 583,134 699,134">
          <text:p/>
        </draw:polyline>
        <draw:custom-shape draw:style-name="gr62" draw:text-style-name="P28" draw:layer="layout" svg:width="0.714cm" svg:height="0.7cm" svg:x="8.543cm" svg:y="32.3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7cm" svg:y="32.568cm" svg:viewBox="0 0 893 350" draw:points="0,175 149,175 198,0 298,350 397,0 496,350 596,0 695,350 744,175 893,175">
          <text:p/>
        </draw:polyline>
        <draw:polyline draw:style-name="gr35" draw:text-style-name="P6" draw:layer="layout" svg:width="0.698cm" svg:height="0.267cm" draw:transform="rotate (1.5707963267949) translate (8.77488292467934cm 32.3926701857307cm)" svg:viewBox="0 0 699 268" draw:points="0,134 117,134 155,0 233,268 311,0 389,268 466,0 544,268 583,134 699,134">
          <text:p/>
        </draw:polyline>
        <draw:custom-shape draw:style-name="gr63" draw:text-style-name="P29" draw:layer="layout" svg:width="0.715cm" svg:height="0.7cm" svg:x="10.15cm" svg:y="32.3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6cm" svg:y="32.568cm" svg:viewBox="0 0 893 350" draw:points="0,175 149,175 198,0 298,350 397,0 496,350 596,0 695,350 744,175 893,175">
          <text:p/>
        </draw:polyline>
        <draw:polyline draw:style-name="gr35" draw:text-style-name="P6" draw:layer="layout" svg:width="0.698cm" svg:height="0.267cm" draw:transform="rotate (1.5707963267949) translate (10.3827297675277cm 32.3926701857307cm)" svg:viewBox="0 0 699 268" draw:points="0,134 117,134 155,0 233,268 311,0 389,268 466,0 544,268 583,134 699,134">
          <text:p/>
        </draw:polyline>
        <draw:custom-shape draw:style-name="gr60" draw:text-style-name="P2" draw:layer="layout" svg:width="0.715cm" svg:height="0.7cm" svg:x="5.326cm" svg:y="32.3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2cm" svg:y="32.568cm" svg:viewBox="0 0 893 350" draw:points="0,175 149,175 198,0 298,350 397,0 496,350 596,0 695,350 744,175 893,175">
          <text:p/>
        </draw:polyline>
        <draw:polyline draw:style-name="gr35" draw:text-style-name="P6" draw:layer="layout" svg:width="0.698cm" svg:height="0.267cm" draw:transform="rotate (1.5707963267949) translate (5.55861880783573cm 32.3926701857307cm)" svg:viewBox="0 0 699 268" draw:points="0,134 117,134 155,0 233,268 311,0 389,268 466,0 544,268 583,134 699,134">
          <text:p/>
        </draw:polyline>
        <draw:custom-shape draw:style-name="gr63" draw:text-style-name="P29" draw:layer="layout" svg:width="0.715cm" svg:height="0.7cm" svg:x="6.935cm" svg:y="32.3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5cm" svg:y="32.568cm" svg:viewBox="0 0 893 350" draw:points="0,175 149,175 198,0 298,350 397,0 496,350 596,0 695,350 744,175 893,175">
          <text:p/>
        </draw:polyline>
        <draw:polyline draw:style-name="gr35" draw:text-style-name="P6" draw:layer="layout" svg:width="0.698cm" svg:height="0.267cm" draw:transform="rotate (1.5707963267949) translate (7.16646565068412cm 32.3926701857307cm)" svg:viewBox="0 0 699 268" draw:points="0,134 117,134 155,0 233,268 311,0 389,268 466,0 544,268 583,134 699,134">
          <text:p/>
        </draw:polyline>
        <draw:custom-shape draw:style-name="gr60" draw:text-style-name="P2" draw:layer="layout" svg:width="0.715cm" svg:height="0.7cm" svg:x="3.718cm" svg:y="32.3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3cm" svg:y="32.568cm" svg:viewBox="0 0 893 350" draw:points="0,175 149,175 198,0 298,350 397,0 496,350 596,0 695,350 744,175 893,175">
          <text:p/>
        </draw:polyline>
        <draw:polyline draw:style-name="gr35" draw:text-style-name="P6" draw:layer="layout" svg:width="0.698cm" svg:height="0.267cm" draw:transform="rotate (1.5707963267949) translate (3.95041459830025cm 32.3926701857307cm)" svg:viewBox="0 0 699 268" draw:points="0,134 117,134 155,0 233,268 311,0 389,268 466,0 544,268 583,134 699,134">
          <text:p/>
        </draw:polyline>
        <draw:custom-shape draw:style-name="gr60" draw:text-style-name="P2" draw:layer="layout" svg:width="0.715cm" svg:height="0.7cm" svg:x="11.759cm" svg:y="32.3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4cm" svg:y="32.568cm" svg:viewBox="0 0 893 350" draw:points="0,175 149,175 198,0 298,350 397,0 496,350 596,0 695,350 744,175 893,175">
          <text:p/>
        </draw:polyline>
        <draw:polyline draw:style-name="gr35" draw:text-style-name="P6" draw:layer="layout" svg:width="0.698cm" svg:height="0.267cm" draw:transform="rotate (1.5707963267949) translate (11.9907210147082cm 32.3926701857307cm)" svg:viewBox="0 0 699 268" draw:points="0,134 117,134 155,0 233,268 311,0 389,268 466,0 544,268 583,134 699,134">
          <text:p/>
        </draw:polyline>
        <draw:custom-shape draw:style-name="gr60" draw:text-style-name="P2" draw:layer="layout" svg:width="0.715cm" svg:height="0.7cm" svg:x="13.367cm" svg:y="32.39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2cm" svg:y="32.568cm" svg:viewBox="0 0 893 350" draw:points="0,175 149,175 198,0 298,350 397,0 496,350 596,0 695,350 744,175 893,175">
          <text:p/>
        </draw:polyline>
        <draw:polyline draw:style-name="gr35" draw:text-style-name="P6" draw:layer="layout" svg:width="0.698cm" svg:height="0.267cm" draw:transform="rotate (1.5707963267949) translate (13.6347774504543cm 32.3926701857307cm)" svg:viewBox="0 0 699 268" draw:points="0,134 117,134 155,0 233,268 311,0 389,268 466,0 544,268 583,134 699,134">
          <text:p/>
        </draw:polyline>
        <draw:custom-shape draw:style-name="gr59" draw:text-style-name="P29" draw:layer="layout" svg:width="0.714cm" svg:height="0.7cm" svg:x="8.543cm" svg:y="33.7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7cm" svg:y="33.966cm" svg:viewBox="0 0 893 350" draw:points="0,175 149,175 198,0 298,350 397,0 496,350 596,0 695,350 744,175 893,175">
          <text:p/>
        </draw:polyline>
        <draw:polyline draw:style-name="gr35" draw:text-style-name="P6" draw:layer="layout" svg:width="0.698cm" svg:height="0.267cm" draw:transform="rotate (1.5707963267949) translate (8.77488292467934cm 33.7917421114385cm)" svg:viewBox="0 0 699 268" draw:points="0,134 117,134 155,0 233,268 311,0 389,268 466,0 544,268 583,134 699,134">
          <text:p/>
        </draw:polyline>
        <draw:custom-shape draw:style-name="gr60" draw:text-style-name="P2" draw:layer="layout" svg:width="0.715cm" svg:height="0.7cm" svg:x="10.15cm" svg:y="33.7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6cm" svg:y="33.966cm" svg:viewBox="0 0 893 350" draw:points="0,175 149,175 198,0 298,350 397,0 496,350 596,0 695,350 744,175 893,175">
          <text:p/>
        </draw:polyline>
        <draw:polyline draw:style-name="gr35" draw:text-style-name="P6" draw:layer="layout" svg:width="0.698cm" svg:height="0.267cm" draw:transform="rotate (1.5707963267949) translate (10.3827297675277cm 33.7917421114385cm)" svg:viewBox="0 0 699 268" draw:points="0,134 117,134 155,0 233,268 311,0 389,268 466,0 544,268 583,134 699,134">
          <text:p/>
        </draw:polyline>
        <draw:custom-shape draw:style-name="gr60" draw:text-style-name="P2" draw:layer="layout" svg:width="0.715cm" svg:height="0.7cm" svg:x="5.326cm" svg:y="33.7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2cm" svg:y="33.966cm" svg:viewBox="0 0 893 350" draw:points="0,175 149,175 198,0 298,350 397,0 496,350 596,0 695,350 744,175 893,175">
          <text:p/>
        </draw:polyline>
        <draw:polyline draw:style-name="gr35" draw:text-style-name="P6" draw:layer="layout" svg:width="0.698cm" svg:height="0.267cm" draw:transform="rotate (1.5707963267949) translate (5.55861880783573cm 33.7917421114385cm)" svg:viewBox="0 0 699 268" draw:points="0,134 117,134 155,0 233,268 311,0 389,268 466,0 544,268 583,134 699,134">
          <text:p/>
        </draw:polyline>
        <draw:custom-shape draw:style-name="gr60" draw:text-style-name="P2" draw:layer="layout" svg:width="0.715cm" svg:height="0.7cm" svg:x="6.935cm" svg:y="33.7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5cm" svg:y="33.966cm" svg:viewBox="0 0 893 350" draw:points="0,175 149,175 198,0 298,350 397,0 496,350 596,0 695,350 744,175 893,175">
          <text:p/>
        </draw:polyline>
        <draw:polyline draw:style-name="gr35" draw:text-style-name="P6" draw:layer="layout" svg:width="0.698cm" svg:height="0.267cm" draw:transform="rotate (1.5707963267949) translate (7.16646565068412cm 33.7917421114385cm)" svg:viewBox="0 0 699 268" draw:points="0,134 117,134 155,0 233,268 311,0 389,268 466,0 544,268 583,134 699,134">
          <text:p/>
        </draw:polyline>
        <draw:custom-shape draw:style-name="gr60" draw:text-style-name="P2" draw:layer="layout" svg:width="0.715cm" svg:height="0.7cm" svg:x="3.718cm" svg:y="33.7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3cm" svg:y="33.966cm" svg:viewBox="0 0 893 350" draw:points="0,175 149,175 198,0 298,350 397,0 496,350 596,0 695,350 744,175 893,175">
          <text:p/>
        </draw:polyline>
        <draw:polyline draw:style-name="gr35" draw:text-style-name="P6" draw:layer="layout" svg:width="0.698cm" svg:height="0.267cm" draw:transform="rotate (1.5707963267949) translate (3.95041459830025cm 33.7917421114385cm)" svg:viewBox="0 0 699 268" draw:points="0,134 117,134 155,0 233,268 311,0 389,268 466,0 544,268 583,134 699,134">
          <text:p/>
        </draw:polyline>
        <draw:custom-shape draw:style-name="gr60" draw:text-style-name="P2" draw:layer="layout" svg:width="0.715cm" svg:height="0.7cm" svg:x="11.759cm" svg:y="33.7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4cm" svg:y="33.966cm" svg:viewBox="0 0 893 350" draw:points="0,175 149,175 198,0 298,350 397,0 496,350 596,0 695,350 744,175 893,175">
          <text:p/>
        </draw:polyline>
        <draw:polyline draw:style-name="gr35" draw:text-style-name="P6" draw:layer="layout" svg:width="0.698cm" svg:height="0.267cm" draw:transform="rotate (1.5707963267949) translate (11.9907210147082cm 33.7917421114385cm)" svg:viewBox="0 0 699 268" draw:points="0,134 117,134 155,0 233,268 311,0 389,268 466,0 544,268 583,134 699,134">
          <text:p/>
        </draw:polyline>
        <draw:custom-shape draw:style-name="gr60" draw:text-style-name="P2" draw:layer="layout" svg:width="0.715cm" svg:height="0.7cm" svg:x="13.367cm" svg:y="33.7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2cm" svg:y="33.966cm" svg:viewBox="0 0 893 350" draw:points="0,175 149,175 198,0 298,350 397,0 496,350 596,0 695,350 744,175 893,175">
          <text:p/>
        </draw:polyline>
        <draw:polyline draw:style-name="gr35" draw:text-style-name="P6" draw:layer="layout" svg:width="0.698cm" svg:height="0.267cm" draw:transform="rotate (1.5707963267949) translate (13.5995678575566cm 33.7917421114385cm)" svg:viewBox="0 0 699 268" draw:points="0,134 117,134 155,0 233,268 311,0 389,268 466,0 544,268 583,134 699,134">
          <text:p/>
        </draw:polyline>
        <draw:custom-shape draw:style-name="gr61" draw:text-style-name="P2" draw:layer="layout" svg:width="0.714cm" svg:height="0.7cm" svg:x="8.543cm" svg:y="35.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7cm" svg:y="35.364cm" svg:viewBox="0 0 893 350" draw:points="0,175 149,175 198,0 298,350 397,0 496,350 596,0 695,350 744,175 893,175">
          <text:p/>
        </draw:polyline>
        <draw:polyline draw:style-name="gr35" draw:text-style-name="P6" draw:layer="layout" svg:width="0.698cm" svg:height="0.267cm" draw:transform="rotate (1.5707963267949) translate (8.77488292467934cm 35.1907640371462cm)" svg:viewBox="0 0 699 268" draw:points="0,134 117,134 155,0 233,268 311,0 389,268 466,0 544,268 583,134 699,134">
          <text:p/>
        </draw:polyline>
        <draw:custom-shape draw:style-name="gr60" draw:text-style-name="P2" draw:layer="layout" svg:width="0.715cm" svg:height="0.7cm" svg:x="10.15cm" svg:y="35.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6cm" svg:y="35.364cm" svg:viewBox="0 0 893 350" draw:points="0,175 149,175 198,0 298,350 397,0 496,350 596,0 695,350 744,175 893,175">
          <text:p/>
        </draw:polyline>
        <draw:polyline draw:style-name="gr35" draw:text-style-name="P6" draw:layer="layout" svg:width="0.698cm" svg:height="0.267cm" draw:transform="rotate (1.5707963267949) translate (10.3827297675277cm 35.1907640371462cm)" svg:viewBox="0 0 699 268" draw:points="0,134 117,134 155,0 233,268 311,0 389,268 466,0 544,268 583,134 699,134">
          <text:p/>
        </draw:polyline>
        <draw:custom-shape draw:style-name="gr60" draw:text-style-name="P2" draw:layer="layout" svg:width="0.715cm" svg:height="0.7cm" svg:x="5.326cm" svg:y="35.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2cm" svg:y="35.364cm" svg:viewBox="0 0 893 350" draw:points="0,175 149,175 198,0 298,350 397,0 496,350 596,0 695,350 744,175 893,175">
          <text:p/>
        </draw:polyline>
        <draw:polyline draw:style-name="gr35" draw:text-style-name="P6" draw:layer="layout" svg:width="0.698cm" svg:height="0.267cm" draw:transform="rotate (1.5707963267949) translate (5.55861880783573cm 35.1907640371462cm)" svg:viewBox="0 0 699 268" draw:points="0,134 117,134 155,0 233,268 311,0 389,268 466,0 544,268 583,134 699,134">
          <text:p/>
        </draw:polyline>
        <draw:custom-shape draw:style-name="gr60" draw:text-style-name="P2" draw:layer="layout" svg:width="0.715cm" svg:height="0.7cm" svg:x="6.935cm" svg:y="35.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5cm" svg:y="35.364cm" svg:viewBox="0 0 893 350" draw:points="0,175 149,175 198,0 298,350 397,0 496,350 596,0 695,350 744,175 893,175">
          <text:p/>
        </draw:polyline>
        <draw:polyline draw:style-name="gr35" draw:text-style-name="P6" draw:layer="layout" svg:width="0.698cm" svg:height="0.267cm" draw:transform="rotate (1.5707963267949) translate (7.16646565068412cm 35.1907640371462cm)" svg:viewBox="0 0 699 268" draw:points="0,134 117,134 155,0 233,268 311,0 389,268 466,0 544,268 583,134 699,134">
          <text:p/>
        </draw:polyline>
        <draw:custom-shape draw:style-name="gr60" draw:text-style-name="P2" draw:layer="layout" svg:width="0.715cm" svg:height="0.7cm" svg:x="3.718cm" svg:y="35.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3cm" svg:y="35.364cm" svg:viewBox="0 0 893 350" draw:points="0,175 149,175 198,0 298,350 397,0 496,350 596,0 695,350 744,175 893,175">
          <text:p/>
        </draw:polyline>
        <draw:polyline draw:style-name="gr35" draw:text-style-name="P6" draw:layer="layout" svg:width="0.698cm" svg:height="0.267cm" draw:transform="rotate (1.5707963267949) translate (3.95041459830025cm 35.1907640371462cm)" svg:viewBox="0 0 699 268" draw:points="0,134 117,134 155,0 233,268 311,0 389,268 466,0 544,268 583,134 699,134">
          <text:p/>
        </draw:polyline>
        <draw:custom-shape draw:style-name="gr60" draw:text-style-name="P2" draw:layer="layout" svg:width="0.715cm" svg:height="0.7cm" svg:x="11.759cm" svg:y="35.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4cm" svg:y="35.364cm" svg:viewBox="0 0 893 350" draw:points="0,175 149,175 198,0 298,350 397,0 496,350 596,0 695,350 744,175 893,175">
          <text:p/>
        </draw:polyline>
        <draw:polyline draw:style-name="gr35" draw:text-style-name="P6" draw:layer="layout" svg:width="0.698cm" svg:height="0.267cm" draw:transform="rotate (1.5707963267949) translate (11.9907210147082cm 35.1907640371462cm)" svg:viewBox="0 0 699 268" draw:points="0,134 117,134 155,0 233,268 311,0 389,268 466,0 544,268 583,134 699,134">
          <text:p/>
        </draw:polyline>
        <draw:custom-shape draw:style-name="gr60" draw:text-style-name="P2" draw:layer="layout" svg:width="0.715cm" svg:height="0.7cm" svg:x="13.367cm" svg:y="35.1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2cm" svg:y="35.364cm" svg:viewBox="0 0 893 350" draw:points="0,175 149,175 198,0 298,350 397,0 496,350 596,0 695,350 744,175 893,175">
          <text:p/>
        </draw:polyline>
        <draw:polyline draw:style-name="gr35" draw:text-style-name="P6" draw:layer="layout" svg:width="0.698cm" svg:height="0.267cm" draw:transform="rotate (1.5707963267949) translate (13.5995678575566cm 35.1907640371462cm)" svg:viewBox="0 0 699 268" draw:points="0,134 117,134 155,0 233,268 311,0 389,268 466,0 544,268 583,134 699,134">
          <text:p/>
        </draw:polyline>
        <draw:custom-shape draw:style-name="gr59" draw:text-style-name="P29" draw:layer="layout" svg:width="0.714cm" svg:height="0.7cm" svg:x="8.543cm" svg:y="30.99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7cm" svg:y="31.168cm" svg:viewBox="0 0 893 350" draw:points="0,175 149,175 198,0 298,350 397,0 496,350 596,0 695,350 744,175 893,175">
          <text:p/>
        </draw:polyline>
        <draw:polyline draw:style-name="gr35" draw:text-style-name="P6" draw:layer="layout" svg:width="0.698cm" svg:height="0.267cm" draw:transform="rotate (1.5707963267949) translate (8.77488292467934cm 30.9945982600229cm)" svg:viewBox="0 0 699 268" draw:points="0,134 117,134 155,0 233,268 311,0 389,268 466,0 544,268 583,134 699,134">
          <text:p/>
        </draw:polyline>
        <draw:custom-shape draw:style-name="gr60" draw:text-style-name="P2" draw:layer="layout" svg:width="0.715cm" svg:height="0.7cm" svg:x="10.15cm" svg:y="30.99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6cm" svg:y="31.168cm" svg:viewBox="0 0 893 350" draw:points="0,175 149,175 198,0 298,350 397,0 496,350 596,0 695,350 744,175 893,175">
          <text:p/>
        </draw:polyline>
        <draw:polyline draw:style-name="gr35" draw:text-style-name="P6" draw:layer="layout" svg:width="0.698cm" svg:height="0.267cm" draw:transform="rotate (1.5707963267949) translate (10.3827297675277cm 30.9945982600229cm)" svg:viewBox="0 0 699 268" draw:points="0,134 117,134 155,0 233,268 311,0 389,268 466,0 544,268 583,134 699,134">
          <text:p/>
        </draw:polyline>
        <draw:custom-shape draw:style-name="gr60" draw:text-style-name="P2" draw:layer="layout" svg:width="0.715cm" svg:height="0.7cm" svg:x="5.326cm" svg:y="30.99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2cm" svg:y="31.168cm" svg:viewBox="0 0 893 350" draw:points="0,175 149,175 198,0 298,350 397,0 496,350 596,0 695,350 744,175 893,175">
          <text:p/>
        </draw:polyline>
        <draw:polyline draw:style-name="gr35" draw:text-style-name="P6" draw:layer="layout" svg:width="0.698cm" svg:height="0.267cm" draw:transform="rotate (1.5707963267949) translate (5.55861880783573cm 30.9945982600229cm)" svg:viewBox="0 0 699 268" draw:points="0,134 117,134 155,0 233,268 311,0 389,268 466,0 544,268 583,134 699,134">
          <text:p/>
        </draw:polyline>
        <draw:custom-shape draw:style-name="gr60" draw:text-style-name="P2" draw:layer="layout" svg:width="0.715cm" svg:height="0.7cm" svg:x="6.935cm" svg:y="30.99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5cm" svg:y="31.168cm" svg:viewBox="0 0 893 350" draw:points="0,175 149,175 198,0 298,350 397,0 496,350 596,0 695,350 744,175 893,175">
          <text:p/>
        </draw:polyline>
        <draw:polyline draw:style-name="gr35" draw:text-style-name="P6" draw:layer="layout" svg:width="0.698cm" svg:height="0.267cm" draw:transform="rotate (1.5707963267949) translate (7.16646565068412cm 30.9945982600229cm)" svg:viewBox="0 0 699 268" draw:points="0,134 117,134 155,0 233,268 311,0 389,268 466,0 544,268 583,134 699,134">
          <text:p/>
        </draw:polyline>
        <draw:custom-shape draw:style-name="gr60" draw:text-style-name="P2" draw:layer="layout" svg:width="0.715cm" svg:height="0.7cm" svg:x="3.718cm" svg:y="30.99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3cm" svg:y="31.168cm" svg:viewBox="0 0 893 350" draw:points="0,175 149,175 198,0 298,350 397,0 496,350 596,0 695,350 744,175 893,175">
          <text:p/>
        </draw:polyline>
        <draw:polyline draw:style-name="gr35" draw:text-style-name="P6" draw:layer="layout" svg:width="0.698cm" svg:height="0.267cm" draw:transform="rotate (1.5707963267949) translate (3.95041459830025cm 30.9945982600229cm)" svg:viewBox="0 0 699 268" draw:points="0,134 117,134 155,0 233,268 311,0 389,268 466,0 544,268 583,134 699,134">
          <text:p/>
        </draw:polyline>
        <draw:custom-shape draw:style-name="gr65" draw:text-style-name="P28" draw:layer="layout" svg:width="0.715cm" svg:height="0.7cm" svg:x="11.759cm" svg:y="30.99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4cm" svg:y="31.168cm" svg:viewBox="0 0 893 350" draw:points="0,175 149,175 198,0 298,350 397,0 496,350 596,0 695,350 744,175 893,175">
          <text:p/>
        </draw:polyline>
        <draw:polyline draw:style-name="gr35" draw:text-style-name="P6" draw:layer="layout" svg:width="0.698cm" svg:height="0.267cm" draw:transform="rotate (1.5707963267949) translate (11.9907210147082cm 30.9945982600229cm)" svg:viewBox="0 0 699 268" draw:points="0,134 117,134 155,0 233,268 311,0 389,268 466,0 544,268 583,134 699,134">
          <text:p/>
        </draw:polyline>
        <draw:custom-shape draw:style-name="gr60" draw:text-style-name="P2" draw:layer="layout" svg:width="0.715cm" svg:height="0.7cm" svg:x="13.367cm" svg:y="30.99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2cm" svg:y="31.168cm" svg:viewBox="0 0 893 350" draw:points="0,175 149,175 198,0 298,350 397,0 496,350 596,0 695,350 744,175 893,175">
          <text:p/>
        </draw:polyline>
        <draw:polyline draw:style-name="gr35" draw:text-style-name="P6" draw:layer="layout" svg:width="0.698cm" svg:height="0.267cm" draw:transform="rotate (1.5707963267949) translate (13.5995678575566cm 30.9945982600229cm)" svg:viewBox="0 0 699 268" draw:points="0,134 117,134 155,0 233,268 311,0 389,268 466,0 544,268 583,134 699,134">
          <text:p/>
        </draw:polyline>
        <draw:custom-shape draw:style-name="gr61" draw:text-style-name="P2" draw:layer="layout" svg:width="0.714cm" svg:height="0.7cm" svg:x="8.542cm" svg:y="29.58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9.256cm" svg:y="29.76cm" svg:viewBox="0 0 893 350" draw:points="0,175 149,175 198,0 298,350 397,0 496,350 596,0 695,350 744,175 893,175">
          <text:p/>
        </draw:polyline>
        <draw:polyline draw:style-name="gr35" draw:text-style-name="P6" draw:layer="layout" svg:width="0.698cm" svg:height="0.267cm" draw:transform="rotate (1.5707963267949) translate (8.80930922617994cm 29.5857859628539cm)" svg:viewBox="0 0 699 268" draw:points="0,134 117,134 155,0 233,268 311,0 389,268 466,0 544,268 583,134 699,134">
          <text:p/>
        </draw:polyline>
        <draw:custom-shape draw:style-name="gr60" draw:text-style-name="P2" draw:layer="layout" svg:width="0.715cm" svg:height="0.7cm" svg:x="10.149cm" svg:y="29.58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0.864cm" svg:y="29.76cm" svg:viewBox="0 0 893 350" draw:points="0,175 149,175 198,0 298,350 397,0 496,350 596,0 695,350 744,175 893,175">
          <text:p/>
        </draw:polyline>
        <draw:polyline draw:style-name="gr35" draw:text-style-name="P6" draw:layer="layout" svg:width="0.698cm" svg:height="0.267cm" draw:transform="rotate (1.5707963267949) translate (10.4171560690283cm 29.5857859628539cm)" svg:viewBox="0 0 699 268" draw:points="0,134 117,134 155,0 233,268 311,0 389,268 466,0 544,268 583,134 699,134">
          <text:p/>
        </draw:polyline>
        <draw:custom-shape draw:style-name="gr60" draw:text-style-name="P2" draw:layer="layout" svg:width="0.715cm" svg:height="0.7cm" svg:x="5.325cm" svg:y="29.58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6.041cm" svg:y="29.76cm" svg:viewBox="0 0 893 350" draw:points="0,175 149,175 198,0 298,350 397,0 496,350 596,0 695,350 744,175 893,175">
          <text:p/>
        </draw:polyline>
        <draw:polyline draw:style-name="gr35" draw:text-style-name="P6" draw:layer="layout" svg:width="0.698cm" svg:height="0.267cm" draw:transform="rotate (1.5707963267949) translate (5.59382850283813cm 29.5857859628539cm)" svg:viewBox="0 0 699 268" draw:points="0,134 117,134 155,0 233,268 311,0 389,268 466,0 544,268 583,134 699,134">
          <text:p/>
        </draw:polyline>
        <draw:custom-shape draw:style-name="gr60" draw:text-style-name="P2" draw:layer="layout" svg:width="0.715cm" svg:height="0.7cm" svg:x="6.934cm" svg:y="29.58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7.649cm" svg:y="29.76cm" svg:viewBox="0 0 893 350" draw:points="0,175 149,175 198,0 298,350 397,0 496,350 596,0 695,350 744,175 893,175">
          <text:p/>
        </draw:polyline>
        <draw:polyline draw:style-name="gr35" draw:text-style-name="P6" draw:layer="layout" svg:width="0.698cm" svg:height="0.267cm" draw:transform="rotate (1.5707963267949) translate (7.20167534568652cm 29.5857859628539cm)" svg:viewBox="0 0 699 268" draw:points="0,134 117,134 155,0 233,268 311,0 389,268 466,0 544,268 583,134 699,134">
          <text:p/>
        </draw:polyline>
        <draw:custom-shape draw:style-name="gr60" draw:text-style-name="P2" draw:layer="layout" svg:width="0.715cm" svg:height="0.7cm" svg:x="3.717cm" svg:y="29.58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4.432cm" svg:y="29.76cm" svg:viewBox="0 0 893 350" draw:points="0,175 149,175 198,0 298,350 397,0 496,350 596,0 695,350 744,175 893,175">
          <text:p/>
        </draw:polyline>
        <draw:polyline draw:style-name="gr35" draw:text-style-name="P6" draw:layer="layout" svg:width="0.698cm" svg:height="0.267cm" draw:transform="rotate (1.5707963267949) translate (3.98469649546871cm 29.5857859628539cm)" svg:viewBox="0 0 699 268" draw:points="0,134 117,134 155,0 233,268 311,0 389,268 466,0 544,268 583,134 699,134">
          <text:p/>
        </draw:polyline>
        <draw:custom-shape draw:style-name="gr60" draw:text-style-name="P2" draw:layer="layout" svg:width="0.715cm" svg:height="0.7cm" svg:x="11.758cm" svg:y="29.58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2.473cm" svg:y="29.76cm" svg:viewBox="0 0 893 350" draw:points="0,175 149,175 198,0 298,350 397,0 496,350 596,0 695,350 744,175 893,175">
          <text:p/>
        </draw:polyline>
        <draw:polyline draw:style-name="gr35" draw:text-style-name="P6" draw:layer="layout" svg:width="0.698cm" svg:height="0.267cm" draw:transform="rotate (1.5707963267949) translate (12.0259307097106cm 29.5857859628539cm)" svg:viewBox="0 0 699 268" draw:points="0,134 117,134 155,0 233,268 311,0 389,268 466,0 544,268 583,134 699,134">
          <text:p/>
        </draw:polyline>
        <draw:custom-shape draw:style-name="gr60" draw:text-style-name="P2" draw:layer="layout" svg:width="0.715cm" svg:height="0.7cm" svg:x="13.366cm" svg:y="29.58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4.081cm" svg:y="29.76cm" svg:viewBox="0 0 893 350" draw:points="0,175 149,175 198,0 298,350 397,0 496,350 596,0 695,350 744,175 893,175">
          <text:p/>
        </draw:polyline>
        <draw:polyline draw:style-name="gr35" draw:text-style-name="P6" draw:layer="layout" svg:width="0.698cm" svg:height="0.267cm" draw:transform="rotate (1.5707963267949) translate (13.633777552559cm 29.5857859628539cm)" svg:viewBox="0 0 699 268" draw:points="0,134 117,134 155,0 233,268 311,0 389,268 466,0 544,268 583,134 699,134">
          <text:p/>
        </draw:polyline>
        <draw:polyline draw:style-name="gr35" draw:text-style-name="P6" draw:layer="layout" svg:width="0.698cm" svg:height="0.267cm" draw:transform="rotate (1.5707963267949) translate (8.77288292467934cm 36.5886701857307cm)" svg:viewBox="0 0 699 268" draw:points="0,134 117,134 155,0 233,268 311,0 389,268 466,0 544,268 583,134 699,134">
          <text:p/>
        </draw:polyline>
        <draw:polyline draw:style-name="gr35" draw:text-style-name="P6" draw:layer="layout" svg:width="0.698cm" svg:height="0.267cm" draw:transform="rotate (1.5707963267949) translate (10.3807297675277cm 36.5886701857307cm)" svg:viewBox="0 0 699 268" draw:points="0,134 117,134 155,0 233,268 311,0 389,268 466,0 544,268 583,134 699,134">
          <text:p/>
        </draw:polyline>
        <draw:polyline draw:style-name="gr35" draw:text-style-name="P6" draw:layer="layout" svg:width="0.698cm" svg:height="0.267cm" draw:transform="rotate (1.5707963267949) translate (5.55661880783573cm 36.5886701857307cm)" svg:viewBox="0 0 699 268" draw:points="0,134 117,134 155,0 233,268 311,0 389,268 466,0 544,268 583,134 699,134">
          <text:p/>
        </draw:polyline>
        <draw:polyline draw:style-name="gr35" draw:text-style-name="P6" draw:layer="layout" svg:width="0.698cm" svg:height="0.267cm" draw:transform="rotate (1.5707963267949) translate (7.16446565068411cm 36.5886701857307cm)" svg:viewBox="0 0 699 268" draw:points="0,134 117,134 155,0 233,268 311,0 389,268 466,0 544,268 583,134 699,134">
          <text:p/>
        </draw:polyline>
        <draw:polyline draw:style-name="gr35" draw:text-style-name="P6" draw:layer="layout" svg:width="0.698cm" svg:height="0.267cm" draw:transform="rotate (1.5707963267949) translate (3.94841459830025cm 36.5886701857307cm)" svg:viewBox="0 0 699 268" draw:points="0,134 117,134 155,0 233,268 311,0 389,268 466,0 544,268 583,134 699,134">
          <text:p/>
        </draw:polyline>
        <draw:polyline draw:style-name="gr35" draw:text-style-name="P6" draw:layer="layout" svg:width="0.698cm" svg:height="0.267cm" draw:transform="rotate (1.5707963267949) translate (11.9887210147082cm 36.5886701857307cm)" svg:viewBox="0 0 699 268" draw:points="0,134 117,134 155,0 233,268 311,0 389,268 466,0 544,268 583,134 699,134">
          <text:p/>
        </draw:polyline>
        <draw:polyline draw:style-name="gr35" draw:text-style-name="P6" draw:layer="layout" svg:width="0.698cm" svg:height="0.267cm" draw:transform="rotate (1.5707963267949) translate (13.6327774504543cm 36.5886701857307cm)" svg:viewBox="0 0 699 268" draw:points="0,134 117,134 155,0 233,268 311,0 389,268 466,0 544,268 583,134 699,134">
          <text:p/>
        </draw:polyline>
        <draw:custom-shape draw:style-name="gr62" draw:text-style-name="P28" draw:layer="layout" svg:width="0.714cm" svg:height="0.7cm" svg:x="19.799cm" svg:y="25.30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3cm" svg:y="25.479cm" svg:viewBox="0 0 893 350" draw:points="0,175 149,175 198,0 298,350 397,0 496,350 596,0 695,350 744,175 893,175">
          <text:p/>
        </draw:polyline>
        <draw:polyline draw:style-name="gr35" draw:text-style-name="P6" draw:layer="layout" svg:width="0.698cm" svg:height="0.267cm" draw:transform="rotate (1.5707963267949) translate (20.0308829246793cm 25.3056701857307cm)" svg:viewBox="0 0 699 268" draw:points="0,134 117,134 155,0 233,268 311,0 389,268 466,0 544,268 583,134 699,134">
          <text:p/>
        </draw:polyline>
        <draw:custom-shape draw:style-name="gr63" draw:text-style-name="P29" draw:layer="layout" svg:width="0.715cm" svg:height="0.7cm" svg:x="21.406cm" svg:y="25.30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2cm" svg:y="25.479cm" svg:viewBox="0 0 893 350" draw:points="0,175 149,175 198,0 298,350 397,0 496,350 596,0 695,350 744,175 893,175">
          <text:p/>
        </draw:polyline>
        <draw:polyline draw:style-name="gr35" draw:text-style-name="P6" draw:layer="layout" svg:width="0.698cm" svg:height="0.267cm" draw:transform="rotate (1.5707963267949) translate (21.6387297675277cm 25.3056701857307cm)" svg:viewBox="0 0 699 268" draw:points="0,134 117,134 155,0 233,268 311,0 389,268 466,0 544,268 583,134 699,134">
          <text:p/>
        </draw:polyline>
        <draw:custom-shape draw:style-name="gr60" draw:text-style-name="P2" draw:layer="layout" svg:width="0.715cm" svg:height="0.7cm" svg:x="16.582cm" svg:y="25.30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8cm" svg:y="25.479cm" svg:viewBox="0 0 893 350" draw:points="0,175 149,175 198,0 298,350 397,0 496,350 596,0 695,350 744,175 893,175">
          <text:p/>
        </draw:polyline>
        <draw:polyline draw:style-name="gr35" draw:text-style-name="P6" draw:layer="layout" svg:width="0.698cm" svg:height="0.267cm" draw:transform="rotate (1.5707963267949) translate (16.8146188078358cm 25.3056701857307cm)" svg:viewBox="0 0 699 268" draw:points="0,134 117,134 155,0 233,268 311,0 389,268 466,0 544,268 583,134 699,134">
          <text:p/>
        </draw:polyline>
        <draw:custom-shape draw:style-name="gr63" draw:text-style-name="P29" draw:layer="layout" svg:width="0.715cm" svg:height="0.7cm" svg:x="18.191cm" svg:y="25.30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6cm" svg:y="25.479cm" svg:viewBox="0 0 893 350" draw:points="0,175 149,175 198,0 298,350 397,0 496,350 596,0 695,350 744,175 893,175">
          <text:p/>
        </draw:polyline>
        <draw:polyline draw:style-name="gr35" draw:text-style-name="P6" draw:layer="layout" svg:width="0.698cm" svg:height="0.267cm" draw:transform="rotate (1.5707963267949) translate (18.4224656506842cm 25.3056701857307cm)" svg:viewBox="0 0 699 268" draw:points="0,134 117,134 155,0 233,268 311,0 389,268 466,0 544,268 583,134 699,134">
          <text:p/>
        </draw:polyline>
        <draw:custom-shape draw:style-name="gr60" draw:text-style-name="P2" draw:layer="layout" svg:width="0.715cm" svg:height="0.7cm" svg:x="14.974cm" svg:y="25.30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89cm" svg:y="25.479cm" svg:viewBox="0 0 893 350" draw:points="0,175 149,175 198,0 298,350 397,0 496,350 596,0 695,350 744,175 893,175">
          <text:p/>
        </draw:polyline>
        <draw:polyline draw:style-name="gr35" draw:text-style-name="P6" draw:layer="layout" svg:width="0.698cm" svg:height="0.267cm" draw:transform="rotate (1.5707963267949) translate (15.2064145983003cm 25.3056701857307cm)" svg:viewBox="0 0 699 268" draw:points="0,134 117,134 155,0 233,268 311,0 389,268 466,0 544,268 583,134 699,134">
          <text:p/>
        </draw:polyline>
        <draw:custom-shape draw:style-name="gr60" draw:text-style-name="P2" draw:layer="layout" svg:width="0.715cm" svg:height="0.7cm" svg:x="23.015cm" svg:y="25.30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3cm" svg:y="25.479cm" svg:viewBox="0 0 893 350" draw:points="0,175 149,175 198,0 298,350 397,0 496,350 596,0 695,350 744,175 893,175">
          <text:p/>
        </draw:polyline>
        <draw:polyline draw:style-name="gr35" draw:text-style-name="P6" draw:layer="layout" svg:width="0.698cm" svg:height="0.267cm" draw:transform="rotate (1.5707963267949) translate (23.2467210147083cm 25.3056701857307cm)" svg:viewBox="0 0 699 268" draw:points="0,134 117,134 155,0 233,268 311,0 389,268 466,0 544,268 583,134 699,134">
          <text:p/>
        </draw:polyline>
        <draw:custom-shape draw:style-name="gr60" draw:text-style-name="P2" draw:layer="layout" svg:width="0.715cm" svg:height="0.7cm" svg:x="24.623cm" svg:y="25.30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4cm" svg:y="25.533cm" svg:viewBox="0 0 893 350" draw:points="0,175 149,175 198,0 298,350 397,0 496,350 596,0 695,350 744,175 893,175">
          <text:p/>
        </draw:polyline>
        <draw:polyline draw:style-name="gr35" draw:text-style-name="P6" draw:layer="layout" svg:width="0.698cm" svg:height="0.267cm" draw:transform="rotate (1.5707963267949) translate (24.8927774504543cm 25.3576701857307cm)" svg:viewBox="0 0 699 268" draw:points="0,134 117,134 155,0 233,268 311,0 389,268 466,0 544,268 583,134 699,134">
          <text:p/>
        </draw:polyline>
        <draw:custom-shape draw:style-name="gr59" draw:text-style-name="P29" draw:layer="layout" svg:width="0.714cm" svg:height="0.7cm" svg:x="19.799cm" svg:y="26.70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3cm" svg:y="26.878cm" svg:viewBox="0 0 893 350" draw:points="0,175 149,175 198,0 298,350 397,0 496,350 596,0 695,350 744,175 893,175">
          <text:p/>
        </draw:polyline>
        <draw:polyline draw:style-name="gr35" draw:text-style-name="P6" draw:layer="layout" svg:width="0.698cm" svg:height="0.267cm" draw:transform="rotate (1.5707963267949) translate (20.0308829246793cm 26.7037421114384cm)" svg:viewBox="0 0 699 268" draw:points="0,134 117,134 155,0 233,268 311,0 389,268 466,0 544,268 583,134 699,134">
          <text:p/>
        </draw:polyline>
        <draw:custom-shape draw:style-name="gr60" draw:text-style-name="P2" draw:layer="layout" svg:width="0.715cm" svg:height="0.7cm" svg:x="21.406cm" svg:y="26.70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2cm" svg:y="26.878cm" svg:viewBox="0 0 893 350" draw:points="0,175 149,175 198,0 298,350 397,0 496,350 596,0 695,350 744,175 893,175">
          <text:p/>
        </draw:polyline>
        <draw:polyline draw:style-name="gr35" draw:text-style-name="P6" draw:layer="layout" svg:width="0.698cm" svg:height="0.267cm" draw:transform="rotate (1.5707963267949) translate (21.6387297675277cm 26.7037421114384cm)" svg:viewBox="0 0 699 268" draw:points="0,134 117,134 155,0 233,268 311,0 389,268 466,0 544,268 583,134 699,134">
          <text:p/>
        </draw:polyline>
        <draw:custom-shape draw:style-name="gr60" draw:text-style-name="P2" draw:layer="layout" svg:width="0.715cm" svg:height="0.7cm" svg:x="16.582cm" svg:y="26.70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8cm" svg:y="26.878cm" svg:viewBox="0 0 893 350" draw:points="0,175 149,175 198,0 298,350 397,0 496,350 596,0 695,350 744,175 893,175">
          <text:p/>
        </draw:polyline>
        <draw:polyline draw:style-name="gr35" draw:text-style-name="P6" draw:layer="layout" svg:width="0.698cm" svg:height="0.267cm" draw:transform="rotate (1.5707963267949) translate (16.8146188078358cm 26.7037421114384cm)" svg:viewBox="0 0 699 268" draw:points="0,134 117,134 155,0 233,268 311,0 389,268 466,0 544,268 583,134 699,134">
          <text:p/>
        </draw:polyline>
        <draw:custom-shape draw:style-name="gr60" draw:text-style-name="P2" draw:layer="layout" svg:width="0.715cm" svg:height="0.7cm" svg:x="18.191cm" svg:y="26.70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6cm" svg:y="26.878cm" svg:viewBox="0 0 893 350" draw:points="0,175 149,175 198,0 298,350 397,0 496,350 596,0 695,350 744,175 893,175">
          <text:p/>
        </draw:polyline>
        <draw:polyline draw:style-name="gr35" draw:text-style-name="P6" draw:layer="layout" svg:width="0.698cm" svg:height="0.267cm" draw:transform="rotate (1.5707963267949) translate (18.4224656506842cm 26.7037421114384cm)" svg:viewBox="0 0 699 268" draw:points="0,134 117,134 155,0 233,268 311,0 389,268 466,0 544,268 583,134 699,134">
          <text:p/>
        </draw:polyline>
        <draw:custom-shape draw:style-name="gr60" draw:text-style-name="P2" draw:layer="layout" svg:width="0.715cm" svg:height="0.7cm" svg:x="14.974cm" svg:y="26.70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89cm" svg:y="26.878cm" svg:viewBox="0 0 893 350" draw:points="0,175 149,175 198,0 298,350 397,0 496,350 596,0 695,350 744,175 893,175">
          <text:p/>
        </draw:polyline>
        <draw:polyline draw:style-name="gr35" draw:text-style-name="P6" draw:layer="layout" svg:width="0.698cm" svg:height="0.267cm" draw:transform="rotate (1.5707963267949) translate (15.2064145983003cm 26.7037421114384cm)" svg:viewBox="0 0 699 268" draw:points="0,134 117,134 155,0 233,268 311,0 389,268 466,0 544,268 583,134 699,134">
          <text:p/>
        </draw:polyline>
        <draw:custom-shape draw:style-name="gr60" draw:text-style-name="P2" draw:layer="layout" svg:width="0.715cm" svg:height="0.7cm" svg:x="23.015cm" svg:y="26.70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3cm" svg:y="26.878cm" svg:viewBox="0 0 893 350" draw:points="0,175 149,175 198,0 298,350 397,0 496,350 596,0 695,350 744,175 893,175">
          <text:p/>
        </draw:polyline>
        <draw:polyline draw:style-name="gr35" draw:text-style-name="P6" draw:layer="layout" svg:width="0.698cm" svg:height="0.267cm" draw:transform="rotate (1.5707963267949) translate (23.2467210147083cm 26.7037421114384cm)" svg:viewBox="0 0 699 268" draw:points="0,134 117,134 155,0 233,268 311,0 389,268 466,0 544,268 583,134 699,134">
          <text:p/>
        </draw:polyline>
        <draw:custom-shape draw:style-name="gr60" draw:text-style-name="P2" draw:layer="layout" svg:width="0.715cm" svg:height="0.7cm" svg:x="24.623cm" svg:y="26.704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4cm" svg:y="26.931cm" svg:viewBox="0 0 893 350" draw:points="0,175 149,175 198,0 298,350 397,0 496,350 596,0 695,350 744,175 893,175">
          <text:p/>
        </draw:polyline>
        <draw:polyline draw:style-name="gr35" draw:text-style-name="P6" draw:layer="layout" svg:width="0.698cm" svg:height="0.267cm" draw:transform="rotate (1.5707963267949) translate (24.8555678575567cm 26.7037421114384cm)" svg:viewBox="0 0 699 268" draw:points="0,134 117,134 155,0 233,268 311,0 389,268 466,0 544,268 583,134 699,134">
          <text:p/>
        </draw:polyline>
        <draw:custom-shape draw:style-name="gr61" draw:text-style-name="P2" draw:layer="layout" svg:width="0.714cm" svg:height="0.7cm" svg:x="19.799cm" svg:y="28.10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3cm" svg:y="28.277cm" svg:viewBox="0 0 893 350" draw:points="0,175 149,175 198,0 298,350 397,0 496,350 596,0 695,350 744,175 893,175">
          <text:p/>
        </draw:polyline>
        <draw:polyline draw:style-name="gr35" draw:text-style-name="P6" draw:layer="layout" svg:width="0.698cm" svg:height="0.267cm" draw:transform="rotate (1.5707963267949) translate (20.0308829246793cm 28.1027640371462cm)" svg:viewBox="0 0 699 268" draw:points="0,134 117,134 155,0 233,268 311,0 389,268 466,0 544,268 583,134 699,134">
          <text:p/>
        </draw:polyline>
        <draw:custom-shape draw:style-name="gr60" draw:text-style-name="P2" draw:layer="layout" svg:width="0.715cm" svg:height="0.7cm" svg:x="21.406cm" svg:y="28.10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2cm" svg:y="28.277cm" svg:viewBox="0 0 893 350" draw:points="0,175 149,175 198,0 298,350 397,0 496,350 596,0 695,350 744,175 893,175">
          <text:p/>
        </draw:polyline>
        <draw:polyline draw:style-name="gr35" draw:text-style-name="P6" draw:layer="layout" svg:width="0.698cm" svg:height="0.267cm" draw:transform="rotate (1.5707963267949) translate (21.6387297675277cm 28.1027640371462cm)" svg:viewBox="0 0 699 268" draw:points="0,134 117,134 155,0 233,268 311,0 389,268 466,0 544,268 583,134 699,134">
          <text:p/>
        </draw:polyline>
        <draw:custom-shape draw:style-name="gr60" draw:text-style-name="P2" draw:layer="layout" svg:width="0.715cm" svg:height="0.7cm" svg:x="16.582cm" svg:y="28.10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8cm" svg:y="28.277cm" svg:viewBox="0 0 893 350" draw:points="0,175 149,175 198,0 298,350 397,0 496,350 596,0 695,350 744,175 893,175">
          <text:p/>
        </draw:polyline>
        <draw:polyline draw:style-name="gr35" draw:text-style-name="P6" draw:layer="layout" svg:width="0.698cm" svg:height="0.267cm" draw:transform="rotate (1.5707963267949) translate (16.8146188078358cm 28.1027640371462cm)" svg:viewBox="0 0 699 268" draw:points="0,134 117,134 155,0 233,268 311,0 389,268 466,0 544,268 583,134 699,134">
          <text:p/>
        </draw:polyline>
        <draw:custom-shape draw:style-name="gr60" draw:text-style-name="P2" draw:layer="layout" svg:width="0.715cm" svg:height="0.7cm" svg:x="18.191cm" svg:y="28.10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6cm" svg:y="28.277cm" svg:viewBox="0 0 893 350" draw:points="0,175 149,175 198,0 298,350 397,0 496,350 596,0 695,350 744,175 893,175">
          <text:p/>
        </draw:polyline>
        <draw:polyline draw:style-name="gr35" draw:text-style-name="P6" draw:layer="layout" svg:width="0.698cm" svg:height="0.267cm" draw:transform="rotate (1.5707963267949) translate (18.4224656506842cm 28.1027640371462cm)" svg:viewBox="0 0 699 268" draw:points="0,134 117,134 155,0 233,268 311,0 389,268 466,0 544,268 583,134 699,134">
          <text:p/>
        </draw:polyline>
        <draw:custom-shape draw:style-name="gr60" draw:text-style-name="P2" draw:layer="layout" svg:width="0.715cm" svg:height="0.7cm" svg:x="14.974cm" svg:y="28.10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89cm" svg:y="28.277cm" svg:viewBox="0 0 893 350" draw:points="0,175 149,175 198,0 298,350 397,0 496,350 596,0 695,350 744,175 893,175">
          <text:p/>
        </draw:polyline>
        <draw:polyline draw:style-name="gr35" draw:text-style-name="P6" draw:layer="layout" svg:width="0.698cm" svg:height="0.267cm" draw:transform="rotate (1.5707963267949) translate (15.2064145983003cm 28.1027640371462cm)" svg:viewBox="0 0 699 268" draw:points="0,134 117,134 155,0 233,268 311,0 389,268 466,0 544,268 583,134 699,134">
          <text:p/>
        </draw:polyline>
        <draw:custom-shape draw:style-name="gr60" draw:text-style-name="P2" draw:layer="layout" svg:width="0.715cm" svg:height="0.7cm" svg:x="23.015cm" svg:y="28.10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3cm" svg:y="28.277cm" svg:viewBox="0 0 893 350" draw:points="0,175 149,175 198,0 298,350 397,0 496,350 596,0 695,350 744,175 893,175">
          <text:p/>
        </draw:polyline>
        <draw:polyline draw:style-name="gr35" draw:text-style-name="P6" draw:layer="layout" svg:width="0.698cm" svg:height="0.267cm" draw:transform="rotate (1.5707963267949) translate (23.2467210147083cm 28.1027640371462cm)" svg:viewBox="0 0 699 268" draw:points="0,134 117,134 155,0 233,268 311,0 389,268 466,0 544,268 583,134 699,134">
          <text:p/>
        </draw:polyline>
        <draw:custom-shape draw:style-name="gr60" draw:text-style-name="P2" draw:layer="layout" svg:width="0.715cm" svg:height="0.7cm" svg:x="24.623cm" svg:y="28.10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4cm" svg:y="28.329cm" svg:viewBox="0 0 893 350" draw:points="0,175 149,175 198,0 298,350 397,0 496,350 596,0 695,350 744,175 893,175">
          <text:p/>
        </draw:polyline>
        <draw:polyline draw:style-name="gr35" draw:text-style-name="P6" draw:layer="layout" svg:width="0.698cm" svg:height="0.267cm" draw:transform="rotate (1.5707963267949) translate (24.8555678575567cm 28.1027640371462cm)" svg:viewBox="0 0 699 268" draw:points="0,134 117,134 155,0 233,268 311,0 389,268 466,0 544,268 583,134 699,134">
          <text:p/>
        </draw:polyline>
        <draw:custom-shape draw:style-name="gr59" draw:text-style-name="P29" draw:layer="layout" svg:width="0.714cm" svg:height="0.7cm" svg:x="19.799cm" svg:y="23.9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3cm" svg:y="24.081cm" svg:viewBox="0 0 893 350" draw:points="0,175 149,175 198,0 298,350 397,0 496,350 596,0 695,350 744,175 893,175">
          <text:p/>
        </draw:polyline>
        <draw:polyline draw:style-name="gr35" draw:text-style-name="P6" draw:layer="layout" svg:width="0.698cm" svg:height="0.267cm" draw:transform="rotate (1.5707963267949) translate (20.0308829246793cm 23.9065982600229cm)" svg:viewBox="0 0 699 268" draw:points="0,134 117,134 155,0 233,268 311,0 389,268 466,0 544,268 583,134 699,134">
          <text:p/>
        </draw:polyline>
        <draw:custom-shape draw:style-name="gr60" draw:text-style-name="P2" draw:layer="layout" svg:width="0.715cm" svg:height="0.7cm" svg:x="21.406cm" svg:y="23.9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2cm" svg:y="24.081cm" svg:viewBox="0 0 893 350" draw:points="0,175 149,175 198,0 298,350 397,0 496,350 596,0 695,350 744,175 893,175">
          <text:p/>
        </draw:polyline>
        <draw:polyline draw:style-name="gr35" draw:text-style-name="P6" draw:layer="layout" svg:width="0.698cm" svg:height="0.267cm" draw:transform="rotate (1.5707963267949) translate (21.6387297675277cm 23.9065982600229cm)" svg:viewBox="0 0 699 268" draw:points="0,134 117,134 155,0 233,268 311,0 389,268 466,0 544,268 583,134 699,134">
          <text:p/>
        </draw:polyline>
        <draw:custom-shape draw:style-name="gr60" draw:text-style-name="P2" draw:layer="layout" svg:width="0.715cm" svg:height="0.7cm" svg:x="16.582cm" svg:y="23.9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8cm" svg:y="24.081cm" svg:viewBox="0 0 893 350" draw:points="0,175 149,175 198,0 298,350 397,0 496,350 596,0 695,350 744,175 893,175">
          <text:p/>
        </draw:polyline>
        <draw:polyline draw:style-name="gr35" draw:text-style-name="P6" draw:layer="layout" svg:width="0.698cm" svg:height="0.267cm" draw:transform="rotate (1.5707963267949) translate (16.8146188078358cm 23.9065982600229cm)" svg:viewBox="0 0 699 268" draw:points="0,134 117,134 155,0 233,268 311,0 389,268 466,0 544,268 583,134 699,134">
          <text:p/>
        </draw:polyline>
        <draw:custom-shape draw:style-name="gr60" draw:text-style-name="P2" draw:layer="layout" svg:width="0.715cm" svg:height="0.7cm" svg:x="18.191cm" svg:y="23.9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6cm" svg:y="24.081cm" svg:viewBox="0 0 893 350" draw:points="0,175 149,175 198,0 298,350 397,0 496,350 596,0 695,350 744,175 893,175">
          <text:p/>
        </draw:polyline>
        <draw:polyline draw:style-name="gr35" draw:text-style-name="P6" draw:layer="layout" svg:width="0.698cm" svg:height="0.267cm" draw:transform="rotate (1.5707963267949) translate (18.4224656506842cm 23.9065982600229cm)" svg:viewBox="0 0 699 268" draw:points="0,134 117,134 155,0 233,268 311,0 389,268 466,0 544,268 583,134 699,134">
          <text:p/>
        </draw:polyline>
        <draw:custom-shape draw:style-name="gr60" draw:text-style-name="P2" draw:layer="layout" svg:width="0.715cm" svg:height="0.7cm" svg:x="14.974cm" svg:y="23.9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89cm" svg:y="24.081cm" svg:viewBox="0 0 893 350" draw:points="0,175 149,175 198,0 298,350 397,0 496,350 596,0 695,350 744,175 893,175">
          <text:p/>
        </draw:polyline>
        <draw:polyline draw:style-name="gr35" draw:text-style-name="P6" draw:layer="layout" svg:width="0.698cm" svg:height="0.267cm" draw:transform="rotate (1.5707963267949) translate (15.2064145983003cm 23.9065982600229cm)" svg:viewBox="0 0 699 268" draw:points="0,134 117,134 155,0 233,268 311,0 389,268 466,0 544,268 583,134 699,134">
          <text:p/>
        </draw:polyline>
        <draw:custom-shape draw:style-name="gr65" draw:text-style-name="P28" draw:layer="layout" svg:width="0.715cm" svg:height="0.7cm" svg:x="23.015cm" svg:y="23.9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3cm" svg:y="24.081cm" svg:viewBox="0 0 893 350" draw:points="0,175 149,175 198,0 298,350 397,0 496,350 596,0 695,350 744,175 893,175">
          <text:p/>
        </draw:polyline>
        <draw:polyline draw:style-name="gr35" draw:text-style-name="P6" draw:layer="layout" svg:width="0.698cm" svg:height="0.267cm" draw:transform="rotate (1.5707963267949) translate (23.2467210147083cm 23.9065982600229cm)" svg:viewBox="0 0 699 268" draw:points="0,134 117,134 155,0 233,268 311,0 389,268 466,0 544,268 583,134 699,134">
          <text:p/>
        </draw:polyline>
        <draw:custom-shape draw:style-name="gr60" draw:text-style-name="P2" draw:layer="layout" svg:width="0.715cm" svg:height="0.7cm" svg:x="24.623cm" svg:y="23.9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4cm" svg:y="24.134cm" svg:viewBox="0 0 893 350" draw:points="0,175 149,175 198,0 298,350 397,0 496,350 596,0 695,350 744,175 893,175">
          <text:p/>
        </draw:polyline>
        <draw:polyline draw:style-name="gr35" draw:text-style-name="P6" draw:layer="layout" svg:width="0.698cm" svg:height="0.267cm" draw:transform="rotate (1.5707963267949) translate (24.8555678575567cm 23.9065982600229cm)" svg:viewBox="0 0 699 268" draw:points="0,134 117,134 155,0 233,268 311,0 389,268 466,0 544,268 583,134 699,134">
          <text:p/>
        </draw:polyline>
        <draw:custom-shape draw:style-name="gr61" draw:text-style-name="P2" draw:layer="layout" svg:width="0.714cm" svg:height="0.7cm" svg:x="19.798cm" svg:y="22.49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2cm" svg:y="22.674cm" svg:viewBox="0 0 893 350" draw:points="0,175 149,175 198,0 298,350 397,0 496,350 596,0 695,350 744,175 893,175">
          <text:p/>
        </draw:polyline>
        <draw:polyline draw:style-name="gr35" draw:text-style-name="P6" draw:layer="layout" svg:width="0.698cm" svg:height="0.267cm" draw:transform="rotate (1.5707963267949) translate (20.0653092261799cm 22.4977859628539cm)" svg:viewBox="0 0 699 268" draw:points="0,134 117,134 155,0 233,268 311,0 389,268 466,0 544,268 583,134 699,134">
          <text:p/>
        </draw:polyline>
        <draw:custom-shape draw:style-name="gr60" draw:text-style-name="P2" draw:layer="layout" svg:width="0.715cm" svg:height="0.7cm" svg:x="21.405cm" svg:y="22.49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cm" svg:y="22.674cm" svg:viewBox="0 0 893 350" draw:points="0,175 149,175 198,0 298,350 397,0 496,350 596,0 695,350 744,175 893,175">
          <text:p/>
        </draw:polyline>
        <draw:polyline draw:style-name="gr35" draw:text-style-name="P6" draw:layer="layout" svg:width="0.698cm" svg:height="0.267cm" draw:transform="rotate (1.5707963267949) translate (21.6731560690283cm 22.4977859628539cm)" svg:viewBox="0 0 699 268" draw:points="0,134 117,134 155,0 233,268 311,0 389,268 466,0 544,268 583,134 699,134">
          <text:p/>
        </draw:polyline>
        <draw:custom-shape draw:style-name="gr60" draw:text-style-name="P2" draw:layer="layout" svg:width="0.715cm" svg:height="0.7cm" svg:x="16.581cm" svg:y="22.49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7cm" svg:y="22.674cm" svg:viewBox="0 0 893 350" draw:points="0,175 149,175 198,0 298,350 397,0 496,350 596,0 695,350 744,175 893,175">
          <text:p/>
        </draw:polyline>
        <draw:polyline draw:style-name="gr35" draw:text-style-name="P6" draw:layer="layout" svg:width="0.698cm" svg:height="0.267cm" draw:transform="rotate (1.5707963267949) translate (16.8498285028382cm 22.4977859628539cm)" svg:viewBox="0 0 699 268" draw:points="0,134 117,134 155,0 233,268 311,0 389,268 466,0 544,268 583,134 699,134">
          <text:p/>
        </draw:polyline>
        <draw:custom-shape draw:style-name="gr60" draw:text-style-name="P2" draw:layer="layout" svg:width="0.715cm" svg:height="0.7cm" svg:x="18.19cm" svg:y="22.49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5cm" svg:y="22.674cm" svg:viewBox="0 0 893 350" draw:points="0,175 149,175 198,0 298,350 397,0 496,350 596,0 695,350 744,175 893,175">
          <text:p/>
        </draw:polyline>
        <draw:polyline draw:style-name="gr35" draw:text-style-name="P6" draw:layer="layout" svg:width="0.698cm" svg:height="0.267cm" draw:transform="rotate (1.5707963267949) translate (18.4576753456866cm 22.4977859628539cm)" svg:viewBox="0 0 699 268" draw:points="0,134 117,134 155,0 233,268 311,0 389,268 466,0 544,268 583,134 699,134">
          <text:p/>
        </draw:polyline>
        <draw:custom-shape draw:style-name="gr60" draw:text-style-name="P2" draw:layer="layout" svg:width="0.715cm" svg:height="0.7cm" svg:x="14.973cm" svg:y="22.49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88cm" svg:y="22.674cm" svg:viewBox="0 0 893 350" draw:points="0,175 149,175 198,0 298,350 397,0 496,350 596,0 695,350 744,175 893,175">
          <text:p/>
        </draw:polyline>
        <draw:polyline draw:style-name="gr35" draw:text-style-name="P6" draw:layer="layout" svg:width="0.698cm" svg:height="0.267cm" draw:transform="rotate (1.5707963267949) translate (15.2406964954687cm 22.4977859628539cm)" svg:viewBox="0 0 699 268" draw:points="0,134 117,134 155,0 233,268 311,0 389,268 466,0 544,268 583,134 699,134">
          <text:p/>
        </draw:polyline>
        <draw:custom-shape draw:style-name="gr60" draw:text-style-name="P2" draw:layer="layout" svg:width="0.715cm" svg:height="0.7cm" svg:x="23.014cm" svg:y="22.49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29cm" svg:y="22.674cm" svg:viewBox="0 0 893 350" draw:points="0,175 149,175 198,0 298,350 397,0 496,350 596,0 695,350 744,175 893,175">
          <text:p/>
        </draw:polyline>
        <draw:polyline draw:style-name="gr35" draw:text-style-name="P6" draw:layer="layout" svg:width="0.698cm" svg:height="0.267cm" draw:transform="rotate (1.5707963267949) translate (23.2819307097107cm 22.4977859628539cm)" svg:viewBox="0 0 699 268" draw:points="0,134 117,134 155,0 233,268 311,0 389,268 466,0 544,268 583,134 699,134">
          <text:p/>
        </draw:polyline>
        <draw:custom-shape draw:style-name="gr60" draw:text-style-name="P2" draw:layer="layout" svg:width="0.715cm" svg:height="0.7cm" svg:x="24.622cm" svg:y="22.49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39cm" svg:y="22.725cm" svg:viewBox="0 0 893 350" draw:points="0,175 149,175 198,0 298,350 397,0 496,350 596,0 695,350 744,175 893,175">
          <text:p/>
        </draw:polyline>
        <draw:polyline draw:style-name="gr35" draw:text-style-name="P6" draw:layer="layout" svg:width="0.698cm" svg:height="0.267cm" draw:transform="rotate (1.5707963267949) translate (24.891777552559cm 22.5507859628538cm)" svg:viewBox="0 0 699 268" draw:points="0,134 117,134 155,0 233,268 311,0 389,268 466,0 544,268 583,134 699,134">
          <text:p/>
        </draw:polyline>
        <draw:custom-shape draw:style-name="gr62" draw:text-style-name="P28" draw:layer="layout" svg:width="0.714cm" svg:height="0.7cm" svg:x="19.8cm" svg:y="32.3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4cm" svg:y="32.484cm" svg:viewBox="0 0 893 350" draw:points="0,175 149,175 198,0 298,350 397,0 496,350 596,0 695,350 744,175 893,175">
          <text:p/>
        </draw:polyline>
        <draw:polyline draw:style-name="gr35" draw:text-style-name="P6" draw:layer="layout" svg:width="0.698cm" svg:height="0.267cm" draw:transform="rotate (1.5707963267949) translate (20.0318829246793cm 32.3086701857307cm)" svg:viewBox="0 0 699 268" draw:points="0,134 117,134 155,0 233,268 311,0 389,268 466,0 544,268 583,134 699,134">
          <text:p/>
        </draw:polyline>
        <draw:custom-shape draw:style-name="gr63" draw:text-style-name="P29" draw:layer="layout" svg:width="0.715cm" svg:height="0.7cm" svg:x="21.407cm" svg:y="32.3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3cm" svg:y="32.484cm" svg:viewBox="0 0 893 350" draw:points="0,175 149,175 198,0 298,350 397,0 496,350 596,0 695,350 744,175 893,175">
          <text:p/>
        </draw:polyline>
        <draw:polyline draw:style-name="gr35" draw:text-style-name="P6" draw:layer="layout" svg:width="0.698cm" svg:height="0.267cm" draw:transform="rotate (1.5707963267949) translate (21.6397297675277cm 32.3086701857307cm)" svg:viewBox="0 0 699 268" draw:points="0,134 117,134 155,0 233,268 311,0 389,268 466,0 544,268 583,134 699,134">
          <text:p/>
        </draw:polyline>
        <draw:custom-shape draw:style-name="gr60" draw:text-style-name="P2" draw:layer="layout" svg:width="0.715cm" svg:height="0.7cm" svg:x="16.584cm" svg:y="32.3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9cm" svg:y="32.484cm" svg:viewBox="0 0 893 350" draw:points="0,175 149,175 198,0 298,350 397,0 496,350 596,0 695,350 744,175 893,175">
          <text:p/>
        </draw:polyline>
        <draw:polyline draw:style-name="gr35" draw:text-style-name="P6" draw:layer="layout" svg:width="0.698cm" svg:height="0.267cm" draw:transform="rotate (1.5707963267949) translate (16.8156188078358cm 32.3086701857307cm)" svg:viewBox="0 0 699 268" draw:points="0,134 117,134 155,0 233,268 311,0 389,268 466,0 544,268 583,134 699,134">
          <text:p/>
        </draw:polyline>
        <draw:custom-shape draw:style-name="gr63" draw:text-style-name="P29" draw:layer="layout" svg:width="0.715cm" svg:height="0.7cm" svg:x="18.192cm" svg:y="32.3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7cm" svg:y="32.483cm" svg:viewBox="0 0 893 350" draw:points="0,175 149,175 198,0 298,350 397,0 496,350 596,0 695,350 744,175 893,175">
          <text:p/>
        </draw:polyline>
        <draw:polyline draw:style-name="gr35" draw:text-style-name="P6" draw:layer="layout" svg:width="0.698cm" svg:height="0.267cm" draw:transform="rotate (1.5707963267949) translate (18.4244656506842cm 32.3086701857307cm)" svg:viewBox="0 0 699 268" draw:points="0,134 117,134 155,0 233,268 311,0 389,268 466,0 544,268 583,134 699,134">
          <text:p/>
        </draw:polyline>
        <draw:custom-shape draw:style-name="gr60" draw:text-style-name="P2" draw:layer="layout" svg:width="0.715cm" svg:height="0.7cm" svg:x="14.975cm" svg:y="32.3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9cm" svg:y="32.484cm" svg:viewBox="0 0 893 350" draw:points="0,175 149,175 198,0 298,350 397,0 496,350 596,0 695,350 744,175 893,175">
          <text:p/>
        </draw:polyline>
        <draw:polyline draw:style-name="gr35" draw:text-style-name="P6" draw:layer="layout" svg:width="0.698cm" svg:height="0.267cm" draw:transform="rotate (1.5707963267949) translate (15.2074145983003cm 32.3086701857307cm)" svg:viewBox="0 0 699 268" draw:points="0,134 117,134 155,0 233,268 311,0 389,268 466,0 544,268 583,134 699,134">
          <text:p/>
        </draw:polyline>
        <draw:custom-shape draw:style-name="gr60" draw:text-style-name="P2" draw:layer="layout" svg:width="0.715cm" svg:height="0.7cm" svg:x="23.016cm" svg:y="32.3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31cm" svg:y="32.484cm" svg:viewBox="0 0 893 350" draw:points="0,175 149,175 198,0 298,350 397,0 496,350 596,0 695,350 744,175 893,175">
          <text:p/>
        </draw:polyline>
        <draw:polyline draw:style-name="gr35" draw:text-style-name="P6" draw:layer="layout" svg:width="0.698cm" svg:height="0.267cm" draw:transform="rotate (1.5707963267949) translate (23.2477210147082cm 32.3086701857307cm)" svg:viewBox="0 0 699 268" draw:points="0,134 117,134 155,0 233,268 311,0 389,268 466,0 544,268 583,134 699,134">
          <text:p/>
        </draw:polyline>
        <draw:custom-shape draw:style-name="gr60" draw:text-style-name="P2" draw:layer="layout" svg:width="0.715cm" svg:height="0.7cm" svg:x="24.624cm" svg:y="32.30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41cm" svg:y="32.536cm" svg:viewBox="0 0 893 350" draw:points="0,175 149,175 198,0 298,350 397,0 496,350 596,0 695,350 744,175 893,175">
          <text:p/>
        </draw:polyline>
        <draw:polyline draw:style-name="gr35" draw:text-style-name="P6" draw:layer="layout" svg:width="0.698cm" svg:height="0.267cm" draw:transform="rotate (1.5707963267949) translate (24.8937774504543cm 32.3616701857306cm)" svg:viewBox="0 0 699 268" draw:points="0,134 117,134 155,0 233,268 311,0 389,268 466,0 544,268 583,134 699,134">
          <text:p/>
        </draw:polyline>
        <draw:custom-shape draw:style-name="gr59" draw:text-style-name="P29" draw:layer="layout" svg:width="0.714cm" svg:height="0.7cm" svg:x="19.8cm" svg:y="33.7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4cm" svg:y="33.882cm" svg:viewBox="0 0 893 350" draw:points="0,175 149,175 198,0 298,350 397,0 496,350 596,0 695,350 744,175 893,175">
          <text:p/>
        </draw:polyline>
        <draw:polyline draw:style-name="gr35" draw:text-style-name="P6" draw:layer="layout" svg:width="0.698cm" svg:height="0.267cm" draw:transform="rotate (1.5707963267949) translate (20.0318829246793cm 33.7077421114385cm)" svg:viewBox="0 0 699 268" draw:points="0,134 117,134 155,0 233,268 311,0 389,268 466,0 544,268 583,134 699,134">
          <text:p/>
        </draw:polyline>
        <draw:custom-shape draw:style-name="gr60" draw:text-style-name="P2" draw:layer="layout" svg:width="0.715cm" svg:height="0.7cm" svg:x="21.407cm" svg:y="33.7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3cm" svg:y="33.882cm" svg:viewBox="0 0 893 350" draw:points="0,175 149,175 198,0 298,350 397,0 496,350 596,0 695,350 744,175 893,175">
          <text:p/>
        </draw:polyline>
        <draw:polyline draw:style-name="gr35" draw:text-style-name="P6" draw:layer="layout" svg:width="0.698cm" svg:height="0.267cm" draw:transform="rotate (1.5707963267949) translate (21.6397297675277cm 33.7077421114385cm)" svg:viewBox="0 0 699 268" draw:points="0,134 117,134 155,0 233,268 311,0 389,268 466,0 544,268 583,134 699,134">
          <text:p/>
        </draw:polyline>
        <draw:custom-shape draw:style-name="gr60" draw:text-style-name="P2" draw:layer="layout" svg:width="0.715cm" svg:height="0.7cm" svg:x="16.584cm" svg:y="33.7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9cm" svg:y="33.882cm" svg:viewBox="0 0 893 350" draw:points="0,175 149,175 198,0 298,350 397,0 496,350 596,0 695,350 744,175 893,175">
          <text:p/>
        </draw:polyline>
        <draw:polyline draw:style-name="gr35" draw:text-style-name="P6" draw:layer="layout" svg:width="0.698cm" svg:height="0.267cm" draw:transform="rotate (1.5707963267949) translate (16.8156188078358cm 33.7077421114385cm)" svg:viewBox="0 0 699 268" draw:points="0,134 117,134 155,0 233,268 311,0 389,268 466,0 544,268 583,134 699,134">
          <text:p/>
        </draw:polyline>
        <draw:custom-shape draw:style-name="gr60" draw:text-style-name="P2" draw:layer="layout" svg:width="0.715cm" svg:height="0.7cm" svg:x="18.192cm" svg:y="33.7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7cm" svg:y="33.882cm" svg:viewBox="0 0 893 350" draw:points="0,175 149,175 198,0 298,350 397,0 496,350 596,0 695,350 744,175 893,175">
          <text:p/>
        </draw:polyline>
        <draw:polyline draw:style-name="gr35" draw:text-style-name="P6" draw:layer="layout" svg:width="0.698cm" svg:height="0.267cm" draw:transform="rotate (1.5707963267949) translate (18.4244656506842cm 33.7077421114385cm)" svg:viewBox="0 0 699 268" draw:points="0,134 117,134 155,0 233,268 311,0 389,268 466,0 544,268 583,134 699,134">
          <text:p/>
        </draw:polyline>
        <draw:custom-shape draw:style-name="gr60" draw:text-style-name="P2" draw:layer="layout" svg:width="0.715cm" svg:height="0.7cm" svg:x="14.975cm" svg:y="33.7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9cm" svg:y="33.882cm" svg:viewBox="0 0 893 350" draw:points="0,175 149,175 198,0 298,350 397,0 496,350 596,0 695,350 744,175 893,175">
          <text:p/>
        </draw:polyline>
        <draw:polyline draw:style-name="gr35" draw:text-style-name="P6" draw:layer="layout" svg:width="0.698cm" svg:height="0.267cm" draw:transform="rotate (1.5707963267949) translate (15.2074145983003cm 33.7077421114385cm)" svg:viewBox="0 0 699 268" draw:points="0,134 117,134 155,0 233,268 311,0 389,268 466,0 544,268 583,134 699,134">
          <text:p/>
        </draw:polyline>
        <draw:custom-shape draw:style-name="gr60" draw:text-style-name="P2" draw:layer="layout" svg:width="0.715cm" svg:height="0.7cm" svg:x="23.016cm" svg:y="33.7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31cm" svg:y="33.882cm" svg:viewBox="0 0 893 350" draw:points="0,175 149,175 198,0 298,350 397,0 496,350 596,0 695,350 744,175 893,175">
          <text:p/>
        </draw:polyline>
        <draw:polyline draw:style-name="gr35" draw:text-style-name="P6" draw:layer="layout" svg:width="0.698cm" svg:height="0.267cm" draw:transform="rotate (1.5707963267949) translate (23.2477210147082cm 33.7077421114385cm)" svg:viewBox="0 0 699 268" draw:points="0,134 117,134 155,0 233,268 311,0 389,268 466,0 544,268 583,134 699,134">
          <text:p/>
        </draw:polyline>
        <draw:custom-shape draw:style-name="gr60" draw:text-style-name="P2" draw:layer="layout" svg:width="0.715cm" svg:height="0.7cm" svg:x="24.624cm" svg:y="33.70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41cm" svg:y="33.935cm" svg:viewBox="0 0 893 350" draw:points="0,175 149,175 198,0 298,350 397,0 496,350 596,0 695,350 744,175 893,175">
          <text:p/>
        </draw:polyline>
        <draw:polyline draw:style-name="gr35" draw:text-style-name="P6" draw:layer="layout" svg:width="0.698cm" svg:height="0.267cm" draw:transform="rotate (1.5707963267949) translate (24.8565678575566cm 33.7077421114385cm)" svg:viewBox="0 0 699 268" draw:points="0,134 117,134 155,0 233,268 311,0 389,268 466,0 544,268 583,134 699,134">
          <text:p/>
        </draw:polyline>
        <draw:custom-shape draw:style-name="gr61" draw:text-style-name="P2" draw:layer="layout" svg:width="0.714cm" svg:height="0.7cm" svg:x="19.8cm" svg:y="35.10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4cm" svg:y="35.28cm" svg:viewBox="0 0 893 350" draw:points="0,175 149,175 198,0 298,350 397,0 496,350 596,0 695,350 744,175 893,175">
          <text:p/>
        </draw:polyline>
        <draw:polyline draw:style-name="gr35" draw:text-style-name="P6" draw:layer="layout" svg:width="0.698cm" svg:height="0.267cm" draw:transform="rotate (1.5707963267949) translate (20.0318829246793cm 35.1067640371462cm)" svg:viewBox="0 0 699 268" draw:points="0,134 117,134 155,0 233,268 311,0 389,268 466,0 544,268 583,134 699,134">
          <text:p/>
        </draw:polyline>
        <draw:custom-shape draw:style-name="gr60" draw:text-style-name="P2" draw:layer="layout" svg:width="0.715cm" svg:height="0.7cm" svg:x="21.407cm" svg:y="35.10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3cm" svg:y="35.28cm" svg:viewBox="0 0 893 350" draw:points="0,175 149,175 198,0 298,350 397,0 496,350 596,0 695,350 744,175 893,175">
          <text:p/>
        </draw:polyline>
        <draw:polyline draw:style-name="gr35" draw:text-style-name="P6" draw:layer="layout" svg:width="0.698cm" svg:height="0.267cm" draw:transform="rotate (1.5707963267949) translate (21.6397297675277cm 35.1067640371462cm)" svg:viewBox="0 0 699 268" draw:points="0,134 117,134 155,0 233,268 311,0 389,268 466,0 544,268 583,134 699,134">
          <text:p/>
        </draw:polyline>
        <draw:custom-shape draw:style-name="gr60" draw:text-style-name="P2" draw:layer="layout" svg:width="0.715cm" svg:height="0.7cm" svg:x="16.584cm" svg:y="35.10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9cm" svg:y="35.28cm" svg:viewBox="0 0 893 350" draw:points="0,175 149,175 198,0 298,350 397,0 496,350 596,0 695,350 744,175 893,175">
          <text:p/>
        </draw:polyline>
        <draw:polyline draw:style-name="gr35" draw:text-style-name="P6" draw:layer="layout" svg:width="0.698cm" svg:height="0.267cm" draw:transform="rotate (1.5707963267949) translate (16.8156188078358cm 35.1067640371462cm)" svg:viewBox="0 0 699 268" draw:points="0,134 117,134 155,0 233,268 311,0 389,268 466,0 544,268 583,134 699,134">
          <text:p/>
        </draw:polyline>
        <draw:custom-shape draw:style-name="gr60" draw:text-style-name="P2" draw:layer="layout" svg:width="0.715cm" svg:height="0.7cm" svg:x="18.192cm" svg:y="35.10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7cm" svg:y="35.28cm" svg:viewBox="0 0 893 350" draw:points="0,175 149,175 198,0 298,350 397,0 496,350 596,0 695,350 744,175 893,175">
          <text:p/>
        </draw:polyline>
        <draw:polyline draw:style-name="gr35" draw:text-style-name="P6" draw:layer="layout" svg:width="0.698cm" svg:height="0.267cm" draw:transform="rotate (1.5707963267949) translate (18.4244656506842cm 35.1067640371462cm)" svg:viewBox="0 0 699 268" draw:points="0,134 117,134 155,0 233,268 311,0 389,268 466,0 544,268 583,134 699,134">
          <text:p/>
        </draw:polyline>
        <draw:custom-shape draw:style-name="gr60" draw:text-style-name="P2" draw:layer="layout" svg:width="0.715cm" svg:height="0.7cm" svg:x="14.975cm" svg:y="35.10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9cm" svg:y="35.28cm" svg:viewBox="0 0 893 350" draw:points="0,175 149,175 198,0 298,350 397,0 496,350 596,0 695,350 744,175 893,175">
          <text:p/>
        </draw:polyline>
        <draw:polyline draw:style-name="gr35" draw:text-style-name="P6" draw:layer="layout" svg:width="0.698cm" svg:height="0.267cm" draw:transform="rotate (1.5707963267949) translate (15.2074145983003cm 35.1067640371462cm)" svg:viewBox="0 0 699 268" draw:points="0,134 117,134 155,0 233,268 311,0 389,268 466,0 544,268 583,134 699,134">
          <text:p/>
        </draw:polyline>
        <draw:custom-shape draw:style-name="gr60" draw:text-style-name="P2" draw:layer="layout" svg:width="0.715cm" svg:height="0.7cm" svg:x="23.016cm" svg:y="35.10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31cm" svg:y="35.28cm" svg:viewBox="0 0 893 350" draw:points="0,175 149,175 198,0 298,350 397,0 496,350 596,0 695,350 744,175 893,175">
          <text:p/>
        </draw:polyline>
        <draw:polyline draw:style-name="gr35" draw:text-style-name="P6" draw:layer="layout" svg:width="0.698cm" svg:height="0.267cm" draw:transform="rotate (1.5707963267949) translate (23.2477210147082cm 35.1067640371462cm)" svg:viewBox="0 0 699 268" draw:points="0,134 117,134 155,0 233,268 311,0 389,268 466,0 544,268 583,134 699,134">
          <text:p/>
        </draw:polyline>
        <draw:custom-shape draw:style-name="gr60" draw:text-style-name="P2" draw:layer="layout" svg:width="0.715cm" svg:height="0.7cm" svg:x="24.624cm" svg:y="35.10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41cm" svg:y="35.334cm" svg:viewBox="0 0 893 350" draw:points="0,175 149,175 198,0 298,350 397,0 496,350 596,0 695,350 744,175 893,175">
          <text:p/>
        </draw:polyline>
        <draw:polyline draw:style-name="gr35" draw:text-style-name="P6" draw:layer="layout" svg:width="0.698cm" svg:height="0.267cm" draw:transform="rotate (1.5707963267949) translate (24.8565678575566cm 35.1067640371462cm)" svg:viewBox="0 0 699 268" draw:points="0,134 117,134 155,0 233,268 311,0 389,268 466,0 544,268 583,134 699,134">
          <text:p/>
        </draw:polyline>
        <draw:custom-shape draw:style-name="gr59" draw:text-style-name="P29" draw:layer="layout" svg:width="0.714cm" svg:height="0.7cm" svg:x="19.8cm" svg:y="30.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4cm" svg:y="31.084cm" svg:viewBox="0 0 893 350" draw:points="0,175 149,175 198,0 298,350 397,0 496,350 596,0 695,350 744,175 893,175">
          <text:p/>
        </draw:polyline>
        <draw:polyline draw:style-name="gr35" draw:text-style-name="P6" draw:layer="layout" svg:width="0.698cm" svg:height="0.267cm" draw:transform="rotate (1.5707963267949) translate (20.0318829246793cm 30.9105982600229cm)" svg:viewBox="0 0 699 268" draw:points="0,134 117,134 155,0 233,268 311,0 389,268 466,0 544,268 583,134 699,134">
          <text:p/>
        </draw:polyline>
        <draw:custom-shape draw:style-name="gr60" draw:text-style-name="P2" draw:layer="layout" svg:width="0.715cm" svg:height="0.7cm" svg:x="21.407cm" svg:y="30.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3cm" svg:y="31.084cm" svg:viewBox="0 0 893 350" draw:points="0,175 149,175 198,0 298,350 397,0 496,350 596,0 695,350 744,175 893,175">
          <text:p/>
        </draw:polyline>
        <draw:polyline draw:style-name="gr35" draw:text-style-name="P6" draw:layer="layout" svg:width="0.698cm" svg:height="0.267cm" draw:transform="rotate (1.5707963267949) translate (21.6397297675277cm 30.9105982600229cm)" svg:viewBox="0 0 699 268" draw:points="0,134 117,134 155,0 233,268 311,0 389,268 466,0 544,268 583,134 699,134">
          <text:p/>
        </draw:polyline>
        <draw:custom-shape draw:style-name="gr60" draw:text-style-name="P2" draw:layer="layout" svg:width="0.715cm" svg:height="0.7cm" svg:x="16.584cm" svg:y="30.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9cm" svg:y="31.084cm" svg:viewBox="0 0 893 350" draw:points="0,175 149,175 198,0 298,350 397,0 496,350 596,0 695,350 744,175 893,175">
          <text:p/>
        </draw:polyline>
        <draw:polyline draw:style-name="gr35" draw:text-style-name="P6" draw:layer="layout" svg:width="0.698cm" svg:height="0.267cm" draw:transform="rotate (1.5707963267949) translate (16.8156188078358cm 30.9105982600229cm)" svg:viewBox="0 0 699 268" draw:points="0,134 117,134 155,0 233,268 311,0 389,268 466,0 544,268 583,134 699,134">
          <text:p/>
        </draw:polyline>
        <draw:custom-shape draw:style-name="gr60" draw:text-style-name="P2" draw:layer="layout" svg:width="0.715cm" svg:height="0.7cm" svg:x="18.192cm" svg:y="30.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7cm" svg:y="31.084cm" svg:viewBox="0 0 893 350" draw:points="0,175 149,175 198,0 298,350 397,0 496,350 596,0 695,350 744,175 893,175">
          <text:p/>
        </draw:polyline>
        <draw:polyline draw:style-name="gr35" draw:text-style-name="P6" draw:layer="layout" svg:width="0.698cm" svg:height="0.267cm" draw:transform="rotate (1.5707963267949) translate (18.4244656506842cm 30.9105982600229cm)" svg:viewBox="0 0 699 268" draw:points="0,134 117,134 155,0 233,268 311,0 389,268 466,0 544,268 583,134 699,134">
          <text:p/>
        </draw:polyline>
        <draw:custom-shape draw:style-name="gr60" draw:text-style-name="P2" draw:layer="layout" svg:width="0.715cm" svg:height="0.7cm" svg:x="14.975cm" svg:y="30.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9cm" svg:y="31.084cm" svg:viewBox="0 0 893 350" draw:points="0,175 149,175 198,0 298,350 397,0 496,350 596,0 695,350 744,175 893,175">
          <text:p/>
        </draw:polyline>
        <draw:polyline draw:style-name="gr35" draw:text-style-name="P6" draw:layer="layout" svg:width="0.698cm" svg:height="0.267cm" draw:transform="rotate (1.5707963267949) translate (15.2074145983003cm 30.9105982600229cm)" svg:viewBox="0 0 699 268" draw:points="0,134 117,134 155,0 233,268 311,0 389,268 466,0 544,268 583,134 699,134">
          <text:p/>
        </draw:polyline>
        <draw:custom-shape draw:style-name="gr65" draw:text-style-name="P28" draw:layer="layout" svg:width="0.715cm" svg:height="0.7cm" svg:x="23.016cm" svg:y="30.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31cm" svg:y="31.084cm" svg:viewBox="0 0 893 350" draw:points="0,175 149,175 198,0 298,350 397,0 496,350 596,0 695,350 744,175 893,175">
          <text:p/>
        </draw:polyline>
        <draw:polyline draw:style-name="gr35" draw:text-style-name="P6" draw:layer="layout" svg:width="0.698cm" svg:height="0.267cm" draw:transform="rotate (1.5707963267949) translate (23.2477210147082cm 30.9105982600229cm)" svg:viewBox="0 0 699 268" draw:points="0,134 117,134 155,0 233,268 311,0 389,268 466,0 544,268 583,134 699,134">
          <text:p/>
        </draw:polyline>
        <draw:custom-shape draw:style-name="gr60" draw:text-style-name="P2" draw:layer="layout" svg:width="0.715cm" svg:height="0.7cm" svg:x="24.624cm" svg:y="30.9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41cm" svg:y="31.138cm" svg:viewBox="0 0 893 350" draw:points="0,175 149,175 198,0 298,350 397,0 496,350 596,0 695,350 744,175 893,175">
          <text:p/>
        </draw:polyline>
        <draw:polyline draw:style-name="gr35" draw:text-style-name="P6" draw:layer="layout" svg:width="0.698cm" svg:height="0.267cm" draw:transform="rotate (1.5707963267949) translate (24.8565678575566cm 30.9105982600229cm)" svg:viewBox="0 0 699 268" draw:points="0,134 117,134 155,0 233,268 311,0 389,268 466,0 544,268 583,134 699,134">
          <text:p/>
        </draw:polyline>
        <draw:custom-shape draw:style-name="gr61" draw:text-style-name="P2" draw:layer="layout" svg:width="0.714cm" svg:height="0.7cm" svg:x="19.799cm" svg:y="29.50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0.513cm" svg:y="29.676cm" svg:viewBox="0 0 893 350" draw:points="0,175 149,175 198,0 298,350 397,0 496,350 596,0 695,350 744,175 893,175">
          <text:p/>
        </draw:polyline>
        <draw:polyline draw:style-name="gr35" draw:text-style-name="P6" draw:layer="layout" svg:width="0.698cm" svg:height="0.267cm" draw:transform="rotate (1.5707963267949) translate (20.0663092261799cm 29.5017859628538cm)" svg:viewBox="0 0 699 268" draw:points="0,134 117,134 155,0 233,268 311,0 389,268 466,0 544,268 583,134 699,134">
          <text:p/>
        </draw:polyline>
        <draw:custom-shape draw:style-name="gr60" draw:text-style-name="P2" draw:layer="layout" svg:width="0.715cm" svg:height="0.7cm" svg:x="21.406cm" svg:y="29.50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2.122cm" svg:y="29.676cm" svg:viewBox="0 0 893 350" draw:points="0,175 149,175 198,0 298,350 397,0 496,350 596,0 695,350 744,175 893,175">
          <text:p/>
        </draw:polyline>
        <draw:polyline draw:style-name="gr35" draw:text-style-name="P6" draw:layer="layout" svg:width="0.698cm" svg:height="0.267cm" draw:transform="rotate (1.5707963267949) translate (21.6741560690283cm 29.5017859628538cm)" svg:viewBox="0 0 699 268" draw:points="0,134 117,134 155,0 233,268 311,0 389,268 466,0 544,268 583,134 699,134">
          <text:p/>
        </draw:polyline>
        <draw:custom-shape draw:style-name="gr60" draw:text-style-name="P2" draw:layer="layout" svg:width="0.715cm" svg:height="0.7cm" svg:x="16.582cm" svg:y="29.50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7.298cm" svg:y="29.676cm" svg:viewBox="0 0 893 350" draw:points="0,175 149,175 198,0 298,350 397,0 496,350 596,0 695,350 744,175 893,175">
          <text:p/>
        </draw:polyline>
        <draw:polyline draw:style-name="gr35" draw:text-style-name="P6" draw:layer="layout" svg:width="0.698cm" svg:height="0.267cm" draw:transform="rotate (1.5707963267949) translate (16.8508285028382cm 29.5017859628538cm)" svg:viewBox="0 0 699 268" draw:points="0,134 117,134 155,0 233,268 311,0 389,268 466,0 544,268 583,134 699,134">
          <text:p/>
        </draw:polyline>
        <draw:custom-shape draw:style-name="gr60" draw:text-style-name="P2" draw:layer="layout" svg:width="0.715cm" svg:height="0.7cm" svg:x="18.191cm" svg:y="29.50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8.906cm" svg:y="29.676cm" svg:viewBox="0 0 893 350" draw:points="0,175 149,175 198,0 298,350 397,0 496,350 596,0 695,350 744,175 893,175">
          <text:p/>
        </draw:polyline>
        <draw:polyline draw:style-name="gr35" draw:text-style-name="P6" draw:layer="layout" svg:width="0.698cm" svg:height="0.267cm" draw:transform="rotate (1.5707963267949) translate (18.4586753456866cm 29.5017859628538cm)" svg:viewBox="0 0 699 268" draw:points="0,134 117,134 155,0 233,268 311,0 389,268 466,0 544,268 583,134 699,134">
          <text:p/>
        </draw:polyline>
        <draw:custom-shape draw:style-name="gr60" draw:text-style-name="P2" draw:layer="layout" svg:width="0.715cm" svg:height="0.7cm" svg:x="14.974cm" svg:y="29.50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15.689cm" svg:y="29.676cm" svg:viewBox="0 0 893 350" draw:points="0,175 149,175 198,0 298,350 397,0 496,350 596,0 695,350 744,175 893,175">
          <text:p/>
        </draw:polyline>
        <draw:polyline draw:style-name="gr35" draw:text-style-name="P6" draw:layer="layout" svg:width="0.698cm" svg:height="0.267cm" draw:transform="rotate (1.5707963267949) translate (15.2416964954688cm 29.5017859628538cm)" svg:viewBox="0 0 699 268" draw:points="0,134 117,134 155,0 233,268 311,0 389,268 466,0 544,268 583,134 699,134">
          <text:p/>
        </draw:polyline>
        <draw:custom-shape draw:style-name="gr60" draw:text-style-name="P2" draw:layer="layout" svg:width="0.715cm" svg:height="0.7cm" svg:x="23.015cm" svg:y="29.50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3.73cm" svg:y="29.676cm" svg:viewBox="0 0 893 350" draw:points="0,175 149,175 198,0 298,350 397,0 496,350 596,0 695,350 744,175 893,175">
          <text:p/>
        </draw:polyline>
        <draw:polyline draw:style-name="gr35" draw:text-style-name="P6" draw:layer="layout" svg:width="0.698cm" svg:height="0.267cm" draw:transform="rotate (1.5707963267949) translate (23.2829307097107cm 29.5017859628538cm)" svg:viewBox="0 0 699 268" draw:points="0,134 117,134 155,0 233,268 311,0 389,268 466,0 544,268 583,134 699,134">
          <text:p/>
        </draw:polyline>
        <draw:custom-shape draw:style-name="gr60" draw:text-style-name="P2" draw:layer="layout" svg:width="0.715cm" svg:height="0.7cm" svg:x="24.623cm" svg:y="29.50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5.34cm" svg:y="29.729cm" svg:viewBox="0 0 893 350" draw:points="0,175 149,175 198,0 298,350 397,0 496,350 596,0 695,350 744,175 893,175">
          <text:p/>
        </draw:polyline>
        <draw:polyline draw:style-name="gr35" draw:text-style-name="P6" draw:layer="layout" svg:width="0.698cm" svg:height="0.267cm" draw:transform="rotate (1.5707963267949) translate (24.892777552559cm 29.5537859628539cm)" svg:viewBox="0 0 699 268" draw:points="0,134 117,134 155,0 233,268 311,0 389,268 466,0 544,268 583,134 699,134">
          <text:p/>
        </draw:polyline>
        <draw:polyline draw:style-name="gr35" draw:text-style-name="P6" draw:layer="layout" svg:width="0.698cm" svg:height="0.267cm" draw:transform="rotate (1.5707963267949) translate (20.0298829246793cm 36.5046701857306cm)" svg:viewBox="0 0 699 268" draw:points="0,134 117,134 155,0 233,268 311,0 389,268 466,0 544,268 583,134 699,134">
          <text:p/>
        </draw:polyline>
        <draw:polyline draw:style-name="gr35" draw:text-style-name="P6" draw:layer="layout" svg:width="0.698cm" svg:height="0.267cm" draw:transform="rotate (1.5707963267949) translate (21.6377297675277cm 36.5046701857306cm)" svg:viewBox="0 0 699 268" draw:points="0,134 117,134 155,0 233,268 311,0 389,268 466,0 544,268 583,134 699,134">
          <text:p/>
        </draw:polyline>
        <draw:polyline draw:style-name="gr35" draw:text-style-name="P6" draw:layer="layout" svg:width="0.698cm" svg:height="0.267cm" draw:transform="rotate (1.5707963267949) translate (16.8136188078358cm 36.5046701857306cm)" svg:viewBox="0 0 699 268" draw:points="0,134 117,134 155,0 233,268 311,0 389,268 466,0 544,268 583,134 699,134">
          <text:p/>
        </draw:polyline>
        <draw:polyline draw:style-name="gr35" draw:text-style-name="P6" draw:layer="layout" svg:width="0.698cm" svg:height="0.267cm" draw:transform="rotate (1.5707963267949) translate (18.4214656506842cm 36.5046701857306cm)" svg:viewBox="0 0 699 268" draw:points="0,134 117,134 155,0 233,268 311,0 389,268 466,0 544,268 583,134 699,134">
          <text:p/>
        </draw:polyline>
        <draw:polyline draw:style-name="gr35" draw:text-style-name="P6" draw:layer="layout" svg:width="0.698cm" svg:height="0.267cm" draw:transform="rotate (1.5707963267949) translate (15.2054145983003cm 36.5046701857306cm)" svg:viewBox="0 0 699 268" draw:points="0,134 117,134 155,0 233,268 311,0 389,268 466,0 544,268 583,134 699,134">
          <text:p/>
        </draw:polyline>
        <draw:polyline draw:style-name="gr35" draw:text-style-name="P6" draw:layer="layout" svg:width="0.698cm" svg:height="0.267cm" draw:transform="rotate (1.5707963267949) translate (23.2457210147082cm 36.5046701857306cm)" svg:viewBox="0 0 699 268" draw:points="0,134 117,134 155,0 233,268 311,0 389,268 466,0 544,268 583,134 699,134">
          <text:p/>
        </draw:polyline>
        <draw:polyline draw:style-name="gr35" draw:text-style-name="P6" draw:layer="layout" svg:width="0.698cm" svg:height="0.267cm" draw:transform="rotate (1.5707963267949) translate (24.8917774504543cm 36.5576701857307cm)" svg:viewBox="0 0 699 268" draw:points="0,134 117,134 155,0 233,268 311,0 389,268 466,0 544,268 583,134 699,134">
          <text:p/>
        </draw:polyline>
        <draw:custom-shape draw:style-name="gr63" draw:text-style-name="P29" draw:layer="layout" svg:width="0.715cm" svg:height="0.7cm" svg:x="26.233cm" svg:y="25.267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49cm" svg:y="25.442cm" svg:viewBox="0 0 893 350" draw:points="0,175 149,175 198,0 298,350 397,0 496,350 596,0 695,350 744,175 893,175">
          <text:p/>
        </draw:polyline>
        <draw:polyline draw:style-name="gr35" draw:text-style-name="P6" draw:layer="layout" svg:width="0.698cm" svg:height="0.267cm" draw:transform="rotate (1.5707963267949) translate (26.4657297675277cm 25.2676701857306cm)" svg:viewBox="0 0 699 268" draw:points="0,134 117,134 155,0 233,268 311,0 389,268 466,0 544,268 583,134 699,134">
          <text:p/>
        </draw:polyline>
        <draw:custom-shape draw:style-name="gr60" draw:text-style-name="P2" draw:layer="layout" svg:width="0.715cm" svg:height="0.7cm" svg:x="26.233cm" svg:y="26.66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49cm" svg:y="26.84cm" svg:viewBox="0 0 893 350" draw:points="0,175 149,175 198,0 298,350 397,0 496,350 596,0 695,350 744,175 893,175">
          <text:p/>
        </draw:polyline>
        <draw:polyline draw:style-name="gr35" draw:text-style-name="P6" draw:layer="layout" svg:width="0.698cm" svg:height="0.267cm" draw:transform="rotate (1.5707963267949) translate (26.4657297675277cm 26.6667421114384cm)" svg:viewBox="0 0 699 268" draw:points="0,134 117,134 155,0 233,268 311,0 389,268 466,0 544,268 583,134 699,134">
          <text:p/>
        </draw:polyline>
        <draw:custom-shape draw:style-name="gr60" draw:text-style-name="P2" draw:layer="layout" svg:width="0.715cm" svg:height="0.7cm" svg:x="26.233cm" svg:y="28.065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49cm" svg:y="28.239cm" svg:viewBox="0 0 893 350" draw:points="0,175 149,175 198,0 298,350 397,0 496,350 596,0 695,350 744,175 893,175">
          <text:p/>
        </draw:polyline>
        <draw:polyline draw:style-name="gr35" draw:text-style-name="P6" draw:layer="layout" svg:width="0.698cm" svg:height="0.267cm" draw:transform="rotate (1.5707963267949) translate (26.4657297675277cm 28.0647640371462cm)" svg:viewBox="0 0 699 268" draw:points="0,134 117,134 155,0 233,268 311,0 389,268 466,0 544,268 583,134 699,134">
          <text:p/>
        </draw:polyline>
        <draw:custom-shape draw:style-name="gr60" draw:text-style-name="P2" draw:layer="layout" svg:width="0.715cm" svg:height="0.7cm" svg:x="26.233cm" svg:y="23.86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49cm" svg:y="24.043cm" svg:viewBox="0 0 893 350" draw:points="0,175 149,175 198,0 298,350 397,0 496,350 596,0 695,350 744,175 893,175">
          <text:p/>
        </draw:polyline>
        <draw:polyline draw:style-name="gr35" draw:text-style-name="P6" draw:layer="layout" svg:width="0.698cm" svg:height="0.267cm" draw:transform="rotate (1.5707963267949) translate (26.4657297675277cm 23.8685982600229cm)" svg:viewBox="0 0 699 268" draw:points="0,134 117,134 155,0 233,268 311,0 389,268 466,0 544,268 583,134 699,134">
          <text:p/>
        </draw:polyline>
        <draw:custom-shape draw:style-name="gr60" draw:text-style-name="P2" draw:layer="layout" svg:width="0.715cm" svg:height="0.7cm" svg:x="26.232cm" svg:y="22.46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48cm" svg:y="22.635cm" svg:viewBox="0 0 893 350" draw:points="0,175 149,175 198,0 298,350 397,0 496,350 596,0 695,350 744,175 893,175">
          <text:p/>
        </draw:polyline>
        <draw:polyline draw:style-name="gr35" draw:text-style-name="P6" draw:layer="layout" svg:width="0.698cm" svg:height="0.267cm" draw:transform="rotate (1.5707963267949) translate (26.5001560690283cm 22.4597859628539cm)" svg:viewBox="0 0 699 268" draw:points="0,134 117,134 155,0 233,268 311,0 389,268 466,0 544,268 583,134 699,134">
          <text:p/>
        </draw:polyline>
        <draw:custom-shape draw:style-name="gr63" draw:text-style-name="P29" draw:layer="layout" svg:width="0.715cm" svg:height="0.7cm" svg:x="26.234cm" svg:y="32.271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5cm" svg:y="32.446cm" svg:viewBox="0 0 893 350" draw:points="0,175 149,175 198,0 298,350 397,0 496,350 596,0 695,350 744,175 893,175">
          <text:p/>
        </draw:polyline>
        <draw:polyline draw:style-name="gr35" draw:text-style-name="P6" draw:layer="layout" svg:width="0.698cm" svg:height="0.267cm" draw:transform="rotate (1.5707963267949) translate (26.4667297675277cm 32.2706701857306cm)" svg:viewBox="0 0 699 268" draw:points="0,134 117,134 155,0 233,268 311,0 389,268 466,0 544,268 583,134 699,134">
          <text:p/>
        </draw:polyline>
        <draw:custom-shape draw:style-name="gr60" draw:text-style-name="P2" draw:layer="layout" svg:width="0.715cm" svg:height="0.7cm" svg:x="26.234cm" svg:y="33.669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5cm" svg:y="33.844cm" svg:viewBox="0 0 893 350" draw:points="0,175 149,175 198,0 298,350 397,0 496,350 596,0 695,350 744,175 893,175">
          <text:p/>
        </draw:polyline>
        <draw:polyline draw:style-name="gr35" draw:text-style-name="P6" draw:layer="layout" svg:width="0.698cm" svg:height="0.267cm" draw:transform="rotate (1.5707963267949) translate (26.4667297675277cm 33.6697421114385cm)" svg:viewBox="0 0 699 268" draw:points="0,134 117,134 155,0 233,268 311,0 389,268 466,0 544,268 583,134 699,134">
          <text:p/>
        </draw:polyline>
        <draw:custom-shape draw:style-name="gr60" draw:text-style-name="P2" draw:layer="layout" svg:width="0.715cm" svg:height="0.7cm" svg:x="26.234cm" svg:y="35.068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5cm" svg:y="35.242cm" svg:viewBox="0 0 893 350" draw:points="0,175 149,175 198,0 298,350 397,0 496,350 596,0 695,350 744,175 893,175">
          <text:p/>
        </draw:polyline>
        <draw:polyline draw:style-name="gr35" draw:text-style-name="P6" draw:layer="layout" svg:width="0.698cm" svg:height="0.267cm" draw:transform="rotate (1.5707963267949) translate (26.4667297675277cm 35.0687640371461cm)" svg:viewBox="0 0 699 268" draw:points="0,134 117,134 155,0 233,268 311,0 389,268 466,0 544,268 583,134 699,134">
          <text:p/>
        </draw:polyline>
        <draw:custom-shape draw:style-name="gr60" draw:text-style-name="P2" draw:layer="layout" svg:width="0.715cm" svg:height="0.7cm" svg:x="26.234cm" svg:y="30.872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5cm" svg:y="31.047cm" svg:viewBox="0 0 893 350" draw:points="0,175 149,175 198,0 298,350 397,0 496,350 596,0 695,350 744,175 893,175">
          <text:p/>
        </draw:polyline>
        <draw:polyline draw:style-name="gr35" draw:text-style-name="P6" draw:layer="layout" svg:width="0.698cm" svg:height="0.267cm" draw:transform="rotate (1.5707963267949) translate (26.4667297675277cm 30.8725982600229cm)" svg:viewBox="0 0 699 268" draw:points="0,134 117,134 155,0 233,268 311,0 389,268 466,0 544,268 583,134 699,134">
          <text:p/>
        </draw:polyline>
        <draw:custom-shape draw:style-name="gr60" draw:text-style-name="P2" draw:layer="layout" svg:width="0.715cm" svg:height="0.7cm" svg:x="26.233cm" svg:y="29.463cm">
          <text:p/>
          <draw:enhanced-geometry svg:viewBox="0 0 21600 21600" draw:mirror-horizontal="false" draw:mirror-vertical="false" draw:type="rectangle" draw:enhanced-path="M 0 0 L 21600 0 21600 21600 0 21600 0 0 Z N"/>
        </draw:custom-shape>
        <draw:polyline draw:style-name="gr35" draw:text-style-name="P6" draw:layer="layout" svg:width="0.892cm" svg:height="0.349cm" svg:x="26.949cm" svg:y="29.64cm" svg:viewBox="0 0 893 350" draw:points="0,175 149,175 198,0 298,350 397,0 496,350 596,0 695,350 744,175 893,175">
          <text:p/>
        </draw:polyline>
        <draw:polyline draw:style-name="gr35" draw:text-style-name="P6" draw:layer="layout" svg:width="0.698cm" svg:height="0.267cm" draw:transform="rotate (1.5707963267949) translate (26.5011560690283cm 29.4637859628539cm)" svg:viewBox="0 0 699 268" draw:points="0,134 117,134 155,0 233,268 311,0 389,268 466,0 544,268 583,134 699,134">
          <text:p/>
        </draw:polyline>
        <draw:polyline draw:style-name="gr35" draw:text-style-name="P6" draw:layer="layout" svg:width="0.698cm" svg:height="0.267cm" draw:transform="rotate (1.5707963267949) translate (26.4647297675277cm 36.4666701857307cm)" svg:viewBox="0 0 699 268" draw:points="0,134 117,134 155,0 233,268 311,0 389,268 466,0 544,268 583,134 699,134">
          <text:p/>
        </draw:polyline>
        <draw:frame draw:style-name="gr69" draw:text-style-name="P48" draw:layer="layout" svg:width="17.857cm" svg:height="13.447cm" svg:x="6.485cm" svg:y="20.255cm">
          <draw:text-box>
            <text:p text:style-name="P45"><text:span text:style-name="T19">倭歌の起り、そのきたれること遠いかな。千早振神代よりはじまりて、敷島の国のことわざとなりにけるよりこのかた、その心おのづから六義にわたり、そのことば万代に朽ちず。かの古今集の序にいへるがごとく、人の心を種としてよろずの言の葉となりにければ、</text:span><text:span text:style-name="T20">春の花をたずね、秋の紅葉を見ても、歌といふものなからましかば、色をも香をも知る人もなく、なにをかは本の心ともすべき</text:span><text:span text:style-name="T19">。</text:span></text:p>
            <text:p text:style-name="P46"><text:span text:style-name="T21"/></text:p>
            <text:p text:style-name="P47"><text:span text:style-name="T22">　</text:span><text:span text:style-name="T23">古来風体抄 冒頭より （</text:span><text:span text:style-name="T24">藤原 俊成）</text:span></text:p>
          </draw:text-box>
        </draw:frame>
      </draw:page>
      <draw:page draw:name="page10" draw:style-name="dp1" draw:master-page-name="標準">
        <draw:frame draw:style-name="gr70" draw:text-style-name="P6" draw:layer="layout" svg:width="21.711cm" svg:height="12.599cm" svg:x="3.03cm" svg:y="11.567cm">
          <draw:image xlink:href="Pictures/10000001000007800000043825A487C1.png" xlink:type="simple" xlink:show="embed" xlink:actuate="onLoad" draw:mime-type="image/png">
            <text:p/>
          </draw:image>
        </draw:frame>
        <draw:line draw:style-name="gr71" draw:text-style-name="P6" draw:layer="layout" svg:x1="7.183cm" svg:y1="25.219cm" svg:x2="23.25cm" svg:y2="20.54cm">
          <text:p/>
        </draw:line>
        <draw:frame draw:style-name="gr72" draw:text-style-name="P49" draw:layer="layout" svg:width="3.353cm" svg:height="1.869cm" svg:x="21.544cm" svg:y="21.375cm">
          <draw:text-box>
            <text:p><text:span text:style-name="T25">Future</text:span></text:p>
          </draw:text-box>
        </draw:frame>
        <draw:frame draw:style-name="gr72" draw:text-style-name="P49" draw:layer="layout" svg:width="2.243cm" svg:height="1.869cm" svg:x="6.039cm" svg:y="25.84cm">
          <draw:text-box>
            <text:p><text:span text:style-name="T25">Past</text:span></text:p>
          </draw:text-box>
        </draw:frame>
        <draw:frame draw:style-name="gr55" draw:text-style-name="P6" draw:layer="layout" svg:width="1.617cm" svg:height="1.229cm" svg:x="10.108cm" svg:y="19.135cm">
          <draw:image xlink:href="Pictures/100000010000019000000136282CD7D9.png" xlink:type="simple" xlink:show="embed" xlink:actuate="onLoad" draw:mime-type="image/png">
            <text:p/>
          </draw:image>
        </draw:frame>
        <draw:frame draw:style-name="gr55" draw:text-style-name="P6" draw:layer="layout" svg:width="1.205cm" svg:height="1.18cm" svg:x="13.154cm" svg:y="18.475cm">
          <draw:image xlink:href="Pictures/100000010000019000000190A2D0BE29.png" xlink:type="simple" xlink:show="embed" xlink:actuate="onLoad" draw:mime-type="image/png">
            <text:p/>
          </draw:image>
        </draw:frame>
        <draw:line draw:style-name="gr73" draw:text-style-name="P6" draw:layer="layout" svg:x1="13.023cm" svg:y1="19.369cm" svg:x2="13.229cm" svg:y2="19.2cm">
          <text:p/>
        </draw:line>
        <draw:g draw:style-name="gr8">
          <draw:path draw:style-name="gr74" draw:text-style-name="P6" draw:layer="layout" svg:width="0.273cm" svg:height="0.182cm" draw:transform="skewX (0.929911425462579) rotate (1.68267193184773) translate (11.8296133300907cm 19.8016117130253cm)" svg:viewBox="0 0 274 183" svg:d="M0 0c273-3 274 183 274 183">
            <text:p/>
          </draw:path>
          <draw:path draw:style-name="gr74" draw:text-style-name="P6" draw:layer="layout" svg:width="0.342cm" svg:height="0.165cm" draw:transform="skewX (-1.00321525404634) rotate (2.28969744569136) translate (12.2339092357846cm 20.0109557554533cm)" svg:viewBox="0 0 343 166" svg:d="M343 0c-347 2-343 166-343 166">
            <text:p/>
          </draw:path>
          <draw:path draw:style-name="gr74" draw:text-style-name="P6" draw:layer="layout" svg:width="0.267cm" svg:height="0.182cm" draw:transform="skewX (0.919613982875812) rotate (1.68214833307213) translate (12.1872154975239cm 19.7049626883261cm)" svg:viewBox="0 0 268 183" svg:d="M0 0c273-3 268 183 268 183">
            <text:p/>
          </draw:path>
          <draw:path draw:style-name="gr74" draw:text-style-name="P6" draw:layer="layout" svg:width="0.335cm" svg:height="0.165cm" draw:transform="skewX (-0.992743278534375) rotate (2.28969744569136) translate (12.5876270726151cm 19.9098665579491cm)" svg:viewBox="0 0 336 166" svg:d="M336 0c-345 2-336 166-336 166">
            <text:p/>
          </draw:path>
          <draw:path draw:style-name="gr74" draw:text-style-name="P6" draw:layer="layout" svg:width="0.271cm" svg:height="0.182cm" draw:transform="skewX (0.929038760836582) rotate (1.68895511715491) translate (12.5447349074896cm 19.6081043754743cm)" svg:viewBox="0 0 272 183" svg:d="M0 0c275-1 272 183 272 183">
            <text:p/>
          </draw:path>
          <draw:path draw:style-name="gr74" draw:text-style-name="P6" draw:layer="layout" svg:width="0.333cm" svg:height="0.165cm" draw:transform="skewX (-0.987856356628791) rotate (2.29737689440014) translate (12.9454578331791cm 19.8094799560013cm)" svg:viewBox="0 0 334 166" svg:d="M334 0c-342-1-334 166-334 166">
            <text:p/>
          </draw:path>
        </draw:g>
        <draw:path draw:style-name="gr75" draw:text-style-name="P6" draw:layer="layout" svg:width="0.162cm" svg:height="0.144cm" draw:transform="rotate (1.4456562194269) translate (12.9070938628159cm 19.5113cm)" svg:viewBox="0 0 163 145" svg:d="M0 0c125 0 163 145 163 145">
          <text:p/>
        </draw:path>
      </draw:page>
      <draw:page draw:name="page11" draw:style-name="dp1" draw:master-page-name="標準">
        <draw:path draw:style-name="gr76" draw:text-style-name="P50" draw:layer="layout" svg:width="6.437cm" svg:height="3.398cm" draw:transform="skewX (-0.00977384381116822) rotate (1.32086517790931) translate (4.48594238833952cm 23.1748010313939cm)" svg:viewBox="0 0 6438 3399" svg:d="M0 1451c3060-779 5928 974 6438 1948l-834-3399 6 23c0 0 12 51 0 0-13-51 0 0 0 0z">
          <text:p/>
        </draw:path>
        <draw:line draw:style-name="gr77" draw:text-style-name="P6" draw:layer="layout" svg:x1="5.895cm" svg:y1="17.744cm" svg:x2="20.37cm" svg:y2="17.744cm">
          <text:p/>
        </draw:line>
        <draw:frame draw:style-name="gr78" draw:text-style-name="P52" draw:layer="layout" svg:width="4.13cm" svg:height="2.157cm" svg:x="20.37cm" svg:y="16.75cm">
          <draw:text-box>
            <text:p text:style-name="P51"><text:span text:style-name="T26">「こちら側」</text:span></text:p>
            <text:p text:style-name="P51"><text:span text:style-name="T26">に対する依存</text:span></text:p>
          </draw:text-box>
        </draw:frame>
        <draw:frame draw:style-name="gr79" draw:text-style-name="P53" draw:layer="layout" svg:width="3.862cm" svg:height="1.838cm" svg:x="3.91cm" svg:y="24.306cm">
          <draw:text-box>
            <text:p text:style-name="P2"><text:span text:style-name="T26">合理性</text:span></text:p>
          </draw:text-box>
        </draw:frame>
        <draw:path draw:style-name="gr80" draw:text-style-name="P6" draw:layer="layout" svg:width="9.917cm" svg:height="11.943cm" draw:transform="skewX (-0.00994837673636767) rotate (1.32051611205891) translate (5.70694241933631cm 23.4721073366075cm)" svg:viewBox="0 0 9918 11944" svg:d="M0 195c3060-780 5929 972 6439 1945 510 974 1019 2382 1430 2654 410 272 1049 466 1540 537 506 70 849 137-41 1108-891 972-250 5505-250 5505">
          <text:p/>
        </draw:path>
        <draw:line draw:style-name="gr77" draw:text-style-name="P6" draw:layer="layout" svg:x1="5.896cm" svg:y1="13.229cm" svg:x2="5.896cm" svg:y2="24.202cm">
          <text:p/>
        </draw:line>
        <draw:custom-shape draw:style-name="gr81" draw:text-style-name="P2" draw:layer="layout" svg:width="0.804cm" svg:height="1.313cm" svg:x="7.289cm" svg:y="16.221cm">
          <text:p/>
          <draw:enhanced-geometry svg:viewBox="0 0 21600 21600" draw:text-areas="?f0 0 ?f2 ?f5" draw:type="down-arrow" draw:modifiers="11499.2805755396 6845.272969374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9" draw:text-style-name="P54" draw:layer="layout" svg:width="3.862cm" svg:height="1.838cm" svg:x="5.803cm" svg:y="14.412cm">
          <draw:text-box>
            <text:p text:style-name="P2"><text:span text:style-name="T27">現在地</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pitch="variable"/>
    <style:font-face style:name="Noto Sans CJK JP3" svg:font-family="'Noto Sans CJK JP'" style:font-family-generic="roman"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Old Mincho Medium" svg:font-family="'Zen Old Mincho Medium'" style:font-pitch="variable"/>
  </office:font-face-decls>
  <office:styles>
    <draw:gradient draw:name="Gradient_20_21" draw:display-name="Gradient 21" draw:style="linear" draw:start-color="#ffffff" draw:end-color="#ffb66c" draw:start-intensity="100%" draw:end-intensity="100%" draw:angle="0deg" draw:border="0%">
      <loext:gradient-stop svg:offset="0" loext:color-type="rgb" loext:color-value="#ffffff"/>
      <loext:gradient-stop svg:offset="1" loext:color-type="rgb" loext:color-value="#ffb66c"/>
    </draw:gradient>
    <draw:gradient draw:name="Gradient_20_41" draw:display-name="Gradient 41" draw:style="linear" draw:start-color="#ebeef0" draw:end-color="#5b277d" draw:start-intensity="100%" draw:end-intensity="100%" draw:angle="0deg" draw:border="0%">
      <loext:gradient-stop svg:offset="0" loext:color-type="rgb" loext:color-value="#ebeef0"/>
      <loext:gradient-stop svg:offset="1" loext:color-type="rgb" loext:color-value="#5b277d"/>
    </draw:gradient>
    <draw:gradient draw:name="gradient" draw:style="axial" draw:start-color="#ea7500" draw:end-color="#ea7500" draw:start-intensity="100%" draw:end-intensity="100%" draw:angle="30deg" draw:border="0%">
      <loext:gradient-stop svg:offset="1" loext:color-type="rgb" loext:color-value="#ea7500"/>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opacity draw:name="Transparency_20_14" draw:display-name="Transparency 14" draw:style="linear" draw:start="0%" draw:end="100%" draw:angle="0deg" draw:border="15%">
      <loext:opacity-stop svg:offset="0" svg:stop-opacity="0"/>
      <loext:opacity-stop svg:offset="1" svg:stop-opacity="1"/>
    </draw:opacity>
    <draw:marker draw:name="Arrow" svg:viewBox="0 0 20 30" svg:d="M10 0l-10 30h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1"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5:32:50.467855537</meta:creation-date>
    <dc:date>2024-03-25T08:45:57.159683324</dc:date>
    <meta:editing-duration>P2DT1M59S</meta:editing-duration>
    <meta:editing-cycles>7</meta:editing-cycles>
    <meta:generator>LibreOffice/7.6.5.2$Linux_X86_64 LibreOffice_project/60$Build-2</meta:generator>
    <meta:document-statistic meta:object-count="1931"/>
  </office:meta>
</office:document-meta>
</file>